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94mm"/>
    </style:style>
    <style:style style:name="co2" style:family="table-column">
      <style:table-column-properties fo:break-before="auto" style:column-width="13.32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5.9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3.44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34.27mm"/>
    </style:style>
    <style:style style:name="co9" style:family="table-column">
      <style:table-column-properties fo:break-before="auto" style:column-width="33.99mm"/>
    </style:style>
    <style:style style:name="co10" style:family="table-column">
      <style:table-column-properties fo:break-before="auto" style:column-width="35.38mm"/>
    </style:style>
    <style:style style:name="co11" style:family="table-column">
      <style:table-column-properties fo:break-before="auto" style:column-width="20.78mm"/>
    </style:style>
    <style:style style:name="co12" style:family="table-column">
      <style:table-column-properties fo:break-before="auto" style:column-width="37.31mm"/>
    </style:style>
    <style:style style:name="ro1" style:family="table-row">
      <style:table-row-properties style:row-height="5.2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fo:background-color="#00dcff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00ff"/>
      <style:text-properties style:use-window-font-color="true"/>
    </style:style>
    <style:style style:name="ce9" style:family="table-cell" style:parent-style-name="Default">
      <style:table-cell-properties style:text-align-source="fix" style:repeat-content="false"/>
      <style:paragraph-properties fo:text-align="end"/>
    </style:style>
    <style:style style:name="ce10" style:family="table-cell" style:parent-style-name="Default" style:data-style-name="N0">
      <style:map style:condition="cell-content()=42261" style:apply-style-name="Blank" style:base-cell-address="Sheet1.C2"/>
    </style:style>
    <style:style style:name="ce11" style:family="table-cell" style:parent-style-name="Default" style:data-style-name="N0"/>
    <style:style style:name="ce12" style:family="table-cell" style:parent-style-name="Default" style:data-style-name="N84"/>
    <style:style style:name="ce13" style:family="table-cell" style:parent-style-name="Default" style:data-style-name="N84">
      <style:map style:condition="cell-content()&lt;1900-12-30" style:apply-style-name="Blank" style:base-cell-address="Sheet1.D2"/>
    </style:style>
    <style:style style:name="ce14" style:family="table-cell" style:parent-style-name="Default" style:data-style-name="N84"/>
    <style:style style:name="ce15" style:family="table-cell" style:parent-style-name="Default" style:data-style-name="N84"/>
    <style:style style:name="ce16" style:family="table-cell" style:parent-style-name="Default" style:data-style-name="N8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11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 fo:hyphenate="tru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number-columns-repeated="646" table:default-cell-style-name="Default"/>
        <table:table-column table:style-name="co7" table:number-columns-repeated="22" table:default-cell-style-name="Default"/>
        <table:table-column table:style-name="co8" table:number-columns-repeated="8" table:default-cell-style-name="Default"/>
        <table:table-column table:style-name="co9" table:number-columns-repeated="57" table:default-cell-style-name="Default"/>
        <table:table-column table:style-name="co7" table:number-columns-repeated="84" table:default-cell-style-name="Default"/>
        <table:table-column table:style-name="co10" table:default-cell-style-name="Default"/>
        <table:table-column table:style-name="co7" table:number-columns-repeated="24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7" table:number-columns-repeated="14" table:default-cell-style-name="ce15"/>
        <table:table-column table:style-name="co5" table:number-columns-repeated="159" table:default-cell-style-name="Default"/>
        <table:table-row table:style-name="ro1">
          <table:table-cell table:style-name="ce1" office:value-type="string" calcext:value-type="string">
            <text:p>Dish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Days since</text:p>
          </table:table-cell>
          <table:table-cell table:style-name="ce1" office:value-type="string" calcext:value-type="string">
            <text:p>Last eaten on</text:p>
          </table:table-cell>
          <table:table-cell table:style-name="ce16"/>
          <table:table-cell table:style-name="ce17" table:formula="of:=[.L1]+1" office:value-type="date" office:date-value="2018-01-14" calcext:value-type="date">
            <text:p>Sun 2018-01-14</text:p>
          </table:table-cell>
          <table:table-cell table:style-name="ce17" table:formula="of:=[.H1]+1" office:value-type="date" office:date-value="2018-01-18" calcext:value-type="date">
            <text:p>Thu 2018-01-18</text:p>
          </table:table-cell>
          <table:table-cell table:style-name="ce17" table:formula="of:=[.I1]+1" office:value-type="date" office:date-value="2018-01-17" calcext:value-type="date">
            <text:p>Wed 2018-01-17</text:p>
          </table:table-cell>
          <table:table-cell table:style-name="ce17" table:formula="of:=[.J1]+1" office:value-type="date" office:date-value="2018-01-16" calcext:value-type="date">
            <text:p>Tue 2018-01-16</text:p>
          </table:table-cell>
          <table:table-cell table:style-name="ce17" table:formula="of:=[.K1]+1" office:value-type="date" office:date-value="2018-01-15" calcext:value-type="date">
            <text:p>Mon 2018-01-15</text:p>
          </table:table-cell>
          <table:table-cell table:style-name="ce17" table:formula="of:=[.L1]+1" office:value-type="date" office:date-value="2018-01-14" calcext:value-type="date">
            <text:p>Sun 2018-01-14</text:p>
          </table:table-cell>
          <table:table-cell table:style-name="ce17" table:formula="of:=[.M1]+1" office:value-type="date" office:date-value="2018-01-13" calcext:value-type="date">
            <text:p>Sat 2018-01-13</text:p>
          </table:table-cell>
          <table:table-cell table:style-name="ce17" table:formula="of:=[.N1]+1" office:value-type="date" office:date-value="2018-01-12" calcext:value-type="date">
            <text:p>Fri 2018-01-12</text:p>
          </table:table-cell>
          <table:table-cell table:style-name="ce17" table:formula="of:=[.O1]+1" office:value-type="date" office:date-value="2018-01-11" calcext:value-type="date">
            <text:p>Thu 2018-01-11</text:p>
          </table:table-cell>
          <table:table-cell table:style-name="ce17" table:formula="of:=[.P1]+1" office:value-type="date" office:date-value="2018-01-10" calcext:value-type="date">
            <text:p>Wed 2018-01-10</text:p>
          </table:table-cell>
          <table:table-cell table:style-name="ce17" table:formula="of:=[.Q1]+1" office:value-type="date" office:date-value="2018-01-09" calcext:value-type="date">
            <text:p>Tue 2018-01-09</text:p>
          </table:table-cell>
          <table:table-cell table:style-name="ce17" table:formula="of:=[.R1]+1" office:value-type="date" office:date-value="2018-01-08" calcext:value-type="date">
            <text:p>Mon 2018-01-08</text:p>
          </table:table-cell>
          <table:table-cell table:style-name="ce17" table:formula="of:=[.S1]+1" office:value-type="date" office:date-value="2018-01-07" calcext:value-type="date">
            <text:p>Sun 2018-01-07</text:p>
          </table:table-cell>
          <table:table-cell table:style-name="ce17" table:formula="of:=[.T1]+1" office:value-type="date" office:date-value="2018-01-06" calcext:value-type="date">
            <text:p>Sat 2018-01-06</text:p>
          </table:table-cell>
          <table:table-cell table:style-name="ce17" table:formula="of:=[.U1]+1" office:value-type="date" office:date-value="2018-01-05" calcext:value-type="date">
            <text:p>Fri 2018-01-05</text:p>
          </table:table-cell>
          <table:table-cell table:style-name="ce17" table:formula="of:=[.V1]+1" office:value-type="date" office:date-value="2018-01-04" calcext:value-type="date">
            <text:p>Thu 2018-01-04</text:p>
          </table:table-cell>
          <table:table-cell table:style-name="ce17" table:formula="of:=[.W1]+1" office:value-type="date" office:date-value="2018-01-03" calcext:value-type="date">
            <text:p>Wed 2018-01-03</text:p>
          </table:table-cell>
          <table:table-cell table:style-name="ce17" table:formula="of:=[.X1]+1" office:value-type="date" office:date-value="2018-01-02" calcext:value-type="date">
            <text:p>Tue 2018-01-02</text:p>
          </table:table-cell>
          <table:table-cell table:style-name="ce17" table:formula="of:=[.Y1]+1" office:value-type="date" office:date-value="2018-01-01" calcext:value-type="date">
            <text:p>Mon 2018-01-01</text:p>
          </table:table-cell>
          <table:table-cell table:style-name="ce17" table:formula="of:=[.Z1]+1" office:value-type="date" office:date-value="2017-12-31" calcext:value-type="date">
            <text:p>Sun 2017-12-31</text:p>
          </table:table-cell>
          <table:table-cell table:style-name="ce17" table:formula="of:=[.AA1]+1" office:value-type="date" office:date-value="2017-12-30" calcext:value-type="date">
            <text:p>Sat 2017-12-30</text:p>
          </table:table-cell>
          <table:table-cell table:style-name="ce17" table:formula="of:=[.AB1]+1" office:value-type="date" office:date-value="2017-12-29" calcext:value-type="date">
            <text:p>Fri 2017-12-29</text:p>
          </table:table-cell>
          <table:table-cell table:style-name="ce17" table:formula="of:=[.AC1]+1" office:value-type="date" office:date-value="2017-12-28" calcext:value-type="date">
            <text:p>Thu 2017-12-28</text:p>
          </table:table-cell>
          <table:table-cell table:style-name="ce17" table:formula="of:=[.AD1]+1" office:value-type="date" office:date-value="2017-12-27" calcext:value-type="date">
            <text:p>Wed 2017-12-27</text:p>
          </table:table-cell>
          <table:table-cell table:style-name="ce17" table:formula="of:=[.AE1]+1" office:value-type="date" office:date-value="2017-12-26" calcext:value-type="date">
            <text:p>Tue 2017-12-26</text:p>
          </table:table-cell>
          <table:table-cell table:style-name="ce17" table:formula="of:=[.AF1]+1" office:value-type="date" office:date-value="2017-12-25" calcext:value-type="date">
            <text:p>Mon 2017-12-25</text:p>
          </table:table-cell>
          <table:table-cell table:style-name="ce17" table:formula="of:=[.AG1]+1" office:value-type="date" office:date-value="2017-12-24" calcext:value-type="date">
            <text:p>Sun 2017-12-24</text:p>
          </table:table-cell>
          <table:table-cell table:style-name="ce17" table:formula="of:=[.AH1]+1" office:value-type="date" office:date-value="2017-12-23" calcext:value-type="date">
            <text:p>Sat 2017-12-23</text:p>
          </table:table-cell>
          <table:table-cell table:style-name="ce17" table:formula="of:=[.AI1]+1" office:value-type="date" office:date-value="2017-12-22" calcext:value-type="date">
            <text:p>Fri 2017-12-22</text:p>
          </table:table-cell>
          <table:table-cell table:style-name="ce17" table:formula="of:=[.AJ1]+1" office:value-type="date" office:date-value="2017-12-21" calcext:value-type="date">
            <text:p>Thu 2017-12-21</text:p>
          </table:table-cell>
          <table:table-cell table:style-name="ce17" table:formula="of:=[.AK1]+1" office:value-type="date" office:date-value="2017-12-20" calcext:value-type="date">
            <text:p>Wed 2017-12-20</text:p>
          </table:table-cell>
          <table:table-cell table:style-name="ce17" table:formula="of:=[.AL1]+1" office:value-type="date" office:date-value="2017-12-19" calcext:value-type="date">
            <text:p>Tue 2017-12-19</text:p>
          </table:table-cell>
          <table:table-cell table:style-name="ce17" table:formula="of:=[.AM1]+1" office:value-type="date" office:date-value="2017-12-18" calcext:value-type="date">
            <text:p>Mon 2017-12-18</text:p>
          </table:table-cell>
          <table:table-cell table:style-name="ce17" table:formula="of:=[.AN1]+1" office:value-type="date" office:date-value="2017-12-17" calcext:value-type="date">
            <text:p>Sun 2017-12-17</text:p>
          </table:table-cell>
          <table:table-cell table:style-name="ce17" table:formula="of:=[.AO1]+1" office:value-type="date" office:date-value="2017-12-16" calcext:value-type="date">
            <text:p>Sat 2017-12-16</text:p>
          </table:table-cell>
          <table:table-cell table:style-name="ce17" table:formula="of:=[.AP1]+1" office:value-type="date" office:date-value="2017-12-15" calcext:value-type="date">
            <text:p>Fri 2017-12-15</text:p>
          </table:table-cell>
          <table:table-cell table:style-name="ce17" table:formula="of:=[.AQ1]+1" office:value-type="date" office:date-value="2017-12-14" calcext:value-type="date">
            <text:p>Thu 2017-12-14</text:p>
          </table:table-cell>
          <table:table-cell table:style-name="ce17" table:formula="of:=[.AR1]+1" office:value-type="date" office:date-value="2017-12-13" calcext:value-type="date">
            <text:p>Wed 2017-12-13</text:p>
          </table:table-cell>
          <table:table-cell table:style-name="ce17" table:formula="of:=[.AS1]+1" office:value-type="date" office:date-value="2017-12-12" calcext:value-type="date">
            <text:p>Tue 2017-12-12</text:p>
          </table:table-cell>
          <table:table-cell table:style-name="ce17" table:formula="of:=[.AT1]+1" office:value-type="date" office:date-value="2017-12-11" calcext:value-type="date">
            <text:p>Mon 2017-12-11</text:p>
          </table:table-cell>
          <table:table-cell table:style-name="ce17" table:formula="of:=[.AU1]+1" office:value-type="date" office:date-value="2017-12-10" calcext:value-type="date">
            <text:p>Sun 2017-12-10</text:p>
          </table:table-cell>
          <table:table-cell table:style-name="ce17" table:formula="of:=[.AV1]+1" office:value-type="date" office:date-value="2017-12-09" calcext:value-type="date">
            <text:p>Sat 2017-12-09</text:p>
          </table:table-cell>
          <table:table-cell table:style-name="ce17" table:formula="of:=[.AW1]+1" office:value-type="date" office:date-value="2017-12-08" calcext:value-type="date">
            <text:p>Fri 2017-12-08</text:p>
          </table:table-cell>
          <table:table-cell table:style-name="ce17" table:formula="of:=[.AX1]+1" office:value-type="date" office:date-value="2017-12-07" calcext:value-type="date">
            <text:p>Thu 2017-12-07</text:p>
          </table:table-cell>
          <table:table-cell table:style-name="ce17" table:formula="of:=[.AY1]+1" office:value-type="date" office:date-value="2017-12-06" calcext:value-type="date">
            <text:p>Wed 2017-12-06</text:p>
          </table:table-cell>
          <table:table-cell table:style-name="ce17" table:formula="of:=[.AZ1]+1" office:value-type="date" office:date-value="2017-12-05" calcext:value-type="date">
            <text:p>Tue 2017-12-05</text:p>
          </table:table-cell>
          <table:table-cell table:style-name="ce17" table:formula="of:=[.BA1]+1" office:value-type="date" office:date-value="2017-12-04" calcext:value-type="date">
            <text:p>Mon 2017-12-04</text:p>
          </table:table-cell>
          <table:table-cell table:style-name="ce17" table:formula="of:=[.BB1]+1" office:value-type="date" office:date-value="2017-12-03" calcext:value-type="date">
            <text:p>Sun 2017-12-03</text:p>
          </table:table-cell>
          <table:table-cell table:style-name="ce17" table:formula="of:=[.BC1]+1" office:value-type="date" office:date-value="2017-12-02" calcext:value-type="date">
            <text:p>Sat 2017-12-02</text:p>
          </table:table-cell>
          <table:table-cell table:style-name="ce17" table:formula="of:=[.BD1]+1" office:value-type="date" office:date-value="2017-12-01" calcext:value-type="date">
            <text:p>Fri 2017-12-01</text:p>
          </table:table-cell>
          <table:table-cell table:style-name="ce17" table:formula="of:=[.BE1]+1" office:value-type="date" office:date-value="2017-11-30" calcext:value-type="date">
            <text:p>Thu 2017-11-30</text:p>
          </table:table-cell>
          <table:table-cell table:style-name="ce17" table:formula="of:=[.BF1]+1" office:value-type="date" office:date-value="2017-11-29" calcext:value-type="date">
            <text:p>Wed 2017-11-29</text:p>
          </table:table-cell>
          <table:table-cell table:style-name="ce17" table:formula="of:=[.BG1]+1" office:value-type="date" office:date-value="2017-11-28" calcext:value-type="date">
            <text:p>Tue 2017-11-28</text:p>
          </table:table-cell>
          <table:table-cell table:style-name="ce17" table:formula="of:=[.BH1]+1" office:value-type="date" office:date-value="2017-11-27" calcext:value-type="date">
            <text:p>Mon 2017-11-27</text:p>
          </table:table-cell>
          <table:table-cell table:style-name="ce17" table:formula="of:=[.BI1]+1" office:value-type="date" office:date-value="2017-11-26" calcext:value-type="date">
            <text:p>Sun 2017-11-26</text:p>
          </table:table-cell>
          <table:table-cell table:style-name="ce17" table:formula="of:=[.BJ1]+1" office:value-type="date" office:date-value="2017-11-25" calcext:value-type="date">
            <text:p>Sat 2017-11-25</text:p>
          </table:table-cell>
          <table:table-cell table:style-name="ce17" table:formula="of:=[.BK1]+1" office:value-type="date" office:date-value="2017-11-24" calcext:value-type="date">
            <text:p>Fri 2017-11-24</text:p>
          </table:table-cell>
          <table:table-cell table:style-name="ce17" table:formula="of:=[.BL1]+1" office:value-type="date" office:date-value="2017-11-23" calcext:value-type="date">
            <text:p>Thu 2017-11-23</text:p>
          </table:table-cell>
          <table:table-cell table:style-name="ce17" table:formula="of:=[.BM1]+1" office:value-type="date" office:date-value="2017-11-22" calcext:value-type="date">
            <text:p>Wed 2017-11-22</text:p>
          </table:table-cell>
          <table:table-cell table:style-name="ce17" table:formula="of:=[.BN1]+1" office:value-type="date" office:date-value="2017-11-21" calcext:value-type="date">
            <text:p>Tue 2017-11-21</text:p>
          </table:table-cell>
          <table:table-cell table:style-name="ce17" table:formula="of:=[.BO1]+1" office:value-type="date" office:date-value="2017-11-20" calcext:value-type="date">
            <text:p>Mon 2017-11-20</text:p>
          </table:table-cell>
          <table:table-cell table:style-name="ce17" table:formula="of:=[.BP1]+1" office:value-type="date" office:date-value="2017-11-19" calcext:value-type="date">
            <text:p>Sun 2017-11-19</text:p>
          </table:table-cell>
          <table:table-cell table:style-name="ce17" table:formula="of:=[.BQ1]+1" office:value-type="date" office:date-value="2017-11-18" calcext:value-type="date">
            <text:p>Sat 2017-11-18</text:p>
          </table:table-cell>
          <table:table-cell table:style-name="ce17" table:formula="of:=[.BR1]+1" office:value-type="date" office:date-value="2017-11-17" calcext:value-type="date">
            <text:p>Fri 2017-11-17</text:p>
          </table:table-cell>
          <table:table-cell table:style-name="ce17" table:formula="of:=[.BS1]+1" office:value-type="date" office:date-value="2017-11-16" calcext:value-type="date">
            <text:p>Thu 2017-11-16</text:p>
          </table:table-cell>
          <table:table-cell table:style-name="ce17" table:formula="of:=[.BT1]+1" office:value-type="date" office:date-value="2017-11-15" calcext:value-type="date">
            <text:p>Wed 2017-11-15</text:p>
          </table:table-cell>
          <table:table-cell table:style-name="ce17" table:formula="of:=[.BU1]+1" office:value-type="date" office:date-value="2017-11-14" calcext:value-type="date">
            <text:p>Tue 2017-11-14</text:p>
          </table:table-cell>
          <table:table-cell table:style-name="ce17" table:formula="of:=[.BV1]+1" office:value-type="date" office:date-value="2017-11-13" calcext:value-type="date">
            <text:p>Mon 2017-11-13</text:p>
          </table:table-cell>
          <table:table-cell table:style-name="ce17" table:formula="of:=[.BW1]+1" office:value-type="date" office:date-value="2017-11-12" calcext:value-type="date">
            <text:p>Sun 2017-11-12</text:p>
          </table:table-cell>
          <table:table-cell table:style-name="ce17" table:formula="of:=[.BX1]+1" office:value-type="date" office:date-value="2017-11-11" calcext:value-type="date">
            <text:p>Sat 2017-11-11</text:p>
          </table:table-cell>
          <table:table-cell table:style-name="ce17" table:formula="of:=[.BY1]+1" office:value-type="date" office:date-value="2017-11-10" calcext:value-type="date">
            <text:p>Fri 2017-11-10</text:p>
          </table:table-cell>
          <table:table-cell table:style-name="ce17" table:formula="of:=[.BZ1]+1" office:value-type="date" office:date-value="2017-11-09" calcext:value-type="date">
            <text:p>Thu 2017-11-09</text:p>
          </table:table-cell>
          <table:table-cell table:style-name="ce17" table:formula="of:=[.CA1]+1" office:value-type="date" office:date-value="2017-11-08" calcext:value-type="date">
            <text:p>Wed 2017-11-08</text:p>
          </table:table-cell>
          <table:table-cell table:style-name="ce17" table:formula="of:=[.CB1]+1" office:value-type="date" office:date-value="2017-11-07" calcext:value-type="date">
            <text:p>Tue 2017-11-07</text:p>
          </table:table-cell>
          <table:table-cell table:style-name="ce17" table:formula="of:=[.CC1]+1" office:value-type="date" office:date-value="2017-11-06" calcext:value-type="date">
            <text:p>Mon 2017-11-06</text:p>
          </table:table-cell>
          <table:table-cell table:style-name="ce17" table:formula="of:=[.CD1]+1" office:value-type="date" office:date-value="2017-11-05" calcext:value-type="date">
            <text:p>Sun 2017-11-05</text:p>
          </table:table-cell>
          <table:table-cell table:style-name="ce17" table:formula="of:=[.CE1]+1" office:value-type="date" office:date-value="2017-11-04" calcext:value-type="date">
            <text:p>Sat 2017-11-04</text:p>
          </table:table-cell>
          <table:table-cell table:style-name="ce17" table:formula="of:=[.CF1]+1" office:value-type="date" office:date-value="2017-11-03" calcext:value-type="date">
            <text:p>Fri 2017-11-03</text:p>
          </table:table-cell>
          <table:table-cell table:style-name="ce17" table:formula="of:=[.CG1]+1" office:value-type="date" office:date-value="2017-11-02" calcext:value-type="date">
            <text:p>Thu 2017-11-02</text:p>
          </table:table-cell>
          <table:table-cell table:style-name="ce17" table:formula="of:=[.CH1]+1" office:value-type="date" office:date-value="2017-11-01" calcext:value-type="date">
            <text:p>Wed 2017-11-01</text:p>
          </table:table-cell>
          <table:table-cell table:style-name="ce17" table:formula="of:=[.CI1]+1" office:value-type="date" office:date-value="2017-10-31" calcext:value-type="date">
            <text:p>Tue 2017-10-31</text:p>
          </table:table-cell>
          <table:table-cell table:style-name="ce17" table:formula="of:=[.CJ1]+1" office:value-type="date" office:date-value="2017-10-30" calcext:value-type="date">
            <text:p>Mon 2017-10-30</text:p>
          </table:table-cell>
          <table:table-cell table:style-name="ce17" table:formula="of:=[.CK1]+1" office:value-type="date" office:date-value="2017-10-29" calcext:value-type="date">
            <text:p>Sun 2017-10-29</text:p>
          </table:table-cell>
          <table:table-cell table:style-name="ce17" table:formula="of:=[.CL1]+1" office:value-type="date" office:date-value="2017-10-28" calcext:value-type="date">
            <text:p>Sat 2017-10-28</text:p>
          </table:table-cell>
          <table:table-cell table:style-name="ce17" table:formula="of:=[.CM1]+1" office:value-type="date" office:date-value="2017-10-27" calcext:value-type="date">
            <text:p>Fri 2017-10-27</text:p>
          </table:table-cell>
          <table:table-cell table:style-name="ce17" table:formula="of:=[.CN1]+1" office:value-type="date" office:date-value="2017-10-26" calcext:value-type="date">
            <text:p>Thu 2017-10-26</text:p>
          </table:table-cell>
          <table:table-cell table:style-name="ce17" table:formula="of:=[.CO1]+1" office:value-type="date" office:date-value="2017-10-25" calcext:value-type="date">
            <text:p>Wed 2017-10-25</text:p>
          </table:table-cell>
          <table:table-cell table:style-name="ce17" table:formula="of:=[.CP1]+1" office:value-type="date" office:date-value="2017-10-24" calcext:value-type="date">
            <text:p>Tue 2017-10-24</text:p>
          </table:table-cell>
          <table:table-cell table:style-name="ce17" table:formula="of:=[.CQ1]+1" office:value-type="date" office:date-value="2017-10-23" calcext:value-type="date">
            <text:p>Mon 2017-10-23</text:p>
          </table:table-cell>
          <table:table-cell table:style-name="ce17" table:formula="of:=[.CR1]+1" office:value-type="date" office:date-value="2017-10-22" calcext:value-type="date">
            <text:p>Sun 2017-10-22</text:p>
          </table:table-cell>
          <table:table-cell table:style-name="ce17" table:formula="of:=[.CS1]+1" office:value-type="date" office:date-value="2017-10-21" calcext:value-type="date">
            <text:p>Sat 2017-10-21</text:p>
          </table:table-cell>
          <table:table-cell table:style-name="ce17" table:formula="of:=[.CT1]+1" office:value-type="date" office:date-value="2017-10-20" calcext:value-type="date">
            <text:p>Fri 2017-10-20</text:p>
          </table:table-cell>
          <table:table-cell table:style-name="ce17" table:formula="of:=[.CU1]+1" office:value-type="date" office:date-value="2017-10-19" calcext:value-type="date">
            <text:p>Thu 2017-10-19</text:p>
          </table:table-cell>
          <table:table-cell table:style-name="ce17" table:formula="of:=[.CV1]+1" office:value-type="date" office:date-value="2017-10-18" calcext:value-type="date">
            <text:p>Wed 2017-10-18</text:p>
          </table:table-cell>
          <table:table-cell table:style-name="ce17" table:formula="of:=[.CW1]+1" office:value-type="date" office:date-value="2017-10-17" calcext:value-type="date">
            <text:p>Tue 2017-10-17</text:p>
          </table:table-cell>
          <table:table-cell table:style-name="ce17" table:formula="of:=[.CX1]+1" office:value-type="date" office:date-value="2017-10-16" calcext:value-type="date">
            <text:p>Mon 2017-10-16</text:p>
          </table:table-cell>
          <table:table-cell table:style-name="ce17" table:formula="of:=[.CY1]+1" office:value-type="date" office:date-value="2017-10-15" calcext:value-type="date">
            <text:p>Sun 2017-10-15</text:p>
          </table:table-cell>
          <table:table-cell table:style-name="ce17" table:formula="of:=[.CZ1]+1" office:value-type="date" office:date-value="2017-10-14" calcext:value-type="date">
            <text:p>Sat 2017-10-14</text:p>
          </table:table-cell>
          <table:table-cell table:style-name="ce17" table:formula="of:=[.DA1]+1" office:value-type="date" office:date-value="2017-10-13" calcext:value-type="date">
            <text:p>Fri 2017-10-13</text:p>
          </table:table-cell>
          <table:table-cell table:style-name="ce17" table:formula="of:=[.DB1]+1" office:value-type="date" office:date-value="2017-10-12" calcext:value-type="date">
            <text:p>Thu 2017-10-12</text:p>
          </table:table-cell>
          <table:table-cell table:style-name="ce17" table:formula="of:=[.DC1]+1" office:value-type="date" office:date-value="2017-10-11" calcext:value-type="date">
            <text:p>Wed 2017-10-11</text:p>
          </table:table-cell>
          <table:table-cell table:style-name="ce17" table:formula="of:=[.DD1]+1" office:value-type="date" office:date-value="2017-10-10" calcext:value-type="date">
            <text:p>Tue 2017-10-10</text:p>
          </table:table-cell>
          <table:table-cell table:style-name="ce17" table:formula="of:=[.DE1]+1" office:value-type="date" office:date-value="2017-10-09" calcext:value-type="date">
            <text:p>Mon 2017-10-09</text:p>
          </table:table-cell>
          <table:table-cell table:style-name="ce17" table:formula="of:=[.DF1]+1" office:value-type="date" office:date-value="2017-10-08" calcext:value-type="date">
            <text:p>Sun 2017-10-08</text:p>
          </table:table-cell>
          <table:table-cell table:style-name="ce17" table:formula="of:=[.DG1]+1" office:value-type="date" office:date-value="2017-10-07" calcext:value-type="date">
            <text:p>Sat 2017-10-07</text:p>
          </table:table-cell>
          <table:table-cell table:style-name="ce17" table:formula="of:=[.DH1]+1" office:value-type="date" office:date-value="2017-10-06" calcext:value-type="date">
            <text:p>Fri 2017-10-06</text:p>
          </table:table-cell>
          <table:table-cell table:style-name="ce17" table:formula="of:=[.DI1]+1" office:value-type="date" office:date-value="2017-10-05" calcext:value-type="date">
            <text:p>Thu 2017-10-05</text:p>
          </table:table-cell>
          <table:table-cell table:style-name="ce17" table:formula="of:=[.DJ1]+1" office:value-type="date" office:date-value="2017-10-04" calcext:value-type="date">
            <text:p>Wed 2017-10-04</text:p>
          </table:table-cell>
          <table:table-cell table:style-name="ce17" table:formula="of:=[.DK1]+1" office:value-type="date" office:date-value="2017-10-03" calcext:value-type="date">
            <text:p>Tue 2017-10-03</text:p>
          </table:table-cell>
          <table:table-cell table:style-name="ce17" table:formula="of:=[.DL1]+1" office:value-type="date" office:date-value="2017-10-02" calcext:value-type="date">
            <text:p>Mon 2017-10-02</text:p>
          </table:table-cell>
          <table:table-cell table:style-name="ce17" table:formula="of:=[.DM1]+1" office:value-type="date" office:date-value="2017-10-01" calcext:value-type="date">
            <text:p>Sun 2017-10-01</text:p>
          </table:table-cell>
          <table:table-cell table:style-name="ce17" table:formula="of:=[.DN1]+1" office:value-type="date" office:date-value="2017-09-30" calcext:value-type="date">
            <text:p>Sat 2017-09-30</text:p>
          </table:table-cell>
          <table:table-cell table:style-name="ce17" table:formula="of:=[.DO1]+1" office:value-type="date" office:date-value="2017-09-29" calcext:value-type="date">
            <text:p>Fri 2017-09-29</text:p>
          </table:table-cell>
          <table:table-cell table:style-name="ce17" table:formula="of:=[.DP1]+1" office:value-type="date" office:date-value="2017-09-28" calcext:value-type="date">
            <text:p>Thu 2017-09-28</text:p>
          </table:table-cell>
          <table:table-cell table:style-name="ce17" table:formula="of:=[.DQ1]+1" office:value-type="date" office:date-value="2017-09-27" calcext:value-type="date">
            <text:p>Wed 2017-09-27</text:p>
          </table:table-cell>
          <table:table-cell table:style-name="ce17" table:formula="of:=[.DR1]+1" office:value-type="date" office:date-value="2017-09-26" calcext:value-type="date">
            <text:p>Tue 2017-09-26</text:p>
          </table:table-cell>
          <table:table-cell table:style-name="ce17" table:formula="of:=[.DS1]+1" office:value-type="date" office:date-value="2017-09-25" calcext:value-type="date">
            <text:p>Mon 2017-09-25</text:p>
          </table:table-cell>
          <table:table-cell table:style-name="ce17" table:formula="of:=[.DT1]+1" office:value-type="date" office:date-value="2017-09-24" calcext:value-type="date">
            <text:p>Sun 2017-09-24</text:p>
          </table:table-cell>
          <table:table-cell table:style-name="ce17" table:formula="of:=[.DU1]+1" office:value-type="date" office:date-value="2017-09-23" calcext:value-type="date">
            <text:p>Sat 2017-09-23</text:p>
          </table:table-cell>
          <table:table-cell table:style-name="ce17" table:formula="of:=[.DV1]+1" office:value-type="date" office:date-value="2017-09-22" calcext:value-type="date">
            <text:p>Fri 2017-09-22</text:p>
          </table:table-cell>
          <table:table-cell table:style-name="ce17" table:formula="of:=[.DW1]+1" office:value-type="date" office:date-value="2017-09-21" calcext:value-type="date">
            <text:p>Thu 2017-09-21</text:p>
          </table:table-cell>
          <table:table-cell table:style-name="ce17" table:formula="of:=[.DX1]+1" office:value-type="date" office:date-value="2017-09-20" calcext:value-type="date">
            <text:p>Wed 2017-09-20</text:p>
          </table:table-cell>
          <table:table-cell table:style-name="ce17" table:formula="of:=[.DY1]+1" office:value-type="date" office:date-value="2017-09-19" calcext:value-type="date">
            <text:p>Tue 2017-09-19</text:p>
          </table:table-cell>
          <table:table-cell table:style-name="ce17" table:formula="of:=[.DZ1]+1" office:value-type="date" office:date-value="2017-09-18" calcext:value-type="date">
            <text:p>Mon 2017-09-18</text:p>
          </table:table-cell>
          <table:table-cell table:style-name="ce17" table:formula="of:=[.EA1]+1" office:value-type="date" office:date-value="2017-09-17" calcext:value-type="date">
            <text:p>Sun 2017-09-17</text:p>
          </table:table-cell>
          <table:table-cell table:style-name="ce17" table:formula="of:=[.EB1]+1" office:value-type="date" office:date-value="2017-09-16" calcext:value-type="date">
            <text:p>Sat 2017-09-16</text:p>
          </table:table-cell>
          <table:table-cell table:style-name="ce17" table:formula="of:=[.EC1]+1" office:value-type="date" office:date-value="2017-09-15" calcext:value-type="date">
            <text:p>Fri 2017-09-15</text:p>
          </table:table-cell>
          <table:table-cell table:style-name="ce17" table:formula="of:=[.ED1]+1" office:value-type="date" office:date-value="2017-09-14" calcext:value-type="date">
            <text:p>Thu 2017-09-14</text:p>
          </table:table-cell>
          <table:table-cell table:style-name="ce17" table:formula="of:=[.EE1]+1" office:value-type="date" office:date-value="2017-09-13" calcext:value-type="date">
            <text:p>Wed 2017-09-13</text:p>
          </table:table-cell>
          <table:table-cell table:style-name="ce17" table:formula="of:=[.EF1]+1" office:value-type="date" office:date-value="2017-09-12" calcext:value-type="date">
            <text:p>Tue 2017-09-12</text:p>
          </table:table-cell>
          <table:table-cell table:style-name="ce17" table:formula="of:=[.EG1]+1" office:value-type="date" office:date-value="2017-09-11" calcext:value-type="date">
            <text:p>Mon 2017-09-11</text:p>
          </table:table-cell>
          <table:table-cell table:style-name="ce17" table:formula="of:=[.EH1]+1" office:value-type="date" office:date-value="2017-09-10" calcext:value-type="date">
            <text:p>Sun 2017-09-10</text:p>
          </table:table-cell>
          <table:table-cell table:style-name="ce17" table:formula="of:=[.EI1]+1" office:value-type="date" office:date-value="2017-09-09" calcext:value-type="date">
            <text:p>Sat 2017-09-09</text:p>
          </table:table-cell>
          <table:table-cell table:style-name="ce17" table:formula="of:=[.EJ1]+1" office:value-type="date" office:date-value="2017-09-08" calcext:value-type="date">
            <text:p>Fri 2017-09-08</text:p>
          </table:table-cell>
          <table:table-cell table:style-name="ce17" table:formula="of:=[.EK1]+1" office:value-type="date" office:date-value="2017-09-07" calcext:value-type="date">
            <text:p>Thu 2017-09-07</text:p>
          </table:table-cell>
          <table:table-cell table:style-name="ce17" table:formula="of:=[.EL1]+1" office:value-type="date" office:date-value="2017-09-06" calcext:value-type="date">
            <text:p>Wed 2017-09-06</text:p>
          </table:table-cell>
          <table:table-cell table:style-name="ce17" table:formula="of:=[.EM1]+1" office:value-type="date" office:date-value="2017-09-05" calcext:value-type="date">
            <text:p>Tue 2017-09-05</text:p>
          </table:table-cell>
          <table:table-cell table:style-name="ce17" table:formula="of:=[.EN1]+1" office:value-type="date" office:date-value="2017-09-04" calcext:value-type="date">
            <text:p>Mon 2017-09-04</text:p>
          </table:table-cell>
          <table:table-cell table:style-name="ce17" table:formula="of:=[.EO1]+1" office:value-type="date" office:date-value="2017-09-03" calcext:value-type="date">
            <text:p>Sun 2017-09-03</text:p>
          </table:table-cell>
          <table:table-cell table:style-name="ce17" table:formula="of:=[.EP1]+1" office:value-type="date" office:date-value="2017-09-02" calcext:value-type="date">
            <text:p>Sat 2017-09-02</text:p>
          </table:table-cell>
          <table:table-cell table:style-name="ce17" table:formula="of:=[.EQ1]+1" office:value-type="date" office:date-value="2017-09-01" calcext:value-type="date">
            <text:p>Fri 2017-09-01</text:p>
          </table:table-cell>
          <table:table-cell table:style-name="ce17" table:formula="of:=[.ER1]+1" office:value-type="date" office:date-value="2017-08-31" calcext:value-type="date">
            <text:p>Thu 2017-08-31</text:p>
          </table:table-cell>
          <table:table-cell table:style-name="ce17" table:formula="of:=[.ES1]+1" office:value-type="date" office:date-value="2017-08-30" calcext:value-type="date">
            <text:p>Wed 2017-08-30</text:p>
          </table:table-cell>
          <table:table-cell table:style-name="ce17" table:formula="of:=[.ET1]+1" office:value-type="date" office:date-value="2017-08-29" calcext:value-type="date">
            <text:p>Tue 2017-08-29</text:p>
          </table:table-cell>
          <table:table-cell table:style-name="ce17" table:formula="of:=[.EU1]+1" office:value-type="date" office:date-value="2017-08-28" calcext:value-type="date">
            <text:p>Mon 2017-08-28</text:p>
          </table:table-cell>
          <table:table-cell table:style-name="ce17" table:formula="of:=[.EV1]+1" office:value-type="date" office:date-value="2017-08-27" calcext:value-type="date">
            <text:p>Sun 2017-08-27</text:p>
          </table:table-cell>
          <table:table-cell table:style-name="ce17" table:formula="of:=[.EW1]+1" office:value-type="date" office:date-value="2017-08-26" calcext:value-type="date">
            <text:p>Sat 2017-08-26</text:p>
          </table:table-cell>
          <table:table-cell table:style-name="ce17" table:formula="of:=[.EX1]+1" office:value-type="date" office:date-value="2017-08-25" calcext:value-type="date">
            <text:p>Fri 2017-08-25</text:p>
          </table:table-cell>
          <table:table-cell table:style-name="ce17" table:formula="of:=[.EY1]+1" office:value-type="date" office:date-value="2017-08-24" calcext:value-type="date">
            <text:p>Thu 2017-08-24</text:p>
          </table:table-cell>
          <table:table-cell table:style-name="ce17" table:formula="of:=[.EZ1]+1" office:value-type="date" office:date-value="2017-08-23" calcext:value-type="date">
            <text:p>Wed 2017-08-23</text:p>
          </table:table-cell>
          <table:table-cell table:style-name="ce17" table:formula="of:=[.FA1]+1" office:value-type="date" office:date-value="2017-08-22" calcext:value-type="date">
            <text:p>Tue 2017-08-22</text:p>
          </table:table-cell>
          <table:table-cell table:style-name="ce17" table:formula="of:=[.FB1]+1" office:value-type="date" office:date-value="2017-08-21" calcext:value-type="date">
            <text:p>Mon 2017-08-21</text:p>
          </table:table-cell>
          <table:table-cell table:style-name="ce17" table:formula="of:=[.FC1]+1" office:value-type="date" office:date-value="2017-08-20" calcext:value-type="date">
            <text:p>Sun 2017-08-20</text:p>
          </table:table-cell>
          <table:table-cell table:style-name="ce17" table:formula="of:=[.FD1]+1" office:value-type="date" office:date-value="2017-08-19" calcext:value-type="date">
            <text:p>Sat 2017-08-19</text:p>
          </table:table-cell>
          <table:table-cell table:style-name="ce17" table:formula="of:=[.FE1]+1" office:value-type="date" office:date-value="2017-08-18" calcext:value-type="date">
            <text:p>Fri 2017-08-18</text:p>
          </table:table-cell>
          <table:table-cell table:style-name="ce17" table:formula="of:=[.FF1]+1" office:value-type="date" office:date-value="2017-08-17" calcext:value-type="date">
            <text:p>Thu 2017-08-17</text:p>
          </table:table-cell>
          <table:table-cell table:style-name="ce17" table:formula="of:=[.FG1]+1" office:value-type="date" office:date-value="2017-08-16" calcext:value-type="date">
            <text:p>Wed 2017-08-16</text:p>
          </table:table-cell>
          <table:table-cell table:style-name="ce17" table:formula="of:=[.FH1]+1" office:value-type="date" office:date-value="2017-08-15" calcext:value-type="date">
            <text:p>Tue 2017-08-15</text:p>
          </table:table-cell>
          <table:table-cell table:style-name="ce17" table:formula="of:=[.FI1]+1" office:value-type="date" office:date-value="2017-08-14" calcext:value-type="date">
            <text:p>Mon 2017-08-14</text:p>
          </table:table-cell>
          <table:table-cell table:style-name="ce17" table:formula="of:=[.FJ1]+1" office:value-type="date" office:date-value="2017-08-13" calcext:value-type="date">
            <text:p>Sun 2017-08-13</text:p>
          </table:table-cell>
          <table:table-cell table:style-name="ce17" table:formula="of:=[.FK1]+1" office:value-type="date" office:date-value="2017-08-12" calcext:value-type="date">
            <text:p>Sat 2017-08-12</text:p>
          </table:table-cell>
          <table:table-cell table:style-name="ce17" table:formula="of:=[.FL1]+1" office:value-type="date" office:date-value="2017-08-11" calcext:value-type="date">
            <text:p>Fri 2017-08-11</text:p>
          </table:table-cell>
          <table:table-cell table:style-name="ce17" table:formula="of:=[.FM1]+1" office:value-type="date" office:date-value="2017-08-10" calcext:value-type="date">
            <text:p>Thu 2017-08-10</text:p>
          </table:table-cell>
          <table:table-cell table:style-name="ce17" table:formula="of:=[.FN1]+1" office:value-type="date" office:date-value="2017-08-09" calcext:value-type="date">
            <text:p>Wed 2017-08-09</text:p>
          </table:table-cell>
          <table:table-cell table:style-name="ce17" table:formula="of:=[.FO1]+1" office:value-type="date" office:date-value="2017-08-08" calcext:value-type="date">
            <text:p>Tue 2017-08-08</text:p>
          </table:table-cell>
          <table:table-cell table:style-name="ce17" table:formula="of:=[.FP1]+1" office:value-type="date" office:date-value="2017-08-07" calcext:value-type="date">
            <text:p>Mon 2017-08-07</text:p>
          </table:table-cell>
          <table:table-cell table:style-name="ce17" table:formula="of:=[.FQ1]+1" office:value-type="date" office:date-value="2017-08-06" calcext:value-type="date">
            <text:p>Sun 2017-08-06</text:p>
          </table:table-cell>
          <table:table-cell table:style-name="ce17" table:formula="of:=[.FR1]+1" office:value-type="date" office:date-value="2017-08-05" calcext:value-type="date">
            <text:p>Sat 2017-08-05</text:p>
          </table:table-cell>
          <table:table-cell table:style-name="ce17" table:formula="of:=[.FS1]+1" office:value-type="date" office:date-value="2017-08-04" calcext:value-type="date">
            <text:p>Fri 2017-08-04</text:p>
          </table:table-cell>
          <table:table-cell table:style-name="ce17" table:formula="of:=[.FT1]+1" office:value-type="date" office:date-value="2017-08-03" calcext:value-type="date">
            <text:p>Thu 2017-08-03</text:p>
          </table:table-cell>
          <table:table-cell table:style-name="ce17" table:formula="of:=[.FU1]+1" office:value-type="date" office:date-value="2017-08-02" calcext:value-type="date">
            <text:p>Wed 2017-08-02</text:p>
          </table:table-cell>
          <table:table-cell table:style-name="ce17" table:formula="of:=[.FV1]+1" office:value-type="date" office:date-value="2017-08-01" calcext:value-type="date">
            <text:p>Tue 2017-08-01</text:p>
          </table:table-cell>
          <table:table-cell table:style-name="ce17" table:formula="of:=[.FW1]+1" office:value-type="date" office:date-value="2017-07-31" calcext:value-type="date">
            <text:p>Mon 2017-07-31</text:p>
          </table:table-cell>
          <table:table-cell table:style-name="ce17" table:formula="of:=[.FX1]+1" office:value-type="date" office:date-value="2017-07-30" calcext:value-type="date">
            <text:p>Sun 2017-07-30</text:p>
          </table:table-cell>
          <table:table-cell table:style-name="ce17" table:formula="of:=[.FY1]+1" office:value-type="date" office:date-value="2017-07-29" calcext:value-type="date">
            <text:p>Sat 2017-07-29</text:p>
          </table:table-cell>
          <table:table-cell table:style-name="ce17" table:formula="of:=[.FZ1]+1" office:value-type="date" office:date-value="2017-07-28" calcext:value-type="date">
            <text:p>Fri 2017-07-28</text:p>
          </table:table-cell>
          <table:table-cell table:style-name="ce17" table:formula="of:=[.GA1]+1" office:value-type="date" office:date-value="2017-07-27" calcext:value-type="date">
            <text:p>Thu 2017-07-27</text:p>
          </table:table-cell>
          <table:table-cell table:style-name="ce17" table:formula="of:=[.GB1]+1" office:value-type="date" office:date-value="2017-07-26" calcext:value-type="date">
            <text:p>Wed 2017-07-26</text:p>
          </table:table-cell>
          <table:table-cell table:style-name="ce17" table:formula="of:=[.GC1]+1" office:value-type="date" office:date-value="2017-07-25" calcext:value-type="date">
            <text:p>Tue 2017-07-25</text:p>
          </table:table-cell>
          <table:table-cell table:style-name="ce17" table:formula="of:=[.GD1]+1" office:value-type="date" office:date-value="2017-07-24" calcext:value-type="date">
            <text:p>Mon 2017-07-24</text:p>
          </table:table-cell>
          <table:table-cell table:style-name="ce17" table:formula="of:=[.GE1]+1" office:value-type="date" office:date-value="2017-07-23" calcext:value-type="date">
            <text:p>Sun 2017-07-23</text:p>
          </table:table-cell>
          <table:table-cell table:style-name="ce17" table:formula="of:=[.GF1]+1" office:value-type="date" office:date-value="2017-07-22" calcext:value-type="date">
            <text:p>Sat 2017-07-22</text:p>
          </table:table-cell>
          <table:table-cell table:style-name="ce17" table:formula="of:=[.GG1]+1" office:value-type="date" office:date-value="2017-07-21" calcext:value-type="date">
            <text:p>Fri 2017-07-21</text:p>
          </table:table-cell>
          <table:table-cell table:style-name="ce17" table:formula="of:=[.GH1]+1" office:value-type="date" office:date-value="2017-07-20" calcext:value-type="date">
            <text:p>Thu 2017-07-20</text:p>
          </table:table-cell>
          <table:table-cell table:style-name="ce17" table:formula="of:=[.GI1]+1" office:value-type="date" office:date-value="2017-07-19" calcext:value-type="date">
            <text:p>Wed 2017-07-19</text:p>
          </table:table-cell>
          <table:table-cell table:style-name="ce17" table:formula="of:=[.GJ1]+1" office:value-type="date" office:date-value="2017-07-18" calcext:value-type="date">
            <text:p>Tue 2017-07-18</text:p>
          </table:table-cell>
          <table:table-cell table:style-name="ce17" table:formula="of:=[.GK1]+1" office:value-type="date" office:date-value="2017-07-17" calcext:value-type="date">
            <text:p>Mon 2017-07-17</text:p>
          </table:table-cell>
          <table:table-cell table:style-name="ce17" table:formula="of:=[.GL1]+1" office:value-type="date" office:date-value="2017-07-16" calcext:value-type="date">
            <text:p>Sun 2017-07-16</text:p>
          </table:table-cell>
          <table:table-cell table:style-name="ce17" table:formula="of:=[.GM1]+1" office:value-type="date" office:date-value="2017-07-15" calcext:value-type="date">
            <text:p>Sat 2017-07-15</text:p>
          </table:table-cell>
          <table:table-cell table:style-name="ce17" table:formula="of:=[.GN1]+1" office:value-type="date" office:date-value="2017-07-14" calcext:value-type="date">
            <text:p>Fri 2017-07-14</text:p>
          </table:table-cell>
          <table:table-cell table:style-name="ce17" table:formula="of:=[.GO1]+1" office:value-type="date" office:date-value="2017-07-13" calcext:value-type="date">
            <text:p>Thu 2017-07-13</text:p>
          </table:table-cell>
          <table:table-cell table:style-name="ce17" table:formula="of:=[.GP1]+1" office:value-type="date" office:date-value="2017-07-12" calcext:value-type="date">
            <text:p>Wed 2017-07-12</text:p>
          </table:table-cell>
          <table:table-cell table:style-name="ce17" table:formula="of:=[.GQ1]+1" office:value-type="date" office:date-value="2017-07-11" calcext:value-type="date">
            <text:p>Tue 2017-07-11</text:p>
          </table:table-cell>
          <table:table-cell table:style-name="ce17" table:formula="of:=[.GR1]+1" office:value-type="date" office:date-value="2017-07-10" calcext:value-type="date">
            <text:p>Mon 2017-07-10</text:p>
          </table:table-cell>
          <table:table-cell table:style-name="ce17" table:formula="of:=[.GS1]+1" office:value-type="date" office:date-value="2017-07-09" calcext:value-type="date">
            <text:p>Sun 2017-07-09</text:p>
          </table:table-cell>
          <table:table-cell table:style-name="ce17" table:formula="of:=[.GT1]+1" office:value-type="date" office:date-value="2017-07-08" calcext:value-type="date">
            <text:p>Sat 2017-07-08</text:p>
          </table:table-cell>
          <table:table-cell table:style-name="ce17" table:formula="of:=[.GU1]+1" office:value-type="date" office:date-value="2017-07-07" calcext:value-type="date">
            <text:p>Fri 2017-07-07</text:p>
          </table:table-cell>
          <table:table-cell table:style-name="ce17" table:formula="of:=[.GV1]+1" office:value-type="date" office:date-value="2017-07-06" calcext:value-type="date">
            <text:p>Thu 2017-07-06</text:p>
          </table:table-cell>
          <table:table-cell table:style-name="ce17" table:formula="of:=[.GW1]+1" office:value-type="date" office:date-value="2017-07-05" calcext:value-type="date">
            <text:p>Wed 2017-07-05</text:p>
          </table:table-cell>
          <table:table-cell table:style-name="ce17" table:formula="of:=[.GX1]+1" office:value-type="date" office:date-value="2017-07-04" calcext:value-type="date">
            <text:p>Tue 2017-07-04</text:p>
          </table:table-cell>
          <table:table-cell table:style-name="ce17" table:formula="of:=[.GY1]+1" office:value-type="date" office:date-value="2017-07-03" calcext:value-type="date">
            <text:p>Mon 2017-07-03</text:p>
          </table:table-cell>
          <table:table-cell table:style-name="ce17" table:formula="of:=[.GZ1]+1" office:value-type="date" office:date-value="2017-07-02" calcext:value-type="date">
            <text:p>Sun 2017-07-02</text:p>
          </table:table-cell>
          <table:table-cell table:style-name="ce17" table:formula="of:=[.HA1]+1" office:value-type="date" office:date-value="2017-07-01" calcext:value-type="date">
            <text:p>Sat 2017-07-01</text:p>
          </table:table-cell>
          <table:table-cell table:style-name="ce17" table:formula="of:=[.HB1]+1" office:value-type="date" office:date-value="2017-06-30" calcext:value-type="date">
            <text:p>Fri 2017-06-30</text:p>
          </table:table-cell>
          <table:table-cell table:style-name="ce17" table:formula="of:=[.HC1]+1" office:value-type="date" office:date-value="2017-06-29" calcext:value-type="date">
            <text:p>Thu 2017-06-29</text:p>
          </table:table-cell>
          <table:table-cell table:style-name="ce17" table:formula="of:=[.HD1]+1" office:value-type="date" office:date-value="2017-06-28" calcext:value-type="date">
            <text:p>Wed 2017-06-28</text:p>
          </table:table-cell>
          <table:table-cell table:style-name="ce17" table:formula="of:=[.HE1]+1" office:value-type="date" office:date-value="2017-06-27" calcext:value-type="date">
            <text:p>Tue 2017-06-27</text:p>
          </table:table-cell>
          <table:table-cell table:style-name="ce17" table:formula="of:=[.HF1]+1" office:value-type="date" office:date-value="2017-06-26" calcext:value-type="date">
            <text:p>Mon 2017-06-26</text:p>
          </table:table-cell>
          <table:table-cell table:style-name="ce17" table:formula="of:=[.HG1]+1" office:value-type="date" office:date-value="2017-06-25" calcext:value-type="date">
            <text:p>Sun 2017-06-25</text:p>
          </table:table-cell>
          <table:table-cell table:style-name="ce17" table:formula="of:=[.HH1]+1" office:value-type="date" office:date-value="2017-06-24" calcext:value-type="date">
            <text:p>Sat 2017-06-24</text:p>
          </table:table-cell>
          <table:table-cell table:style-name="ce17" table:formula="of:=[.HI1]+1" office:value-type="date" office:date-value="2017-06-23" calcext:value-type="date">
            <text:p>Fri 2017-06-23</text:p>
          </table:table-cell>
          <table:table-cell table:style-name="ce17" table:formula="of:=[.HJ1]+1" office:value-type="date" office:date-value="2017-06-22" calcext:value-type="date">
            <text:p>Thu 2017-06-22</text:p>
          </table:table-cell>
          <table:table-cell table:style-name="ce17" table:formula="of:=[.HK1]+1" office:value-type="date" office:date-value="2017-06-21" calcext:value-type="date">
            <text:p>Wed 2017-06-21</text:p>
          </table:table-cell>
          <table:table-cell table:style-name="ce17" table:formula="of:=[.HL1]+1" office:value-type="date" office:date-value="2017-06-20" calcext:value-type="date">
            <text:p>Tue 2017-06-20</text:p>
          </table:table-cell>
          <table:table-cell table:style-name="ce17" table:formula="of:=[.HM1]+1" office:value-type="date" office:date-value="2017-06-19" calcext:value-type="date">
            <text:p>Mon 2017-06-19</text:p>
          </table:table-cell>
          <table:table-cell table:style-name="ce17" table:formula="of:=[.HN1]+1" office:value-type="date" office:date-value="2017-06-18" calcext:value-type="date">
            <text:p>Sun 2017-06-18</text:p>
          </table:table-cell>
          <table:table-cell table:style-name="ce17" table:formula="of:=[.HO1]+1" office:value-type="date" office:date-value="2017-06-17" calcext:value-type="date">
            <text:p>Sat 2017-06-17</text:p>
          </table:table-cell>
          <table:table-cell table:style-name="ce17" table:formula="of:=[.HP1]+1" office:value-type="date" office:date-value="2017-06-16" calcext:value-type="date">
            <text:p>Fri 2017-06-16</text:p>
          </table:table-cell>
          <table:table-cell table:style-name="ce17" table:formula="of:=[.HQ1]+1" office:value-type="date" office:date-value="2017-06-15" calcext:value-type="date">
            <text:p>Thu 2017-06-15</text:p>
          </table:table-cell>
          <table:table-cell table:style-name="ce17" table:formula="of:=[.HR1]+1" office:value-type="date" office:date-value="2017-06-14" calcext:value-type="date">
            <text:p>Wed 2017-06-14</text:p>
          </table:table-cell>
          <table:table-cell table:style-name="ce17" table:formula="of:=[.HS1]+1" office:value-type="date" office:date-value="2017-06-13" calcext:value-type="date">
            <text:p>Tue 2017-06-13</text:p>
          </table:table-cell>
          <table:table-cell table:style-name="ce17" table:formula="of:=[.HT1]+1" office:value-type="date" office:date-value="2017-06-12" calcext:value-type="date">
            <text:p>Mon 2017-06-12</text:p>
          </table:table-cell>
          <table:table-cell table:style-name="ce17" table:formula="of:=[.HU1]+1" office:value-type="date" office:date-value="2017-06-11" calcext:value-type="date">
            <text:p>Sun 2017-06-11</text:p>
          </table:table-cell>
          <table:table-cell table:style-name="ce17" table:formula="of:=[.HV1]+1" office:value-type="date" office:date-value="2017-06-10" calcext:value-type="date">
            <text:p>Sat 2017-06-10</text:p>
          </table:table-cell>
          <table:table-cell table:style-name="ce17" table:formula="of:=[.HW1]+1" office:value-type="date" office:date-value="2017-06-09" calcext:value-type="date">
            <text:p>Fri 2017-06-09</text:p>
          </table:table-cell>
          <table:table-cell table:style-name="ce17" table:formula="of:=[.HX1]+1" office:value-type="date" office:date-value="2017-06-08" calcext:value-type="date">
            <text:p>Thu 2017-06-08</text:p>
          </table:table-cell>
          <table:table-cell table:style-name="ce17" table:formula="of:=[.HY1]+1" office:value-type="date" office:date-value="2017-06-07" calcext:value-type="date">
            <text:p>Wed 2017-06-07</text:p>
          </table:table-cell>
          <table:table-cell table:style-name="ce17" table:formula="of:=[.HZ1]+1" office:value-type="date" office:date-value="2017-06-06" calcext:value-type="date">
            <text:p>Tue 2017-06-06</text:p>
          </table:table-cell>
          <table:table-cell table:style-name="ce17" table:formula="of:=[.IA1]+1" office:value-type="date" office:date-value="2017-06-05" calcext:value-type="date">
            <text:p>Mon 2017-06-05</text:p>
          </table:table-cell>
          <table:table-cell table:style-name="ce17" table:formula="of:=[.IB1]+1" office:value-type="date" office:date-value="2017-06-04" calcext:value-type="date">
            <text:p>Sun 2017-06-04</text:p>
          </table:table-cell>
          <table:table-cell table:style-name="ce17" table:formula="of:=[.IC1]+1" office:value-type="date" office:date-value="2017-06-03" calcext:value-type="date">
            <text:p>Sat 2017-06-03</text:p>
          </table:table-cell>
          <table:table-cell table:style-name="ce17" table:formula="of:=[.ID1]+1" office:value-type="date" office:date-value="2017-06-02" calcext:value-type="date">
            <text:p>Fri 2017-06-02</text:p>
          </table:table-cell>
          <table:table-cell table:style-name="ce17" table:formula="of:=[.IE1]+1" office:value-type="date" office:date-value="2017-06-01" calcext:value-type="date">
            <text:p>Thu 2017-06-01</text:p>
          </table:table-cell>
          <table:table-cell table:style-name="ce17" table:formula="of:=[.IF1]+1" office:value-type="date" office:date-value="2017-05-31" calcext:value-type="date">
            <text:p>Wed 2017-05-31</text:p>
          </table:table-cell>
          <table:table-cell table:style-name="ce17" table:formula="of:=[.IG1]+1" office:value-type="date" office:date-value="2017-05-30" calcext:value-type="date">
            <text:p>Tue 2017-05-30</text:p>
          </table:table-cell>
          <table:table-cell table:style-name="ce17" table:formula="of:=[.IH1]+1" office:value-type="date" office:date-value="2017-05-29" calcext:value-type="date">
            <text:p>Mon 2017-05-29</text:p>
          </table:table-cell>
          <table:table-cell table:style-name="ce17" table:formula="of:=[.II1]+1" office:value-type="date" office:date-value="2017-05-28" calcext:value-type="date">
            <text:p>Sun 2017-05-28</text:p>
          </table:table-cell>
          <table:table-cell table:style-name="ce17" table:formula="of:=[.IJ1]+1" office:value-type="date" office:date-value="2017-05-27" calcext:value-type="date">
            <text:p>Sat 2017-05-27</text:p>
          </table:table-cell>
          <table:table-cell table:style-name="ce17" table:formula="of:=[.IK1]+1" office:value-type="date" office:date-value="2017-05-26" calcext:value-type="date">
            <text:p>Fri 2017-05-26</text:p>
          </table:table-cell>
          <table:table-cell table:style-name="ce17" table:formula="of:=[.IL1]+1" office:value-type="date" office:date-value="2017-05-25" calcext:value-type="date">
            <text:p>Thu 2017-05-25</text:p>
          </table:table-cell>
          <table:table-cell table:style-name="ce17" table:formula="of:=[.IM1]+1" office:value-type="date" office:date-value="2017-05-24" calcext:value-type="date">
            <text:p>Wed 2017-05-24</text:p>
          </table:table-cell>
          <table:table-cell table:style-name="ce17" table:formula="of:=[.IN1]+1" office:value-type="date" office:date-value="2017-05-23" calcext:value-type="date">
            <text:p>Tue 2017-05-23</text:p>
          </table:table-cell>
          <table:table-cell table:style-name="ce17" table:formula="of:=[.IO1]+1" office:value-type="date" office:date-value="2017-05-22" calcext:value-type="date">
            <text:p>Mon 2017-05-22</text:p>
          </table:table-cell>
          <table:table-cell table:style-name="ce17" table:formula="of:=[.IP1]+1" office:value-type="date" office:date-value="2017-05-21" calcext:value-type="date">
            <text:p>Sun 2017-05-21</text:p>
          </table:table-cell>
          <table:table-cell table:style-name="ce17" table:formula="of:=[.IQ1]+1" office:value-type="date" office:date-value="2017-05-20" calcext:value-type="date">
            <text:p>Sat 2017-05-20</text:p>
          </table:table-cell>
          <table:table-cell table:style-name="ce17" table:formula="of:=[.IR1]+1" office:value-type="date" office:date-value="2017-05-19" calcext:value-type="date">
            <text:p>Fri 2017-05-19</text:p>
          </table:table-cell>
          <table:table-cell table:style-name="ce17" table:formula="of:=[.IS1]+1" office:value-type="date" office:date-value="2017-05-18" calcext:value-type="date">
            <text:p>Thu 2017-05-18</text:p>
          </table:table-cell>
          <table:table-cell table:style-name="ce17" table:formula="of:=[.IT1]+1" office:value-type="date" office:date-value="2017-05-17" calcext:value-type="date">
            <text:p>Wed 2017-05-17</text:p>
          </table:table-cell>
          <table:table-cell table:style-name="ce17" table:formula="of:=[.IU1]+1" office:value-type="date" office:date-value="2017-05-16" calcext:value-type="date">
            <text:p>Tue 2017-05-16</text:p>
          </table:table-cell>
          <table:table-cell table:style-name="ce17" table:formula="of:=[.IV1]+1" office:value-type="date" office:date-value="2017-05-15" calcext:value-type="date">
            <text:p>Mon 2017-05-15</text:p>
          </table:table-cell>
          <table:table-cell table:style-name="ce17" table:formula="of:=[.IW1]+1" office:value-type="date" office:date-value="2017-05-14" calcext:value-type="date">
            <text:p>Sun 2017-05-14</text:p>
          </table:table-cell>
          <table:table-cell table:style-name="ce17" table:formula="of:=[.IX1]+1" office:value-type="date" office:date-value="2017-05-13" calcext:value-type="date">
            <text:p>Sat 2017-05-13</text:p>
          </table:table-cell>
          <table:table-cell table:style-name="ce17" table:formula="of:=[.IY1]+1" office:value-type="date" office:date-value="2017-05-12" calcext:value-type="date">
            <text:p>Fri 2017-05-12</text:p>
          </table:table-cell>
          <table:table-cell table:style-name="ce17" table:formula="of:=[.IZ1]+1" office:value-type="date" office:date-value="2017-05-11" calcext:value-type="date">
            <text:p>Thu 2017-05-11</text:p>
          </table:table-cell>
          <table:table-cell table:style-name="ce17" table:formula="of:=[.JA1]+1" office:value-type="date" office:date-value="2017-05-10" calcext:value-type="date">
            <text:p>Wed 2017-05-10</text:p>
          </table:table-cell>
          <table:table-cell table:style-name="ce17" table:formula="of:=[.JB1]+1" office:value-type="date" office:date-value="2017-05-09" calcext:value-type="date">
            <text:p>Tue 2017-05-09</text:p>
          </table:table-cell>
          <table:table-cell table:style-name="ce17" table:formula="of:=[.JC1]+1" office:value-type="date" office:date-value="2017-05-08" calcext:value-type="date">
            <text:p>Mon 2017-05-08</text:p>
          </table:table-cell>
          <table:table-cell table:style-name="ce17" table:formula="of:=[.JD1]+1" office:value-type="date" office:date-value="2017-05-07" calcext:value-type="date">
            <text:p>Sun 2017-05-07</text:p>
          </table:table-cell>
          <table:table-cell table:style-name="ce17" table:formula="of:=[.JE1]+1" office:value-type="date" office:date-value="2017-05-06" calcext:value-type="date">
            <text:p>Sat 2017-05-06</text:p>
          </table:table-cell>
          <table:table-cell table:style-name="ce17" table:formula="of:=[.JF1]+1" office:value-type="date" office:date-value="2017-05-05" calcext:value-type="date">
            <text:p>Fri 2017-05-05</text:p>
          </table:table-cell>
          <table:table-cell table:style-name="ce17" table:formula="of:=[.JG1]+1" office:value-type="date" office:date-value="2017-05-04" calcext:value-type="date">
            <text:p>Thu 2017-05-04</text:p>
          </table:table-cell>
          <table:table-cell table:style-name="ce17" table:formula="of:=[.JH1]+1" office:value-type="date" office:date-value="2017-05-03" calcext:value-type="date">
            <text:p>Wed 2017-05-03</text:p>
          </table:table-cell>
          <table:table-cell table:style-name="ce17" table:formula="of:=[.JI1]+1" office:value-type="date" office:date-value="2017-05-02" calcext:value-type="date">
            <text:p>Tue 2017-05-02</text:p>
          </table:table-cell>
          <table:table-cell table:style-name="ce17" table:formula="of:=[.JJ1]+1" office:value-type="date" office:date-value="2017-05-01" calcext:value-type="date">
            <text:p>Mon 2017-05-01</text:p>
          </table:table-cell>
          <table:table-cell table:style-name="ce17" table:formula="of:=[.JK1]+1" office:value-type="date" office:date-value="2017-04-30" calcext:value-type="date">
            <text:p>Sun 2017-04-30</text:p>
          </table:table-cell>
          <table:table-cell table:style-name="ce17" table:formula="of:=[.JL1]+1" office:value-type="date" office:date-value="2017-04-29" calcext:value-type="date">
            <text:p>Sat 2017-04-29</text:p>
          </table:table-cell>
          <table:table-cell table:style-name="ce17" table:formula="of:=[.JM1]+1" office:value-type="date" office:date-value="2017-04-28" calcext:value-type="date">
            <text:p>Fri 2017-04-28</text:p>
          </table:table-cell>
          <table:table-cell table:style-name="ce17" table:formula="of:=[.JN1]+1" office:value-type="date" office:date-value="2017-04-27" calcext:value-type="date">
            <text:p>Thu 2017-04-27</text:p>
          </table:table-cell>
          <table:table-cell table:style-name="ce17" table:formula="of:=[.JO1]+1" office:value-type="date" office:date-value="2017-04-26" calcext:value-type="date">
            <text:p>Wed 2017-04-26</text:p>
          </table:table-cell>
          <table:table-cell table:style-name="ce17" table:formula="of:=[.JP1]+1" office:value-type="date" office:date-value="2017-04-25" calcext:value-type="date">
            <text:p>Tue 2017-04-25</text:p>
          </table:table-cell>
          <table:table-cell table:style-name="ce17" table:formula="of:=[.JQ1]+1" office:value-type="date" office:date-value="2017-04-24" calcext:value-type="date">
            <text:p>Mon 2017-04-24</text:p>
          </table:table-cell>
          <table:table-cell table:style-name="ce17" table:formula="of:=[.JR1]+1" office:value-type="date" office:date-value="2017-04-23" calcext:value-type="date">
            <text:p>Sun 2017-04-23</text:p>
          </table:table-cell>
          <table:table-cell table:style-name="ce17" table:formula="of:=[.JS1]+1" office:value-type="date" office:date-value="2017-04-22" calcext:value-type="date">
            <text:p>Sat 2017-04-22</text:p>
          </table:table-cell>
          <table:table-cell table:style-name="ce17" table:formula="of:=[.JT1]+1" office:value-type="date" office:date-value="2017-04-21" calcext:value-type="date">
            <text:p>Fri 2017-04-21</text:p>
          </table:table-cell>
          <table:table-cell table:style-name="ce17" table:formula="of:=[.JU1]+1" office:value-type="date" office:date-value="2017-04-20" calcext:value-type="date">
            <text:p>Thu 2017-04-20</text:p>
          </table:table-cell>
          <table:table-cell table:style-name="ce17" table:formula="of:=[.JV1]+1" office:value-type="date" office:date-value="2017-04-19" calcext:value-type="date">
            <text:p>Wed 2017-04-19</text:p>
          </table:table-cell>
          <table:table-cell table:style-name="ce17" table:formula="of:=[.JW1]+1" office:value-type="date" office:date-value="2017-04-18" calcext:value-type="date">
            <text:p>Tue 2017-04-18</text:p>
          </table:table-cell>
          <table:table-cell table:style-name="ce17" table:formula="of:=[.JX1]+1" office:value-type="date" office:date-value="2017-04-17" calcext:value-type="date">
            <text:p>Mon 2017-04-17</text:p>
          </table:table-cell>
          <table:table-cell table:style-name="ce17" table:formula="of:=[.JY1]+1" office:value-type="date" office:date-value="2017-04-16" calcext:value-type="date">
            <text:p>Sun 2017-04-16</text:p>
          </table:table-cell>
          <table:table-cell table:style-name="ce17" table:formula="of:=[.JZ1]+1" office:value-type="date" office:date-value="2017-04-15" calcext:value-type="date">
            <text:p>Sat 2017-04-15</text:p>
          </table:table-cell>
          <table:table-cell table:style-name="ce17" table:formula="of:=[.KA1]+1" office:value-type="date" office:date-value="2017-04-14" calcext:value-type="date">
            <text:p>Fri 2017-04-14</text:p>
          </table:table-cell>
          <table:table-cell table:style-name="ce17" table:formula="of:=[.KB1]+1" office:value-type="date" office:date-value="2017-04-13" calcext:value-type="date">
            <text:p>Thu 2017-04-13</text:p>
          </table:table-cell>
          <table:table-cell table:style-name="ce17" table:formula="of:=[.KC1]+1" office:value-type="date" office:date-value="2017-04-12" calcext:value-type="date">
            <text:p>Wed 2017-04-12</text:p>
          </table:table-cell>
          <table:table-cell table:style-name="ce17" table:formula="of:=[.KD1]+1" office:value-type="date" office:date-value="2017-04-11" calcext:value-type="date">
            <text:p>Tue 2017-04-11</text:p>
          </table:table-cell>
          <table:table-cell table:style-name="ce17" table:formula="of:=[.KE1]+1" office:value-type="date" office:date-value="2017-04-10" calcext:value-type="date">
            <text:p>Mon 2017-04-10</text:p>
          </table:table-cell>
          <table:table-cell table:style-name="ce17" table:formula="of:=[.KF1]+1" office:value-type="date" office:date-value="2017-04-09" calcext:value-type="date">
            <text:p>Sun 2017-04-09</text:p>
          </table:table-cell>
          <table:table-cell table:style-name="ce17" table:formula="of:=[.KG1]+1" office:value-type="date" office:date-value="2017-04-08" calcext:value-type="date">
            <text:p>Sat 2017-04-08</text:p>
          </table:table-cell>
          <table:table-cell table:style-name="ce17" table:formula="of:=[.KH1]+1" office:value-type="date" office:date-value="2017-04-07" calcext:value-type="date">
            <text:p>Fri 2017-04-07</text:p>
          </table:table-cell>
          <table:table-cell table:style-name="ce17" table:formula="of:=[.KI1]+1" office:value-type="date" office:date-value="2017-04-06" calcext:value-type="date">
            <text:p>Thu 2017-04-06</text:p>
          </table:table-cell>
          <table:table-cell table:style-name="ce17" table:formula="of:=[.KJ1]+1" office:value-type="date" office:date-value="2017-04-05" calcext:value-type="date">
            <text:p>Wed 2017-04-05</text:p>
          </table:table-cell>
          <table:table-cell table:style-name="ce17" table:formula="of:=[.KK1]+1" office:value-type="date" office:date-value="2017-04-04" calcext:value-type="date">
            <text:p>Tue 2017-04-04</text:p>
          </table:table-cell>
          <table:table-cell table:style-name="ce17" table:formula="of:=[.KL1]+1" office:value-type="date" office:date-value="2017-04-03" calcext:value-type="date">
            <text:p>Mon 2017-04-03</text:p>
          </table:table-cell>
          <table:table-cell table:style-name="ce17" table:formula="of:=[.KM1]+1" office:value-type="date" office:date-value="2017-04-02" calcext:value-type="date">
            <text:p>Sun 2017-04-02</text:p>
          </table:table-cell>
          <table:table-cell table:style-name="ce17" table:formula="of:=[.KN1]+1" office:value-type="date" office:date-value="2017-04-01" calcext:value-type="date">
            <text:p>Sat 2017-04-01</text:p>
          </table:table-cell>
          <table:table-cell table:style-name="ce17" table:formula="of:=[.KO1]+1" office:value-type="date" office:date-value="2017-03-31" calcext:value-type="date">
            <text:p>Fri 2017-03-31</text:p>
          </table:table-cell>
          <table:table-cell table:style-name="ce17" table:formula="of:=[.KP1]+1" office:value-type="date" office:date-value="2017-03-30" calcext:value-type="date">
            <text:p>Thu 2017-03-30</text:p>
          </table:table-cell>
          <table:table-cell table:style-name="ce17" table:formula="of:=[.KQ1]+1" office:value-type="date" office:date-value="2017-03-29" calcext:value-type="date">
            <text:p>Wed 2017-03-29</text:p>
          </table:table-cell>
          <table:table-cell table:style-name="ce17" table:formula="of:=[.KR1]+1" office:value-type="date" office:date-value="2017-03-28" calcext:value-type="date">
            <text:p>Tue 2017-03-28</text:p>
          </table:table-cell>
          <table:table-cell table:style-name="ce17" table:formula="of:=[.KS1]+1" office:value-type="date" office:date-value="2017-03-27" calcext:value-type="date">
            <text:p>Mon 2017-03-27</text:p>
          </table:table-cell>
          <table:table-cell table:style-name="ce17" table:formula="of:=[.KT1]+1" office:value-type="date" office:date-value="2017-03-26" calcext:value-type="date">
            <text:p>Sun 2017-03-26</text:p>
          </table:table-cell>
          <table:table-cell table:style-name="ce17" table:formula="of:=[.KU1]+1" office:value-type="date" office:date-value="2017-03-25" calcext:value-type="date">
            <text:p>Sat 2017-03-25</text:p>
          </table:table-cell>
          <table:table-cell table:style-name="ce17" table:formula="of:=[.KV1]+1" office:value-type="date" office:date-value="2017-03-24" calcext:value-type="date">
            <text:p>Fri 2017-03-24</text:p>
          </table:table-cell>
          <table:table-cell table:style-name="ce17" table:formula="of:=[.KW1]+1" office:value-type="date" office:date-value="2017-03-23" calcext:value-type="date">
            <text:p>Thu 2017-03-23</text:p>
          </table:table-cell>
          <table:table-cell table:style-name="ce17" table:formula="of:=[.KX1]+1" office:value-type="date" office:date-value="2017-03-22" calcext:value-type="date">
            <text:p>Wed 2017-03-22</text:p>
          </table:table-cell>
          <table:table-cell table:style-name="ce17" table:formula="of:=[.KY1]+1" office:value-type="date" office:date-value="2017-03-21" calcext:value-type="date">
            <text:p>Tue 2017-03-21</text:p>
          </table:table-cell>
          <table:table-cell table:style-name="ce17" table:formula="of:=[.KZ1]+1" office:value-type="date" office:date-value="2017-03-20" calcext:value-type="date">
            <text:p>Mon 2017-03-20</text:p>
          </table:table-cell>
          <table:table-cell table:style-name="ce17" table:formula="of:=[.LA1]+1" office:value-type="date" office:date-value="2017-03-19" calcext:value-type="date">
            <text:p>Sun 2017-03-19</text:p>
          </table:table-cell>
          <table:table-cell table:style-name="ce17" table:formula="of:=[.LB1]+1" office:value-type="date" office:date-value="2017-03-18" calcext:value-type="date">
            <text:p>Sat 2017-03-18</text:p>
          </table:table-cell>
          <table:table-cell table:style-name="ce17" table:formula="of:=[.LC1]+1" office:value-type="date" office:date-value="2017-03-17" calcext:value-type="date">
            <text:p>Fri 2017-03-17</text:p>
          </table:table-cell>
          <table:table-cell table:style-name="ce17" table:formula="of:=[.LD1]+1" office:value-type="date" office:date-value="2017-03-16" calcext:value-type="date">
            <text:p>Thu 2017-03-16</text:p>
          </table:table-cell>
          <table:table-cell table:style-name="ce17" table:formula="of:=[.LE1]+1" office:value-type="date" office:date-value="2017-03-15" calcext:value-type="date">
            <text:p>Wed 2017-03-15</text:p>
          </table:table-cell>
          <table:table-cell table:style-name="ce17" table:formula="of:=[.LF1]+1" office:value-type="date" office:date-value="2017-03-14" calcext:value-type="date">
            <text:p>Tue 2017-03-14</text:p>
          </table:table-cell>
          <table:table-cell table:style-name="ce17" table:formula="of:=[.LG1]+1" office:value-type="date" office:date-value="2017-03-13" calcext:value-type="date">
            <text:p>Mon 2017-03-13</text:p>
          </table:table-cell>
          <table:table-cell table:style-name="ce17" table:formula="of:=[.LH1]+1" office:value-type="date" office:date-value="2017-03-12" calcext:value-type="date">
            <text:p>Sun 2017-03-12</text:p>
          </table:table-cell>
          <table:table-cell table:style-name="ce17" table:formula="of:=[.LI1]+1" office:value-type="date" office:date-value="2017-03-11" calcext:value-type="date">
            <text:p>Sat 2017-03-11</text:p>
          </table:table-cell>
          <table:table-cell table:style-name="ce17" table:formula="of:=[.LJ1]+1" office:value-type="date" office:date-value="2017-03-10" calcext:value-type="date">
            <text:p>Fri 2017-03-10</text:p>
          </table:table-cell>
          <table:table-cell table:style-name="ce17" table:formula="of:=[.LK1]+1" office:value-type="date" office:date-value="2017-03-09" calcext:value-type="date">
            <text:p>Thu 2017-03-09</text:p>
          </table:table-cell>
          <table:table-cell table:style-name="ce17" table:formula="of:=[.LL1]+1" office:value-type="date" office:date-value="2017-03-08" calcext:value-type="date">
            <text:p>Wed 2017-03-08</text:p>
          </table:table-cell>
          <table:table-cell table:style-name="ce17" table:formula="of:=[.LM1]+1" office:value-type="date" office:date-value="2017-03-07" calcext:value-type="date">
            <text:p>Tue 2017-03-07</text:p>
          </table:table-cell>
          <table:table-cell table:style-name="ce17" table:formula="of:=[.LN1]+1" office:value-type="date" office:date-value="2017-03-06" calcext:value-type="date">
            <text:p>Mon 2017-03-06</text:p>
          </table:table-cell>
          <table:table-cell table:style-name="ce17" table:formula="of:=[.LO1]+1" office:value-type="date" office:date-value="2017-03-05" calcext:value-type="date">
            <text:p>Sun 2017-03-05</text:p>
          </table:table-cell>
          <table:table-cell table:style-name="ce17" table:formula="of:=[.LP1]+1" office:value-type="date" office:date-value="2017-03-04" calcext:value-type="date">
            <text:p>Sat 2017-03-04</text:p>
          </table:table-cell>
          <table:table-cell table:style-name="ce17" table:formula="of:=[.LQ1]+1" office:value-type="date" office:date-value="2017-03-03" calcext:value-type="date">
            <text:p>Fri 2017-03-03</text:p>
          </table:table-cell>
          <table:table-cell table:style-name="ce17" table:formula="of:=[.LR1]+1" office:value-type="date" office:date-value="2017-03-02" calcext:value-type="date">
            <text:p>Thu 2017-03-02</text:p>
          </table:table-cell>
          <table:table-cell table:style-name="ce17" table:formula="of:=[.LS1]+1" office:value-type="date" office:date-value="2017-03-01" calcext:value-type="date">
            <text:p>Wed 2017-03-01</text:p>
          </table:table-cell>
          <table:table-cell table:style-name="ce17" table:formula="of:=[.LT1]+1" office:value-type="date" office:date-value="2017-02-28" calcext:value-type="date">
            <text:p>Tue 2017-02-28</text:p>
          </table:table-cell>
          <table:table-cell table:style-name="ce17" table:formula="of:=[.LU1]+1" office:value-type="date" office:date-value="2017-02-27" calcext:value-type="date">
            <text:p>Mon 2017-02-27</text:p>
          </table:table-cell>
          <table:table-cell table:style-name="ce17" table:formula="of:=[.LV1]+1" office:value-type="date" office:date-value="2017-02-26" calcext:value-type="date">
            <text:p>Sun 2017-02-26</text:p>
          </table:table-cell>
          <table:table-cell table:style-name="ce17" table:formula="of:=[.LW1]+1" office:value-type="date" office:date-value="2017-02-25" calcext:value-type="date">
            <text:p>Sat 2017-02-25</text:p>
          </table:table-cell>
          <table:table-cell table:style-name="ce17" table:formula="of:=[.LX1]+1" office:value-type="date" office:date-value="2017-02-24" calcext:value-type="date">
            <text:p>Fri 2017-02-24</text:p>
          </table:table-cell>
          <table:table-cell table:style-name="ce17" table:formula="of:=[.LY1]+1" office:value-type="date" office:date-value="2017-02-23" calcext:value-type="date">
            <text:p>Thu 2017-02-23</text:p>
          </table:table-cell>
          <table:table-cell table:style-name="ce17" table:formula="of:=[.LZ1]+1" office:value-type="date" office:date-value="2017-02-22" calcext:value-type="date">
            <text:p>Wed 2017-02-22</text:p>
          </table:table-cell>
          <table:table-cell table:style-name="ce17" table:formula="of:=[.MA1]+1" office:value-type="date" office:date-value="2017-02-21" calcext:value-type="date">
            <text:p>Tue 2017-02-21</text:p>
          </table:table-cell>
          <table:table-cell table:style-name="ce17" table:formula="of:=[.MB1]+1" office:value-type="date" office:date-value="2017-02-20" calcext:value-type="date">
            <text:p>Mon 2017-02-20</text:p>
          </table:table-cell>
          <table:table-cell table:style-name="ce17" table:formula="of:=[.MC1]+1" office:value-type="date" office:date-value="2017-02-19" calcext:value-type="date">
            <text:p>Sun 2017-02-19</text:p>
          </table:table-cell>
          <table:table-cell table:style-name="ce17" table:formula="of:=[.MD1]+1" office:value-type="date" office:date-value="2017-02-18" calcext:value-type="date">
            <text:p>Sat 2017-02-18</text:p>
          </table:table-cell>
          <table:table-cell table:style-name="ce17" table:formula="of:=[.ME1]+1" office:value-type="date" office:date-value="2017-02-17" calcext:value-type="date">
            <text:p>Fri 2017-02-17</text:p>
          </table:table-cell>
          <table:table-cell table:style-name="ce17" table:formula="of:=[.MF1]+1" office:value-type="date" office:date-value="2017-02-16" calcext:value-type="date">
            <text:p>Thu 2017-02-16</text:p>
          </table:table-cell>
          <table:table-cell table:style-name="ce17" table:formula="of:=[.MG1]+1" office:value-type="date" office:date-value="2017-02-15" calcext:value-type="date">
            <text:p>Wed 2017-02-15</text:p>
          </table:table-cell>
          <table:table-cell table:style-name="ce17" table:formula="of:=[.MH1]+1" office:value-type="date" office:date-value="2017-02-14" calcext:value-type="date">
            <text:p>Tue 2017-02-14</text:p>
          </table:table-cell>
          <table:table-cell table:style-name="ce17" table:formula="of:=[.MI1]+1" office:value-type="date" office:date-value="2017-02-13" calcext:value-type="date">
            <text:p>Mon 2017-02-13</text:p>
          </table:table-cell>
          <table:table-cell table:style-name="ce17" table:formula="of:=[.MJ1]+1" office:value-type="date" office:date-value="2017-02-12" calcext:value-type="date">
            <text:p>Sun 2017-02-12</text:p>
          </table:table-cell>
          <table:table-cell table:style-name="ce17" table:formula="of:=[.MK1]+1" office:value-type="date" office:date-value="2017-02-11" calcext:value-type="date">
            <text:p>Sat 2017-02-11</text:p>
          </table:table-cell>
          <table:table-cell table:style-name="ce17" table:formula="of:=[.ML1]+1" office:value-type="date" office:date-value="2017-02-10" calcext:value-type="date">
            <text:p>Fri 2017-02-10</text:p>
          </table:table-cell>
          <table:table-cell table:style-name="ce17" table:formula="of:=[.MM1]+1" office:value-type="date" office:date-value="2017-02-09" calcext:value-type="date">
            <text:p>Thu 2017-02-09</text:p>
          </table:table-cell>
          <table:table-cell table:style-name="ce17" table:formula="of:=[.MN1]+1" office:value-type="date" office:date-value="2017-02-08" calcext:value-type="date">
            <text:p>Wed 2017-02-08</text:p>
          </table:table-cell>
          <table:table-cell table:style-name="ce17" table:formula="of:=[.MO1]+1" office:value-type="date" office:date-value="2017-02-07" calcext:value-type="date">
            <text:p>Tue 2017-02-07</text:p>
          </table:table-cell>
          <table:table-cell table:style-name="ce17" table:formula="of:=[.MP1]+1" office:value-type="date" office:date-value="2017-02-06" calcext:value-type="date">
            <text:p>Mon 2017-02-06</text:p>
          </table:table-cell>
          <table:table-cell table:style-name="ce17" table:formula="of:=[.MQ1]+1" office:value-type="date" office:date-value="2017-02-05" calcext:value-type="date">
            <text:p>Sun 2017-02-05</text:p>
          </table:table-cell>
          <table:table-cell table:style-name="ce17" table:formula="of:=[.MR1]+1" office:value-type="date" office:date-value="2017-02-04" calcext:value-type="date">
            <text:p>Sat 2017-02-04</text:p>
          </table:table-cell>
          <table:table-cell table:style-name="ce17" table:formula="of:=[.MS1]+1" office:value-type="date" office:date-value="2017-02-03" calcext:value-type="date">
            <text:p>Fri 2017-02-03</text:p>
          </table:table-cell>
          <table:table-cell table:style-name="ce17" table:formula="of:=[.MT1]+1" office:value-type="date" office:date-value="2017-02-02" calcext:value-type="date">
            <text:p>Thu 2017-02-02</text:p>
          </table:table-cell>
          <table:table-cell table:style-name="ce17" table:formula="of:=[.MU1]+1" office:value-type="date" office:date-value="2017-02-01" calcext:value-type="date">
            <text:p>Wed 2017-02-01</text:p>
          </table:table-cell>
          <table:table-cell table:style-name="ce17" table:formula="of:=[.MV1]+1" office:value-type="date" office:date-value="2017-01-31" calcext:value-type="date">
            <text:p>Tue 2017-01-31</text:p>
          </table:table-cell>
          <table:table-cell table:style-name="ce17" table:formula="of:=[.MW1]+1" office:value-type="date" office:date-value="2017-01-30" calcext:value-type="date">
            <text:p>Mon 2017-01-30</text:p>
          </table:table-cell>
          <table:table-cell table:style-name="ce17" table:formula="of:=[.MX1]+1" office:value-type="date" office:date-value="2017-01-29" calcext:value-type="date">
            <text:p>Sun 2017-01-29</text:p>
          </table:table-cell>
          <table:table-cell table:style-name="ce17" table:formula="of:=[.MY1]+1" office:value-type="date" office:date-value="2017-01-28" calcext:value-type="date">
            <text:p>Sat 2017-01-28</text:p>
          </table:table-cell>
          <table:table-cell table:style-name="ce17" table:formula="of:=[.MZ1]+1" office:value-type="date" office:date-value="2017-01-27" calcext:value-type="date">
            <text:p>Fri 2017-01-27</text:p>
          </table:table-cell>
          <table:table-cell table:style-name="ce17" table:formula="of:=[.NA1]+1" office:value-type="date" office:date-value="2017-01-26" calcext:value-type="date">
            <text:p>Thu 2017-01-26</text:p>
          </table:table-cell>
          <table:table-cell table:style-name="ce17" table:formula="of:=[.NB1]+1" office:value-type="date" office:date-value="2017-01-25" calcext:value-type="date">
            <text:p>Wed 2017-01-25</text:p>
          </table:table-cell>
          <table:table-cell table:style-name="ce17" table:formula="of:=[.NC1]+1" office:value-type="date" office:date-value="2017-01-24" calcext:value-type="date">
            <text:p>Tue 2017-01-24</text:p>
          </table:table-cell>
          <table:table-cell table:style-name="ce17" table:formula="of:=[.ND1]+1" office:value-type="date" office:date-value="2017-01-23" calcext:value-type="date">
            <text:p>Mon 2017-01-23</text:p>
          </table:table-cell>
          <table:table-cell table:style-name="ce17" table:formula="of:=[.NE1]+1" office:value-type="date" office:date-value="2017-01-22" calcext:value-type="date">
            <text:p>Sun 2017-01-22</text:p>
          </table:table-cell>
          <table:table-cell table:style-name="ce17" table:formula="of:=[.NF1]+1" office:value-type="date" office:date-value="2017-01-21" calcext:value-type="date">
            <text:p>Sat 2017-01-21</text:p>
          </table:table-cell>
          <table:table-cell table:style-name="ce17" table:formula="of:=[.NG1]+1" office:value-type="date" office:date-value="2017-01-20" calcext:value-type="date">
            <text:p>Fri 2017-01-20</text:p>
          </table:table-cell>
          <table:table-cell table:style-name="ce17" table:formula="of:=[.NH1]+1" office:value-type="date" office:date-value="2017-01-19" calcext:value-type="date">
            <text:p>Thu 2017-01-19</text:p>
          </table:table-cell>
          <table:table-cell table:style-name="ce17" table:formula="of:=[.NI1]+1" office:value-type="date" office:date-value="2017-01-18" calcext:value-type="date">
            <text:p>Wed 2017-01-18</text:p>
          </table:table-cell>
          <table:table-cell table:style-name="ce17" table:formula="of:=[.NJ1]+1" office:value-type="date" office:date-value="2017-01-17" calcext:value-type="date">
            <text:p>Tue 2017-01-17</text:p>
          </table:table-cell>
          <table:table-cell table:style-name="ce17" table:formula="of:=[.NK1]+1" office:value-type="date" office:date-value="2017-01-16" calcext:value-type="date">
            <text:p>Mon 2017-01-16</text:p>
          </table:table-cell>
          <table:table-cell table:style-name="ce17" table:formula="of:=[.NL1]+1" office:value-type="date" office:date-value="2017-01-15" calcext:value-type="date">
            <text:p>Sun 2017-01-15</text:p>
          </table:table-cell>
          <table:table-cell table:style-name="ce17" table:formula="of:=[.NM1]+1" office:value-type="date" office:date-value="2017-01-14" calcext:value-type="date">
            <text:p>Sat 2017-01-14</text:p>
          </table:table-cell>
          <table:table-cell table:style-name="ce17" table:formula="of:=[.NN1]+1" office:value-type="date" office:date-value="2017-01-13" calcext:value-type="date">
            <text:p>Fri 2017-01-13</text:p>
          </table:table-cell>
          <table:table-cell table:style-name="ce17" table:formula="of:=[.NO1]+1" office:value-type="date" office:date-value="2017-01-12" calcext:value-type="date">
            <text:p>Thu 2017-01-12</text:p>
          </table:table-cell>
          <table:table-cell table:style-name="ce17" table:formula="of:=[.NP1]+1" office:value-type="date" office:date-value="2017-01-11" calcext:value-type="date">
            <text:p>Wed 2017-01-11</text:p>
          </table:table-cell>
          <table:table-cell table:style-name="ce17" table:formula="of:=[.NQ1]+1" office:value-type="date" office:date-value="2017-01-10" calcext:value-type="date">
            <text:p>Tue 2017-01-10</text:p>
          </table:table-cell>
          <table:table-cell table:style-name="ce17" table:formula="of:=[.NR1]+1" office:value-type="date" office:date-value="2017-01-09" calcext:value-type="date">
            <text:p>Mon 2017-01-09</text:p>
          </table:table-cell>
          <table:table-cell table:style-name="ce17" table:formula="of:=[.NS1]+1" office:value-type="date" office:date-value="2017-01-08" calcext:value-type="date">
            <text:p>Sun 2017-01-08</text:p>
          </table:table-cell>
          <table:table-cell table:style-name="ce17" table:formula="of:=[.NT1]+1" office:value-type="date" office:date-value="2017-01-07" calcext:value-type="date">
            <text:p>Sat 2017-01-07</text:p>
          </table:table-cell>
          <table:table-cell table:style-name="ce17" table:formula="of:=[.NU1]+1" office:value-type="date" office:date-value="2017-01-06" calcext:value-type="date">
            <text:p>Fri 2017-01-06</text:p>
          </table:table-cell>
          <table:table-cell table:style-name="ce17" table:formula="of:=[.NV1]+1" office:value-type="date" office:date-value="2017-01-05" calcext:value-type="date">
            <text:p>Thu 2017-01-05</text:p>
          </table:table-cell>
          <table:table-cell table:style-name="ce17" table:formula="of:=[.NW1]+1" office:value-type="date" office:date-value="2017-01-04" calcext:value-type="date">
            <text:p>Wed 2017-01-04</text:p>
          </table:table-cell>
          <table:table-cell table:style-name="ce17" table:formula="of:=[.NX1]+1" office:value-type="date" office:date-value="2017-01-03" calcext:value-type="date">
            <text:p>Tue 2017-01-03</text:p>
          </table:table-cell>
          <table:table-cell table:style-name="ce17" table:formula="of:=[.NY1]+1" office:value-type="date" office:date-value="2017-01-02" calcext:value-type="date">
            <text:p>Mon 2017-01-02</text:p>
          </table:table-cell>
          <table:table-cell table:style-name="ce17" table:formula="of:=[.NZ1]+1" office:value-type="date" office:date-value="2017-01-01" calcext:value-type="date">
            <text:p>Sun 2017-01-01</text:p>
          </table:table-cell>
          <table:table-cell table:style-name="ce17" table:formula="of:=[.OA1]+1" office:value-type="date" office:date-value="2016-12-31" calcext:value-type="date">
            <text:p>Sat 2016-12-31</text:p>
          </table:table-cell>
          <table:table-cell table:style-name="ce17" table:formula="of:=[.OB1]+1" office:value-type="date" office:date-value="2016-12-30" calcext:value-type="date">
            <text:p>Fri 2016-12-30</text:p>
          </table:table-cell>
          <table:table-cell table:style-name="ce17" table:formula="of:=[.OC1]+1" office:value-type="date" office:date-value="2016-12-29" calcext:value-type="date">
            <text:p>Thu 2016-12-29</text:p>
          </table:table-cell>
          <table:table-cell table:style-name="ce17" table:formula="of:=[.OD1]+8" office:value-type="date" office:date-value="2016-12-28" calcext:value-type="date">
            <text:p>Wed 2016-12-28</text:p>
          </table:table-cell>
          <table:table-cell table:style-name="ce17" table:formula="of:=[.OE1]+1" office:value-type="date" office:date-value="2016-12-20" calcext:value-type="date">
            <text:p>Tue 2016-12-20</text:p>
          </table:table-cell>
          <table:table-cell table:style-name="ce17" table:formula="of:=[.OF1]+1" office:value-type="date" office:date-value="2016-12-19" calcext:value-type="date">
            <text:p>Mon 2016-12-19</text:p>
          </table:table-cell>
          <table:table-cell table:style-name="ce17" table:formula="of:=[.OG1]+1" office:value-type="date" office:date-value="2016-12-18" calcext:value-type="date">
            <text:p>Sun 2016-12-18</text:p>
          </table:table-cell>
          <table:table-cell table:style-name="ce17" table:formula="of:=[.OH1]+1" office:value-type="date" office:date-value="2016-12-17" calcext:value-type="date">
            <text:p>Sat 2016-12-17</text:p>
          </table:table-cell>
          <table:table-cell table:style-name="ce17" table:formula="of:=[.OI1]+1" office:value-type="date" office:date-value="2016-12-16" calcext:value-type="date">
            <text:p>Fri 2016-12-16</text:p>
          </table:table-cell>
          <table:table-cell table:style-name="ce17" table:formula="of:=[.OJ1]+1" office:value-type="date" office:date-value="2016-12-15" calcext:value-type="date">
            <text:p>Thu 2016-12-15</text:p>
          </table:table-cell>
          <table:table-cell table:style-name="ce17" table:formula="of:=[.OK1]+1" office:value-type="date" office:date-value="2016-12-14" calcext:value-type="date">
            <text:p>Wed 2016-12-14</text:p>
          </table:table-cell>
          <table:table-cell table:style-name="ce17" table:formula="of:=[.OL1]+1" office:value-type="date" office:date-value="2016-12-13" calcext:value-type="date">
            <text:p>Tue 2016-12-13</text:p>
          </table:table-cell>
          <table:table-cell table:style-name="ce17" table:formula="of:=[.OM1]+1" office:value-type="date" office:date-value="2016-12-12" calcext:value-type="date">
            <text:p>Mon 2016-12-12</text:p>
          </table:table-cell>
          <table:table-cell table:style-name="ce17" table:formula="of:=[.ON1]+1" office:value-type="date" office:date-value="2016-12-11" calcext:value-type="date">
            <text:p>Sun 2016-12-11</text:p>
          </table:table-cell>
          <table:table-cell table:style-name="ce17" table:formula="of:=[.OO1]+1" office:value-type="date" office:date-value="2016-12-10" calcext:value-type="date">
            <text:p>Sat 2016-12-10</text:p>
          </table:table-cell>
          <table:table-cell table:style-name="ce17" table:formula="of:=[.OP1]+1" office:value-type="date" office:date-value="2016-12-09" calcext:value-type="date">
            <text:p>Fri 2016-12-09</text:p>
          </table:table-cell>
          <table:table-cell table:style-name="ce17" table:formula="of:=[.OQ1]+1" office:value-type="date" office:date-value="2016-12-08" calcext:value-type="date">
            <text:p>Thu 2016-12-08</text:p>
          </table:table-cell>
          <table:table-cell table:style-name="ce17" table:formula="of:=[.OR1]+1" office:value-type="date" office:date-value="2016-12-07" calcext:value-type="date">
            <text:p>Wed 2016-12-07</text:p>
          </table:table-cell>
          <table:table-cell table:style-name="ce17" table:formula="of:=[.OS1]+1" office:value-type="date" office:date-value="2016-12-06" calcext:value-type="date">
            <text:p>Tue 2016-12-06</text:p>
          </table:table-cell>
          <table:table-cell table:style-name="ce17" table:formula="of:=[.OT1]+1" office:value-type="date" office:date-value="2016-12-05" calcext:value-type="date">
            <text:p>Mon 2016-12-05</text:p>
          </table:table-cell>
          <table:table-cell table:style-name="ce17" table:formula="of:=[.OU1]+1" office:value-type="date" office:date-value="2016-12-04" calcext:value-type="date">
            <text:p>Sun 2016-12-04</text:p>
          </table:table-cell>
          <table:table-cell table:style-name="ce17" table:formula="of:=[.OV1]+1" office:value-type="date" office:date-value="2016-12-03" calcext:value-type="date">
            <text:p>Sat 2016-12-03</text:p>
          </table:table-cell>
          <table:table-cell table:style-name="ce17" table:formula="of:=[.OW1]+1" office:value-type="date" office:date-value="2016-12-02" calcext:value-type="date">
            <text:p>Fri 2016-12-02</text:p>
          </table:table-cell>
          <table:table-cell table:style-name="ce17" table:formula="of:=[.OX1]+1" office:value-type="date" office:date-value="2016-12-01" calcext:value-type="date">
            <text:p>Thu 2016-12-01</text:p>
          </table:table-cell>
          <table:table-cell table:style-name="ce17" table:formula="of:=[.OY1]+1" office:value-type="date" office:date-value="2016-11-30" calcext:value-type="date">
            <text:p>Wed 2016-11-30</text:p>
          </table:table-cell>
          <table:table-cell table:style-name="ce17" table:formula="of:=[.OZ1]+1" office:value-type="date" office:date-value="2016-11-29" calcext:value-type="date">
            <text:p>Tue 2016-11-29</text:p>
          </table:table-cell>
          <table:table-cell table:style-name="ce17" table:formula="of:=[.PA1]+1" office:value-type="date" office:date-value="2016-11-28" calcext:value-type="date">
            <text:p>Mon 2016-11-28</text:p>
          </table:table-cell>
          <table:table-cell table:style-name="ce17" table:formula="of:=[.PB1]+1" office:value-type="date" office:date-value="2016-11-27" calcext:value-type="date">
            <text:p>Sun 2016-11-27</text:p>
          </table:table-cell>
          <table:table-cell table:style-name="ce17" table:formula="of:=[.PC1]+1" office:value-type="date" office:date-value="2016-11-26" calcext:value-type="date">
            <text:p>Sat 2016-11-26</text:p>
          </table:table-cell>
          <table:table-cell table:style-name="ce17" table:formula="of:=[.PD1]+1" office:value-type="date" office:date-value="2016-11-25" calcext:value-type="date">
            <text:p>Fri 2016-11-25</text:p>
          </table:table-cell>
          <table:table-cell table:style-name="ce17" table:formula="of:=[.PE1]+1" office:value-type="date" office:date-value="2016-11-24" calcext:value-type="date">
            <text:p>Thu 2016-11-24</text:p>
          </table:table-cell>
          <table:table-cell table:style-name="ce17" table:formula="of:=[.PF1]+1" office:value-type="date" office:date-value="2016-11-23" calcext:value-type="date">
            <text:p>Wed 2016-11-23</text:p>
          </table:table-cell>
          <table:table-cell table:style-name="ce17" table:formula="of:=[.PG1]+1" office:value-type="date" office:date-value="2016-11-22" calcext:value-type="date">
            <text:p>Tue 2016-11-22</text:p>
          </table:table-cell>
          <table:table-cell table:style-name="ce17" table:formula="of:=[.PH1]+1" office:value-type="date" office:date-value="2016-11-21" calcext:value-type="date">
            <text:p>Mon 2016-11-21</text:p>
          </table:table-cell>
          <table:table-cell table:style-name="ce17" table:formula="of:=[.PI1]+1" office:value-type="date" office:date-value="2016-11-20" calcext:value-type="date">
            <text:p>Sun 2016-11-20</text:p>
          </table:table-cell>
          <table:table-cell table:style-name="ce17" table:formula="of:=[.PJ1]+1" office:value-type="date" office:date-value="2016-11-19" calcext:value-type="date">
            <text:p>Sat 2016-11-19</text:p>
          </table:table-cell>
          <table:table-cell table:style-name="ce17" table:formula="of:=[.PK1]+1" office:value-type="date" office:date-value="2016-11-18" calcext:value-type="date">
            <text:p>Fri 2016-11-18</text:p>
          </table:table-cell>
          <table:table-cell table:style-name="ce17" table:formula="of:=[.PL1]+1" office:value-type="date" office:date-value="2016-11-17" calcext:value-type="date">
            <text:p>Thu 2016-11-17</text:p>
          </table:table-cell>
          <table:table-cell table:style-name="ce17" table:formula="of:=[.PM1]+1" office:value-type="date" office:date-value="2016-11-16" calcext:value-type="date">
            <text:p>Wed 2016-11-16</text:p>
          </table:table-cell>
          <table:table-cell table:style-name="ce17" table:formula="of:=[.PN1]+1" office:value-type="date" office:date-value="2016-11-15" calcext:value-type="date">
            <text:p>Tue 2016-11-15</text:p>
          </table:table-cell>
          <table:table-cell table:style-name="ce17" table:formula="of:=[.PO1]+1" office:value-type="date" office:date-value="2016-11-14" calcext:value-type="date">
            <text:p>Mon 2016-11-14</text:p>
          </table:table-cell>
          <table:table-cell table:style-name="ce17" table:formula="of:=[.PP1]+1" office:value-type="date" office:date-value="2016-11-13" calcext:value-type="date">
            <text:p>Sun 2016-11-13</text:p>
          </table:table-cell>
          <table:table-cell table:style-name="ce17" table:formula="of:=[.PQ1]+1" office:value-type="date" office:date-value="2016-11-12" calcext:value-type="date">
            <text:p>Sat 2016-11-12</text:p>
          </table:table-cell>
          <table:table-cell table:style-name="ce17" table:formula="of:=[.PR1]+1" office:value-type="date" office:date-value="2016-11-11" calcext:value-type="date">
            <text:p>Fri 2016-11-11</text:p>
          </table:table-cell>
          <table:table-cell table:style-name="ce17" table:formula="of:=[.PS1]+1" office:value-type="date" office:date-value="2016-11-10" calcext:value-type="date">
            <text:p>Thu 2016-11-10</text:p>
          </table:table-cell>
          <table:table-cell table:style-name="ce17" table:formula="of:=[.PT1]+1" office:value-type="date" office:date-value="2016-11-09" calcext:value-type="date">
            <text:p>Wed 2016-11-09</text:p>
          </table:table-cell>
          <table:table-cell table:style-name="ce17" table:formula="of:=[.PU1]+1" office:value-type="date" office:date-value="2016-11-08" calcext:value-type="date">
            <text:p>Tue 2016-11-08</text:p>
          </table:table-cell>
          <table:table-cell table:style-name="ce17" table:formula="of:=[.PV1]+1" office:value-type="date" office:date-value="2016-11-07" calcext:value-type="date">
            <text:p>Mon 2016-11-07</text:p>
          </table:table-cell>
          <table:table-cell table:style-name="ce17" table:formula="of:=[.PW1]+1" office:value-type="date" office:date-value="2016-11-06" calcext:value-type="date">
            <text:p>Sun 2016-11-06</text:p>
          </table:table-cell>
          <table:table-cell table:style-name="ce17" table:formula="of:=[.PX1]+1" office:value-type="date" office:date-value="2016-11-05" calcext:value-type="date">
            <text:p>Sat 2016-11-05</text:p>
          </table:table-cell>
          <table:table-cell table:style-name="ce17" table:formula="of:=[.PY1]+1" office:value-type="date" office:date-value="2016-11-04" calcext:value-type="date">
            <text:p>Fri 2016-11-04</text:p>
          </table:table-cell>
          <table:table-cell table:style-name="ce17" table:formula="of:=[.PZ1]+1" office:value-type="date" office:date-value="2016-11-03" calcext:value-type="date">
            <text:p>Thu 2016-11-03</text:p>
          </table:table-cell>
          <table:table-cell table:style-name="ce17" table:formula="of:=[.QA1]+1" office:value-type="date" office:date-value="2016-11-02" calcext:value-type="date">
            <text:p>Wed 2016-11-02</text:p>
          </table:table-cell>
          <table:table-cell table:style-name="ce17" table:formula="of:=[.QB1]+1" office:value-type="date" office:date-value="2016-11-01" calcext:value-type="date">
            <text:p>Tue 2016-11-01</text:p>
          </table:table-cell>
          <table:table-cell table:style-name="ce17" table:formula="of:=[.QC1]+1" office:value-type="date" office:date-value="2016-10-31" calcext:value-type="date">
            <text:p>Mon 2016-10-31</text:p>
          </table:table-cell>
          <table:table-cell table:style-name="ce17" table:formula="of:=[.QD1]+1" office:value-type="date" office:date-value="2016-10-30" calcext:value-type="date">
            <text:p>Sun 2016-10-30</text:p>
          </table:table-cell>
          <table:table-cell table:style-name="ce17" table:formula="of:=[.QE1]+1" office:value-type="date" office:date-value="2016-10-29" calcext:value-type="date">
            <text:p>Sat 2016-10-29</text:p>
          </table:table-cell>
          <table:table-cell table:style-name="ce17" table:formula="of:=[.QF1]+1" office:value-type="date" office:date-value="2016-10-28" calcext:value-type="date">
            <text:p>Fri 2016-10-28</text:p>
          </table:table-cell>
          <table:table-cell table:style-name="ce17" table:formula="of:=[.QG1]+1" office:value-type="date" office:date-value="2016-10-27" calcext:value-type="date">
            <text:p>Thu 2016-10-27</text:p>
          </table:table-cell>
          <table:table-cell table:style-name="ce17" table:formula="of:=[.QH1]+1" office:value-type="date" office:date-value="2016-10-26" calcext:value-type="date">
            <text:p>Wed 2016-10-26</text:p>
          </table:table-cell>
          <table:table-cell table:style-name="ce17" table:formula="of:=[.QI1]+1" office:value-type="date" office:date-value="2016-10-25" calcext:value-type="date">
            <text:p>Tue 2016-10-25</text:p>
          </table:table-cell>
          <table:table-cell table:style-name="ce17" table:formula="of:=[.QJ1]+1" office:value-type="date" office:date-value="2016-10-24" calcext:value-type="date">
            <text:p>Mon 2016-10-24</text:p>
          </table:table-cell>
          <table:table-cell table:style-name="ce17" table:formula="of:=[.QK1]+1" office:value-type="date" office:date-value="2016-10-23" calcext:value-type="date">
            <text:p>Sun 2016-10-23</text:p>
          </table:table-cell>
          <table:table-cell table:style-name="ce17" table:formula="of:=[.QL1]+1" office:value-type="date" office:date-value="2016-10-22" calcext:value-type="date">
            <text:p>Sat 2016-10-22</text:p>
          </table:table-cell>
          <table:table-cell table:style-name="ce17" table:formula="of:=[.QM1]+1" office:value-type="date" office:date-value="2016-10-21" calcext:value-type="date">
            <text:p>Fri 2016-10-21</text:p>
          </table:table-cell>
          <table:table-cell table:style-name="ce17" table:formula="of:=[.QN1]+1" office:value-type="date" office:date-value="2016-10-20" calcext:value-type="date">
            <text:p>Thu 2016-10-20</text:p>
          </table:table-cell>
          <table:table-cell table:style-name="ce17" table:formula="of:=[.QO1]+1" office:value-type="date" office:date-value="2016-10-19" calcext:value-type="date">
            <text:p>Wed 2016-10-19</text:p>
          </table:table-cell>
          <table:table-cell table:style-name="ce17" table:formula="of:=[.QP1]+1" office:value-type="date" office:date-value="2016-10-18" calcext:value-type="date">
            <text:p>Tue 2016-10-18</text:p>
          </table:table-cell>
          <table:table-cell table:style-name="ce17" table:formula="of:=[.QQ1]+1" office:value-type="date" office:date-value="2016-10-17" calcext:value-type="date">
            <text:p>Mon 2016-10-17</text:p>
          </table:table-cell>
          <table:table-cell table:style-name="ce17" table:formula="of:=[.QR1]+1" office:value-type="date" office:date-value="2016-10-16" calcext:value-type="date">
            <text:p>Sun 2016-10-16</text:p>
          </table:table-cell>
          <table:table-cell table:style-name="ce17" table:formula="of:=[.QS1]+1" office:value-type="date" office:date-value="2016-10-15" calcext:value-type="date">
            <text:p>Sat 2016-10-15</text:p>
          </table:table-cell>
          <table:table-cell table:style-name="ce17" table:formula="of:=[.QT1]+1" office:value-type="date" office:date-value="2016-10-14" calcext:value-type="date">
            <text:p>Fri 2016-10-14</text:p>
          </table:table-cell>
          <table:table-cell table:style-name="ce17" table:formula="of:=[.QU1]+1" office:value-type="date" office:date-value="2016-10-13" calcext:value-type="date">
            <text:p>Thu 2016-10-13</text:p>
          </table:table-cell>
          <table:table-cell table:style-name="ce17" table:formula="of:=[.QV1]+1" office:value-type="date" office:date-value="2016-10-12" calcext:value-type="date">
            <text:p>Wed 2016-10-12</text:p>
          </table:table-cell>
          <table:table-cell table:style-name="ce17" table:formula="of:=[.QW1]+1" office:value-type="date" office:date-value="2016-10-11" calcext:value-type="date">
            <text:p>Tue 2016-10-11</text:p>
          </table:table-cell>
          <table:table-cell table:style-name="ce17" table:formula="of:=[.QX1]+1" office:value-type="date" office:date-value="2016-10-10" calcext:value-type="date">
            <text:p>Mon 2016-10-10</text:p>
          </table:table-cell>
          <table:table-cell table:style-name="ce17" table:formula="of:=[.QY1]+1" office:value-type="date" office:date-value="2016-10-09" calcext:value-type="date">
            <text:p>Sun 2016-10-09</text:p>
          </table:table-cell>
          <table:table-cell table:style-name="ce17" table:formula="of:=[.QZ1]+1" office:value-type="date" office:date-value="2016-10-08" calcext:value-type="date">
            <text:p>Sat 2016-10-08</text:p>
          </table:table-cell>
          <table:table-cell table:style-name="ce17" table:formula="of:=[.RA1]+1" office:value-type="date" office:date-value="2016-10-07" calcext:value-type="date">
            <text:p>Fri 2016-10-07</text:p>
          </table:table-cell>
          <table:table-cell table:style-name="ce17" table:formula="of:=[.RB1]+1" office:value-type="date" office:date-value="2016-10-06" calcext:value-type="date">
            <text:p>Thu 2016-10-06</text:p>
          </table:table-cell>
          <table:table-cell table:style-name="ce17" table:formula="of:=[.RC1]+1" office:value-type="date" office:date-value="2016-10-05" calcext:value-type="date">
            <text:p>Wed 2016-10-05</text:p>
          </table:table-cell>
          <table:table-cell table:style-name="ce17" table:formula="of:=[.RD1]+1" office:value-type="date" office:date-value="2016-10-04" calcext:value-type="date">
            <text:p>Tue 2016-10-04</text:p>
          </table:table-cell>
          <table:table-cell table:style-name="ce17" table:formula="of:=[.RE1]+1" office:value-type="date" office:date-value="2016-10-03" calcext:value-type="date">
            <text:p>Mon 2016-10-03</text:p>
          </table:table-cell>
          <table:table-cell table:style-name="ce17" table:formula="of:=[.RF1]+1" office:value-type="date" office:date-value="2016-10-02" calcext:value-type="date">
            <text:p>Sun 2016-10-02</text:p>
          </table:table-cell>
          <table:table-cell table:style-name="ce17" table:formula="of:=[.RG1]+1" office:value-type="date" office:date-value="2016-10-01" calcext:value-type="date">
            <text:p>Sat 2016-10-01</text:p>
          </table:table-cell>
          <table:table-cell table:style-name="ce17" table:formula="of:=[.RH1]+1" office:value-type="date" office:date-value="2016-09-30" calcext:value-type="date">
            <text:p>Fri 2016-09-30</text:p>
          </table:table-cell>
          <table:table-cell table:style-name="ce17" table:formula="of:=[.RI1]+1" office:value-type="date" office:date-value="2016-09-29" calcext:value-type="date">
            <text:p>Thu 2016-09-29</text:p>
          </table:table-cell>
          <table:table-cell table:style-name="ce17" table:formula="of:=[.RJ1]+1" office:value-type="date" office:date-value="2016-09-28" calcext:value-type="date">
            <text:p>Wed 2016-09-28</text:p>
          </table:table-cell>
          <table:table-cell table:style-name="ce17" table:formula="of:=[.RK1]+1" office:value-type="date" office:date-value="2016-09-27" calcext:value-type="date">
            <text:p>Tue 2016-09-27</text:p>
          </table:table-cell>
          <table:table-cell table:style-name="ce17" table:formula="of:=[.RL1]+1" office:value-type="date" office:date-value="2016-09-26" calcext:value-type="date">
            <text:p>Mon 2016-09-26</text:p>
          </table:table-cell>
          <table:table-cell table:style-name="ce17" table:formula="of:=[.RM1]+1" office:value-type="date" office:date-value="2016-09-25" calcext:value-type="date">
            <text:p>Sun 2016-09-25</text:p>
          </table:table-cell>
          <table:table-cell table:style-name="ce17" table:formula="of:=[.RN1]+1" office:value-type="date" office:date-value="2016-09-24" calcext:value-type="date">
            <text:p>Sat 2016-09-24</text:p>
          </table:table-cell>
          <table:table-cell table:style-name="ce17" table:formula="of:=[.RO1]+1" office:value-type="date" office:date-value="2016-09-23" calcext:value-type="date">
            <text:p>Fri 2016-09-23</text:p>
          </table:table-cell>
          <table:table-cell table:style-name="ce17" table:formula="of:=[.RP1]+1" office:value-type="date" office:date-value="2016-09-22" calcext:value-type="date">
            <text:p>Thu 2016-09-22</text:p>
          </table:table-cell>
          <table:table-cell table:style-name="ce17" table:formula="of:=[.RQ1]+1" office:value-type="date" office:date-value="2016-09-21" calcext:value-type="date">
            <text:p>Wed 2016-09-21</text:p>
          </table:table-cell>
          <table:table-cell table:style-name="ce17" table:formula="of:=[.RR1]+1" office:value-type="date" office:date-value="2016-09-20" calcext:value-type="date">
            <text:p>Tue 2016-09-20</text:p>
          </table:table-cell>
          <table:table-cell table:style-name="ce17" table:formula="of:=[.RS1]+1" office:value-type="date" office:date-value="2016-09-19" calcext:value-type="date">
            <text:p>Mon 2016-09-19</text:p>
          </table:table-cell>
          <table:table-cell table:style-name="ce17" table:formula="of:=[.RT1]+1" office:value-type="date" office:date-value="2016-09-18" calcext:value-type="date">
            <text:p>Sun 2016-09-18</text:p>
          </table:table-cell>
          <table:table-cell table:style-name="ce17" table:formula="of:=[.RU1]+1" office:value-type="date" office:date-value="2016-09-17" calcext:value-type="date">
            <text:p>Sat 2016-09-17</text:p>
          </table:table-cell>
          <table:table-cell table:style-name="ce17" table:formula="of:=[.RV1]+1" office:value-type="date" office:date-value="2016-09-16" calcext:value-type="date">
            <text:p>Fri 2016-09-16</text:p>
          </table:table-cell>
          <table:table-cell table:style-name="ce17" table:formula="of:=[.RW1]+1" office:value-type="date" office:date-value="2016-09-15" calcext:value-type="date">
            <text:p>Thu 2016-09-15</text:p>
          </table:table-cell>
          <table:table-cell table:style-name="ce17" table:formula="of:=[.RX1]+1" office:value-type="date" office:date-value="2016-09-14" calcext:value-type="date">
            <text:p>Wed 2016-09-14</text:p>
          </table:table-cell>
          <table:table-cell table:style-name="ce17" table:formula="of:=[.RY1]+1" office:value-type="date" office:date-value="2016-09-13" calcext:value-type="date">
            <text:p>Tue 2016-09-13</text:p>
          </table:table-cell>
          <table:table-cell table:style-name="ce17" table:formula="of:=[.RZ1]+1" office:value-type="date" office:date-value="2016-09-12" calcext:value-type="date">
            <text:p>Mon 2016-09-12</text:p>
          </table:table-cell>
          <table:table-cell table:style-name="ce17" table:formula="of:=[.SA1]+1" office:value-type="date" office:date-value="2016-09-11" calcext:value-type="date">
            <text:p>Sun 2016-09-11</text:p>
          </table:table-cell>
          <table:table-cell table:style-name="ce17" table:formula="of:=[.SB1]+1" office:value-type="date" office:date-value="2016-09-10" calcext:value-type="date">
            <text:p>Sat 2016-09-10</text:p>
          </table:table-cell>
          <table:table-cell table:style-name="ce17" table:formula="of:=[.SC1]+1" office:value-type="date" office:date-value="2016-09-09" calcext:value-type="date">
            <text:p>Fri 2016-09-09</text:p>
          </table:table-cell>
          <table:table-cell table:style-name="ce17" table:formula="of:=[.SD1]+1" office:value-type="date" office:date-value="2016-09-08" calcext:value-type="date">
            <text:p>Thu 2016-09-08</text:p>
          </table:table-cell>
          <table:table-cell table:style-name="ce17" table:formula="of:=[.SE1]+1" office:value-type="date" office:date-value="2016-09-07" calcext:value-type="date">
            <text:p>Wed 2016-09-07</text:p>
          </table:table-cell>
          <table:table-cell table:style-name="ce17" table:formula="of:=[.SF1]+1" office:value-type="date" office:date-value="2016-09-06" calcext:value-type="date">
            <text:p>Tue 2016-09-06</text:p>
          </table:table-cell>
          <table:table-cell table:style-name="ce17" table:formula="of:=[.SG1]+1" office:value-type="date" office:date-value="2016-09-05" calcext:value-type="date">
            <text:p>Mon 2016-09-05</text:p>
          </table:table-cell>
          <table:table-cell table:style-name="ce17" table:formula="of:=[.SH1]+1" office:value-type="date" office:date-value="2016-09-04" calcext:value-type="date">
            <text:p>Sun 2016-09-04</text:p>
          </table:table-cell>
          <table:table-cell table:style-name="ce17" table:formula="of:=[.SI1]+1" office:value-type="date" office:date-value="2016-09-03" calcext:value-type="date">
            <text:p>Sat 2016-09-03</text:p>
          </table:table-cell>
          <table:table-cell table:style-name="ce17" table:formula="of:=[.SJ1]+1" office:value-type="date" office:date-value="2016-09-02" calcext:value-type="date">
            <text:p>Fri 2016-09-02</text:p>
          </table:table-cell>
          <table:table-cell table:style-name="ce17" table:formula="of:=[.SK1]+1" office:value-type="date" office:date-value="2016-09-01" calcext:value-type="date">
            <text:p>Thu 2016-09-01</text:p>
          </table:table-cell>
          <table:table-cell table:style-name="ce17" table:formula="of:=[.SL1]+1" office:value-type="date" office:date-value="2016-08-31" calcext:value-type="date">
            <text:p>Wed 2016-08-31</text:p>
          </table:table-cell>
          <table:table-cell table:style-name="ce17" table:formula="of:=[.SM1]+1" office:value-type="date" office:date-value="2016-08-30" calcext:value-type="date">
            <text:p>Tue 2016-08-30</text:p>
          </table:table-cell>
          <table:table-cell table:style-name="ce17" table:formula="of:=[.SN1]+1" office:value-type="date" office:date-value="2016-08-29" calcext:value-type="date">
            <text:p>Mon 2016-08-29</text:p>
          </table:table-cell>
          <table:table-cell table:style-name="ce17" table:formula="of:=[.SO1]+1" office:value-type="date" office:date-value="2016-08-28" calcext:value-type="date">
            <text:p>Sun 2016-08-28</text:p>
          </table:table-cell>
          <table:table-cell table:style-name="ce17" table:formula="of:=[.SP1]+1" office:value-type="date" office:date-value="2016-08-27" calcext:value-type="date">
            <text:p>Sat 2016-08-27</text:p>
          </table:table-cell>
          <table:table-cell table:style-name="ce17" table:formula="of:=[.SQ1]+1" office:value-type="date" office:date-value="2016-08-26" calcext:value-type="date">
            <text:p>Fri 2016-08-26</text:p>
          </table:table-cell>
          <table:table-cell table:style-name="ce17" table:formula="of:=[.SR1]+1" office:value-type="date" office:date-value="2016-08-25" calcext:value-type="date">
            <text:p>Thu 2016-08-25</text:p>
          </table:table-cell>
          <table:table-cell table:style-name="ce17" table:formula="of:=[.SS1]+1" office:value-type="date" office:date-value="2016-08-24" calcext:value-type="date">
            <text:p>Wed 2016-08-24</text:p>
          </table:table-cell>
          <table:table-cell table:style-name="ce17" table:formula="of:=[.ST1]+1" office:value-type="date" office:date-value="2016-08-23" calcext:value-type="date">
            <text:p>Tue 2016-08-23</text:p>
          </table:table-cell>
          <table:table-cell table:style-name="ce17" table:formula="of:=[.SU1]+1" office:value-type="date" office:date-value="2016-08-22" calcext:value-type="date">
            <text:p>Mon 2016-08-22</text:p>
          </table:table-cell>
          <table:table-cell table:style-name="ce17" table:formula="of:=[.SV1]+1" office:value-type="date" office:date-value="2016-08-21" calcext:value-type="date">
            <text:p>Sun 2016-08-21</text:p>
          </table:table-cell>
          <table:table-cell table:style-name="ce17" table:formula="of:=[.SW1]+1" office:value-type="date" office:date-value="2016-08-20" calcext:value-type="date">
            <text:p>Sat 2016-08-20</text:p>
          </table:table-cell>
          <table:table-cell table:style-name="ce17" table:formula="of:=[.SX1]+1" office:value-type="date" office:date-value="2016-08-19" calcext:value-type="date">
            <text:p>Fri 2016-08-19</text:p>
          </table:table-cell>
          <table:table-cell table:style-name="ce17" table:formula="of:=[.SY1]+1" office:value-type="date" office:date-value="2016-08-18" calcext:value-type="date">
            <text:p>Thu 2016-08-18</text:p>
          </table:table-cell>
          <table:table-cell table:style-name="ce17" table:formula="of:=[.SZ1]+1" office:value-type="date" office:date-value="2016-08-17" calcext:value-type="date">
            <text:p>Wed 2016-08-17</text:p>
          </table:table-cell>
          <table:table-cell table:style-name="ce17" table:formula="of:=[.TA1]+1" office:value-type="date" office:date-value="2016-08-16" calcext:value-type="date">
            <text:p>Tue 2016-08-16</text:p>
          </table:table-cell>
          <table:table-cell table:style-name="ce17" table:formula="of:=[.TB1]+1" office:value-type="date" office:date-value="2016-08-15" calcext:value-type="date">
            <text:p>Mon 2016-08-15</text:p>
          </table:table-cell>
          <table:table-cell table:style-name="ce17" table:formula="of:=[.TC1]+1" office:value-type="date" office:date-value="2016-08-14" calcext:value-type="date">
            <text:p>Sun 2016-08-14</text:p>
          </table:table-cell>
          <table:table-cell table:style-name="ce17" table:formula="of:=[.TD1]+1" office:value-type="date" office:date-value="2016-08-13" calcext:value-type="date">
            <text:p>Sat 2016-08-13</text:p>
          </table:table-cell>
          <table:table-cell table:style-name="ce17" table:formula="of:=[.TE1]+1" office:value-type="date" office:date-value="2016-08-12" calcext:value-type="date">
            <text:p>Fri 2016-08-12</text:p>
          </table:table-cell>
          <table:table-cell table:style-name="ce17" table:formula="of:=[.TF1]+1" office:value-type="date" office:date-value="2016-08-11" calcext:value-type="date">
            <text:p>Thu 2016-08-11</text:p>
          </table:table-cell>
          <table:table-cell table:style-name="ce17" table:formula="of:=[.TG1]+1" office:value-type="date" office:date-value="2016-08-10" calcext:value-type="date">
            <text:p>Wed 2016-08-10</text:p>
          </table:table-cell>
          <table:table-cell table:style-name="ce17" table:formula="of:=[.TH1]+1" office:value-type="date" office:date-value="2016-08-09" calcext:value-type="date">
            <text:p>Tue 2016-08-09</text:p>
          </table:table-cell>
          <table:table-cell table:style-name="ce17" table:formula="of:=[.TI1]+1" office:value-type="date" office:date-value="2016-08-08" calcext:value-type="date">
            <text:p>Mon 2016-08-08</text:p>
          </table:table-cell>
          <table:table-cell table:style-name="ce17" table:formula="of:=[.TJ1]+1" office:value-type="date" office:date-value="2016-08-07" calcext:value-type="date">
            <text:p>Sun 2016-08-07</text:p>
          </table:table-cell>
          <table:table-cell table:style-name="ce17" table:formula="of:=[.TK1]+1" office:value-type="date" office:date-value="2016-08-06" calcext:value-type="date">
            <text:p>Sat 2016-08-06</text:p>
          </table:table-cell>
          <table:table-cell table:style-name="ce17" table:formula="of:=[.TL1]+1" office:value-type="date" office:date-value="2016-08-05" calcext:value-type="date">
            <text:p>Fri 2016-08-05</text:p>
          </table:table-cell>
          <table:table-cell table:style-name="ce17" table:formula="of:=[.TM1]+1" office:value-type="date" office:date-value="2016-08-04" calcext:value-type="date">
            <text:p>Thu 2016-08-04</text:p>
          </table:table-cell>
          <table:table-cell table:style-name="ce17" table:formula="of:=[.TN1]+1" office:value-type="date" office:date-value="2016-08-03" calcext:value-type="date">
            <text:p>Wed 2016-08-03</text:p>
          </table:table-cell>
          <table:table-cell table:style-name="ce17" table:formula="of:=[.TO1]+1" office:value-type="date" office:date-value="2016-08-02" calcext:value-type="date">
            <text:p>Tue 2016-08-02</text:p>
          </table:table-cell>
          <table:table-cell table:style-name="ce17" table:formula="of:=[.TP1]+1" office:value-type="date" office:date-value="2016-08-01" calcext:value-type="date">
            <text:p>Mon 2016-08-01</text:p>
          </table:table-cell>
          <table:table-cell table:style-name="ce17" table:formula="of:=[.TQ1]+1" office:value-type="date" office:date-value="2016-07-31" calcext:value-type="date">
            <text:p>Sun 2016-07-31</text:p>
          </table:table-cell>
          <table:table-cell table:style-name="ce17" table:formula="of:=[.TR1]+1" office:value-type="date" office:date-value="2016-07-30" calcext:value-type="date">
            <text:p>Sat 2016-07-30</text:p>
          </table:table-cell>
          <table:table-cell table:style-name="ce17" table:formula="of:=[.TS1]+1" office:value-type="date" office:date-value="2016-07-29" calcext:value-type="date">
            <text:p>Fri 2016-07-29</text:p>
          </table:table-cell>
          <table:table-cell table:style-name="ce17" table:formula="of:=[.TT1]+1" office:value-type="date" office:date-value="2016-07-28" calcext:value-type="date">
            <text:p>Thu 2016-07-28</text:p>
          </table:table-cell>
          <table:table-cell table:style-name="ce17" table:formula="of:=[.TU1]+1" office:value-type="date" office:date-value="2016-07-27" calcext:value-type="date">
            <text:p>Wed 2016-07-27</text:p>
          </table:table-cell>
          <table:table-cell table:style-name="ce17" table:formula="of:=[.TV1]+1" office:value-type="date" office:date-value="2016-07-26" calcext:value-type="date">
            <text:p>Tue 2016-07-26</text:p>
          </table:table-cell>
          <table:table-cell table:style-name="ce17" table:formula="of:=[.TW1]+1" office:value-type="date" office:date-value="2016-07-25" calcext:value-type="date">
            <text:p>Mon 2016-07-25</text:p>
          </table:table-cell>
          <table:table-cell table:style-name="ce17" table:formula="of:=[.TX1]+1" office:value-type="date" office:date-value="2016-07-24" calcext:value-type="date">
            <text:p>Sun 2016-07-24</text:p>
          </table:table-cell>
          <table:table-cell table:style-name="ce17" table:formula="of:=[.TY1]+1" office:value-type="date" office:date-value="2016-07-23" calcext:value-type="date">
            <text:p>Sat 2016-07-23</text:p>
          </table:table-cell>
          <table:table-cell table:style-name="ce17" table:formula="of:=[.TZ1]+1" office:value-type="date" office:date-value="2016-07-22" calcext:value-type="date">
            <text:p>Fri 2016-07-22</text:p>
          </table:table-cell>
          <table:table-cell table:style-name="ce17" table:formula="of:=[.UA1]+1" office:value-type="date" office:date-value="2016-07-21" calcext:value-type="date">
            <text:p>Thu 2016-07-21</text:p>
          </table:table-cell>
          <table:table-cell table:style-name="ce17" table:formula="of:=[.UB1]+1" office:value-type="date" office:date-value="2016-07-20" calcext:value-type="date">
            <text:p>Wed 2016-07-20</text:p>
          </table:table-cell>
          <table:table-cell table:style-name="ce17" table:formula="of:=[.UC1]+1" office:value-type="date" office:date-value="2016-07-19" calcext:value-type="date">
            <text:p>Tue 2016-07-19</text:p>
          </table:table-cell>
          <table:table-cell table:style-name="ce17" table:formula="of:=[.UD1]+1" office:value-type="date" office:date-value="2016-07-18" calcext:value-type="date">
            <text:p>Mon 2016-07-18</text:p>
          </table:table-cell>
          <table:table-cell table:style-name="ce17" table:formula="of:=[.UE1]+1" office:value-type="date" office:date-value="2016-07-17" calcext:value-type="date">
            <text:p>Sun 2016-07-17</text:p>
          </table:table-cell>
          <table:table-cell table:style-name="ce17" table:formula="of:=[.UF1]+1" office:value-type="date" office:date-value="2016-07-16" calcext:value-type="date">
            <text:p>Sat 2016-07-16</text:p>
          </table:table-cell>
          <table:table-cell table:style-name="ce17" table:formula="of:=[.UG1]+1" office:value-type="date" office:date-value="2016-07-15" calcext:value-type="date">
            <text:p>Fri 2016-07-15</text:p>
          </table:table-cell>
          <table:table-cell table:style-name="ce17" table:formula="of:=[.UH1]+1" office:value-type="date" office:date-value="2016-07-14" calcext:value-type="date">
            <text:p>Thu 2016-07-14</text:p>
          </table:table-cell>
          <table:table-cell table:style-name="ce17" table:formula="of:=[.UI1]+1" office:value-type="date" office:date-value="2016-07-13" calcext:value-type="date">
            <text:p>Wed 2016-07-13</text:p>
          </table:table-cell>
          <table:table-cell table:style-name="ce17" table:formula="of:=[.UJ1]+1" office:value-type="date" office:date-value="2016-07-12" calcext:value-type="date">
            <text:p>Tue 2016-07-12</text:p>
          </table:table-cell>
          <table:table-cell table:style-name="ce17" table:formula="of:=[.UK1]+1" office:value-type="date" office:date-value="2016-07-11" calcext:value-type="date">
            <text:p>Mon 2016-07-11</text:p>
          </table:table-cell>
          <table:table-cell table:style-name="ce17" table:formula="of:=[.UL1]+1" office:value-type="date" office:date-value="2016-07-10" calcext:value-type="date">
            <text:p>Sun 2016-07-10</text:p>
          </table:table-cell>
          <table:table-cell table:style-name="ce17" table:formula="of:=[.UM1]+1" office:value-type="date" office:date-value="2016-07-09" calcext:value-type="date">
            <text:p>Sat 2016-07-09</text:p>
          </table:table-cell>
          <table:table-cell table:style-name="ce17" table:formula="of:=[.UN1]+1" office:value-type="date" office:date-value="2016-07-08" calcext:value-type="date">
            <text:p>Fri 2016-07-08</text:p>
          </table:table-cell>
          <table:table-cell table:style-name="ce17" table:formula="of:=[.UO1]+1" office:value-type="date" office:date-value="2016-07-07" calcext:value-type="date">
            <text:p>Thu 2016-07-07</text:p>
          </table:table-cell>
          <table:table-cell table:style-name="ce17" table:formula="of:=[.UP1]+1" office:value-type="date" office:date-value="2016-07-06" calcext:value-type="date">
            <text:p>Wed 2016-07-06</text:p>
          </table:table-cell>
          <table:table-cell table:style-name="ce17" table:formula="of:=[.UQ1]+1" office:value-type="date" office:date-value="2016-07-05" calcext:value-type="date">
            <text:p>Tue 2016-07-05</text:p>
          </table:table-cell>
          <table:table-cell table:style-name="ce17" table:formula="of:=[.UR1]+1" office:value-type="date" office:date-value="2016-07-04" calcext:value-type="date">
            <text:p>Mon 2016-07-04</text:p>
          </table:table-cell>
          <table:table-cell table:style-name="ce17" table:formula="of:=[.US1]+1" office:value-type="date" office:date-value="2016-07-03" calcext:value-type="date">
            <text:p>Sun 2016-07-03</text:p>
          </table:table-cell>
          <table:table-cell table:style-name="ce17" table:formula="of:=[.UT1]+1" office:value-type="date" office:date-value="2016-07-02" calcext:value-type="date">
            <text:p>Sat 2016-07-02</text:p>
          </table:table-cell>
          <table:table-cell table:style-name="ce17" table:formula="of:=[.UU1]+1" office:value-type="date" office:date-value="2016-07-01" calcext:value-type="date">
            <text:p>Fri 2016-07-01</text:p>
          </table:table-cell>
          <table:table-cell table:style-name="ce17" table:formula="of:=[.UV1]+1" office:value-type="date" office:date-value="2016-06-30" calcext:value-type="date">
            <text:p>Thu 2016-06-30</text:p>
          </table:table-cell>
          <table:table-cell table:style-name="ce17" table:formula="of:=[.UW1]+1" office:value-type="date" office:date-value="2016-06-29" calcext:value-type="date">
            <text:p>Wed 2016-06-29</text:p>
          </table:table-cell>
          <table:table-cell table:style-name="ce17" table:formula="of:=[.UX1]+1" office:value-type="date" office:date-value="2016-06-28" calcext:value-type="date">
            <text:p>Tue 2016-06-28</text:p>
          </table:table-cell>
          <table:table-cell table:style-name="ce17" table:formula="of:=[.UY1]+1" office:value-type="date" office:date-value="2016-06-27" calcext:value-type="date">
            <text:p>Mon 2016-06-27</text:p>
          </table:table-cell>
          <table:table-cell table:style-name="ce17" table:formula="of:=[.UZ1]+1" office:value-type="date" office:date-value="2016-06-26" calcext:value-type="date">
            <text:p>Sun 2016-06-26</text:p>
          </table:table-cell>
          <table:table-cell table:style-name="ce17" table:formula="of:=[.VA1]+1" office:value-type="date" office:date-value="2016-06-25" calcext:value-type="date">
            <text:p>Sat 2016-06-25</text:p>
          </table:table-cell>
          <table:table-cell table:style-name="ce17" table:formula="of:=[.VB1]+1" office:value-type="date" office:date-value="2016-06-24" calcext:value-type="date">
            <text:p>Fri 2016-06-24</text:p>
          </table:table-cell>
          <table:table-cell table:style-name="ce17" table:formula="of:=[.VC1]+1" office:value-type="date" office:date-value="2016-06-23" calcext:value-type="date">
            <text:p>Thu 2016-06-23</text:p>
          </table:table-cell>
          <table:table-cell table:style-name="ce17" table:formula="of:=[.VD1]+1" office:value-type="date" office:date-value="2016-06-22" calcext:value-type="date">
            <text:p>Wed 2016-06-22</text:p>
          </table:table-cell>
          <table:table-cell table:style-name="ce17" table:formula="of:=[.VE1]+1" office:value-type="date" office:date-value="2016-06-21" calcext:value-type="date">
            <text:p>Tue 2016-06-21</text:p>
          </table:table-cell>
          <table:table-cell table:style-name="ce17" table:formula="of:=[.VF1]+1" office:value-type="date" office:date-value="2016-06-20" calcext:value-type="date">
            <text:p>Mon 2016-06-20</text:p>
          </table:table-cell>
          <table:table-cell table:style-name="ce17" table:formula="of:=[.VG1]+1" office:value-type="date" office:date-value="2016-06-19" calcext:value-type="date">
            <text:p>Sun 2016-06-19</text:p>
          </table:table-cell>
          <table:table-cell table:style-name="ce17" table:formula="of:=[.VH1]+1" office:value-type="date" office:date-value="2016-06-18" calcext:value-type="date">
            <text:p>Sat 2016-06-18</text:p>
          </table:table-cell>
          <table:table-cell table:style-name="ce17" table:formula="of:=[.VI1]+1" office:value-type="date" office:date-value="2016-06-17" calcext:value-type="date">
            <text:p>Fri 2016-06-17</text:p>
          </table:table-cell>
          <table:table-cell table:style-name="ce17" table:formula="of:=[.VJ1]+1" office:value-type="date" office:date-value="2016-06-16" calcext:value-type="date">
            <text:p>Thu 2016-06-16</text:p>
          </table:table-cell>
          <table:table-cell table:style-name="ce17" table:formula="of:=[.VK1]+1" office:value-type="date" office:date-value="2016-06-15" calcext:value-type="date">
            <text:p>Wed 2016-06-15</text:p>
          </table:table-cell>
          <table:table-cell table:style-name="ce17" table:formula="of:=[.VL1]+1" office:value-type="date" office:date-value="2016-06-14" calcext:value-type="date">
            <text:p>Tue 2016-06-14</text:p>
          </table:table-cell>
          <table:table-cell table:style-name="ce17" table:formula="of:=[.VM1]+1" office:value-type="date" office:date-value="2016-06-13" calcext:value-type="date">
            <text:p>Mon 2016-06-13</text:p>
          </table:table-cell>
          <table:table-cell table:style-name="ce17" table:formula="of:=[.VN1]+1" office:value-type="date" office:date-value="2016-06-12" calcext:value-type="date">
            <text:p>Sun 2016-06-12</text:p>
          </table:table-cell>
          <table:table-cell table:style-name="ce17" table:formula="of:=[.VO1]+1" office:value-type="date" office:date-value="2016-06-11" calcext:value-type="date">
            <text:p>Sat 2016-06-11</text:p>
          </table:table-cell>
          <table:table-cell table:style-name="ce17" table:formula="of:=[.VP1]+1" office:value-type="date" office:date-value="2016-06-10" calcext:value-type="date">
            <text:p>Fri 2016-06-10</text:p>
          </table:table-cell>
          <table:table-cell table:style-name="ce17" table:formula="of:=[.VQ1]+1" office:value-type="date" office:date-value="2016-06-09" calcext:value-type="date">
            <text:p>Thu 2016-06-09</text:p>
          </table:table-cell>
          <table:table-cell table:style-name="ce17" table:formula="of:=[.VR1]+1" office:value-type="date" office:date-value="2016-06-08" calcext:value-type="date">
            <text:p>Wed 2016-06-08</text:p>
          </table:table-cell>
          <table:table-cell table:style-name="ce17" table:formula="of:=[.VS1]+1" office:value-type="date" office:date-value="2016-06-07" calcext:value-type="date">
            <text:p>Tue 2016-06-07</text:p>
          </table:table-cell>
          <table:table-cell table:style-name="ce17" table:formula="of:=[.VT1]+1" office:value-type="date" office:date-value="2016-06-06" calcext:value-type="date">
            <text:p>Mon 2016-06-06</text:p>
          </table:table-cell>
          <table:table-cell table:style-name="ce17" table:formula="of:=[.VU1]+1" office:value-type="date" office:date-value="2016-06-05" calcext:value-type="date">
            <text:p>Sun 2016-06-05</text:p>
          </table:table-cell>
          <table:table-cell table:style-name="ce17" table:formula="of:=[.VV1]+1" office:value-type="date" office:date-value="2016-06-04" calcext:value-type="date">
            <text:p>Sat 2016-06-04</text:p>
          </table:table-cell>
          <table:table-cell table:style-name="ce17" table:formula="of:=[.VW1]+1" office:value-type="date" office:date-value="2016-06-03" calcext:value-type="date">
            <text:p>Fri 2016-06-03</text:p>
          </table:table-cell>
          <table:table-cell table:style-name="ce17" table:formula="of:=[.VX1]+1" office:value-type="date" office:date-value="2016-06-02" calcext:value-type="date">
            <text:p>Thu 2016-06-02</text:p>
          </table:table-cell>
          <table:table-cell table:style-name="ce17" table:formula="of:=[.VY1]+1" office:value-type="date" office:date-value="2016-06-01" calcext:value-type="date">
            <text:p>Wed 2016-06-01</text:p>
          </table:table-cell>
          <table:table-cell table:style-name="ce17" table:formula="of:=[.VZ1]+1" office:value-type="date" office:date-value="2016-05-31" calcext:value-type="date">
            <text:p>Tue 2016-05-31</text:p>
          </table:table-cell>
          <table:table-cell table:style-name="ce17" table:formula="of:=[.WA1]+1" office:value-type="date" office:date-value="2016-05-30" calcext:value-type="date">
            <text:p>Mon 2016-05-30</text:p>
          </table:table-cell>
          <table:table-cell table:style-name="ce17" table:formula="of:=[.WB1]+1" office:value-type="date" office:date-value="2016-05-29" calcext:value-type="date">
            <text:p>Sun 2016-05-29</text:p>
          </table:table-cell>
          <table:table-cell table:style-name="ce17" table:formula="of:=[.WC1]+1" office:value-type="date" office:date-value="2016-05-28" calcext:value-type="date">
            <text:p>Sat 2016-05-28</text:p>
          </table:table-cell>
          <table:table-cell table:style-name="ce17" table:formula="of:=[.WD1]+1" office:value-type="date" office:date-value="2016-05-27" calcext:value-type="date">
            <text:p>Fri 2016-05-27</text:p>
          </table:table-cell>
          <table:table-cell table:style-name="ce17" table:formula="of:=[.WE1]+1" office:value-type="date" office:date-value="2016-05-26" calcext:value-type="date">
            <text:p>Thu 2016-05-26</text:p>
          </table:table-cell>
          <table:table-cell table:style-name="ce17" table:formula="of:=[.WF1]+1" office:value-type="date" office:date-value="2016-05-25" calcext:value-type="date">
            <text:p>Wed 2016-05-25</text:p>
          </table:table-cell>
          <table:table-cell table:style-name="ce17" table:formula="of:=[.WG1]+1" office:value-type="date" office:date-value="2016-05-24" calcext:value-type="date">
            <text:p>Tue 2016-05-24</text:p>
          </table:table-cell>
          <table:table-cell table:style-name="ce17" table:formula="of:=[.WH1]+1" office:value-type="date" office:date-value="2016-05-23" calcext:value-type="date">
            <text:p>Mon 2016-05-23</text:p>
          </table:table-cell>
          <table:table-cell table:style-name="ce17" table:formula="of:=[.WI1]+1" office:value-type="date" office:date-value="2016-05-22" calcext:value-type="date">
            <text:p>Sun 2016-05-22</text:p>
          </table:table-cell>
          <table:table-cell table:style-name="ce17" table:formula="of:=[.WJ1]+1" office:value-type="date" office:date-value="2016-05-21" calcext:value-type="date">
            <text:p>Sat 2016-05-21</text:p>
          </table:table-cell>
          <table:table-cell table:style-name="ce17" table:formula="of:=[.WK1]+1" office:value-type="date" office:date-value="2016-05-20" calcext:value-type="date">
            <text:p>Fri 2016-05-20</text:p>
          </table:table-cell>
          <table:table-cell table:style-name="ce17" table:formula="of:=[.WL1]+1" office:value-type="date" office:date-value="2016-05-19" calcext:value-type="date">
            <text:p>Thu 2016-05-19</text:p>
          </table:table-cell>
          <table:table-cell table:style-name="ce17" table:formula="of:=[.WM1]+1" office:value-type="date" office:date-value="2016-05-18" calcext:value-type="date">
            <text:p>Wed 2016-05-18</text:p>
          </table:table-cell>
          <table:table-cell table:style-name="ce17" table:formula="of:=[.WN1]+1" office:value-type="date" office:date-value="2016-05-17" calcext:value-type="date">
            <text:p>Tue 2016-05-17</text:p>
          </table:table-cell>
          <table:table-cell table:style-name="ce17" table:formula="of:=[.WO1]+1" office:value-type="date" office:date-value="2016-05-16" calcext:value-type="date">
            <text:p>Mon 2016-05-16</text:p>
          </table:table-cell>
          <table:table-cell table:style-name="ce17" table:formula="of:=[.WP1]+1" office:value-type="date" office:date-value="2016-05-15" calcext:value-type="date">
            <text:p>Sun 2016-05-15</text:p>
          </table:table-cell>
          <table:table-cell table:style-name="ce17" table:formula="of:=[.WQ1]+1" office:value-type="date" office:date-value="2016-05-14" calcext:value-type="date">
            <text:p>Sat 2016-05-14</text:p>
          </table:table-cell>
          <table:table-cell table:style-name="ce17" table:formula="of:=[.WR1]+1" office:value-type="date" office:date-value="2016-05-13" calcext:value-type="date">
            <text:p>Fri 2016-05-13</text:p>
          </table:table-cell>
          <table:table-cell table:style-name="ce17" table:formula="of:=[.WS1]+1" office:value-type="date" office:date-value="2016-05-12" calcext:value-type="date">
            <text:p>Thu 2016-05-12</text:p>
          </table:table-cell>
          <table:table-cell table:style-name="ce17" table:formula="of:=[.WT1]+1" office:value-type="date" office:date-value="2016-05-11" calcext:value-type="date">
            <text:p>Wed 2016-05-11</text:p>
          </table:table-cell>
          <table:table-cell table:style-name="ce17" table:formula="of:=[.WU1]+1" office:value-type="date" office:date-value="2016-05-10" calcext:value-type="date">
            <text:p>Tue 2016-05-10</text:p>
          </table:table-cell>
          <table:table-cell table:style-name="ce17" table:formula="of:=[.WV1]+1" office:value-type="date" office:date-value="2016-05-09" calcext:value-type="date">
            <text:p>Mon 2016-05-09</text:p>
          </table:table-cell>
          <table:table-cell table:style-name="ce17" table:formula="of:=[.WW1]+1" office:value-type="date" office:date-value="2016-05-08" calcext:value-type="date">
            <text:p>Sun 2016-05-08</text:p>
          </table:table-cell>
          <table:table-cell table:style-name="ce17" table:formula="of:=[.WX1]+1" office:value-type="date" office:date-value="2016-05-07" calcext:value-type="date">
            <text:p>Sat 2016-05-07</text:p>
          </table:table-cell>
          <table:table-cell table:style-name="ce17" table:formula="of:=[.WY1]+1" office:value-type="date" office:date-value="2016-05-06" calcext:value-type="date">
            <text:p>Fri 2016-05-06</text:p>
          </table:table-cell>
          <table:table-cell table:style-name="ce17" table:formula="of:=[.WZ1]+1" office:value-type="date" office:date-value="2016-05-05" calcext:value-type="date">
            <text:p>Thu 2016-05-05</text:p>
          </table:table-cell>
          <table:table-cell table:style-name="ce17" table:formula="of:=[.XA1]+1" office:value-type="date" office:date-value="2016-05-04" calcext:value-type="date">
            <text:p>Wed 2016-05-04</text:p>
          </table:table-cell>
          <table:table-cell table:style-name="ce17" table:formula="of:=[.XB1]+1" office:value-type="date" office:date-value="2016-05-03" calcext:value-type="date">
            <text:p>Tue 2016-05-03</text:p>
          </table:table-cell>
          <table:table-cell table:style-name="ce17" table:formula="of:=[.XC1]+1" office:value-type="date" office:date-value="2016-05-02" calcext:value-type="date">
            <text:p>Mon 2016-05-02</text:p>
          </table:table-cell>
          <table:table-cell table:style-name="ce17" table:formula="of:=[.XD1]+1" office:value-type="date" office:date-value="2016-05-01" calcext:value-type="date">
            <text:p>Sun 2016-05-01</text:p>
          </table:table-cell>
          <table:table-cell table:style-name="ce17" table:formula="of:=[.XE1]+1" office:value-type="date" office:date-value="2016-04-30" calcext:value-type="date">
            <text:p>Sat 2016-04-30</text:p>
          </table:table-cell>
          <table:table-cell table:style-name="ce17" table:formula="of:=[.XF1]+1" office:value-type="date" office:date-value="2016-04-29" calcext:value-type="date">
            <text:p>Fri 2016-04-29</text:p>
          </table:table-cell>
          <table:table-cell table:style-name="ce17" table:formula="of:=[.XG1]+1" office:value-type="date" office:date-value="2016-04-28" calcext:value-type="date">
            <text:p>Thu 2016-04-28</text:p>
          </table:table-cell>
          <table:table-cell table:style-name="ce17" table:formula="of:=[.XH1]+1" office:value-type="date" office:date-value="2016-04-27" calcext:value-type="date">
            <text:p>Wed 2016-04-27</text:p>
          </table:table-cell>
          <table:table-cell table:style-name="ce17" table:formula="of:=[.XI1]+1" office:value-type="date" office:date-value="2016-04-26" calcext:value-type="date">
            <text:p>Tue 2016-04-26</text:p>
          </table:table-cell>
          <table:table-cell table:style-name="ce17" table:formula="of:=[.XJ1]+1" office:value-type="date" office:date-value="2016-04-25" calcext:value-type="date">
            <text:p>Mon 2016-04-25</text:p>
          </table:table-cell>
          <table:table-cell table:style-name="ce17" table:formula="of:=[.XK1]+1" office:value-type="date" office:date-value="2016-04-24" calcext:value-type="date">
            <text:p>Sun 2016-04-24</text:p>
          </table:table-cell>
          <table:table-cell table:style-name="ce17" table:formula="of:=[.XL1]+1" office:value-type="date" office:date-value="2016-04-23" calcext:value-type="date">
            <text:p>Sat 2016-04-23</text:p>
          </table:table-cell>
          <table:table-cell table:style-name="ce17" table:formula="of:=[.XM1]+1" office:value-type="date" office:date-value="2016-04-22" calcext:value-type="date">
            <text:p>Fri 2016-04-22</text:p>
          </table:table-cell>
          <table:table-cell table:style-name="ce17" table:formula="of:=[.XN1]+1" office:value-type="date" office:date-value="2016-04-21" calcext:value-type="date">
            <text:p>Thu 2016-04-21</text:p>
          </table:table-cell>
          <table:table-cell table:style-name="ce17" table:formula="of:=[.XO1]+1" office:value-type="date" office:date-value="2016-04-20" calcext:value-type="date">
            <text:p>Wed 2016-04-20</text:p>
          </table:table-cell>
          <table:table-cell table:style-name="ce17" table:formula="of:=[.XP1]+1" office:value-type="date" office:date-value="2016-04-19" calcext:value-type="date">
            <text:p>Tue 2016-04-19</text:p>
          </table:table-cell>
          <table:table-cell table:style-name="ce17" table:formula="of:=[.XQ1]+1" office:value-type="date" office:date-value="2016-04-18" calcext:value-type="date">
            <text:p>Mon 2016-04-18</text:p>
          </table:table-cell>
          <table:table-cell table:style-name="ce17" table:formula="of:=[.XR1]+1" office:value-type="date" office:date-value="2016-04-17" calcext:value-type="date">
            <text:p>Sun 2016-04-17</text:p>
          </table:table-cell>
          <table:table-cell table:style-name="ce17" table:formula="of:=[.XS1]+1" office:value-type="date" office:date-value="2016-04-16" calcext:value-type="date">
            <text:p>Sat 2016-04-16</text:p>
          </table:table-cell>
          <table:table-cell table:style-name="ce17" table:formula="of:=[.XT1]+1" office:value-type="date" office:date-value="2016-04-15" calcext:value-type="date">
            <text:p>Fri 2016-04-15</text:p>
          </table:table-cell>
          <table:table-cell table:style-name="ce17" table:formula="of:=[.XU1]+1" office:value-type="date" office:date-value="2016-04-14" calcext:value-type="date">
            <text:p>Thu 2016-04-14</text:p>
          </table:table-cell>
          <table:table-cell table:style-name="ce17" table:formula="of:=[.XV1]+1" office:value-type="date" office:date-value="2016-04-13" calcext:value-type="date">
            <text:p>Wed 2016-04-13</text:p>
          </table:table-cell>
          <table:table-cell table:style-name="ce17" table:formula="of:=[.XW1]+1" office:value-type="date" office:date-value="2016-04-12" calcext:value-type="date">
            <text:p>Tue 2016-04-12</text:p>
          </table:table-cell>
          <table:table-cell table:style-name="ce17" table:formula="of:=[.XX1]+1" office:value-type="date" office:date-value="2016-04-11" calcext:value-type="date">
            <text:p>Mon 2016-04-11</text:p>
          </table:table-cell>
          <table:table-cell table:style-name="ce17" table:formula="of:=[.XY1]+1" office:value-type="date" office:date-value="2016-04-10" calcext:value-type="date">
            <text:p>Sun 2016-04-10</text:p>
          </table:table-cell>
          <table:table-cell table:style-name="ce17" table:formula="of:=[.XZ1]+1" office:value-type="date" office:date-value="2016-04-09" calcext:value-type="date">
            <text:p>Sat 2016-04-09</text:p>
          </table:table-cell>
          <table:table-cell table:style-name="ce17" table:formula="of:=[.YA1]+1" office:value-type="date" office:date-value="2016-04-08" calcext:value-type="date">
            <text:p>Fri 2016-04-08</text:p>
          </table:table-cell>
          <table:table-cell table:style-name="ce17" table:formula="of:=[.YB1]+1" office:value-type="date" office:date-value="2016-04-07" calcext:value-type="date">
            <text:p>Thu 2016-04-07</text:p>
          </table:table-cell>
          <table:table-cell table:style-name="ce17" table:formula="of:=[.YC1]+1" office:value-type="date" office:date-value="2016-04-06" calcext:value-type="date">
            <text:p>Wed 2016-04-06</text:p>
          </table:table-cell>
          <table:table-cell table:style-name="ce17" table:formula="of:=[.YD1]+1" office:value-type="date" office:date-value="2016-04-05" calcext:value-type="date">
            <text:p>Tue 2016-04-05</text:p>
          </table:table-cell>
          <table:table-cell table:style-name="ce17" table:formula="of:=[.YE1]+1" office:value-type="date" office:date-value="2016-04-04" calcext:value-type="date">
            <text:p>Mon 2016-04-04</text:p>
          </table:table-cell>
          <table:table-cell table:style-name="ce17" table:formula="of:=[.YF1]+1" office:value-type="date" office:date-value="2016-04-03" calcext:value-type="date">
            <text:p>Sun 2016-04-03</text:p>
          </table:table-cell>
          <table:table-cell table:style-name="ce17" table:formula="of:=[.YG1]+1" office:value-type="date" office:date-value="2016-04-02" calcext:value-type="date">
            <text:p>Sat 2016-04-02</text:p>
          </table:table-cell>
          <table:table-cell table:style-name="ce17" table:formula="of:=[.YH1]+1" office:value-type="date" office:date-value="2016-04-01" calcext:value-type="date">
            <text:p>Fri 2016-04-01</text:p>
          </table:table-cell>
          <table:table-cell table:style-name="ce17" table:formula="of:=[.YI1]+1" office:value-type="date" office:date-value="2016-03-31" calcext:value-type="date">
            <text:p>Thu 2016-03-31</text:p>
          </table:table-cell>
          <table:table-cell table:style-name="ce17" table:formula="of:=[.YJ1]+1" office:value-type="date" office:date-value="2016-03-30" calcext:value-type="date">
            <text:p>Wed 2016-03-30</text:p>
          </table:table-cell>
          <table:table-cell table:style-name="ce17" table:formula="of:=[.YK1]+1" office:value-type="date" office:date-value="2016-03-29" calcext:value-type="date">
            <text:p>Tue 2016-03-29</text:p>
          </table:table-cell>
          <table:table-cell table:style-name="ce17" table:formula="of:=[.YL1]+1" office:value-type="date" office:date-value="2016-03-28" calcext:value-type="date">
            <text:p>Mon 2016-03-28</text:p>
          </table:table-cell>
          <table:table-cell table:style-name="ce17" table:formula="of:=[.YM1]+1" office:value-type="date" office:date-value="2016-03-27" calcext:value-type="date">
            <text:p>Sun 2016-03-27</text:p>
          </table:table-cell>
          <table:table-cell table:style-name="ce17" table:formula="of:=[.YN1]+1" office:value-type="date" office:date-value="2016-03-26" calcext:value-type="date">
            <text:p>Sat 2016-03-26</text:p>
          </table:table-cell>
          <table:table-cell table:style-name="ce17" table:formula="of:=[.YO1]+1" office:value-type="date" office:date-value="2016-03-25" calcext:value-type="date">
            <text:p>Fri 2016-03-25</text:p>
          </table:table-cell>
          <table:table-cell table:style-name="ce17" table:formula="of:=[.YP1]+1" office:value-type="date" office:date-value="2016-03-24" calcext:value-type="date">
            <text:p>Thu 2016-03-24</text:p>
          </table:table-cell>
          <table:table-cell table:style-name="ce17" table:formula="of:=[.YQ1]+1" office:value-type="date" office:date-value="2016-03-23" calcext:value-type="date">
            <text:p>Wed 2016-03-23</text:p>
          </table:table-cell>
          <table:table-cell table:style-name="ce17" table:formula="of:=[.YR1]+1" office:value-type="date" office:date-value="2016-03-22" calcext:value-type="date">
            <text:p>Tue 2016-03-22</text:p>
          </table:table-cell>
          <table:table-cell table:style-name="ce17" table:formula="of:=[.YS1]+1" office:value-type="date" office:date-value="2016-03-21" calcext:value-type="date">
            <text:p>Mon 2016-03-21</text:p>
          </table:table-cell>
          <table:table-cell table:style-name="ce17" table:formula="of:=[.YT1]+1" office:value-type="date" office:date-value="2016-03-20" calcext:value-type="date">
            <text:p>Sun 2016-03-20</text:p>
          </table:table-cell>
          <table:table-cell table:style-name="ce17" table:formula="of:=[.YU1]+1" office:value-type="date" office:date-value="2016-03-19" calcext:value-type="date">
            <text:p>Sat 2016-03-19</text:p>
          </table:table-cell>
          <table:table-cell table:style-name="ce17" table:formula="of:=[.YV1]+1" office:value-type="date" office:date-value="2016-03-18" calcext:value-type="date">
            <text:p>Fri 2016-03-18</text:p>
          </table:table-cell>
          <table:table-cell table:style-name="ce17" table:formula="of:=[.YW1]+1" office:value-type="date" office:date-value="2016-03-17" calcext:value-type="date">
            <text:p>Thu 2016-03-17</text:p>
          </table:table-cell>
          <table:table-cell table:style-name="ce17" table:formula="of:=[.YX1]+1" office:value-type="date" office:date-value="2016-03-16" calcext:value-type="date">
            <text:p>Wed 2016-03-16</text:p>
          </table:table-cell>
          <table:table-cell table:style-name="ce17" table:formula="of:=[.YY1]+1" office:value-type="date" office:date-value="2016-03-15" calcext:value-type="date">
            <text:p>Tue 2016-03-15</text:p>
          </table:table-cell>
          <table:table-cell table:style-name="ce17" table:formula="of:=[.YZ1]+1" office:value-type="date" office:date-value="2016-03-14" calcext:value-type="date">
            <text:p>Mon 2016-03-14</text:p>
          </table:table-cell>
          <table:table-cell table:style-name="ce17" table:formula="of:=[.ZA1]+1" office:value-type="date" office:date-value="2016-03-13" calcext:value-type="date">
            <text:p>Sun 2016-03-13</text:p>
          </table:table-cell>
          <table:table-cell table:style-name="ce17" table:formula="of:=[.ZB1]+1" office:value-type="date" office:date-value="2016-03-12" calcext:value-type="date">
            <text:p>Sat 2016-03-12</text:p>
          </table:table-cell>
          <table:table-cell table:style-name="ce17" table:formula="of:=[.ZC1]+1" office:value-type="date" office:date-value="2016-03-11" calcext:value-type="date">
            <text:p>Fri 2016-03-11</text:p>
          </table:table-cell>
          <table:table-cell table:style-name="ce17" table:formula="of:=[.ZD1]+1" office:value-type="date" office:date-value="2016-03-10" calcext:value-type="date">
            <text:p>Thu 2016-03-10</text:p>
          </table:table-cell>
          <table:table-cell table:style-name="ce17" table:formula="of:=[.ZE1]+1" office:value-type="date" office:date-value="2016-03-09" calcext:value-type="date">
            <text:p>Wed 2016-03-09</text:p>
          </table:table-cell>
          <table:table-cell table:style-name="ce17" table:formula="of:=[.ZF1]+1" office:value-type="date" office:date-value="2016-03-08" calcext:value-type="date">
            <text:p>Tue 2016-03-08</text:p>
          </table:table-cell>
          <table:table-cell table:style-name="ce17" table:formula="of:=[.ZG1]+1" office:value-type="date" office:date-value="2016-03-07" calcext:value-type="date">
            <text:p>Mon 2016-03-07</text:p>
          </table:table-cell>
          <table:table-cell table:style-name="ce17" table:formula="of:=[.ZH1]+1" office:value-type="date" office:date-value="2016-03-06" calcext:value-type="date">
            <text:p>Sun 2016-03-06</text:p>
          </table:table-cell>
          <table:table-cell table:style-name="ce17" table:formula="of:=[.ZI1]+1" office:value-type="date" office:date-value="2016-03-05" calcext:value-type="date">
            <text:p>Sat 2016-03-05</text:p>
          </table:table-cell>
          <table:table-cell table:style-name="ce17" table:formula="of:=[.ZJ1]+1" office:value-type="date" office:date-value="2016-03-04" calcext:value-type="date">
            <text:p>Fri 2016-03-04</text:p>
          </table:table-cell>
          <table:table-cell table:style-name="ce17" table:formula="of:=[.ZK1]+1" office:value-type="date" office:date-value="2016-03-03" calcext:value-type="date">
            <text:p>Thu 2016-03-03</text:p>
          </table:table-cell>
          <table:table-cell table:style-name="ce17" table:formula="of:=[.ZL1]+1" office:value-type="date" office:date-value="2016-03-02" calcext:value-type="date">
            <text:p>Wed 2016-03-02</text:p>
          </table:table-cell>
          <table:table-cell table:style-name="ce17" table:formula="of:=[.ZM1]+1" office:value-type="date" office:date-value="2016-03-01" calcext:value-type="date">
            <text:p>Tue 2016-03-01</text:p>
          </table:table-cell>
          <table:table-cell table:style-name="ce17" table:formula="of:=[.ZN1]+1" office:value-type="date" office:date-value="2016-02-29" calcext:value-type="date">
            <text:p>Mon 2016-02-29</text:p>
          </table:table-cell>
          <table:table-cell table:style-name="ce17" table:formula="of:=[.ZO1]+1" office:value-type="date" office:date-value="2016-02-28" calcext:value-type="date">
            <text:p>Sun 2016-02-28</text:p>
          </table:table-cell>
          <table:table-cell table:style-name="ce17" table:formula="of:=[.ZP1]+1" office:value-type="date" office:date-value="2016-02-27" calcext:value-type="date">
            <text:p>Sat 2016-02-27</text:p>
          </table:table-cell>
          <table:table-cell table:style-name="ce17" table:formula="of:=[.ZQ1]+1" office:value-type="date" office:date-value="2016-02-26" calcext:value-type="date">
            <text:p>Fri 2016-02-26</text:p>
          </table:table-cell>
          <table:table-cell table:style-name="ce17" table:formula="of:=[.ZR1]+1" office:value-type="date" office:date-value="2016-02-25" calcext:value-type="date">
            <text:p>Thu 2016-02-25</text:p>
          </table:table-cell>
          <table:table-cell table:style-name="ce17" table:formula="of:=[.ZS1]+1" office:value-type="date" office:date-value="2016-02-24" calcext:value-type="date">
            <text:p>Wed 2016-02-24</text:p>
          </table:table-cell>
          <table:table-cell table:style-name="ce17" table:formula="of:=[.ZT1]+1" office:value-type="date" office:date-value="2016-02-23" calcext:value-type="date">
            <text:p>Tue 2016-02-23</text:p>
          </table:table-cell>
          <table:table-cell table:style-name="ce17" table:formula="of:=[.ZU1]+1" office:value-type="date" office:date-value="2016-02-22" calcext:value-type="date">
            <text:p>Mon 2016-02-22</text:p>
          </table:table-cell>
          <table:table-cell table:style-name="ce17" table:formula="of:=[.ZV1]+1" office:value-type="date" office:date-value="2016-02-21" calcext:value-type="date">
            <text:p>Sun 2016-02-21</text:p>
          </table:table-cell>
          <table:table-cell table:style-name="ce17" table:formula="of:=[.ZW1]+1" office:value-type="date" office:date-value="2016-02-20" calcext:value-type="date">
            <text:p>Sat 2016-02-20</text:p>
          </table:table-cell>
          <table:table-cell table:style-name="ce17" table:formula="of:=[.ZX1]+1" office:value-type="date" office:date-value="2016-02-19" calcext:value-type="date">
            <text:p>Fri 2016-02-19</text:p>
          </table:table-cell>
          <table:table-cell table:style-name="ce17" table:formula="of:=[.ZY1]+1" office:value-type="date" office:date-value="2016-02-18" calcext:value-type="date">
            <text:p>Thu 2016-02-18</text:p>
          </table:table-cell>
          <table:table-cell table:style-name="ce17" table:formula="of:=[.ZZ1]+1" office:value-type="date" office:date-value="2016-02-17" calcext:value-type="date">
            <text:p>Wed 2016-02-17</text:p>
          </table:table-cell>
          <table:table-cell table:style-name="ce17" table:formula="of:=[.AAA1]+1" office:value-type="date" office:date-value="2016-02-16" calcext:value-type="date">
            <text:p>Tue 2016-02-16</text:p>
          </table:table-cell>
          <table:table-cell table:style-name="ce17" table:formula="of:=[.AAB1]+1" office:value-type="date" office:date-value="2016-02-15" calcext:value-type="date">
            <text:p>Mon 2016-02-15</text:p>
          </table:table-cell>
          <table:table-cell table:style-name="ce17" table:formula="of:=[.AAC1]+1" office:value-type="date" office:date-value="2016-02-14" calcext:value-type="date">
            <text:p>Sun 2016-02-14</text:p>
          </table:table-cell>
          <table:table-cell table:style-name="ce17" table:formula="of:=[.AAD1]+1" office:value-type="date" office:date-value="2016-02-13" calcext:value-type="date">
            <text:p>Sat 2016-02-13</text:p>
          </table:table-cell>
          <table:table-cell table:style-name="ce17" table:formula="of:=[.AAE1]+1" office:value-type="date" office:date-value="2016-02-12" calcext:value-type="date">
            <text:p>Fri 2016-02-12</text:p>
          </table:table-cell>
          <table:table-cell table:style-name="ce17" table:formula="of:=[.AAF1]+1" office:value-type="date" office:date-value="2016-02-11" calcext:value-type="date">
            <text:p>Thu 2016-02-11</text:p>
          </table:table-cell>
          <table:table-cell table:style-name="ce17" table:formula="of:=[.AAG1]+1" office:value-type="date" office:date-value="2016-02-10" calcext:value-type="date">
            <text:p>Wed 2016-02-10</text:p>
          </table:table-cell>
          <table:table-cell table:style-name="ce17" table:formula="of:=[.AAH1]+1" office:value-type="date" office:date-value="2016-02-09" calcext:value-type="date">
            <text:p>Tue 2016-02-09</text:p>
          </table:table-cell>
          <table:table-cell table:style-name="ce17" table:formula="of:=[.AAI1]+1" office:value-type="date" office:date-value="2016-02-08" calcext:value-type="date">
            <text:p>Mon 2016-02-08</text:p>
          </table:table-cell>
          <table:table-cell table:style-name="ce17" table:formula="of:=[.AAJ1]+1" office:value-type="date" office:date-value="2016-02-07" calcext:value-type="date">
            <text:p>Sun 2016-02-07</text:p>
          </table:table-cell>
          <table:table-cell table:style-name="ce17" table:formula="of:=[.AAK1]+1" office:value-type="date" office:date-value="2016-02-06" calcext:value-type="date">
            <text:p>Sat 2016-02-06</text:p>
          </table:table-cell>
          <table:table-cell table:style-name="ce17" table:formula="of:=[.AAL1]+1" office:value-type="date" office:date-value="2016-02-05" calcext:value-type="date">
            <text:p>Fri 2016-02-05</text:p>
          </table:table-cell>
          <table:table-cell table:style-name="ce17" table:formula="of:=[.AAM1]+1" office:value-type="date" office:date-value="2016-02-04" calcext:value-type="date">
            <text:p>Thu 2016-02-04</text:p>
          </table:table-cell>
          <table:table-cell table:style-name="ce17" table:formula="of:=[.AAN1]+1" office:value-type="date" office:date-value="2016-02-03" calcext:value-type="date">
            <text:p>Wed 2016-02-03</text:p>
          </table:table-cell>
          <table:table-cell table:style-name="ce17" table:formula="of:=[.AAO1]+1" office:value-type="date" office:date-value="2016-02-02" calcext:value-type="date">
            <text:p>Tue 2016-02-02</text:p>
          </table:table-cell>
          <table:table-cell table:style-name="ce17" table:formula="of:=[.AAP1]+1" office:value-type="date" office:date-value="2016-02-01" calcext:value-type="date">
            <text:p>Mon 2016-02-01</text:p>
          </table:table-cell>
          <table:table-cell table:style-name="ce17" table:formula="of:=[.AAQ1]+1" office:value-type="date" office:date-value="2016-01-31" calcext:value-type="date">
            <text:p>Sun 2016-01-31</text:p>
          </table:table-cell>
          <table:table-cell table:style-name="ce17" table:formula="of:=[.AAR1]+1" office:value-type="date" office:date-value="2016-01-30" calcext:value-type="date">
            <text:p>Sat 2016-01-30</text:p>
          </table:table-cell>
          <table:table-cell table:style-name="ce17" table:formula="of:=[.AAS1]+1" office:value-type="date" office:date-value="2016-01-29" calcext:value-type="date">
            <text:p>Fri 2016-01-29</text:p>
          </table:table-cell>
          <table:table-cell table:style-name="ce17" table:formula="of:=[.AAT1]+1" office:value-type="date" office:date-value="2016-01-28" calcext:value-type="date">
            <text:p>Thu 2016-01-28</text:p>
          </table:table-cell>
          <table:table-cell table:style-name="ce17" table:formula="of:=[.AAU1]+1" office:value-type="date" office:date-value="2016-01-27" calcext:value-type="date">
            <text:p>Wed 2016-01-27</text:p>
          </table:table-cell>
          <table:table-cell table:style-name="ce17" table:formula="of:=[.AAV1]+1" office:value-type="date" office:date-value="2016-01-26" calcext:value-type="date">
            <text:p>Tue 2016-01-26</text:p>
          </table:table-cell>
          <table:table-cell table:style-name="ce17" table:formula="of:=[.AAW1]+1" office:value-type="date" office:date-value="2016-01-25" calcext:value-type="date">
            <text:p>Mon 2016-01-25</text:p>
          </table:table-cell>
          <table:table-cell table:style-name="ce17" table:formula="of:=[.AAX1]+1" office:value-type="date" office:date-value="2016-01-24" calcext:value-type="date">
            <text:p>Sun 2016-01-24</text:p>
          </table:table-cell>
          <table:table-cell table:style-name="ce17" table:formula="of:=[.AAY1]+1" office:value-type="date" office:date-value="2016-01-23" calcext:value-type="date">
            <text:p>Sat 2016-01-23</text:p>
          </table:table-cell>
          <table:table-cell table:style-name="ce17" table:formula="of:=[.AAZ1]+1" office:value-type="date" office:date-value="2016-01-22" calcext:value-type="date">
            <text:p>Fri 2016-01-22</text:p>
          </table:table-cell>
          <table:table-cell table:style-name="ce17" table:formula="of:=[.ABA1]+1" office:value-type="date" office:date-value="2016-01-21" calcext:value-type="date">
            <text:p>Thu 2016-01-21</text:p>
          </table:table-cell>
          <table:table-cell table:style-name="ce17" table:formula="of:=[.ABB1]+1" office:value-type="date" office:date-value="2016-01-20" calcext:value-type="date">
            <text:p>Wed 2016-01-20</text:p>
          </table:table-cell>
          <table:table-cell table:style-name="ce17" table:formula="of:=[.ABC1]+1" office:value-type="date" office:date-value="2016-01-19" calcext:value-type="date">
            <text:p>Tue 2016-01-19</text:p>
          </table:table-cell>
          <table:table-cell table:style-name="ce17" table:formula="of:=[.ABD1]+1" office:value-type="date" office:date-value="2016-01-18" calcext:value-type="date">
            <text:p>Mon 2016-01-18</text:p>
          </table:table-cell>
          <table:table-cell table:style-name="ce17" table:formula="of:=[.ABE1]+1" office:value-type="date" office:date-value="2016-01-17" calcext:value-type="date">
            <text:p>Sun 2016-01-17</text:p>
          </table:table-cell>
          <table:table-cell table:style-name="ce17" table:formula="of:=[.ABF1]+1" office:value-type="date" office:date-value="2016-01-16" calcext:value-type="date">
            <text:p>Sat 2016-01-16</text:p>
          </table:table-cell>
          <table:table-cell table:style-name="ce17" table:formula="of:=[.ABG1]+1" office:value-type="date" office:date-value="2016-01-15" calcext:value-type="date">
            <text:p>Fri 2016-01-15</text:p>
          </table:table-cell>
          <table:table-cell table:style-name="ce17" table:formula="of:=[.ABH1]+1" office:value-type="date" office:date-value="2016-01-14" calcext:value-type="date">
            <text:p>Thu 2016-01-14</text:p>
          </table:table-cell>
          <table:table-cell table:style-name="ce17" table:formula="of:=[.ABI1]+1" office:value-type="date" office:date-value="2016-01-13" calcext:value-type="date">
            <text:p>Wed 2016-01-13</text:p>
          </table:table-cell>
          <table:table-cell table:style-name="ce17" table:formula="of:=[.ABJ1]+1" office:value-type="date" office:date-value="2016-01-12" calcext:value-type="date">
            <text:p>Tue 2016-01-12</text:p>
          </table:table-cell>
          <table:table-cell table:style-name="ce17" table:formula="of:=[.ABK1]+1" office:value-type="date" office:date-value="2016-01-11" calcext:value-type="date">
            <text:p>Mon 2016-01-11</text:p>
          </table:table-cell>
          <table:table-cell table:style-name="ce17" table:formula="of:=[.ABL1]+1" office:value-type="date" office:date-value="2016-01-10" calcext:value-type="date">
            <text:p>Sun 2016-01-10</text:p>
          </table:table-cell>
          <table:table-cell table:style-name="ce17" table:formula="of:=[.ABM1]+1" office:value-type="date" office:date-value="2016-01-09" calcext:value-type="date">
            <text:p>Sat 2016-01-09</text:p>
          </table:table-cell>
          <table:table-cell table:style-name="ce17" table:formula="of:=[.ABN1]+1" office:value-type="date" office:date-value="2016-01-08" calcext:value-type="date">
            <text:p>Fri 2016-01-08</text:p>
          </table:table-cell>
          <table:table-cell table:style-name="ce17" table:formula="of:=[.ABO1]+1" office:value-type="date" office:date-value="2016-01-07" calcext:value-type="date">
            <text:p>Thu 2016-01-07</text:p>
          </table:table-cell>
          <table:table-cell table:style-name="ce17" table:formula="of:=[.ABP1]+1" office:value-type="date" office:date-value="2016-01-06" calcext:value-type="date">
            <text:p>Wed 2016-01-06</text:p>
          </table:table-cell>
          <table:table-cell table:style-name="ce17" table:formula="of:=[.ABQ1]+1" office:value-type="date" office:date-value="2016-01-05" calcext:value-type="date">
            <text:p>Tue 2016-01-05</text:p>
          </table:table-cell>
          <table:table-cell table:style-name="ce17" table:formula="of:=[.ABR1]+1" office:value-type="date" office:date-value="2016-01-04" calcext:value-type="date">
            <text:p>Mon 2016-01-04</text:p>
          </table:table-cell>
          <table:table-cell table:style-name="ce17" table:formula="of:=[.ABS1]+1" office:value-type="date" office:date-value="2016-01-03" calcext:value-type="date">
            <text:p>Sun 2016-01-03</text:p>
          </table:table-cell>
          <table:table-cell table:style-name="ce17" table:formula="of:=[.ABT1]+1" office:value-type="date" office:date-value="2016-01-02" calcext:value-type="date">
            <text:p>Sat 2016-01-02</text:p>
          </table:table-cell>
          <table:table-cell table:style-name="ce17" table:formula="of:=[.ABU1]+1" office:value-type="date" office:date-value="2016-01-01" calcext:value-type="date">
            <text:p>Fri 2016-01-01</text:p>
          </table:table-cell>
          <table:table-cell table:style-name="ce17" table:formula="of:=[.ABV1]+1" office:value-type="date" office:date-value="2015-12-31" calcext:value-type="date">
            <text:p>Thu 2015-12-31</text:p>
          </table:table-cell>
          <table:table-cell table:style-name="ce17" table:formula="of:=[.ABW1]+1" office:value-type="date" office:date-value="2015-12-30" calcext:value-type="date">
            <text:p>Wed 2015-12-30</text:p>
          </table:table-cell>
          <table:table-cell table:style-name="ce17" table:formula="of:=[.ABX1]+1" office:value-type="date" office:date-value="2015-12-29" calcext:value-type="date">
            <text:p>Tue 2015-12-29</text:p>
          </table:table-cell>
          <table:table-cell table:style-name="ce17" table:formula="of:=[.ABY1]+1" office:value-type="date" office:date-value="2015-12-28" calcext:value-type="date">
            <text:p>Mon 2015-12-28</text:p>
          </table:table-cell>
          <table:table-cell table:style-name="ce17" table:formula="of:=[.ABZ1]+1" office:value-type="date" office:date-value="2015-12-27" calcext:value-type="date">
            <text:p>Sun 2015-12-27</text:p>
          </table:table-cell>
          <table:table-cell table:style-name="ce17" table:formula="of:=[.ACA1]+1" office:value-type="date" office:date-value="2015-12-26" calcext:value-type="date">
            <text:p>Sat 2015-12-26</text:p>
          </table:table-cell>
          <table:table-cell table:style-name="ce17" table:formula="of:=[.ACB1]+1" office:value-type="date" office:date-value="2015-12-25" calcext:value-type="date">
            <text:p>Fri 2015-12-25</text:p>
          </table:table-cell>
          <table:table-cell table:style-name="ce17" table:formula="of:=[.ACC1]+1" office:value-type="date" office:date-value="2015-12-24" calcext:value-type="date">
            <text:p>Thu 2015-12-24</text:p>
          </table:table-cell>
          <table:table-cell table:style-name="ce17" table:formula="of:=[.ACD1]+1" office:value-type="date" office:date-value="2015-12-23" calcext:value-type="date">
            <text:p>Wed 2015-12-23</text:p>
          </table:table-cell>
          <table:table-cell table:style-name="ce17" table:formula="of:=[.ACE1]+1" office:value-type="date" office:date-value="2015-12-22" calcext:value-type="date">
            <text:p>Tue 2015-12-22</text:p>
          </table:table-cell>
          <table:table-cell table:style-name="ce17" table:formula="of:=[.ACF1]+1" office:value-type="date" office:date-value="2015-12-21" calcext:value-type="date">
            <text:p>Mon 2015-12-21</text:p>
          </table:table-cell>
          <table:table-cell table:style-name="ce17" table:formula="of:=[.ACG1]+1" office:value-type="date" office:date-value="2015-12-20" calcext:value-type="date">
            <text:p>Sun 2015-12-20</text:p>
          </table:table-cell>
          <table:table-cell table:style-name="ce17" table:formula="of:=[.ACH1]+1" office:value-type="date" office:date-value="2015-12-19" calcext:value-type="date">
            <text:p>Sat 2015-12-19</text:p>
          </table:table-cell>
          <table:table-cell table:style-name="ce17" table:formula="of:=[.ACI1]+1" office:value-type="date" office:date-value="2015-12-18" calcext:value-type="date">
            <text:p>Fri 2015-12-18</text:p>
          </table:table-cell>
          <table:table-cell table:style-name="ce17" table:formula="of:=[.ACJ1]+1" office:value-type="date" office:date-value="2015-12-17" calcext:value-type="date">
            <text:p>Thu 2015-12-17</text:p>
          </table:table-cell>
          <table:table-cell table:style-name="ce17" table:formula="of:=[.ACK1]+1" office:value-type="date" office:date-value="2015-12-16" calcext:value-type="date">
            <text:p>Wed 2015-12-16</text:p>
          </table:table-cell>
          <table:table-cell table:style-name="ce17" table:formula="of:=[.ACL1]+1" office:value-type="date" office:date-value="2015-12-15" calcext:value-type="date">
            <text:p>Tue 2015-12-15</text:p>
          </table:table-cell>
          <table:table-cell table:style-name="ce17" table:formula="of:=[.ACM1]+1" office:value-type="date" office:date-value="2015-12-14" calcext:value-type="date">
            <text:p>Mon 2015-12-14</text:p>
          </table:table-cell>
          <table:table-cell table:style-name="ce17" table:formula="of:=[.ACN1]+1" office:value-type="date" office:date-value="2015-12-13" calcext:value-type="date">
            <text:p>Sun 2015-12-13</text:p>
          </table:table-cell>
          <table:table-cell table:style-name="ce17" table:formula="of:=[.ACO1]+1" office:value-type="date" office:date-value="2015-12-12" calcext:value-type="date">
            <text:p>Sat 2015-12-12</text:p>
          </table:table-cell>
          <table:table-cell table:style-name="ce17" table:formula="of:=[.ACP1]+1" office:value-type="date" office:date-value="2015-12-11" calcext:value-type="date">
            <text:p>Fri 2015-12-11</text:p>
          </table:table-cell>
          <table:table-cell table:style-name="ce17" table:formula="of:=[.ACQ1]+1" office:value-type="date" office:date-value="2015-12-10" calcext:value-type="date">
            <text:p>Thu 2015-12-10</text:p>
          </table:table-cell>
          <table:table-cell table:style-name="ce17" table:formula="of:=[.ACR1]+1" office:value-type="date" office:date-value="2015-12-09" calcext:value-type="date">
            <text:p>Wed 2015-12-09</text:p>
          </table:table-cell>
          <table:table-cell table:style-name="ce17" table:formula="of:=[.ACS1]+1" office:value-type="date" office:date-value="2015-12-08" calcext:value-type="date">
            <text:p>Tue 2015-12-08</text:p>
          </table:table-cell>
          <table:table-cell table:style-name="ce17" table:formula="of:=[.ACT1]+1" office:value-type="date" office:date-value="2015-12-07" calcext:value-type="date">
            <text:p>Mon 2015-12-07</text:p>
          </table:table-cell>
          <table:table-cell table:style-name="ce17" table:formula="of:=[.ACU1]+1" office:value-type="date" office:date-value="2015-12-06" calcext:value-type="date">
            <text:p>Sun 2015-12-06</text:p>
          </table:table-cell>
          <table:table-cell table:style-name="ce17" table:formula="of:=[.ACV1]+1" office:value-type="date" office:date-value="2015-12-05" calcext:value-type="date">
            <text:p>Sat 2015-12-05</text:p>
          </table:table-cell>
          <table:table-cell table:style-name="ce17" table:formula="of:=[.ACW1]+1" office:value-type="date" office:date-value="2015-12-04" calcext:value-type="date">
            <text:p>Fri 2015-12-04</text:p>
          </table:table-cell>
          <table:table-cell table:style-name="ce17" table:formula="of:=[.ACX1]+1" office:value-type="date" office:date-value="2015-12-03" calcext:value-type="date">
            <text:p>Thu 2015-12-03</text:p>
          </table:table-cell>
          <table:table-cell table:style-name="ce17" table:formula="of:=[.ACY1]+1" office:value-type="date" office:date-value="2015-12-02" calcext:value-type="date">
            <text:p>Wed 2015-12-02</text:p>
          </table:table-cell>
          <table:table-cell table:style-name="ce17" table:formula="of:=[.ACZ1]+1" office:value-type="date" office:date-value="2015-12-01" calcext:value-type="date">
            <text:p>Tue 2015-12-01</text:p>
          </table:table-cell>
          <table:table-cell table:style-name="ce17" table:formula="of:=[.ADA1]+1" office:value-type="date" office:date-value="2015-11-30" calcext:value-type="date">
            <text:p>Mon 2015-11-30</text:p>
          </table:table-cell>
          <table:table-cell table:style-name="ce17" table:formula="of:=[.ADB1]+1" office:value-type="date" office:date-value="2015-11-29" calcext:value-type="date">
            <text:p>Sun 2015-11-29</text:p>
          </table:table-cell>
          <table:table-cell table:style-name="ce17" table:formula="of:=[.ADC1]+1" office:value-type="date" office:date-value="2015-11-28" calcext:value-type="date">
            <text:p>Sat 2015-11-28</text:p>
          </table:table-cell>
          <table:table-cell table:style-name="ce17" table:formula="of:=[.ADD1]+1" office:value-type="date" office:date-value="2015-11-27" calcext:value-type="date">
            <text:p>Fri 2015-11-27</text:p>
          </table:table-cell>
          <table:table-cell table:style-name="ce17" table:formula="of:=[.ADE1]+1" office:value-type="date" office:date-value="2015-11-26" calcext:value-type="date">
            <text:p>Thu 2015-11-26</text:p>
          </table:table-cell>
          <table:table-cell table:style-name="ce17" table:formula="of:=[.ADF1]+1" office:value-type="date" office:date-value="2015-11-25" calcext:value-type="date">
            <text:p>Wed 2015-11-25</text:p>
          </table:table-cell>
          <table:table-cell table:style-name="ce17" table:formula="of:=[.ADG1]+29" office:value-type="date" office:date-value="2015-11-24" calcext:value-type="date">
            <text:p>Tue 2015-11-24</text:p>
          </table:table-cell>
          <table:table-cell table:style-name="ce17" table:formula="of:=[.ADH1]+1" office:value-type="date" office:date-value="2015-10-26" calcext:value-type="date">
            <text:p>Mon 2015-10-26</text:p>
          </table:table-cell>
          <table:table-cell table:style-name="ce17" table:formula="of:=[.ADI1]+1" office:value-type="date" office:date-value="2015-10-25" calcext:value-type="date">
            <text:p>Sun 2015-10-25</text:p>
          </table:table-cell>
          <table:table-cell table:style-name="ce17" table:formula="of:=[.ADJ1]+1" office:value-type="date" office:date-value="2015-10-24" calcext:value-type="date">
            <text:p>Sat 2015-10-24</text:p>
          </table:table-cell>
          <table:table-cell table:style-name="ce17" table:formula="of:=[.ADK1]+1" office:value-type="date" office:date-value="2015-10-23" calcext:value-type="date">
            <text:p>Fri 2015-10-23</text:p>
          </table:table-cell>
          <table:table-cell table:style-name="ce17" table:formula="of:=[.ADL1]+1" office:value-type="date" office:date-value="2015-10-22" calcext:value-type="date">
            <text:p>Thu 2015-10-22</text:p>
          </table:table-cell>
          <table:table-cell table:style-name="ce17" table:formula="of:=[.ADM1]+1" office:value-type="date" office:date-value="2015-10-21" calcext:value-type="date">
            <text:p>Wed 2015-10-21</text:p>
          </table:table-cell>
          <table:table-cell table:style-name="ce17" table:formula="of:=[.ADN1]+1" office:value-type="date" office:date-value="2015-10-20" calcext:value-type="date">
            <text:p>Tue 2015-10-20</text:p>
          </table:table-cell>
          <table:table-cell table:style-name="ce17" table:formula="of:=[.ADO1]+1" office:value-type="date" office:date-value="2015-10-19" calcext:value-type="date">
            <text:p>Mon 2015-10-19</text:p>
          </table:table-cell>
          <table:table-cell table:style-name="ce17" table:formula="of:=[.ADP1]+1" office:value-type="date" office:date-value="2015-10-18" calcext:value-type="date">
            <text:p>Sun 2015-10-18</text:p>
          </table:table-cell>
          <table:table-cell table:style-name="ce17" table:formula="of:=[.ADQ1]+1" office:value-type="date" office:date-value="2015-10-17" calcext:value-type="date">
            <text:p>Sat 2015-10-17</text:p>
          </table:table-cell>
          <table:table-cell table:style-name="ce17" table:formula="of:=[.ADR1]+1" office:value-type="date" office:date-value="2015-10-16" calcext:value-type="date">
            <text:p>Fri 2015-10-16</text:p>
          </table:table-cell>
          <table:table-cell table:style-name="ce17" table:formula="of:=[.ADS1]+1" office:value-type="date" office:date-value="2015-10-15" calcext:value-type="date">
            <text:p>Thu 2015-10-15</text:p>
          </table:table-cell>
          <table:table-cell table:style-name="ce17" table:formula="of:=[.ADT1]+1" office:value-type="date" office:date-value="2015-10-14" calcext:value-type="date">
            <text:p>Wed 2015-10-14</text:p>
          </table:table-cell>
          <table:table-cell table:style-name="ce17" table:formula="of:=[.ADU1]+1" office:value-type="date" office:date-value="2015-10-13" calcext:value-type="date">
            <text:p>Tue 2015-10-13</text:p>
          </table:table-cell>
          <table:table-cell table:style-name="ce17" table:formula="of:=[.ADV1]+1" office:value-type="date" office:date-value="2015-10-12" calcext:value-type="date">
            <text:p>Mon 2015-10-12</text:p>
          </table:table-cell>
          <table:table-cell table:style-name="ce17" table:formula="of:=[.ADW1]+1" office:value-type="date" office:date-value="2015-10-11" calcext:value-type="date">
            <text:p>Sun 2015-10-11</text:p>
          </table:table-cell>
          <table:table-cell table:style-name="ce17" table:formula="of:=[.ADX1]+1" office:value-type="date" office:date-value="2015-10-10" calcext:value-type="date">
            <text:p>Sat 2015-10-10</text:p>
          </table:table-cell>
          <table:table-cell table:style-name="ce17" table:formula="of:=[.ADY1]+1" office:value-type="date" office:date-value="2015-10-09" calcext:value-type="date">
            <text:p>Fri 2015-10-09</text:p>
          </table:table-cell>
          <table:table-cell table:style-name="ce17" table:formula="of:=[.ADZ1]+1" office:value-type="date" office:date-value="2015-10-08" calcext:value-type="date">
            <text:p>Thu 2015-10-08</text:p>
          </table:table-cell>
          <table:table-cell table:style-name="ce17" table:formula="of:=[.AEA1]+1" office:value-type="date" office:date-value="2015-10-07" calcext:value-type="date">
            <text:p>Wed 2015-10-07</text:p>
          </table:table-cell>
          <table:table-cell table:style-name="ce17" table:formula="of:=[.AEB1]+1" office:value-type="date" office:date-value="2015-10-06" calcext:value-type="date">
            <text:p>Tue 2015-10-06</text:p>
          </table:table-cell>
          <table:table-cell table:style-name="ce17" table:formula="of:=[.AEC1]+1" office:value-type="date" office:date-value="2015-10-05" calcext:value-type="date">
            <text:p>Mon 2015-10-05</text:p>
          </table:table-cell>
          <table:table-cell table:style-name="ce17" table:formula="of:=[.AED1]+1" office:value-type="date" office:date-value="2015-10-04" calcext:value-type="date">
            <text:p>Sun 2015-10-04</text:p>
          </table:table-cell>
          <table:table-cell table:style-name="ce17" table:formula="of:=[.AEE1]+1" office:value-type="date" office:date-value="2015-10-03" calcext:value-type="date">
            <text:p>Sat 2015-10-03</text:p>
          </table:table-cell>
          <table:table-cell table:style-name="ce17" table:formula="of:=[.AEF1]+1" office:value-type="date" office:date-value="2015-10-02" calcext:value-type="date">
            <text:p>Fri 2015-10-02</text:p>
          </table:table-cell>
          <table:table-cell table:style-name="ce17" table:formula="of:=[.AEG1]+1" office:value-type="date" office:date-value="2015-10-01" calcext:value-type="date">
            <text:p>Thu 2015-10-01</text:p>
          </table:table-cell>
          <table:table-cell table:style-name="ce17" table:formula="of:=[.AEH1]+1" office:value-type="date" office:date-value="2015-09-30" calcext:value-type="date">
            <text:p>Wed 2015-09-30</text:p>
          </table:table-cell>
          <table:table-cell table:style-name="ce17" table:formula="of:=[.AEI1]+1" office:value-type="date" office:date-value="2015-09-29" calcext:value-type="date">
            <text:p>Tue 2015-09-29</text:p>
          </table:table-cell>
          <table:table-cell table:style-name="ce17" table:formula="of:=[.AEJ1]+1" office:value-type="date" office:date-value="2015-09-28" calcext:value-type="date">
            <text:p>Mon 2015-09-28</text:p>
          </table:table-cell>
          <table:table-cell table:style-name="ce17" table:formula="of:=[.AEK1]+1" office:value-type="date" office:date-value="2015-09-27" calcext:value-type="date">
            <text:p>Sun 2015-09-27</text:p>
          </table:table-cell>
          <table:table-cell table:style-name="ce17" table:formula="of:=[.AEL1]+1" office:value-type="date" office:date-value="2015-09-26" calcext:value-type="date">
            <text:p>Sat 2015-09-26</text:p>
          </table:table-cell>
          <table:table-cell table:style-name="ce17" table:formula="of:=[.AEM1]+1" office:value-type="date" office:date-value="2015-09-25" calcext:value-type="date">
            <text:p>Fri 2015-09-25</text:p>
          </table:table-cell>
          <table:table-cell table:style-name="ce17" table:formula="of:=[.AEN1]+1" office:value-type="date" office:date-value="2015-09-24" calcext:value-type="date">
            <text:p>Thu 2015-09-24</text:p>
          </table:table-cell>
          <table:table-cell table:style-name="ce17" table:formula="of:=[.AEO1]+1" office:value-type="date" office:date-value="2015-09-23" calcext:value-type="date">
            <text:p>Wed 2015-09-23</text:p>
          </table:table-cell>
          <table:table-cell table:style-name="ce17" table:formula="of:=[.AEP1]+1" office:value-type="date" office:date-value="2015-09-22" calcext:value-type="date">
            <text:p>Tue 2015-09-22</text:p>
          </table:table-cell>
          <table:table-cell table:style-name="ce17" table:formula="of:=[.AEQ1]+1" office:value-type="date" office:date-value="2015-09-21" calcext:value-type="date">
            <text:p>Mon 2015-09-21</text:p>
          </table:table-cell>
          <table:table-cell table:style-name="ce17" table:formula="of:=[.AER1]+1" office:value-type="date" office:date-value="2015-09-20" calcext:value-type="date">
            <text:p>Sun 2015-09-20</text:p>
          </table:table-cell>
          <table:table-cell table:style-name="ce17" table:formula="of:=[.AES1]+1" office:value-type="date" office:date-value="2015-09-19" calcext:value-type="date">
            <text:p>Sat 2015-09-19</text:p>
          </table:table-cell>
          <table:table-cell table:style-name="ce17" table:formula="of:=[.AET1]+1" office:value-type="date" office:date-value="2015-09-18" calcext:value-type="date">
            <text:p>Fri 2015-09-18</text:p>
          </table:table-cell>
          <table:table-cell table:style-name="ce17" table:formula="of:=[.AEU1]+1" office:value-type="date" office:date-value="2015-09-17" calcext:value-type="date">
            <text:p>Thu 2015-09-17</text:p>
          </table:table-cell>
          <table:table-cell table:style-name="ce17" table:formula="of:=[.AEV1]+1" office:value-type="date" office:date-value="2015-09-16" calcext:value-type="date">
            <text:p>Wed 2015-09-16</text:p>
          </table:table-cell>
          <table:table-cell table:style-name="ce17" table:formula="of:=[.AEW1]+1" office:value-type="date" office:date-value="2015-09-15" calcext:value-type="date">
            <text:p>Tue 2015-09-15</text:p>
          </table:table-cell>
          <table:table-cell table:style-name="ce17" table:formula="of:=[.AEX1]+1" office:value-type="date" office:date-value="2015-09-14" calcext:value-type="date">
            <text:p>Mon 2015-09-14</text:p>
          </table:table-cell>
          <table:table-cell table:style-name="ce17" table:formula="of:=[.AEY1]+1" office:value-type="date" office:date-value="2015-09-13" calcext:value-type="date">
            <text:p>Sun 2015-09-13</text:p>
          </table:table-cell>
          <table:table-cell table:style-name="ce17" table:formula="of:=[.AEZ1]+1" office:value-type="date" office:date-value="2015-09-12" calcext:value-type="date">
            <text:p>Sat 2015-09-12</text:p>
          </table:table-cell>
          <table:table-cell table:style-name="ce17" table:formula="of:=[.AFA1]+1" office:value-type="date" office:date-value="2015-09-11" calcext:value-type="date">
            <text:p>Fri 2015-09-11</text:p>
          </table:table-cell>
          <table:table-cell table:style-name="ce17" table:formula="of:=[.AFB1]+1" office:value-type="date" office:date-value="2015-09-10" calcext:value-type="date">
            <text:p>Thu 2015-09-10</text:p>
          </table:table-cell>
          <table:table-cell table:style-name="ce17" table:formula="of:=[.AFC1]+1" office:value-type="date" office:date-value="2015-09-09" calcext:value-type="date">
            <text:p>Wed 2015-09-09</text:p>
          </table:table-cell>
          <table:table-cell table:style-name="ce17" table:formula="of:=[.AFD1]+1" office:value-type="date" office:date-value="2015-09-08" calcext:value-type="date">
            <text:p>Tue 2015-09-08</text:p>
          </table:table-cell>
          <table:table-cell table:style-name="ce17" table:formula="of:=[.AFE1]+1" office:value-type="date" office:date-value="2015-09-07" calcext:value-type="date">
            <text:p>Mon 2015-09-07</text:p>
          </table:table-cell>
          <table:table-cell table:style-name="ce17" table:formula="of:=[.AFF1]+1" office:value-type="date" office:date-value="2015-09-06" calcext:value-type="date">
            <text:p>Sun 2015-09-06</text:p>
          </table:table-cell>
          <table:table-cell table:style-name="ce17" table:formula="of:=[.AFG1]+1" office:value-type="date" office:date-value="2015-09-05" calcext:value-type="date">
            <text:p>Sat 2015-09-05</text:p>
          </table:table-cell>
          <table:table-cell table:style-name="ce17" table:formula="of:=[.AFH1]+1" office:value-type="date" office:date-value="2015-09-04" calcext:value-type="date">
            <text:p>Fri 2015-09-04</text:p>
          </table:table-cell>
          <table:table-cell table:style-name="ce17" table:formula="of:=[.AFI1]+1" office:value-type="date" office:date-value="2015-09-03" calcext:value-type="date">
            <text:p>Thu 2015-09-03</text:p>
          </table:table-cell>
          <table:table-cell table:style-name="ce17" table:formula="of:=[.AFJ1]+1" office:value-type="date" office:date-value="2015-09-02" calcext:value-type="date">
            <text:p>Wed 2015-09-02</text:p>
          </table:table-cell>
          <table:table-cell table:style-name="ce17" table:formula="of:=[.AFK1]+1" office:value-type="date" office:date-value="2015-09-01" calcext:value-type="date">
            <text:p>Tue 2015-09-01</text:p>
          </table:table-cell>
          <table:table-cell table:style-name="ce17" table:formula="of:=[.AFL1]+1" office:value-type="date" office:date-value="2015-08-31" calcext:value-type="date">
            <text:p>Mon 2015-08-31</text:p>
          </table:table-cell>
          <table:table-cell table:style-name="ce17" table:formula="of:=[.AFM1]+1" office:value-type="date" office:date-value="2015-08-30" calcext:value-type="date">
            <text:p>Sun 2015-08-30</text:p>
          </table:table-cell>
          <table:table-cell table:style-name="ce17" table:formula="of:=[.AFN1]+1" office:value-type="date" office:date-value="2015-08-29" calcext:value-type="date">
            <text:p>Sat 2015-08-29</text:p>
          </table:table-cell>
          <table:table-cell table:style-name="ce17" table:formula="of:=[.AFO1]+1" office:value-type="date" office:date-value="2015-08-28" calcext:value-type="date">
            <text:p>Fri 2015-08-28</text:p>
          </table:table-cell>
          <table:table-cell table:style-name="ce17" table:formula="of:=[.AFP1]+1" office:value-type="date" office:date-value="2015-08-27" calcext:value-type="date">
            <text:p>Thu 2015-08-27</text:p>
          </table:table-cell>
          <table:table-cell table:style-name="ce17" table:formula="of:=[.AFQ1]+1" office:value-type="date" office:date-value="2015-08-26" calcext:value-type="date">
            <text:p>Wed 2015-08-26</text:p>
          </table:table-cell>
          <table:table-cell table:style-name="ce17" table:formula="of:=[.AFR1]+1" office:value-type="date" office:date-value="2015-08-25" calcext:value-type="date">
            <text:p>Tue 2015-08-25</text:p>
          </table:table-cell>
          <table:table-cell table:style-name="ce17" table:formula="of:=[.AFS1]+1" office:value-type="date" office:date-value="2015-08-24" calcext:value-type="date">
            <text:p>Mon 2015-08-24</text:p>
          </table:table-cell>
          <table:table-cell table:style-name="ce17" table:formula="of:=[.AFT1]+1" office:value-type="date" office:date-value="2015-08-23" calcext:value-type="date">
            <text:p>Sun 2015-08-23</text:p>
          </table:table-cell>
          <table:table-cell table:style-name="ce17" table:formula="of:=[.AFU1]+1" office:value-type="date" office:date-value="2015-08-22" calcext:value-type="date">
            <text:p>Sat 2015-08-22</text:p>
          </table:table-cell>
          <table:table-cell table:style-name="ce17" table:formula="of:=[.AFV1]+1" office:value-type="date" office:date-value="2015-08-21" calcext:value-type="date">
            <text:p>Fri 2015-08-21</text:p>
          </table:table-cell>
          <table:table-cell table:style-name="ce17" table:formula="of:=[.AFW1]+1" office:value-type="date" office:date-value="2015-08-20" calcext:value-type="date">
            <text:p>Thu 2015-08-20</text:p>
          </table:table-cell>
          <table:table-cell table:style-name="ce17" table:formula="of:=[.AFX1]+1" office:value-type="date" office:date-value="2015-08-19" calcext:value-type="date">
            <text:p>Wed 2015-08-19</text:p>
          </table:table-cell>
          <table:table-cell table:style-name="ce17" table:formula="of:=[.AFY1]+1" office:value-type="date" office:date-value="2015-08-18" calcext:value-type="date">
            <text:p>Tue 2015-08-18</text:p>
          </table:table-cell>
          <table:table-cell table:style-name="ce17" table:formula="of:=[.AFZ1]+1" office:value-type="date" office:date-value="2015-08-17" calcext:value-type="date">
            <text:p>Mon 2015-08-17</text:p>
          </table:table-cell>
          <table:table-cell table:style-name="ce17" table:formula="of:=[.AGA1]+1" office:value-type="date" office:date-value="2015-08-16" calcext:value-type="date">
            <text:p>Sun 2015-08-16</text:p>
          </table:table-cell>
          <table:table-cell table:style-name="ce17" table:formula="of:=[.AGB1]+1" office:value-type="date" office:date-value="2015-08-15" calcext:value-type="date">
            <text:p>Sat 2015-08-15</text:p>
          </table:table-cell>
          <table:table-cell table:style-name="ce17" table:formula="of:=[.AGC1]+1" office:value-type="date" office:date-value="2015-08-14" calcext:value-type="date">
            <text:p>Fri 2015-08-14</text:p>
          </table:table-cell>
          <table:table-cell table:style-name="ce17" table:formula="of:=[.AGD1]+1" office:value-type="date" office:date-value="2015-08-13" calcext:value-type="date">
            <text:p>Thu 2015-08-13</text:p>
          </table:table-cell>
          <table:table-cell table:style-name="ce17" table:formula="of:=[.AGE1]+1" office:value-type="date" office:date-value="2015-08-12" calcext:value-type="date">
            <text:p>Wed 2015-08-12</text:p>
          </table:table-cell>
          <table:table-cell table:style-name="ce17" table:formula="of:=[.AGF1]+1" office:value-type="date" office:date-value="2015-08-11" calcext:value-type="date">
            <text:p>Tue 2015-08-11</text:p>
          </table:table-cell>
          <table:table-cell table:style-name="ce17" table:formula="of:=[.AGG1]+1" office:value-type="date" office:date-value="2015-08-10" calcext:value-type="date">
            <text:p>Mon 2015-08-10</text:p>
          </table:table-cell>
          <table:table-cell table:style-name="ce17" office:value-type="date" office:date-value="2015-08-09" calcext:value-type="date">
            <text:p>Sun 2015-08-09</text:p>
          </table:table-cell>
          <table:table-cell table:style-name="ce1" table:number-columns-repeated="159"/>
        </table:table-row>
        <table:table-row table:style-name="ro2">
          <table:table-cell office:value-type="string" calcext:value-type="string">
            <text:p>Tagliatelle with Paprika-Courgette sauce</text:p>
          </table:table-cell>
          <table:table-cell table:formula="of:=COUNT([.$E2:.AGG2])" office:value-type="float" office:value="2" calcext:value-type="float">
            <text:p>2</text:p>
          </table:table-cell>
          <table:table-cell table:style-name="ce10" table:formula="of:=DAYS(TODAY();[.D2])" office:value-type="float" office:value="30" calcext:value-type="float">
            <text:p>30</text:p>
          </table:table-cell>
          <table:table-cell table:style-name="ce12" table:formula="of:=MAX([.$E2:.AGG2])" office:value-type="date" office:date-value="2018-01-16" calcext:value-type="date">
            <text:p>2018-01-16</text:p>
          </table:table-cell>
          <table:table-cell table:style-name="ce15" table:number-columns-repeated="4"/>
          <table:table-cell table:style-name="ce15" table:formula="of:=[.I$1]" office:value-type="date" office:date-value="2018-01-16" calcext:value-type="date">
            <text:p>2018-01-16</text:p>
          </table:table-cell>
          <table:table-cell table:style-name="ce15" table:number-columns-repeated="311"/>
          <table:table-cell table:style-name="ce15" table:formula="of:=[.LI$1]" office:value-type="date" office:date-value="2017-03-10" calcext:value-type="date">
            <text:p>2017-03-10</text:p>
          </table:table-cell>
          <table:table-cell table:style-name="ce15" table:number-columns-repeated="512"/>
          <table:table-cell table:number-columns-repeated="191"/>
        </table:table-row>
        <table:table-row table:style-name="ro2">
          <table:table-cell table:style-name="ce2" office:value-type="string" calcext:value-type="string">
            <text:p>Sandwiches</text:p>
          </table:table-cell>
          <table:table-cell table:formula="of:=COUNT([.$E3:.AGG3])" office:value-type="float" office:value="75" calcext:value-type="float">
            <text:p>75</text:p>
          </table:table-cell>
          <table:table-cell table:style-name="ce10" table:formula="of:=DAYS(TODAY();[.D3])" office:value-type="float" office:value="31" calcext:value-type="float">
            <text:p>31</text:p>
          </table:table-cell>
          <table:table-cell table:style-name="ce12" table:formula="of:=MAX([.$E3:.AGG3])" office:value-type="date" office:date-value="2018-01-15" calcext:value-type="date">
            <text:p>2018-01-15</text:p>
          </table:table-cell>
          <table:table-cell table:style-name="ce15" table:number-columns-repeated="5"/>
          <table:table-cell table:style-name="ce15" table:formula="of:=[.J$1]" office:value-type="date" office:date-value="2018-01-15" calcext:value-type="date">
            <text:p>2018-01-15</text:p>
          </table:table-cell>
          <table:table-cell table:style-name="ce15" table:number-columns-repeated="41"/>
          <table:table-cell table:style-name="ce15" table:formula="of:=[.AZ$1]" office:value-type="date" office:date-value="2017-12-04" calcext:value-type="date">
            <text:p>2017-12-04</text:p>
          </table:table-cell>
          <table:table-cell table:style-name="ce15" table:number-columns-repeated="4"/>
          <table:table-cell table:style-name="ce15" table:formula="of:=[.BE$1]" office:value-type="date" office:date-value="2017-11-29" calcext:value-type="date">
            <text:p>2017-11-29</text:p>
          </table:table-cell>
          <table:table-cell table:style-name="ce15" table:number-columns-repeated="43"/>
          <table:table-cell table:style-name="ce15" table:formula="of:=[.CW$1]" office:value-type="date" office:date-value="2017-10-16" calcext:value-type="date">
            <text:p>2017-10-16</text:p>
          </table:table-cell>
          <table:table-cell table:style-name="ce15" table:number-columns-repeated="6"/>
          <table:table-cell table:style-name="ce15" table:formula="of:=[.DD$1]" office:value-type="date" office:date-value="2017-10-09" calcext:value-type="date">
            <text:p>2017-10-09</text:p>
          </table:table-cell>
          <table:table-cell table:style-name="ce15" table:number-columns-repeated="13"/>
          <table:table-cell table:style-name="ce15" table:formula="of:=[.DR$1]" office:value-type="date" office:date-value="2017-09-25" calcext:value-type="date">
            <text:p>2017-09-25</text:p>
          </table:table-cell>
          <table:table-cell table:style-name="ce15" table:number-columns-repeated="6"/>
          <table:table-cell table:style-name="ce15" table:formula="of:=[.DY$1]" office:value-type="date" office:date-value="2017-09-18" calcext:value-type="date">
            <text:p>2017-09-18</text:p>
          </table:table-cell>
          <table:table-cell table:style-name="ce15" table:number-columns-repeated="6"/>
          <table:table-cell table:style-name="ce15" table:formula="of:=[.EF$1]" office:value-type="date" office:date-value="2017-09-11" calcext:value-type="date">
            <text:p>2017-09-11</text:p>
          </table:table-cell>
          <table:table-cell table:number-columns-repeated="5"/>
          <table:table-cell table:style-name="ce15"/>
          <table:table-cell table:style-name="ce15" table:formula="of:=[.EM$1]" office:value-type="date" office:date-value="2017-09-04" calcext:value-type="date">
            <text:p>2017-09-04</text:p>
          </table:table-cell>
          <table:table-cell table:style-name="ce15" table:number-columns-repeated="6"/>
          <table:table-cell table:style-name="ce15" table:formula="of:=[.ET$1]" office:value-type="date" office:date-value="2017-08-28" calcext:value-type="date">
            <text:p>2017-08-28</text:p>
          </table:table-cell>
          <table:table-cell table:style-name="ce15" table:number-columns-repeated="6"/>
          <table:table-cell table:style-name="ce15" table:formula="of:=[.FA$1]" office:value-type="date" office:date-value="2017-08-21" calcext:value-type="date">
            <text:p>2017-08-21</text:p>
          </table:table-cell>
          <table:table-cell table:style-name="ce15" table:number-columns-repeated="6"/>
          <table:table-cell table:style-name="ce15" table:formula="of:=[.FH$1]" office:value-type="date" office:date-value="2017-08-14" calcext:value-type="date">
            <text:p>2017-08-14</text:p>
          </table:table-cell>
          <table:table-cell table:style-name="ce15" table:number-columns-repeated="27"/>
          <table:table-cell table:style-name="ce15" table:formula="of:=[.GJ$1]" office:value-type="date" office:date-value="2017-07-17" calcext:value-type="date">
            <text:p>2017-07-17</text:p>
          </table:table-cell>
          <table:table-cell table:style-name="ce15" table:number-columns-repeated="13"/>
          <table:table-cell table:style-name="ce15" table:formula="of:=[.GX$1]" office:value-type="date" office:date-value="2017-07-03" calcext:value-type="date">
            <text:p>2017-07-03</text:p>
          </table:table-cell>
          <table:table-cell table:style-name="ce15" table:number-columns-repeated="6"/>
          <table:table-cell table:style-name="ce15" table:formula="of:=[.HE$1]" office:value-type="date" office:date-value="2017-06-26" calcext:value-type="date">
            <text:p>2017-06-26</text:p>
          </table:table-cell>
          <table:table-cell table:style-name="ce15" table:number-columns-repeated="6"/>
          <table:table-cell table:style-name="ce15" table:formula="of:=[.HL$1]" office:value-type="date" office:date-value="2017-06-19" calcext:value-type="date">
            <text:p>2017-06-19</text:p>
          </table:table-cell>
          <table:table-cell table:style-name="ce15" table:number-columns-repeated="27"/>
          <table:table-cell table:style-name="ce15" table:formula="of:=[.IN$1]" office:value-type="date" office:date-value="2017-05-22" calcext:value-type="date">
            <text:p>2017-05-22</text:p>
          </table:table-cell>
          <table:table-cell table:style-name="ce15" table:number-columns-repeated="13"/>
          <table:table-cell table:style-name="ce15" table:formula="of:=[.JB$1]" office:value-type="date" office:date-value="2017-05-08" calcext:value-type="date">
            <text:p>2017-05-08</text:p>
          </table:table-cell>
          <table:table-cell table:style-name="ce15" table:number-columns-repeated="27"/>
          <table:table-cell table:style-name="ce15" table:formula="of:=[.KD$1]" office:value-type="date" office:date-value="2017-04-10" calcext:value-type="date">
            <text:p>2017-04-10</text:p>
          </table:table-cell>
          <table:table-cell table:style-name="ce15" table:number-columns-repeated="6"/>
          <table:table-cell table:style-name="ce15" table:formula="of:=[.KK$1]" office:value-type="date" office:date-value="2017-04-03" calcext:value-type="date">
            <text:p>2017-04-03</text:p>
          </table:table-cell>
          <table:table-cell table:style-name="ce15" table:number-columns-repeated="6"/>
          <table:table-cell table:style-name="ce15" table:formula="of:=[.KR$1]" office:value-type="date" office:date-value="2017-03-27" calcext:value-type="date">
            <text:p>2017-03-27</text:p>
          </table:table-cell>
          <table:table-cell table:style-name="ce15" table:number-columns-repeated="6"/>
          <table:table-cell table:style-name="ce15" table:formula="of:=[.KY$1]" office:value-type="date" office:date-value="2017-03-20" calcext:value-type="date">
            <text:p>2017-03-20</text:p>
          </table:table-cell>
          <table:table-cell table:style-name="ce15" table:number-columns-repeated="4"/>
          <table:table-cell table:style-name="ce15" table:formula="of:=[.LD$1]" office:value-type="date" office:date-value="2017-03-15" calcext:value-type="date">
            <text:p>2017-03-15</text:p>
          </table:table-cell>
          <table:table-cell table:style-name="ce15"/>
          <table:table-cell table:style-name="ce15" table:formula="of:=[.LF$1]" office:value-type="date" office:date-value="2017-03-13" calcext:value-type="date">
            <text:p>2017-03-13</text:p>
          </table:table-cell>
          <table:table-cell table:style-name="ce15" table:number-columns-repeated="6"/>
          <table:table-cell table:style-name="ce15" table:formula="of:=[.LM$1]" office:value-type="date" office:date-value="2017-03-06" calcext:value-type="date">
            <text:p>2017-03-06</text:p>
          </table:table-cell>
          <table:table-cell table:style-name="ce15" table:number-columns-repeated="6"/>
          <table:table-cell table:style-name="ce15" table:formula="of:=[.LT$1]" office:value-type="date" office:date-value="2017-02-27" calcext:value-type="date">
            <text:p>2017-02-27</text:p>
          </table:table-cell>
          <table:table-cell table:style-name="ce15" table:number-columns-repeated="13"/>
          <table:table-cell table:style-name="ce15" table:formula="of:=[.MH$1]" office:value-type="date" office:date-value="2017-02-13" calcext:value-type="date">
            <text:p>2017-02-13</text:p>
          </table:table-cell>
          <table:table-cell table:style-name="ce15" table:number-columns-repeated="6"/>
          <table:table-cell table:style-name="ce15" table:formula="of:=[.MO$1]" office:value-type="date" office:date-value="2017-02-06" calcext:value-type="date">
            <text:p>2017-02-06</text:p>
          </table:table-cell>
          <table:table-cell table:style-name="ce15" table:number-columns-repeated="6"/>
          <table:table-cell table:style-name="ce15" table:formula="of:=[.MV$1]" office:value-type="date" office:date-value="2017-01-30" calcext:value-type="date">
            <text:p>2017-01-30</text:p>
          </table:table-cell>
          <table:table-cell table:style-name="ce15" table:number-columns-repeated="6"/>
          <table:table-cell table:style-name="ce15" table:formula="of:=[.NC$1]" office:value-type="date" office:date-value="2017-01-23" calcext:value-type="date">
            <text:p>2017-01-23</text:p>
          </table:table-cell>
          <table:table-cell table:style-name="ce15" table:number-columns-repeated="6"/>
          <table:table-cell table:style-name="ce15" table:formula="of:=[.NJ$1]" office:value-type="date" office:date-value="2017-01-16" calcext:value-type="date">
            <text:p>2017-01-16</text:p>
          </table:table-cell>
          <table:table-cell table:style-name="ce15" table:number-columns-repeated="6"/>
          <table:table-cell table:style-name="ce15" table:formula="of:=[.NQ$1]" office:value-type="date" office:date-value="2017-01-09" calcext:value-type="date">
            <text:p>2017-01-09</text:p>
          </table:table-cell>
          <table:table-cell table:style-name="ce15" table:number-columns-repeated="20"/>
          <table:table-cell table:style-name="ce15" table:formula="of:=[.OL$1]" office:value-type="date" office:date-value="2016-12-12" calcext:value-type="date">
            <text:p>2016-12-12</text:p>
          </table:table-cell>
          <table:table-cell table:style-name="ce15" table:number-columns-repeated="13"/>
          <table:table-cell table:style-name="ce15" table:formula="of:=[.OZ$1]" office:value-type="date" office:date-value="2016-11-28" calcext:value-type="date">
            <text:p>2016-11-28</text:p>
          </table:table-cell>
          <table:table-cell table:style-name="ce15" table:number-columns-repeated="6"/>
          <table:table-cell table:style-name="ce15" table:formula="of:=[.PG$1]" office:value-type="date" office:date-value="2016-11-21" calcext:value-type="date">
            <text:p>2016-11-21</text:p>
          </table:table-cell>
          <table:table-cell table:style-name="ce15" table:number-columns-repeated="41"/>
          <table:table-cell table:style-name="ce15" table:formula="of:=[.QW$1]" office:value-type="date" office:date-value="2016-10-10" calcext:value-type="date">
            <text:p>2016-10-10</text:p>
          </table:table-cell>
          <table:table-cell table:style-name="ce15" table:number-columns-repeated="20"/>
          <table:table-cell table:style-name="ce15" table:formula="of:=[.RR$1]" office:value-type="date" office:date-value="2016-09-19" calcext:value-type="date">
            <text:p>2016-09-19</text:p>
          </table:table-cell>
          <table:table-cell table:style-name="ce15" table:number-columns-repeated="6"/>
          <table:table-cell table:style-name="ce15" table:formula="of:=[.RY$1]" office:value-type="date" office:date-value="2016-09-12" calcext:value-type="date">
            <text:p>2016-09-12</text:p>
          </table:table-cell>
          <table:table-cell table:style-name="ce15" table:number-columns-repeated="27"/>
          <table:table-cell table:style-name="ce15" table:formula="of:=[.TA$1]" office:value-type="date" office:date-value="2016-08-15" calcext:value-type="date">
            <text:p>2016-08-15</text:p>
          </table:table-cell>
          <table:table-cell table:style-name="ce15" table:number-columns-repeated="6"/>
          <table:table-cell table:style-name="ce15" table:formula="of:=[.TH$1]" office:value-type="date" office:date-value="2016-08-08" calcext:value-type="date">
            <text:p>2016-08-08</text:p>
          </table:table-cell>
          <table:table-cell table:style-name="ce15" table:number-columns-repeated="6"/>
          <table:table-cell table:style-name="ce15" table:formula="of:=[.TO$1]" office:value-type="date" office:date-value="2016-08-01" calcext:value-type="date">
            <text:p>2016-08-01</text:p>
          </table:table-cell>
          <table:table-cell table:style-name="ce15" table:number-columns-repeated="6"/>
          <table:table-cell table:style-name="ce15" table:formula="of:=[.TV$1]" office:value-type="date" office:date-value="2016-07-25" calcext:value-type="date">
            <text:p>2016-07-25</text:p>
          </table:table-cell>
          <table:table-cell table:style-name="ce15" table:number-columns-repeated="6"/>
          <table:table-cell table:style-name="ce15" table:formula="of:=[.UC$1]" office:value-type="date" office:date-value="2016-07-18" calcext:value-type="date">
            <text:p>2016-07-18</text:p>
          </table:table-cell>
          <table:table-cell table:style-name="ce15" table:number-columns-repeated="6"/>
          <table:table-cell table:style-name="ce15" table:formula="of:=[.UJ$1]" office:value-type="date" office:date-value="2016-07-11" calcext:value-type="date">
            <text:p>2016-07-11</text:p>
          </table:table-cell>
          <table:table-cell table:style-name="ce15" table:number-columns-repeated="6"/>
          <table:table-cell table:style-name="ce15" table:formula="of:=[.UQ$1]" office:value-type="date" office:date-value="2016-07-04" calcext:value-type="date">
            <text:p>2016-07-04</text:p>
          </table:table-cell>
          <table:table-cell table:style-name="ce15" table:number-columns-repeated="6"/>
          <table:table-cell table:style-name="ce15" table:formula="of:=[.UX$1]" office:value-type="date" office:date-value="2016-06-27" calcext:value-type="date">
            <text:p>2016-06-27</text:p>
          </table:table-cell>
          <table:table-cell table:style-name="ce15" table:number-columns-repeated="6"/>
          <table:table-cell table:style-name="ce15" table:formula="of:=[.VE$1]" office:value-type="date" office:date-value="2016-06-20" calcext:value-type="date">
            <text:p>2016-06-20</text:p>
          </table:table-cell>
          <table:table-cell table:style-name="ce15" table:number-columns-repeated="6"/>
          <table:table-cell table:style-name="ce15" table:formula="of:=[.VL$1]" office:value-type="date" office:date-value="2016-06-13" calcext:value-type="date">
            <text:p>2016-06-13</text:p>
          </table:table-cell>
          <table:table-cell table:style-name="ce15" table:number-columns-repeated="6"/>
          <table:table-cell table:style-name="ce15" table:formula="of:=[.VS$1]" office:value-type="date" office:date-value="2016-06-06" calcext:value-type="date">
            <text:p>2016-06-06</text:p>
          </table:table-cell>
          <table:table-cell table:style-name="ce15" table:number-columns-repeated="2"/>
          <table:table-cell table:style-name="ce15" table:formula="of:=[.VV$1]" office:value-type="date" office:date-value="2016-06-03" calcext:value-type="date">
            <text:p>2016-06-03</text:p>
          </table:table-cell>
          <table:table-cell table:style-name="ce15" table:number-columns-repeated="3"/>
          <table:table-cell table:style-name="ce15" table:formula="of:=[.VZ$1]" office:value-type="date" office:date-value="2016-05-30" calcext:value-type="date">
            <text:p>2016-05-30</text:p>
          </table:table-cell>
          <table:table-cell table:style-name="ce15" table:number-columns-repeated="6"/>
          <table:table-cell table:style-name="ce15" table:formula="of:=[.WG$1]" office:value-type="date" office:date-value="2016-05-23" calcext:value-type="date">
            <text:p>2016-05-23</text:p>
          </table:table-cell>
          <table:table-cell table:style-name="ce15" table:number-columns-repeated="20"/>
          <table:table-cell table:style-name="ce15" table:formula="of:=[.XB$1]" office:value-type="date" office:date-value="2016-05-02" calcext:value-type="date">
            <text:p>2016-05-02</text:p>
          </table:table-cell>
          <table:table-cell table:style-name="ce15" table:number-columns-repeated="6"/>
          <table:table-cell table:style-name="ce15" table:formula="of:=[.XI$1]" office:value-type="date" office:date-value="2016-04-25" calcext:value-type="date">
            <text:p>2016-04-25</text:p>
          </table:table-cell>
          <table:table-cell table:style-name="ce15" table:number-columns-repeated="6"/>
          <table:table-cell table:style-name="ce15" table:formula="of:=[.XP$1]" office:value-type="date" office:date-value="2016-04-18" calcext:value-type="date">
            <text:p>2016-04-18</text:p>
          </table:table-cell>
          <table:table-cell table:style-name="ce15" table:number-columns-repeated="11"/>
          <table:table-cell table:style-name="ce15" table:formula="of:=[.YB$1]" office:value-type="date" office:date-value="2016-04-06" calcext:value-type="date">
            <text:p>2016-04-06</text:p>
          </table:table-cell>
          <table:table-cell table:style-name="ce15"/>
          <table:table-cell table:style-name="ce15" table:formula="of:=[.YD$1]" office:value-type="date" office:date-value="2016-04-04" calcext:value-type="date">
            <text:p>2016-04-04</text:p>
          </table:table-cell>
          <table:table-cell table:style-name="ce15" table:number-columns-repeated="13"/>
          <table:table-cell table:style-name="ce15" table:formula="of:=[.YR$1]" office:value-type="date" office:date-value="2016-03-21" calcext:value-type="date">
            <text:p>2016-03-21</text:p>
          </table:table-cell>
          <table:table-cell table:style-name="ce15" table:number-columns-repeated="13"/>
          <table:table-cell table:style-name="ce15" table:formula="of:=[.ZF$1]" office:value-type="date" office:date-value="2016-03-07" calcext:value-type="date">
            <text:p>2016-03-07</text:p>
          </table:table-cell>
          <table:table-cell table:style-name="ce15" table:number-columns-repeated="13"/>
          <table:table-cell table:style-name="ce15" table:formula="of:=[.ZT$1]" office:value-type="date" office:date-value="2016-02-22" calcext:value-type="date">
            <text:p>2016-02-22</text:p>
          </table:table-cell>
          <table:table-cell table:style-name="ce15" table:number-columns-repeated="13"/>
          <table:table-cell table:style-name="ce15" table:formula="of:=[.AAH$1]" office:value-type="date" office:date-value="2016-02-08" calcext:value-type="date">
            <text:p>2016-02-08</text:p>
          </table:table-cell>
          <table:table-cell table:style-name="ce15" table:number-columns-repeated="6"/>
          <table:table-cell table:style-name="ce15" table:formula="of:=[.AAO$1]" office:value-type="date" office:date-value="2016-02-01" calcext:value-type="date">
            <text:p>2016-02-01</text:p>
          </table:table-cell>
          <table:table-cell table:style-name="ce15" table:number-columns-repeated="6"/>
          <table:table-cell table:style-name="ce15" table:formula="of:=[.AAV$1]" office:value-type="date" office:date-value="2016-01-25" calcext:value-type="date">
            <text:p>2016-01-25</text:p>
          </table:table-cell>
          <table:table-cell table:style-name="ce15" table:number-columns-repeated="6"/>
          <table:table-cell table:style-name="ce15" table:formula="of:=[.ABC$1]" office:value-type="date" office:date-value="2016-01-18" calcext:value-type="date">
            <text:p>2016-01-18</text:p>
          </table:table-cell>
          <table:table-cell table:style-name="ce15" table:number-columns-repeated="6"/>
          <table:table-cell table:style-name="ce15" table:formula="of:=[.ABJ$1]" office:value-type="date" office:date-value="2016-01-11" calcext:value-type="date">
            <text:p>2016-01-11</text:p>
          </table:table-cell>
          <table:table-cell table:style-name="ce15" table:number-columns-repeated="27"/>
          <table:table-cell table:style-name="ce15" table:formula="of:=[.ACL$1]" office:value-type="date" office:date-value="2015-12-14" calcext:value-type="date">
            <text:p>2015-12-14</text:p>
          </table:table-cell>
          <table:table-cell table:style-name="ce15" table:number-columns-repeated="6"/>
          <table:table-cell table:style-name="ce15" table:formula="of:=[.ACS$1]" office:value-type="date" office:date-value="2015-12-07" calcext:value-type="date">
            <text:p>2015-12-07</text:p>
          </table:table-cell>
          <table:table-cell table:style-name="ce15" table:number-columns-repeated="20"/>
          <table:table-cell table:style-name="ce15" table:formula="of:=[.ADN$1]" office:value-type="date" office:date-value="2015-10-19" calcext:value-type="date">
            <text:p>2015-10-19</text:p>
          </table:table-cell>
          <table:table-cell table:style-name="ce15" table:number-columns-repeated="6"/>
          <table:table-cell table:style-name="ce15" table:formula="of:=[.ADU$1]" office:value-type="date" office:date-value="2015-10-12" calcext:value-type="date">
            <text:p>2015-10-12</text:p>
          </table:table-cell>
          <table:table-cell table:style-name="ce15" table:number-columns-repeated="13"/>
          <table:table-cell/>
          <table:table-cell table:style-name="ce15" table:number-columns-repeated="6"/>
          <table:table-cell table:style-name="ce15" office:value-type="date" office:date-value="2015-09-21" calcext:value-type="date">
            <text:p>2015-09-21</text:p>
          </table:table-cell>
          <table:table-cell table:style-name="ce15" table:number-columns-repeated="6"/>
          <table:table-cell table:style-name="ce15" office:value-type="date" office:date-value="2015-09-14" calcext:value-type="date">
            <text:p>2015-09-14</text:p>
          </table:table-cell>
          <table:table-cell table:style-name="ce15" table:number-columns-repeated="4"/>
          <table:table-cell table:number-columns-repeated="2"/>
          <table:table-cell table:style-name="ce15" office:value-type="date" office:date-value="2015-09-07" calcext:value-type="date">
            <text:p>2015-09-07</text:p>
          </table:table-cell>
          <table:table-cell table:number-columns-repeated="6"/>
          <table:table-cell table:style-name="ce15" office:value-type="date" office:date-value="2015-08-31" calcext:value-type="date">
            <text:p>2015-08-31</text:p>
          </table:table-cell>
          <table:table-cell table:number-columns-repeated="13"/>
          <table:table-cell office:value-type="date" office:date-value="2015-08-17" calcext:value-type="date">
            <text:p>2015-08-17</text:p>
          </table:table-cell>
          <table:table-cell table:number-columns-repeated="6"/>
          <table:table-cell office:value-type="date" office:date-value="2015-08-10" calcext:value-type="date">
            <text:p>2015-08-10</text:p>
          </table:table-cell>
          <table:table-cell table:number-columns-repeated="160"/>
        </table:table-row>
        <table:table-row table:style-name="ro2">
          <table:table-cell table:style-name="ce3" office:value-type="string" calcext:value-type="string">
            <text:p>Driebergen</text:p>
          </table:table-cell>
          <table:table-cell table:formula="of:=COUNT([.$E4:.AGG4])" office:value-type="float" office:value="13" calcext:value-type="float">
            <text:p>13</text:p>
          </table:table-cell>
          <table:table-cell table:style-name="ce10" table:formula="of:=DAYS(TODAY();[.D4])" office:value-type="float" office:value="31" calcext:value-type="float">
            <text:p>31</text:p>
          </table:table-cell>
          <table:table-cell table:style-name="ce12" table:formula="of:=MAX([.$E4:.AGG4])" office:value-type="date" office:date-value="2018-01-15" calcext:value-type="date">
            <text:p>2018-01-15</text:p>
          </table:table-cell>
          <table:table-cell table:style-name="ce15" table:number-columns-repeated="5"/>
          <table:table-cell table:style-name="ce15" table:formula="of:=[.J$1]" office:value-type="date" office:date-value="2018-01-15" calcext:value-type="date">
            <text:p>2018-01-15</text:p>
          </table:table-cell>
          <table:table-cell table:style-name="ce15" table:number-columns-repeated="6"/>
          <table:table-cell table:style-name="ce15" table:formula="of:=[.Q$1]" office:value-type="date" office:date-value="2018-01-08" calcext:value-type="date">
            <text:p>2018-01-08</text:p>
          </table:table-cell>
          <table:table-cell table:style-name="ce15" table:number-columns-repeated="261"/>
          <table:table-cell table:style-name="ce15" table:formula="of:=[.JS$1]" office:value-type="date" office:date-value="2017-04-21" calcext:value-type="date">
            <text:p>2017-04-21</text:p>
          </table:table-cell>
          <table:table-cell table:style-name="ce15" table:number-columns-repeated="36"/>
          <table:table-cell table:style-name="ce15" table:formula="of:=[.LD$1]" office:value-type="date" office:date-value="2017-03-15" calcext:value-type="date">
            <text:p>2017-03-15</text:p>
          </table:table-cell>
          <table:table-cell table:style-name="ce15" table:number-columns-repeated="8"/>
          <table:table-cell table:style-name="ce15" table:formula="of:=[.LM$1]" office:value-type="date" office:date-value="2017-03-06" calcext:value-type="date">
            <text:p>2017-03-06</text:p>
          </table:table-cell>
          <table:table-cell table:style-name="ce15" table:number-columns-repeated="6"/>
          <table:table-cell table:style-name="ce15" table:formula="of:=[.LT$1]" office:value-type="date" office:date-value="2017-02-27" calcext:value-type="date">
            <text:p>2017-02-27</text:p>
          </table:table-cell>
          <table:table-cell table:style-name="ce15" table:number-columns-repeated="6"/>
          <table:table-cell table:style-name="ce15" table:formula="of:=[.MA$1]" office:value-type="date" office:date-value="2017-02-20" calcext:value-type="date">
            <text:p>2017-02-20</text:p>
          </table:table-cell>
          <table:table-cell table:style-name="ce15" table:number-columns-repeated="27"/>
          <table:table-cell table:style-name="ce15" table:formula="of:=[.NC$1]" office:value-type="date" office:date-value="2017-01-23" calcext:value-type="date">
            <text:p>2017-01-23</text:p>
          </table:table-cell>
          <table:table-cell table:style-name="ce15" table:number-columns-repeated="6"/>
          <table:table-cell table:style-name="ce15" table:formula="of:=[.NJ$1]" office:value-type="date" office:date-value="2017-01-16" calcext:value-type="date">
            <text:p>2017-01-16</text:p>
          </table:table-cell>
          <table:table-cell table:style-name="ce15" table:number-columns-repeated="6"/>
          <table:table-cell table:style-name="ce15" table:formula="of:=[.NQ$1]" office:value-type="date" office:date-value="2017-01-09" calcext:value-type="date">
            <text:p>2017-01-09</text:p>
          </table:table-cell>
          <table:table-cell table:style-name="ce15" table:number-columns-repeated="6"/>
          <table:table-cell table:style-name="ce15" table:formula="of:=[.NX$1]" office:value-type="date" office:date-value="2017-01-02" calcext:value-type="date">
            <text:p>2017-01-02</text:p>
          </table:table-cell>
          <table:table-cell table:style-name="ce15" table:number-columns-repeated="6"/>
          <table:table-cell table:style-name="ce15" table:formula="of:=[.OE$1]" office:value-type="date" office:date-value="2016-12-19" calcext:value-type="date">
            <text:p>2016-12-19</text:p>
          </table:table-cell>
          <table:table-cell table:style-name="ce15" table:number-columns-repeated="72"/>
          <table:table-cell table:style-name="ce15" table:formula="of:=[.QZ$1]" office:value-type="date" office:date-value="2016-10-07" calcext:value-type="date">
            <text:p>2016-10-07</text:p>
          </table:table-cell>
          <table:table-cell table:style-name="ce15" table:number-columns-repeated="365"/>
          <table:table-cell table:number-columns-repeated="191"/>
        </table:table-row>
        <table:table-row table:style-name="ro2">
          <table:table-cell office:value-type="string" calcext:value-type="string">
            <text:p>Spaghetti á la carbonara</text:p>
          </table:table-cell>
          <table:table-cell table:formula="of:=COUNT([.$E5:.AGG5])" office:value-type="float" office:value="4" calcext:value-type="float">
            <text:p>4</text:p>
          </table:table-cell>
          <table:table-cell table:style-name="ce10" table:formula="of:=DAYS(TODAY();[.D5])" office:value-type="float" office:value="32" calcext:value-type="float">
            <text:p>32</text:p>
          </table:table-cell>
          <table:table-cell table:style-name="ce12" table:formula="of:=MAX([.$E5:.AGG5])" office:value-type="date" office:date-value="2018-01-14" calcext:value-type="date">
            <text:p>2018-01-14</text:p>
          </table:table-cell>
          <table:table-cell table:style-name="ce15" table:number-columns-repeated="6"/>
          <table:table-cell table:style-name="ce15" table:formula="of:=[.K$1]" office:value-type="date" office:date-value="2018-01-14" calcext:value-type="date">
            <text:p>2018-01-14</text:p>
          </table:table-cell>
          <table:table-cell table:style-name="ce15" table:number-columns-repeated="264"/>
          <table:table-cell table:style-name="ce15" table:formula="of:=[.JP$1]" office:value-type="date" office:date-value="2017-04-24" calcext:value-type="date">
            <text:p>2017-04-24</text:p>
          </table:table-cell>
          <table:table-cell table:style-name="ce15" table:number-columns-repeated="73"/>
          <table:table-cell table:style-name="ce15" table:formula="of:=[.ML$1]" office:value-type="date" office:date-value="2017-02-09" calcext:value-type="date">
            <text:p>2017-02-09</text:p>
          </table:table-cell>
          <table:table-cell table:style-name="ce15" table:number-columns-repeated="52"/>
          <table:table-cell table:style-name="ce15" table:formula="of:=[.OM$1]" office:value-type="date" office:date-value="2016-12-11" calcext:value-type="date">
            <text:p>2016-12-11</text:p>
          </table:table-cell>
          <table:table-cell table:style-name="ce15" table:number-columns-repeated="430"/>
          <table:table-cell table:number-columns-repeated="191"/>
        </table:table-row>
        <table:table-row table:style-name="ro2">
          <table:table-cell office:value-type="string" calcext:value-type="string">
            <text:p>Urud dal met kip Piri-Piri</text:p>
          </table:table-cell>
          <table:table-cell table:formula="of:=COUNT([.$E6:.AGG6])" office:value-type="float" office:value="16" calcext:value-type="float">
            <text:p>16</text:p>
          </table:table-cell>
          <table:table-cell table:style-name="ce10" table:formula="of:=DAYS(TODAY();[.D6])" office:value-type="float" office:value="33" calcext:value-type="float">
            <text:p>33</text:p>
          </table:table-cell>
          <table:table-cell table:style-name="ce12" table:formula="of:=MAX([.$E6:.AGG6])" office:value-type="date" office:date-value="2018-01-13" calcext:value-type="date">
            <text:p>2018-01-13</text:p>
          </table:table-cell>
          <table:table-cell table:style-name="ce15" table:number-columns-repeated="7"/>
          <table:table-cell table:style-name="ce15" table:formula="of:=[.L$1]" office:value-type="date" office:date-value="2018-01-13" calcext:value-type="date">
            <text:p>2018-01-13</text:p>
          </table:table-cell>
          <table:table-cell table:style-name="ce15" table:number-columns-repeated="34"/>
          <table:table-cell table:style-name="ce15" table:formula="of:=[.AU$1]" office:value-type="date" office:date-value="2017-12-09" calcext:value-type="date">
            <text:p>2017-12-09</text:p>
          </table:table-cell>
          <table:table-cell table:style-name="ce15" table:number-columns-repeated="83"/>
          <table:table-cell table:style-name="ce15" table:formula="of:=[.EA$1]" office:value-type="date" office:date-value="2017-09-16" calcext:value-type="date">
            <text:p>2017-09-16</text:p>
          </table:table-cell>
          <table:table-cell table:style-name="ce15" table:number-columns-repeated="102"/>
          <table:table-cell table:style-name="ce15" table:formula="of:=[.HZ$1]" office:value-type="date" office:date-value="2017-06-05" calcext:value-type="date">
            <text:p>2017-06-05</text:p>
          </table:table-cell>
          <table:table-cell table:style-name="ce15" table:number-columns-repeated="72"/>
          <table:table-cell table:style-name="ce15" table:formula="of:=[.KU$1]" office:value-type="date" office:date-value="2017-03-24" calcext:value-type="date">
            <text:p>2017-03-24</text:p>
          </table:table-cell>
          <table:table-cell table:style-name="ce15" table:number-columns-repeated="47"/>
          <table:table-cell table:style-name="ce15" table:formula="of:=[.MQ$1]" office:value-type="date" office:date-value="2017-02-04" calcext:value-type="date">
            <text:p>2017-02-04</text:p>
          </table:table-cell>
          <table:table-cell table:style-name="ce15" table:number-columns-repeated="36"/>
          <table:table-cell table:style-name="ce15" table:formula="of:=[.OB$1]" office:value-type="date" office:date-value="2016-12-29" calcext:value-type="date">
            <text:p>2016-12-29</text:p>
          </table:table-cell>
          <table:table-cell table:style-name="ce15" table:number-columns-repeated="25"/>
          <table:table-cell table:style-name="ce15" table:formula="of:=[.PB$1]" office:value-type="date" office:date-value="2016-11-26" calcext:value-type="date">
            <text:p>2016-11-26</text:p>
          </table:table-cell>
          <table:table-cell table:style-name="ce15" table:number-columns-repeated="69"/>
          <table:table-cell table:style-name="ce15" table:formula="of:=[.RT$1]" office:value-type="date" office:date-value="2016-09-17" calcext:value-type="date">
            <text:p>2016-09-17</text:p>
          </table:table-cell>
          <table:table-cell table:style-name="ce15" table:number-columns-repeated="84"/>
          <table:table-cell table:style-name="ce15" table:formula="of:=[.VA$1]" office:value-type="date" office:date-value="2016-06-24" calcext:value-type="date">
            <text:p>2016-06-24</text:p>
          </table:table-cell>
          <table:table-cell table:style-name="ce15" table:number-columns-repeated="27"/>
          <table:table-cell table:style-name="ce15" table:formula="of:=[.WC$1]" office:value-type="date" office:date-value="2016-05-27" calcext:value-type="date">
            <text:p>2016-05-27</text:p>
          </table:table-cell>
          <table:table-cell table:style-name="ce15" table:number-columns-repeated="57"/>
          <table:table-cell table:style-name="ce15" table:formula="of:=[.YI$1]" office:value-type="date" office:date-value="2016-03-30" calcext:value-type="date">
            <text:p>2016-03-30</text:p>
          </table:table-cell>
          <table:table-cell table:style-name="ce15" table:number-columns-repeated="38"/>
          <table:table-cell table:style-name="ce15" table:formula="of:=[.ZV$1]" office:value-type="date" office:date-value="2016-02-20" calcext:value-type="date">
            <text:p>2016-02-20</text:p>
          </table:table-cell>
          <table:table-cell table:style-name="ce15" table:number-columns-repeated="35"/>
          <table:table-cell table:style-name="ce15" table:formula="of:=[.ABF$1]" office:value-type="date" office:date-value="2016-01-15" calcext:value-type="date">
            <text:p>2016-01-15</text:p>
          </table:table-cell>
          <table:table-cell table:style-name="ce15" table:number-columns-repeated="33"/>
          <table:table-cell table:style-name="ce15" table:formula="of:=[.ACN$1]" office:value-type="date" office:date-value="2015-12-12" calcext:value-type="date">
            <text:p>2015-12-12</text:p>
          </table:table-cell>
          <table:table-cell table:style-name="ce15" table:number-columns-repeated="56"/>
          <table:table-cell table:style-name="ce15" office:value-type="date" office:date-value="2015-09-18" calcext:value-type="date">
            <text:p>2015-09-18</text:p>
          </table:table-cell>
          <table:table-cell/>
          <table:table-cell table:style-name="ce15" table:number-columns-repeated="7"/>
          <table:table-cell table:number-columns-repeated="191"/>
        </table:table-row>
        <table:table-row table:style-name="ro2">
          <table:table-cell office:value-type="string" calcext:value-type="string">
            <text:p>Tomato Soup</text:p>
          </table:table-cell>
          <table:table-cell table:formula="of:=COUNT([.$E7:.AGG7])" office:value-type="float" office:value="24" calcext:value-type="float">
            <text:p>24</text:p>
          </table:table-cell>
          <table:table-cell table:style-name="ce10" table:formula="of:=DAYS(TODAY();[.D7])" office:value-type="float" office:value="34" calcext:value-type="float">
            <text:p>34</text:p>
          </table:table-cell>
          <table:table-cell table:style-name="ce12" table:formula="of:=MAX([.$E7:.AGG7])" office:value-type="date" office:date-value="2018-01-12" calcext:value-type="date">
            <text:p>2018-01-12</text:p>
          </table:table-cell>
          <table:table-cell table:style-name="ce15" table:number-columns-repeated="8"/>
          <table:table-cell table:style-name="ce15" table:formula="of:=[.M$1]" office:value-type="date" office:date-value="2018-01-12" calcext:value-type="date">
            <text:p>2018-01-12</text:p>
          </table:table-cell>
          <table:table-cell table:style-name="ce15" table:number-columns-repeated="31"/>
          <table:table-cell table:style-name="ce15" table:formula="of:=[.AS$1]" office:value-type="date" office:date-value="2017-12-11" calcext:value-type="date">
            <text:p>2017-12-11</text:p>
          </table:table-cell>
          <table:table-cell table:style-name="ce15" table:number-columns-repeated="16"/>
          <table:table-cell table:style-name="ce15" table:formula="of:=[.BJ$1]" office:value-type="date" office:date-value="2017-11-24" calcext:value-type="date">
            <text:p>2017-11-24</text:p>
          </table:table-cell>
          <table:table-cell table:style-name="ce15" table:number-columns-repeated="36"/>
          <table:table-cell table:style-name="ce15" table:formula="of:=[.CU$1]" office:value-type="date" office:date-value="2017-10-18" calcext:value-type="date">
            <text:p>2017-10-18</text:p>
          </table:table-cell>
          <table:table-cell table:style-name="ce15" table:number-columns-repeated="33"/>
          <table:table-cell table:style-name="ce15" table:formula="of:=[.EC$1]" office:value-type="date" office:date-value="2017-09-14" calcext:value-type="date">
            <text:p>2017-09-14</text:p>
          </table:table-cell>
          <table:table-cell table:style-name="ce15" table:number-columns-repeated="29"/>
          <table:table-cell table:style-name="ce15" table:formula="of:=[.FG$1]" office:value-type="date" office:date-value="2017-08-15" calcext:value-type="date">
            <text:p>2017-08-15</text:p>
          </table:table-cell>
          <table:table-cell table:style-name="ce15" table:number-columns-repeated="48"/>
          <table:table-cell table:style-name="ce15" table:formula="of:=[.HD$1]" office:value-type="date" office:date-value="2017-06-27" calcext:value-type="date">
            <text:p>2017-06-27</text:p>
          </table:table-cell>
          <table:table-cell table:style-name="ce15" table:number-columns-repeated="18"/>
          <table:table-cell table:style-name="ce15" table:formula="of:=[.HW$1]" office:value-type="date" office:date-value="2017-06-08" calcext:value-type="date">
            <text:p>2017-06-08</text:p>
          </table:table-cell>
          <table:table-cell table:style-name="ce15" table:number-columns-repeated="33"/>
          <table:table-cell table:style-name="ce15" table:formula="of:=[.JE$1]" office:value-type="date" office:date-value="2017-05-05" calcext:value-type="date">
            <text:p>2017-05-05</text:p>
          </table:table-cell>
          <table:table-cell table:style-name="ce15" table:number-columns-repeated="39"/>
          <table:table-cell table:style-name="ce15" table:formula="of:=[.KS$1]" office:value-type="date" office:date-value="2017-03-26" calcext:value-type="date">
            <text:p>2017-03-26</text:p>
          </table:table-cell>
          <table:table-cell table:style-name="ce15" table:number-columns-repeated="16"/>
          <table:table-cell table:style-name="ce15" table:formula="of:=[.LJ$1]" office:value-type="date" office:date-value="2017-03-09" calcext:value-type="date">
            <text:p>2017-03-09</text:p>
          </table:table-cell>
          <table:table-cell table:style-name="ce15" table:number-columns-repeated="28"/>
          <table:table-cell table:style-name="ce15" table:formula="of:=[.MM$1]" office:value-type="date" office:date-value="2017-02-08" calcext:value-type="date">
            <text:p>2017-02-08</text:p>
          </table:table-cell>
          <table:table-cell table:style-name="ce15" table:number-columns-repeated="28"/>
          <table:table-cell table:style-name="ce15" table:formula="of:=[.NP$1]" office:value-type="date" office:date-value="2017-01-10" calcext:value-type="date">
            <text:p>2017-01-10</text:p>
          </table:table-cell>
          <table:table-cell table:style-name="ce15" table:number-columns-repeated="93"/>
          <table:table-cell table:style-name="ce15" table:formula="of:=[.RF$1]" office:value-type="date" office:date-value="2016-10-01" calcext:value-type="date">
            <text:p>2016-10-01</text:p>
          </table:table-cell>
          <table:table-cell table:style-name="ce15" table:number-columns-repeated="32"/>
          <table:table-cell table:style-name="ce15" table:formula="of:=[.SM$1]" office:value-type="date" office:date-value="2016-08-29" calcext:value-type="date">
            <text:p>2016-08-29</text:p>
          </table:table-cell>
          <table:table-cell table:style-name="ce15" table:number-columns-repeated="2"/>
          <table:table-cell table:style-name="ce15" table:formula="of:=[.SP$1]" office:value-type="date" office:date-value="2016-08-26" calcext:value-type="date">
            <text:p>2016-08-26</text:p>
          </table:table-cell>
          <table:table-cell table:style-name="ce15" table:number-columns-repeated="35"/>
          <table:table-cell table:style-name="ce15" table:formula="of:=[.TZ$1]" office:value-type="date" office:date-value="2016-07-21" calcext:value-type="date">
            <text:p>2016-07-21</text:p>
          </table:table-cell>
          <table:table-cell table:style-name="ce15" table:number-columns-repeated="15"/>
          <table:table-cell table:style-name="ce15" table:formula="of:=[.UP$1]" office:value-type="date" office:date-value="2016-07-05" calcext:value-type="date">
            <text:p>2016-07-05</text:p>
          </table:table-cell>
          <table:table-cell table:style-name="ce15" table:number-columns-repeated="49"/>
          <table:table-cell table:style-name="ce15" table:formula="of:=[.WN$1]" office:value-type="date" office:date-value="2016-05-16" calcext:value-type="date">
            <text:p>2016-05-16</text:p>
          </table:table-cell>
          <table:table-cell table:style-name="ce15" table:number-columns-repeated="17"/>
          <table:table-cell table:style-name="ce15" table:formula="of:=[.XF$1]" office:value-type="date" office:date-value="2016-04-28" calcext:value-type="date">
            <text:p>2016-04-28</text:p>
          </table:table-cell>
          <table:table-cell table:style-name="ce15" table:number-columns-repeated="53"/>
          <table:table-cell table:style-name="ce15" table:formula="of:=[.ZH$1]" office:value-type="date" office:date-value="2016-03-05" calcext:value-type="date">
            <text:p>2016-03-05</text:p>
          </table:table-cell>
          <table:table-cell table:style-name="ce15" table:number-columns-repeated="38"/>
          <table:table-cell table:style-name="ce15" table:formula="of:=[.AAU$1]" office:value-type="date" office:date-value="2016-01-26" calcext:value-type="date">
            <text:p>2016-01-26</text:p>
          </table:table-cell>
          <table:table-cell table:style-name="ce15" table:number-columns-repeated="27"/>
          <table:table-cell table:style-name="ce15" table:formula="of:=[.ABW$1]" office:value-type="date" office:date-value="2015-12-29" calcext:value-type="date">
            <text:p>2015-12-29</text:p>
          </table:table-cell>
          <table:table-cell table:style-name="ce15" table:number-columns-repeated="74"/>
          <table:table-cell table:style-name="ce15" office:value-type="date" office:date-value="2015-09-17" calcext:value-type="date">
            <text:p>2015-09-17</text:p>
          </table:table-cell>
          <table:table-cell table:style-name="ce15" table:number-columns-repeated="7"/>
          <table:table-cell table:number-columns-repeated="191"/>
        </table:table-row>
        <table:table-row table:style-name="ro2">
          <table:table-cell office:value-type="string" calcext:value-type="string">
            <office:annotation draw:style-name="gr1" draw:text-style-name="P2" svg:width="28.99mm" svg:height="17.81mm" svg:x="105.83mm" svg:y="32.44mm" draw:caption-point-x="0mm" draw:caption-point-y="0mm">
              <dc:creator>SJC</dc:creator>
              <dc:date>2017-03-08T00:00:00</dc:date>
              <text:p text:style-name="P1"><text:span text:style-name="T1">Conimex – 75 jaar de Oosterse Keuken Thuis blz 13</text:span></text:p>
            </office:annotation>
            <text:p>Fricandel Goreng (Indische gehaktballetjes met mie en boontjes)</text:p>
          </table:table-cell>
          <table:table-cell table:formula="of:=COUNT([.$E8:.AGG8])" office:value-type="float" office:value="17" calcext:value-type="float">
            <text:p>17</text:p>
          </table:table-cell>
          <table:table-cell table:style-name="ce10" table:formula="of:=DAYS(TODAY();[.D8])" office:value-type="float" office:value="35" calcext:value-type="float">
            <text:p>35</text:p>
          </table:table-cell>
          <table:table-cell table:style-name="ce12" table:formula="of:=MAX([.$E8:.AGG8])" office:value-type="date" office:date-value="2018-01-11" calcext:value-type="date">
            <text:p>2018-01-11</text:p>
          </table:table-cell>
          <table:table-cell table:style-name="ce15" table:number-columns-repeated="9"/>
          <table:table-cell table:style-name="ce15" table:formula="of:=[.N$1]" office:value-type="date" office:date-value="2018-01-11" calcext:value-type="date">
            <text:p>2018-01-11</text:p>
          </table:table-cell>
          <table:table-cell table:style-name="ce15" table:number-columns-repeated="81"/>
          <table:table-cell table:style-name="ce15" table:formula="of:=[.CR$1]" office:value-type="date" office:date-value="2017-10-21" calcext:value-type="date">
            <text:p>2017-10-21</text:p>
          </table:table-cell>
          <table:table-cell table:style-name="ce15" table:number-columns-repeated="38"/>
          <table:table-cell table:style-name="ce15" table:formula="of:=[.EE$1]" office:value-type="date" office:date-value="2017-09-12" calcext:value-type="date">
            <text:p>2017-09-12</text:p>
          </table:table-cell>
          <table:table-cell table:style-name="ce15" table:number-columns-repeated="79"/>
          <table:table-cell table:style-name="ce15" table:formula="of:=[.HG$1]" office:value-type="date" office:date-value="2017-06-24" calcext:value-type="date">
            <text:p>2017-06-24</text:p>
          </table:table-cell>
          <table:table-cell table:style-name="ce15" table:number-columns-repeated="45"/>
          <table:table-cell table:style-name="ce15" table:formula="of:=[.JA$1]" office:value-type="date" office:date-value="2017-05-09" calcext:value-type="date">
            <text:p>2017-05-09</text:p>
          </table:table-cell>
          <table:table-cell table:style-name="ce15" table:number-columns-repeated="30"/>
          <table:table-cell table:style-name="ce15" table:formula="of:=[.KF$1]" office:value-type="date" office:date-value="2017-04-08" calcext:value-type="date">
            <text:p>2017-04-08</text:p>
          </table:table-cell>
          <table:table-cell table:style-name="ce15" table:number-columns-repeated="30"/>
          <table:table-cell table:style-name="ce15" table:formula="of:=[.LK$1]" office:value-type="date" office:date-value="2017-03-08" calcext:value-type="date">
            <text:p>2017-03-08</text:p>
          </table:table-cell>
          <table:table-cell table:style-name="ce15" table:number-columns-repeated="32"/>
          <table:table-cell table:style-name="ce15" table:formula="of:=[.MR$1]" office:value-type="date" office:date-value="2017-02-03" calcext:value-type="date">
            <text:p>2017-02-03</text:p>
          </table:table-cell>
          <table:table-cell table:style-name="ce15" table:number-columns-repeated="27"/>
          <table:table-cell table:style-name="ce15" table:formula="of:=[.NT$1]" office:value-type="date" office:date-value="2017-01-06" calcext:value-type="date">
            <text:p>2017-01-06</text:p>
          </table:table-cell>
          <table:table-cell table:style-name="ce15" table:number-columns-repeated="36"/>
          <table:table-cell table:style-name="ce15" table:formula="of:=[.PE$1]" office:value-type="date" office:date-value="2016-11-23" calcext:value-type="date">
            <text:p>2016-11-23</text:p>
          </table:table-cell>
          <table:table-cell table:style-name="ce15" table:number-columns-repeated="45"/>
          <table:table-cell table:style-name="ce15" table:formula="of:=[.QY$1]" office:value-type="date" office:date-value="2016-10-08" calcext:value-type="date">
            <text:p>2016-10-08</text:p>
          </table:table-cell>
          <table:table-cell table:style-name="ce15" table:number-columns-repeated="56"/>
          <table:table-cell table:style-name="ce15" table:formula="of:=[.TD$1]" office:value-type="date" office:date-value="2016-08-12" calcext:value-type="date">
            <text:p>2016-08-12</text:p>
          </table:table-cell>
          <table:table-cell table:style-name="ce15" table:number-columns-repeated="78"/>
          <table:table-cell table:style-name="ce15" table:formula="of:=[.WE$1]" office:value-type="date" office:date-value="2016-05-25" calcext:value-type="date">
            <text:p>2016-05-25</text:p>
          </table:table-cell>
          <table:table-cell table:style-name="ce15" table:number-columns-repeated="56"/>
          <table:table-cell table:style-name="ce15" table:formula="of:=[.YJ$1]" office:value-type="date" office:date-value="2016-03-29" calcext:value-type="date">
            <text:p>2016-03-29</text:p>
          </table:table-cell>
          <table:table-cell table:style-name="ce15" table:number-columns-repeated="54"/>
          <table:table-cell table:style-name="ce15" table:formula="of:=[.AAM$1]" office:value-type="date" office:date-value="2016-02-03" calcext:value-type="date">
            <text:p>2016-02-03</text:p>
          </table:table-cell>
          <table:table-cell table:style-name="ce15" table:number-columns-repeated="54"/>
          <table:table-cell table:style-name="ce15" table:formula="of:=[.ACP$1]" office:value-type="date" office:date-value="2015-12-10" calcext:value-type="date">
            <text:p>2015-12-10</text:p>
          </table:table-cell>
          <table:table-cell table:style-name="ce15" table:number-columns-repeated="63"/>
          <table:table-cell table:number-columns-repeated="13"/>
          <table:table-cell table:style-name="ce15" office:value-type="date" office:date-value="2015-08-27" calcext:value-type="date">
            <text:p>2015-08-27</text:p>
          </table:table-cell>
          <table:table-cell table:number-columns-repeated="177"/>
        </table:table-row>
        <table:table-row table:style-name="ro2">
          <table:table-cell table:style-name="ce4" office:value-type="string" calcext:value-type="string">
            <text:p>Fred &amp; Diny's</text:p>
          </table:table-cell>
          <table:table-cell table:formula="of:=COUNT([.$E9:.AGG9])" office:value-type="float" office:value="10" calcext:value-type="float">
            <text:p>10</text:p>
          </table:table-cell>
          <table:table-cell table:style-name="ce10" table:formula="of:=DAYS(TODAY();[.D9])" office:value-type="float" office:value="36" calcext:value-type="float">
            <text:p>36</text:p>
          </table:table-cell>
          <table:table-cell table:style-name="ce12" table:formula="of:=MAX([.$E9:.AGG9])" office:value-type="date" office:date-value="2018-01-10" calcext:value-type="date">
            <text:p>2018-01-10</text:p>
          </table:table-cell>
          <table:table-cell table:style-name="ce15" table:number-columns-repeated="10"/>
          <table:table-cell table:style-name="ce15" table:formula="of:=[.O$1]" office:value-type="date" office:date-value="2018-01-10" calcext:value-type="date">
            <text:p>2018-01-10</text:p>
          </table:table-cell>
          <table:table-cell table:style-name="ce15" table:number-columns-repeated="104"/>
          <table:table-cell table:style-name="ce15" table:formula="of:=[.DP$1]" office:value-type="date" office:date-value="2017-09-27" calcext:value-type="date">
            <text:p>2017-09-27</text:p>
          </table:table-cell>
          <table:table-cell table:style-name="ce15" table:number-columns-repeated="139"/>
          <table:table-cell table:style-name="ce15" table:formula="of:=[.IZ$1]" office:value-type="date" office:date-value="2017-05-10" calcext:value-type="date">
            <text:p>2017-05-10</text:p>
          </table:table-cell>
          <table:table-cell table:style-name="ce15" table:number-columns-repeated="41"/>
          <table:table-cell table:style-name="ce15" table:formula="of:=[.KP$1]" office:value-type="date" office:date-value="2017-03-29" calcext:value-type="date">
            <text:p>2017-03-29</text:p>
          </table:table-cell>
          <table:table-cell table:style-name="ce15" table:number-columns-repeated="62"/>
          <table:table-cell table:style-name="ce15" table:formula="of:=[.NA$1]" office:value-type="date" office:date-value="2017-01-25" calcext:value-type="date">
            <text:p>2017-01-25</text:p>
          </table:table-cell>
          <table:table-cell table:style-name="ce15" table:number-columns-repeated="160"/>
          <table:table-cell table:style-name="ce15" table:formula="of:=[.TF$1]" office:value-type="date" office:date-value="2016-08-10" calcext:value-type="date">
            <text:p>2016-08-10</text:p>
          </table:table-cell>
          <table:table-cell table:style-name="ce15" table:number-columns-repeated="55"/>
          <table:table-cell table:style-name="ce15" table:formula="of:=[.VJ$1]" office:value-type="date" office:date-value="2016-06-15" calcext:value-type="date">
            <text:p>2016-06-15</text:p>
          </table:table-cell>
          <table:table-cell table:style-name="ce15" table:number-columns-repeated="27"/>
          <table:table-cell table:style-name="ce15" table:formula="of:=[.WL$1]" office:value-type="date" office:date-value="2016-05-18" calcext:value-type="date">
            <text:p>2016-05-18</text:p>
          </table:table-cell>
          <table:table-cell table:style-name="ce15" table:number-columns-repeated="90"/>
          <table:table-cell table:style-name="ce15" table:formula="of:=[.ZY$1]" office:value-type="date" office:date-value="2016-02-17" calcext:value-type="date">
            <text:p>2016-02-17</text:p>
          </table:table-cell>
          <table:table-cell table:style-name="ce15" table:number-columns-repeated="112"/>
          <table:table-cell table:style-name="ce15" office:value-type="date" office:date-value="2015-09-29" calcext:value-type="date">
            <text:p>2015-09-29</text:p>
          </table:table-cell>
          <table:table-cell table:style-name="ce15" table:number-columns-repeated="19"/>
          <table:table-cell table:number-columns-repeated="191"/>
        </table:table-row>
        <table:table-row table:style-name="ro2">
          <table:table-cell table:style-name="ce3" office:value-type="string" calcext:value-type="string">
            <text:p>AH Kip salade</text:p>
          </table:table-cell>
          <table:table-cell table:formula="of:=COUNT([.$E10:.AGG10])" office:value-type="float" office:value="12" calcext:value-type="float">
            <text:p>12</text:p>
          </table:table-cell>
          <table:table-cell table:style-name="ce10" table:formula="of:=DAYS(TODAY();[.D10])" office:value-type="float" office:value="36" calcext:value-type="float">
            <text:p>36</text:p>
          </table:table-cell>
          <table:table-cell table:style-name="ce12" table:formula="of:=MAX([.$E10:.AGG10])" office:value-type="date" office:date-value="2018-01-10" calcext:value-type="date">
            <text:p>2018-01-10</text:p>
          </table:table-cell>
          <table:table-cell table:style-name="ce15" table:number-columns-repeated="10"/>
          <table:table-cell table:style-name="ce15" table:formula="of:=[.O$1]" office:value-type="date" office:date-value="2018-01-10" calcext:value-type="date">
            <text:p>2018-01-10</text:p>
          </table:table-cell>
          <table:table-cell table:style-name="ce15" table:number-columns-repeated="104"/>
          <table:table-cell table:style-name="ce15" table:formula="of:=[.DP$1]" office:value-type="date" office:date-value="2017-09-27" calcext:value-type="date">
            <text:p>2017-09-27</text:p>
          </table:table-cell>
          <table:table-cell table:style-name="ce15" table:number-columns-repeated="139"/>
          <table:table-cell table:style-name="ce15" table:formula="of:=[.IZ$1]" office:value-type="date" office:date-value="2017-05-10" calcext:value-type="date">
            <text:p>2017-05-10</text:p>
          </table:table-cell>
          <table:table-cell table:style-name="ce15" table:number-columns-repeated="19"/>
          <table:table-cell table:style-name="ce15" table:formula="of:=[.JT$1]" office:value-type="date" office:date-value="2017-04-20" calcext:value-type="date">
            <text:p>2017-04-20</text:p>
          </table:table-cell>
          <table:table-cell table:style-name="ce15" table:number-columns-repeated="36"/>
          <table:table-cell/>
          <table:table-cell table:style-name="ce15" table:number-columns-repeated="47"/>
          <table:table-cell table:style-name="ce15" table:formula="of:=[.NA$1]" office:value-type="date" office:date-value="2017-01-25" calcext:value-type="date">
            <text:p>2017-01-25</text:p>
          </table:table-cell>
          <table:table-cell table:style-name="ce15" table:number-columns-repeated="105"/>
          <table:table-cell table:style-name="ce15" table:formula="of:=[.RC$1]" office:value-type="date" office:date-value="2016-10-04" calcext:value-type="date">
            <text:p>2016-10-04</text:p>
          </table:table-cell>
          <table:table-cell table:style-name="ce15" table:number-columns-repeated="14"/>
          <table:table-cell table:style-name="ce15" table:formula="of:=[.RR$1]" office:value-type="date" office:date-value="2016-09-19" calcext:value-type="date">
            <text:p>2016-09-19</text:p>
          </table:table-cell>
          <table:table-cell table:style-name="ce15" table:number-columns-repeated="55"/>
          <table:table-cell table:style-name="ce15" table:formula="of:=[.TV$1]" office:value-type="date" office:date-value="2016-07-25" calcext:value-type="date">
            <text:p>2016-07-25</text:p>
          </table:table-cell>
          <table:table-cell table:style-name="ce15" table:number-columns-repeated="13"/>
          <table:table-cell table:style-name="ce15" table:formula="of:=[.UJ$1]" office:value-type="date" office:date-value="2016-07-11" calcext:value-type="date">
            <text:p>2016-07-11</text:p>
          </table:table-cell>
          <table:table-cell table:style-name="ce15" table:number-columns-repeated="33"/>
          <table:table-cell table:style-name="ce15" table:formula="of:=[.VR$1]" office:value-type="date" office:date-value="2016-06-07" calcext:value-type="date">
            <text:p>2016-06-07</text:p>
          </table:table-cell>
          <table:table-cell table:style-name="ce15" table:number-columns-repeated="61"/>
          <table:table-cell table:style-name="ce15" table:formula="of:=[.YB$1]" office:value-type="date" office:date-value="2016-04-06" calcext:value-type="date">
            <text:p>2016-04-06</text:p>
          </table:table-cell>
          <table:table-cell table:style-name="ce15" table:number-columns-repeated="127"/>
          <table:table-cell table:style-name="ce15" table:formula="of:=[.ACZ$1]" office:value-type="date" office:date-value="2015-11-30" calcext:value-type="date">
            <text:p>2015-11-30</text:p>
          </table:table-cell>
          <table:table-cell table:style-name="ce15" table:number-columns-repeated="53"/>
          <table:table-cell table:number-columns-repeated="191"/>
        </table:table-row>
        <table:table-row table:style-name="ro2">
          <table:table-cell office:value-type="string" calcext:value-type="string">
            <text:p>Indisch gehaktschotel</text:p>
          </table:table-cell>
          <table:table-cell table:formula="of:=COUNT([.$E11:.AGG11])" office:value-type="float" office:value="9" calcext:value-type="float">
            <text:p>9</text:p>
          </table:table-cell>
          <table:table-cell table:style-name="ce10" table:formula="of:=DAYS(TODAY();[.D11])" office:value-type="float" office:value="37" calcext:value-type="float">
            <text:p>37</text:p>
          </table:table-cell>
          <table:table-cell table:style-name="ce12" table:formula="of:=MAX([.$E11:.AGG11])" office:value-type="date" office:date-value="2018-01-09" calcext:value-type="date">
            <text:p>2018-01-09</text:p>
          </table:table-cell>
          <table:table-cell table:style-name="ce15" table:number-columns-repeated="11"/>
          <table:table-cell table:style-name="ce15" table:formula="of:=[.P$1]" office:value-type="date" office:date-value="2018-01-09" calcext:value-type="date">
            <text:p>2018-01-09</text:p>
          </table:table-cell>
          <table:table-cell table:style-name="ce15" table:number-columns-repeated="180"/>
          <table:table-cell table:style-name="ce15" table:formula="of:=[.GO$1]" office:value-type="date" office:date-value="2017-07-12" calcext:value-type="date">
            <text:p>2017-07-12</text:p>
          </table:table-cell>
          <table:table-cell table:style-name="ce15" table:number-columns-repeated="117"/>
          <table:table-cell table:style-name="ce15" table:formula="of:=[.LC$1]" office:value-type="date" office:date-value="2017-03-16" calcext:value-type="date">
            <text:p>2017-03-16</text:p>
          </table:table-cell>
          <table:table-cell table:style-name="ce15" table:number-columns-repeated="54"/>
          <table:table-cell table:style-name="ce15" table:formula="of:=[.NF$1]" office:value-type="date" office:date-value="2017-01-20" calcext:value-type="date">
            <text:p>2017-01-20</text:p>
          </table:table-cell>
          <table:table-cell table:style-name="ce15" table:number-columns-repeated="131"/>
          <table:table-cell table:style-name="ce15" table:formula="of:=[.SH$1]" office:value-type="date" office:date-value="2016-09-03" calcext:value-type="date">
            <text:p>2016-09-03</text:p>
          </table:table-cell>
          <table:table-cell table:style-name="ce15"/>
          <table:table-cell table:style-name="ce15" table:formula="of:=[.SJ$1]" office:value-type="date" office:date-value="2016-09-01" calcext:value-type="date">
            <text:p>2016-09-01</text:p>
          </table:table-cell>
          <table:table-cell/>
          <table:table-cell table:style-name="ce15" table:number-columns-repeated="145"/>
          <table:table-cell table:style-name="ce15" table:formula="of:=[.YA$1]" office:value-type="date" office:date-value="2016-04-07" calcext:value-type="date">
            <text:p>2016-04-07</text:p>
          </table:table-cell>
          <table:table-cell table:style-name="ce15" table:number-columns-repeated="11"/>
          <table:table-cell/>
          <table:table-cell table:style-name="ce15" table:number-columns-repeated="71"/>
          <table:table-cell table:style-name="ce15" table:formula="of:=[.ABG$1]" office:value-type="date" office:date-value="2016-01-14" calcext:value-type="date">
            <text:p>2016-01-14</text:p>
          </table:table-cell>
          <table:table-cell table:style-name="ce15" table:number-columns-repeated="98"/>
          <table:table-cell table:number-columns-repeated="8"/>
          <table:table-cell table:style-name="ce15" office:value-type="date" office:date-value="2015-09-01" calcext:value-type="date">
            <text:p>2015-09-01</text:p>
          </table:table-cell>
          <table:table-cell table:number-columns-repeated="182"/>
        </table:table-row>
        <table:table-row table:style-name="ro2">
          <table:table-cell table:style-name="ce2" office:value-type="string" calcext:value-type="string">
            <text:p>Omelette</text:p>
          </table:table-cell>
          <table:table-cell table:formula="of:=COUNT([.$E12:.AGG12])" office:value-type="float" office:value="18" calcext:value-type="float">
            <text:p>18</text:p>
          </table:table-cell>
          <table:table-cell table:style-name="ce10" table:formula="of:=DAYS(TODAY();[.D12])" office:value-type="float" office:value="38" calcext:value-type="float">
            <text:p>38</text:p>
          </table:table-cell>
          <table:table-cell table:style-name="ce12" table:formula="of:=MAX([.$E12:.AGG12])" office:value-type="date" office:date-value="2018-01-08" calcext:value-type="date">
            <text:p>2018-01-08</text:p>
          </table:table-cell>
          <table:table-cell table:style-name="ce15" table:number-columns-repeated="12"/>
          <table:table-cell table:style-name="ce15" table:formula="of:=[.Q$1]" office:value-type="date" office:date-value="2018-01-08" calcext:value-type="date">
            <text:p>2018-01-08</text:p>
          </table:table-cell>
          <table:table-cell table:style-name="ce15" table:number-columns-repeated="31"/>
          <table:table-cell table:style-name="ce15" table:formula="of:=[.AW$1]" office:value-type="date" office:date-value="2017-12-07" calcext:value-type="date">
            <text:p>2017-12-07</text:p>
          </table:table-cell>
          <table:table-cell table:style-name="ce15" table:number-columns-repeated="66"/>
          <table:table-cell table:style-name="ce15" table:formula="of:=[.DL$1]" office:value-type="date" office:date-value="2017-10-01" calcext:value-type="date">
            <text:p>2017-10-01</text:p>
          </table:table-cell>
          <table:table-cell table:style-name="ce15" table:number-columns-repeated="44"/>
          <table:table-cell table:style-name="ce15" table:formula="of:=[.FE$1]" office:value-type="date" office:date-value="2017-08-17" calcext:value-type="date">
            <text:p>2017-08-17</text:p>
          </table:table-cell>
          <table:table-cell table:style-name="ce15" table:number-columns-repeated="37"/>
          <table:table-cell table:style-name="ce15" table:formula="of:=[.GQ$1]" office:value-type="date" office:date-value="2017-07-10" calcext:value-type="date">
            <text:p>2017-07-10</text:p>
          </table:table-cell>
          <table:table-cell table:style-name="ce15" table:number-columns-repeated="28"/>
          <table:table-cell table:style-name="ce15" table:formula="of:=[.HT$1]" office:value-type="date" office:date-value="2017-06-11" calcext:value-type="date">
            <text:p>2017-06-11</text:p>
          </table:table-cell>
          <table:table-cell table:style-name="ce15" table:number-columns-repeated="20"/>
          <table:table-cell table:style-name="ce15" table:formula="of:=[.IO$1]" office:value-type="date" office:date-value="2017-05-21" calcext:value-type="date">
            <text:p>2017-05-21</text:p>
          </table:table-cell>
          <table:table-cell table:style-name="ce15" table:number-columns-repeated="53"/>
          <table:table-cell table:style-name="ce15" table:formula="of:=[.KQ$1]" office:value-type="date" office:date-value="2017-03-28" calcext:value-type="date">
            <text:p>2017-03-28</text:p>
          </table:table-cell>
          <table:table-cell table:style-name="ce15" table:number-columns-repeated="35"/>
          <table:table-cell table:style-name="ce15" table:formula="of:=[.MA$1]" office:value-type="date" office:date-value="2017-02-20" calcext:value-type="date">
            <text:p>2017-02-20</text:p>
          </table:table-cell>
          <table:table-cell table:style-name="ce15" table:number-columns-repeated="17"/>
          <table:table-cell table:style-name="ce15" table:formula="of:=[.MS$1]" office:value-type="date" office:date-value="2017-02-02" calcext:value-type="date">
            <text:p>2017-02-02</text:p>
          </table:table-cell>
          <table:table-cell table:style-name="ce15" table:number-columns-repeated="134"/>
          <table:table-cell table:style-name="ce15" table:formula="of:=[.RX$1]" office:value-type="date" office:date-value="2016-09-13" calcext:value-type="date">
            <text:p>2016-09-13</text:p>
          </table:table-cell>
          <table:table-cell table:style-name="ce15" table:number-columns-repeated="59"/>
          <table:table-cell table:style-name="ce15" table:formula="of:=[.UF$1]" office:value-type="date" office:date-value="2016-07-15" calcext:value-type="date">
            <text:p>2016-07-15</text:p>
          </table:table-cell>
          <table:table-cell table:style-name="ce15" table:number-columns-repeated="18"/>
          <table:table-cell table:style-name="ce15" table:formula="of:=[.UY$1]" office:value-type="date" office:date-value="2016-06-26" calcext:value-type="date">
            <text:p>2016-06-26</text:p>
          </table:table-cell>
          <table:table-cell table:style-name="ce15" table:number-columns-repeated="73"/>
          <table:table-cell table:style-name="ce15" table:formula="of:=[.XU$1]" office:value-type="date" office:date-value="2016-04-13" calcext:value-type="date">
            <text:p>2016-04-13</text:p>
          </table:table-cell>
          <table:table-cell table:style-name="ce15" table:number-columns-repeated="28"/>
          <table:table-cell table:style-name="ce15" table:formula="of:=[.YX$1]" office:value-type="date" office:date-value="2016-03-15" calcext:value-type="date">
            <text:p>2016-03-15</text:p>
          </table:table-cell>
          <table:table-cell table:style-name="ce15" table:number-columns-repeated="44"/>
          <table:table-cell table:style-name="ce15" table:formula="of:=[.AAQ$1]" office:value-type="date" office:date-value="2016-01-30" calcext:value-type="date">
            <text:p>2016-01-30</text:p>
          </table:table-cell>
          <table:table-cell table:style-name="ce15" table:number-columns-repeated="87"/>
          <table:table-cell table:style-name="ce15" table:formula="of:=[.AEA$1]" office:value-type="date" office:date-value="2015-10-06" calcext:value-type="date">
            <text:p>2015-10-06</text:p>
          </table:table-cell>
          <table:table-cell table:style-name="ce15" table:number-columns-repeated="26"/>
          <table:table-cell table:number-columns-repeated="6"/>
          <table:table-cell table:style-name="ce15" office:value-type="date" office:date-value="2015-09-03" calcext:value-type="date">
            <text:p>2015-09-03</text:p>
          </table:table-cell>
          <table:table-cell table:number-columns-repeated="184"/>
        </table:table-row>
        <table:table-row table:style-name="ro2">
          <table:table-cell table:style-name="ce2" office:value-type="string" calcext:value-type="string">
            <text:p>Cheese, worst, biscuits, etc.</text:p>
          </table:table-cell>
          <table:table-cell table:formula="of:=COUNT([.$E13:.AGG13])" office:value-type="float" office:value="11" calcext:value-type="float">
            <text:p>11</text:p>
          </table:table-cell>
          <table:table-cell table:style-name="ce10" table:formula="of:=DAYS(TODAY();[.D13])" office:value-type="float" office:value="39" calcext:value-type="float">
            <text:p>39</text:p>
          </table:table-cell>
          <table:table-cell table:style-name="ce12" table:formula="of:=MAX([.$E13:.AGG13])" office:value-type="date" office:date-value="2018-01-07" calcext:value-type="date">
            <text:p>2018-01-07</text:p>
          </table:table-cell>
          <table:table-cell table:style-name="ce15" table:number-columns-repeated="13"/>
          <table:table-cell table:style-name="ce15" table:formula="of:=[.R$1]" office:value-type="date" office:date-value="2018-01-07" calcext:value-type="date">
            <text:p>2018-01-07</text:p>
          </table:table-cell>
          <table:table-cell table:style-name="ce15" table:number-columns-repeated="5"/>
          <table:table-cell table:style-name="ce15" table:formula="of:=[.X$1]" office:value-type="date" office:date-value="2018-01-01" calcext:value-type="date">
            <text:p>2018-01-01</text:p>
          </table:table-cell>
          <table:table-cell table:style-name="ce15" table:formula="of:=[.Y$1]" office:value-type="date" office:date-value="2017-12-31" calcext:value-type="date">
            <text:p>2017-12-31</text:p>
          </table:table-cell>
          <table:table-cell table:style-name="ce15" table:number-columns-repeated="89"/>
          <table:table-cell table:style-name="ce15" table:formula="of:=[.DK$1]" office:value-type="date" office:date-value="2017-10-02" calcext:value-type="date">
            <text:p>2017-10-02</text:p>
          </table:table-cell>
          <table:table-cell table:style-name="ce15" table:number-columns-repeated="157"/>
          <table:table-cell table:style-name="ce15" table:formula="of:=[.JM$1]" office:value-type="date" office:date-value="2017-04-27" calcext:value-type="date">
            <text:p>2017-04-27</text:p>
          </table:table-cell>
          <table:table-cell table:style-name="ce15" table:number-columns-repeated="111"/>
          <table:table-cell table:style-name="ce15" table:formula="of:=[.NU$1]" office:value-type="date" office:date-value="2017-01-05" calcext:value-type="date">
            <text:p>2017-01-05</text:p>
          </table:table-cell>
          <table:table-cell table:style-name="ce15" table:number-columns-repeated="3"/>
          <table:table-cell table:style-name="ce15" table:formula="of:=[.NY$1]" office:value-type="date" office:date-value="2017-01-01" calcext:value-type="date">
            <text:p>2017-01-01</text:p>
          </table:table-cell>
          <table:table-cell table:style-name="ce15" table:formula="of:=[.NZ$1]" office:value-type="date" office:date-value="2016-12-31" calcext:value-type="date">
            <text:p>2016-12-31</text:p>
          </table:table-cell>
          <table:table-cell table:style-name="ce15" table:number-columns-repeated="265"/>
          <table:table-cell table:style-name="ce15" table:formula="of:=[.YF$1]" office:value-type="date" office:date-value="2016-04-02" calcext:value-type="date">
            <text:p>2016-04-02</text:p>
          </table:table-cell>
          <table:table-cell table:style-name="ce15" table:number-columns-repeated="6"/>
          <table:table-cell table:style-name="ce15" table:formula="of:=[.YM$1]" office:value-type="date" office:date-value="2016-03-26" calcext:value-type="date">
            <text:p>2016-03-26</text:p>
          </table:table-cell>
          <table:table-cell table:style-name="ce15" table:number-columns-repeated="85"/>
          <table:table-cell table:style-name="ce15" table:formula="of:=[.ABU$1]" office:value-type="date" office:date-value="2015-12-31" calcext:value-type="date">
            <text:p>2015-12-31</text:p>
          </table:table-cell>
          <table:table-cell table:style-name="ce15" table:number-columns-repeated="84"/>
          <table:table-cell table:number-columns-repeated="191"/>
        </table:table-row>
        <table:table-row table:style-name="ro2">
          <table:table-cell office:value-type="string" calcext:value-type="string">
            <text:p>Toad in the Hole</text:p>
          </table:table-cell>
          <table:table-cell table:formula="of:=COUNT([.$E14:.AGG14])" office:value-type="float" office:value="11" calcext:value-type="float">
            <text:p>11</text:p>
          </table:table-cell>
          <table:table-cell table:style-name="ce10" table:formula="of:=DAYS(TODAY();[.D14])" office:value-type="float" office:value="40" calcext:value-type="float">
            <text:p>40</text:p>
          </table:table-cell>
          <table:table-cell table:style-name="ce13" table:formula="of:=MAX([.$E14:.AGG14])" office:value-type="date" office:date-value="2018-01-06" calcext:value-type="date">
            <text:p>2018-01-06</text:p>
          </table:table-cell>
          <table:table-cell table:style-name="ce15" table:number-columns-repeated="14"/>
          <table:table-cell table:style-name="ce15" table:formula="of:=[.S$1]" office:value-type="date" office:date-value="2018-01-06" calcext:value-type="date">
            <text:p>2018-01-06</text:p>
          </table:table-cell>
          <table:table-cell table:style-name="ce15" table:number-columns-repeated="86"/>
          <table:table-cell table:style-name="ce15" table:formula="of:=[.DB$1]" office:value-type="date" office:date-value="2017-10-11" calcext:value-type="date">
            <text:p>2017-10-11</text:p>
          </table:table-cell>
          <table:table-cell table:style-name="ce15" table:number-columns-repeated="88"/>
          <table:table-cell table:style-name="ce15" table:formula="of:=[.GM$1]" office:value-type="date" office:date-value="2017-07-14" calcext:value-type="date">
            <text:p>2017-07-14</text:p>
          </table:table-cell>
          <table:table-cell table:style-name="ce15" table:number-columns-repeated="141"/>
          <table:table-cell table:style-name="ce15" table:formula="of:=[.LY$1]" office:value-type="date" office:date-value="2017-02-22" calcext:value-type="date">
            <text:p>2017-02-22</text:p>
          </table:table-cell>
          <table:table-cell table:style-name="ce15" table:number-columns-repeated="69"/>
          <table:table-cell table:style-name="ce15" table:formula="of:=[.OQ$1]" office:value-type="date" office:date-value="2016-12-07" calcext:value-type="date">
            <text:p>2016-12-07</text:p>
          </table:table-cell>
          <table:table-cell table:style-name="ce15" table:number-columns-repeated="122"/>
          <table:table-cell table:style-name="ce15" table:formula="of:=[.TJ$1]" office:value-type="date" office:date-value="2016-08-06" calcext:value-type="date">
            <text:p>2016-08-06</text:p>
          </table:table-cell>
          <table:table-cell table:style-name="ce15" table:number-columns-repeated="97"/>
          <table:table-cell table:style-name="ce15" table:formula="of:=[.XD$1]" office:value-type="date" office:date-value="2016-04-30" calcext:value-type="date">
            <text:p>2016-04-30</text:p>
          </table:table-cell>
          <table:table-cell table:style-name="ce15" table:number-columns-repeated="50"/>
          <table:table-cell table:style-name="ce15" table:formula="of:=[.ZC$1]" office:value-type="date" office:date-value="2016-03-10" calcext:value-type="date">
            <text:p>2016-03-10</text:p>
          </table:table-cell>
          <table:table-cell table:style-name="ce15" table:number-columns-repeated="38"/>
          <table:table-cell table:style-name="ce15" table:formula="of:=[.AAP$1]" office:value-type="date" office:date-value="2016-01-31" calcext:value-type="date">
            <text:p>2016-01-31</text:p>
          </table:table-cell>
          <table:table-cell table:style-name="ce15" table:number-columns-repeated="79"/>
          <table:table-cell/>
          <table:table-cell table:style-name="ce15" table:formula="of:=[.ADS$1]" office:value-type="date" office:date-value="2015-10-14" calcext:value-type="date">
            <text:p>2015-10-14</text:p>
          </table:table-cell>
          <table:table-cell table:style-name="ce15" table:number-columns-repeated="34"/>
          <table:table-cell table:number-columns-repeated="21"/>
          <table:table-cell office:value-type="date" office:date-value="2015-08-19" calcext:value-type="date">
            <text:p>2015-08-19</text:p>
          </table:table-cell>
          <table:table-cell table:number-columns-repeated="169"/>
        </table:table-row>
        <table:table-row table:style-name="ro2">
          <table:table-cell office:value-type="string" calcext:value-type="string">
            <text:p>Chilli con Carne</text:p>
          </table:table-cell>
          <table:table-cell table:formula="of:=COUNT([.$E15:.AGG15])" office:value-type="float" office:value="20" calcext:value-type="float">
            <text:p>20</text:p>
          </table:table-cell>
          <table:table-cell table:style-name="ce10" table:formula="of:=DAYS(TODAY();[.D15])" office:value-type="float" office:value="41" calcext:value-type="float">
            <text:p>41</text:p>
          </table:table-cell>
          <table:table-cell table:style-name="ce13" table:formula="of:=MAX([.$E15:.AGG15])" office:value-type="date" office:date-value="2018-01-05" calcext:value-type="date">
            <text:p>2018-01-05</text:p>
          </table:table-cell>
          <table:table-cell table:style-name="ce15" table:number-columns-repeated="15"/>
          <table:table-cell table:style-name="ce15" table:formula="of:=[.T$1]" office:value-type="date" office:date-value="2018-01-05" calcext:value-type="date">
            <text:p>2018-01-05</text:p>
          </table:table-cell>
          <table:table-cell table:style-name="ce15" table:number-columns-repeated="88"/>
          <table:table-cell table:style-name="ce15" table:formula="of:=[.DE$1]" office:value-type="date" office:date-value="2017-10-08" calcext:value-type="date">
            <text:p>2017-10-08</text:p>
          </table:table-cell>
          <table:table-cell table:style-name="ce15" table:number-columns-repeated="31"/>
          <table:table-cell table:style-name="ce15" table:formula="of:=[.EK$1]" office:value-type="date" office:date-value="2017-09-06" calcext:value-type="date">
            <text:p>2017-09-06</text:p>
          </table:table-cell>
          <table:table-cell table:style-name="ce15" table:number-columns-repeated="74"/>
          <table:table-cell table:style-name="ce15" table:formula="of:=[.HH$1]" office:value-type="date" office:date-value="2017-06-23" calcext:value-type="date">
            <text:p>2017-06-23</text:p>
          </table:table-cell>
          <table:table-cell table:style-name="ce15" table:number-columns-repeated="20"/>
          <table:table-cell table:style-name="ce15" table:formula="of:=[.IC$1]" office:value-type="date" office:date-value="2017-06-02" calcext:value-type="date">
            <text:p>2017-06-02</text:p>
          </table:table-cell>
          <table:table-cell table:style-name="ce15" table:number-columns-repeated="82"/>
          <table:table-cell table:style-name="ce15" table:formula="of:=[.LH$1]" office:value-type="date" office:date-value="2017-03-11" calcext:value-type="date">
            <text:p>2017-03-11</text:p>
          </table:table-cell>
          <table:table-cell table:style-name="ce15" table:number-columns-repeated="27"/>
          <table:table-cell table:style-name="ce15" table:formula="of:=[.MJ$1]" office:value-type="date" office:date-value="2017-02-11" calcext:value-type="date">
            <text:p>2017-02-11</text:p>
          </table:table-cell>
          <table:table-cell table:style-name="ce15" table:number-columns-repeated="42"/>
          <table:table-cell table:style-name="ce15" table:formula="of:=[.OA$1]" office:value-type="date" office:date-value="2016-12-30" calcext:value-type="date">
            <text:p>2016-12-30</text:p>
          </table:table-cell>
          <table:table-cell table:style-name="ce15" table:number-columns-repeated="21"/>
          <table:table-cell table:style-name="ce15" table:formula="of:=[.OW$1]" office:value-type="date" office:date-value="2016-12-01" calcext:value-type="date">
            <text:p>2016-12-01</text:p>
          </table:table-cell>
          <table:table-cell table:style-name="ce15" table:number-columns-repeated="105"/>
          <table:table-cell table:style-name="ce15" table:formula="of:=[.SY$1]" office:value-type="date" office:date-value="2016-08-17" calcext:value-type="date">
            <text:p>2016-08-17</text:p>
          </table:table-cell>
          <table:table-cell table:style-name="ce15" table:number-columns-repeated="39"/>
          <table:table-cell table:style-name="ce15" table:formula="of:=[.UM$1]" office:value-type="date" office:date-value="2016-07-08" calcext:value-type="date">
            <text:p>2016-07-08</text:p>
          </table:table-cell>
          <table:table-cell table:style-name="ce15" table:number-columns-repeated="29"/>
          <table:table-cell table:style-name="ce15" table:formula="of:=[.VQ$1]" office:value-type="date" office:date-value="2016-06-08" calcext:value-type="date">
            <text:p>2016-06-08</text:p>
          </table:table-cell>
          <table:table-cell table:style-name="ce15" table:number-columns-repeated="35"/>
          <table:table-cell table:style-name="ce15" table:formula="of:=[.XA$1]" office:value-type="date" office:date-value="2016-05-03" calcext:value-type="date">
            <text:p>2016-05-03</text:p>
          </table:table-cell>
          <table:table-cell table:style-name="ce15" table:number-columns-repeated="47"/>
          <table:table-cell table:style-name="ce15" table:formula="of:=[.YW$1]" office:value-type="date" office:date-value="2016-03-16" calcext:value-type="date">
            <text:p>2016-03-16</text:p>
          </table:table-cell>
          <table:table-cell table:style-name="ce15" table:number-columns-repeated="46"/>
          <table:table-cell table:style-name="ce15" table:formula="of:=[.AAR$1]" office:value-type="date" office:date-value="2016-01-29" calcext:value-type="date">
            <text:p>2016-01-29</text:p>
          </table:table-cell>
          <table:table-cell table:style-name="ce15" table:number-columns-repeated="44"/>
          <table:table-cell table:style-name="ce15" table:formula="of:=[.ACK$1]" office:value-type="date" office:date-value="2015-12-15" calcext:value-type="date">
            <text:p>2015-12-15</text:p>
          </table:table-cell>
          <table:table-cell table:style-name="ce15" table:number-columns-repeated="42"/>
          <table:table-cell table:style-name="ce15" table:formula="of:=[.AEB$1]" office:value-type="date" office:date-value="2015-10-05" calcext:value-type="date">
            <text:p>2015-10-05</text:p>
          </table:table-cell>
          <table:table-cell table:style-name="ce15"/>
          <table:table-cell table:style-name="ce15" table:formula="of:=[.AED$1]" office:value-type="date" office:date-value="2015-10-03" calcext:value-type="date">
            <text:p>2015-10-03</text:p>
          </table:table-cell>
          <table:table-cell table:style-name="ce15" table:number-columns-repeated="23"/>
          <table:table-cell table:number-columns-repeated="16"/>
          <table:table-cell table:style-name="ce15" office:value-type="date" office:date-value="2015-08-24" calcext:value-type="date">
            <text:p>2015-08-24</text:p>
          </table:table-cell>
          <table:table-cell/>
          <table:table-cell office:value-type="date" office:date-value="2015-08-22" calcext:value-type="date">
            <text:p>2015-08-22</text:p>
          </table:table-cell>
          <table:table-cell table:number-columns-repeated="172"/>
        </table:table-row>
        <table:table-row table:style-name="ro2">
          <table:table-cell office:value-type="string" calcext:value-type="string">
            <text:p>Boomstammetjes, green veg, potatoes</text:p>
          </table:table-cell>
          <table:table-cell table:formula="of:=COUNT([.$E16:.AGG16])" office:value-type="float" office:value="20" calcext:value-type="float">
            <text:p>20</text:p>
          </table:table-cell>
          <table:table-cell table:style-name="ce10" table:formula="of:=DAYS(TODAY();[.D16])" office:value-type="float" office:value="42" calcext:value-type="float">
            <text:p>42</text:p>
          </table:table-cell>
          <table:table-cell table:style-name="ce13" table:formula="of:=MAX([.$E16:.AGG16])" office:value-type="date" office:date-value="2018-01-04" calcext:value-type="date">
            <text:p>2018-01-04</text:p>
          </table:table-cell>
          <table:table-cell table:style-name="ce15" table:number-columns-repeated="16"/>
          <table:table-cell table:style-name="ce15" table:formula="of:=[.U$1]" office:value-type="date" office:date-value="2018-01-04" calcext:value-type="date">
            <text:p>2018-01-04</text:p>
          </table:table-cell>
          <table:table-cell table:style-name="ce15" table:number-columns-repeated="104"/>
          <table:table-cell table:style-name="ce15" table:formula="of:=[.DV$1]" office:value-type="date" office:date-value="2017-09-21" calcext:value-type="date">
            <text:p>2017-09-21</text:p>
          </table:table-cell>
          <table:table-cell table:style-name="ce15" table:number-columns-repeated="9"/>
          <table:table-cell table:number-columns-repeated="6"/>
          <table:table-cell table:style-name="ce15" table:number-columns-repeated="5"/>
          <table:table-cell table:style-name="ce15" table:formula="of:=[.EQ$1]" office:value-type="date" office:date-value="2017-08-31" calcext:value-type="date">
            <text:p>2017-08-31</text:p>
          </table:table-cell>
          <table:table-cell table:style-name="ce15" table:number-columns-repeated="61"/>
          <table:table-cell table:style-name="ce15" table:formula="of:=[.HA$1]" office:value-type="date" office:date-value="2017-06-30" calcext:value-type="date">
            <text:p>2017-06-30</text:p>
          </table:table-cell>
          <table:table-cell table:style-name="ce15" table:number-columns-repeated="22"/>
          <table:table-cell table:style-name="ce15" table:formula="of:=[.HX$1]" office:value-type="date" office:date-value="2017-06-07" calcext:value-type="date">
            <text:p>2017-06-07</text:p>
          </table:table-cell>
          <table:table-cell table:style-name="ce15" table:number-columns-repeated="33"/>
          <table:table-cell table:style-name="ce15" table:formula="of:=[.JF$1]" office:value-type="date" office:date-value="2017-05-04" calcext:value-type="date">
            <text:p>2017-05-04</text:p>
          </table:table-cell>
          <table:table-cell table:style-name="ce15" table:number-columns-repeated="41"/>
          <table:table-cell table:style-name="ce15" table:formula="of:=[.KV$1]" office:value-type="date" office:date-value="2017-03-23" calcext:value-type="date">
            <text:p>2017-03-23</text:p>
          </table:table-cell>
          <table:table-cell table:style-name="ce15" table:number-columns-repeated="25"/>
          <table:table-cell table:style-name="ce15" table:formula="of:=[.LV$1]" office:value-type="date" office:date-value="2017-02-25" calcext:value-type="date">
            <text:p>2017-02-25</text:p>
          </table:table-cell>
          <table:table-cell table:style-name="ce15" table:number-columns-repeated="37"/>
          <table:table-cell table:style-name="ce15" table:formula="of:=[.NH$1]" office:value-type="date" office:date-value="2017-01-18" calcext:value-type="date">
            <text:p>2017-01-18</text:p>
          </table:table-cell>
          <table:table-cell table:style-name="ce15" table:number-columns-repeated="13"/>
          <table:table-cell table:style-name="ce15" table:formula="of:=[.NV$1]" office:value-type="date" office:date-value="2017-01-04" calcext:value-type="date">
            <text:p>2017-01-04</text:p>
          </table:table-cell>
          <table:table-cell table:style-name="ce15" table:number-columns-repeated="33"/>
          <table:table-cell table:style-name="ce15" table:formula="of:=[.PD$1]" office:value-type="date" office:date-value="2016-11-24" calcext:value-type="date">
            <text:p>2016-11-24</text:p>
          </table:table-cell>
          <table:table-cell table:style-name="ce15" table:number-columns-repeated="43"/>
          <table:table-cell table:style-name="ce15" table:formula="of:=[.QV$1]" office:value-type="date" office:date-value="2016-10-11" calcext:value-type="date">
            <text:p>2016-10-11</text:p>
          </table:table-cell>
          <table:table-cell table:style-name="ce15" table:number-columns-repeated="58"/>
          <table:table-cell table:style-name="ce15" table:formula="of:=[.TC$1]" office:value-type="date" office:date-value="2016-08-13" calcext:value-type="date">
            <text:p>2016-08-13</text:p>
          </table:table-cell>
          <table:table-cell table:style-name="ce15" table:number-columns-repeated="23"/>
          <table:table-cell table:style-name="ce15" table:formula="of:=[.UA$1]" office:value-type="date" office:date-value="2016-07-20" calcext:value-type="date">
            <text:p>2016-07-20</text:p>
          </table:table-cell>
          <table:table-cell table:style-name="ce15" table:number-columns-repeated="66"/>
          <table:table-cell table:style-name="ce15" table:formula="of:=[.WP$1]" office:value-type="date" office:date-value="2016-05-14" calcext:value-type="date">
            <text:p>2016-05-14</text:p>
          </table:table-cell>
          <table:table-cell table:style-name="ce15" table:number-columns-repeated="52"/>
          <table:table-cell table:style-name="ce15" table:formula="of:=[.YQ$1]" office:value-type="date" office:date-value="2016-03-22" calcext:value-type="date">
            <text:p>2016-03-22</text:p>
          </table:table-cell>
          <table:table-cell table:style-name="ce15" table:number-columns-repeated="73"/>
          <table:table-cell table:style-name="ce15" table:formula="of:=[.ABM$1]" office:value-type="date" office:date-value="2016-01-08" calcext:value-type="date">
            <text:p>2016-01-08</text:p>
          </table:table-cell>
          <table:table-cell table:style-name="ce15" table:number-columns-repeated="43"/>
          <table:table-cell table:style-name="ce15" table:formula="of:=[.ADE$1]" office:value-type="date" office:date-value="2015-11-25" calcext:value-type="date">
            <text:p>2015-11-25</text:p>
          </table:table-cell>
          <table:table-cell table:style-name="ce15" table:number-columns-repeated="33"/>
          <table:table-cell table:style-name="ce15" office:value-type="date" office:date-value="2015-09-24" calcext:value-type="date">
            <text:p>2015-09-24</text:p>
          </table:table-cell>
          <table:table-cell table:style-name="ce15" table:number-columns-repeated="14"/>
          <table:table-cell table:number-columns-repeated="14"/>
          <table:table-cell table:style-name="ce15" office:value-type="date" office:date-value="2015-08-26" calcext:value-type="date">
            <text:p>2015-08-26</text:p>
          </table:table-cell>
          <table:table-cell table:number-columns-repeated="176"/>
        </table:table-row>
        <table:table-row table:style-name="ro2">
          <table:table-cell office:value-type="string" calcext:value-type="string">
            <text:p>Mediterrane burger met tzatziki</text:p>
          </table:table-cell>
          <table:table-cell table:formula="of:=COUNT([.$E17:.AGG17])" office:value-type="float" office:value="8" calcext:value-type="float">
            <text:p>8</text:p>
          </table:table-cell>
          <table:table-cell table:style-name="ce10" table:formula="of:=DAYS(TODAY();[.D17])" office:value-type="float" office:value="43" calcext:value-type="float">
            <text:p>43</text:p>
          </table:table-cell>
          <table:table-cell table:style-name="ce13" table:formula="of:=MAX([.$E17:.AGG17])" office:value-type="date" office:date-value="2018-01-03" calcext:value-type="date">
            <text:p>2018-01-03</text:p>
          </table:table-cell>
          <table:table-cell table:style-name="ce15" table:number-columns-repeated="17"/>
          <table:table-cell table:style-name="ce15" table:formula="of:=[.V$1]" office:value-type="date" office:date-value="2018-01-03" calcext:value-type="date">
            <text:p>2018-01-03</text:p>
          </table:table-cell>
          <table:table-cell table:style-name="ce15" table:number-columns-repeated="20"/>
          <table:table-cell table:style-name="ce15" table:formula="of:=[.AQ$1]" office:value-type="date" office:date-value="2017-12-13" calcext:value-type="date">
            <text:p>2017-12-13</text:p>
          </table:table-cell>
          <table:table-cell table:style-name="ce15" table:number-columns-repeated="48"/>
          <table:table-cell table:style-name="ce15" table:formula="of:=[.CN$1]" office:value-type="date" office:date-value="2017-10-25" calcext:value-type="date">
            <text:p>2017-10-25</text:p>
          </table:table-cell>
          <table:table-cell table:style-name="ce15" table:number-columns-repeated="103"/>
          <table:table-cell table:style-name="ce15" table:formula="of:=[.GN$1]" office:value-type="date" office:date-value="2017-07-13" calcext:value-type="date">
            <text:p>2017-07-13</text:p>
          </table:table-cell>
          <table:table-cell table:style-name="ce15" table:number-columns-repeated="54"/>
          <table:table-cell table:style-name="ce15" table:formula="of:=[.IQ$1]" office:value-type="date" office:date-value="2017-05-19" calcext:value-type="date">
            <text:p>2017-05-19</text:p>
          </table:table-cell>
          <table:table-cell table:style-name="ce15" table:number-columns-repeated="33"/>
          <table:table-cell table:style-name="ce15" table:formula="of:=[.JY$1]" office:value-type="date" office:date-value="2017-04-15" calcext:value-type="date">
            <text:p>2017-04-15</text:p>
          </table:table-cell>
          <table:table-cell table:style-name="ce15" table:number-columns-repeated="253"/>
          <table:table-cell table:style-name="ce15" table:formula="of:=[.TS$1]" office:value-type="date" office:date-value="2016-07-28" calcext:value-type="date">
            <text:p>2016-07-28</text:p>
          </table:table-cell>
          <table:table-cell table:style-name="ce15" table:number-columns-repeated="117"/>
          <table:table-cell table:style-name="ce15" table:formula="of:=[.YG$1]" office:value-type="date" office:date-value="2016-04-01" calcext:value-type="date">
            <text:p>2016-04-01</text:p>
          </table:table-cell>
          <table:table-cell table:style-name="ce15" table:number-columns-repeated="176"/>
          <table:table-cell table:number-columns-repeated="191"/>
        </table:table-row>
        <table:table-row table:style-name="ro2">
          <table:table-cell office:value-type="string" calcext:value-type="string">
            <text:p>Sambal Goreng Boontjes (kip, sperziebonen, mie, kokosmelk)</text:p>
          </table:table-cell>
          <table:table-cell table:formula="of:=COUNT([.$E18:.AGG18])" office:value-type="float" office:value="4" calcext:value-type="float">
            <text:p>4</text:p>
          </table:table-cell>
          <table:table-cell table:style-name="ce10" table:formula="of:=DAYS(TODAY();[.D18])" office:value-type="float" office:value="44" calcext:value-type="float">
            <text:p>44</text:p>
          </table:table-cell>
          <table:table-cell table:style-name="ce13" table:formula="of:=MAX([.$E18:.AGG18])" office:value-type="date" office:date-value="2018-01-02" calcext:value-type="date">
            <text:p>2018-01-02</text:p>
          </table:table-cell>
          <table:table-cell table:style-name="ce15" table:number-columns-repeated="18"/>
          <table:table-cell table:style-name="ce15" table:formula="of:=[.W$1]" office:value-type="date" office:date-value="2018-01-02" calcext:value-type="date">
            <text:p>2018-01-02</text:p>
          </table:table-cell>
          <table:table-cell table:style-name="ce15" table:number-columns-repeated="116"/>
          <table:table-cell table:style-name="ce15" table:formula="of:=[.EJ$1]" office:value-type="date" office:date-value="2017-09-07" calcext:value-type="date">
            <text:p>2017-09-07</text:p>
          </table:table-cell>
          <table:table-cell table:style-name="ce15" table:number-columns-repeated="194"/>
          <table:table-cell table:style-name="ce15" table:formula="of:=[.LW$1]" office:value-type="date" office:date-value="2017-02-24" calcext:value-type="date">
            <text:p>2017-02-24</text:p>
          </table:table-cell>
          <table:table-cell table:style-name="ce15" table:number-columns-repeated="62"/>
          <table:table-cell table:style-name="ce15" table:formula="of:=[.OH$1]" office:value-type="date" office:date-value="2016-12-16" calcext:value-type="date">
            <text:p>2016-12-16</text:p>
          </table:table-cell>
          <table:table-cell table:style-name="ce15" table:number-columns-repeated="435"/>
          <table:table-cell table:number-columns-repeated="191"/>
        </table:table-row>
        <table:table-row table:style-name="ro2">
          <table:table-cell office:value-type="string" calcext:value-type="string">
            <text:p>Lemon Chicken</text:p>
          </table:table-cell>
          <table:table-cell table:formula="of:=COUNT([.$E19:.AGG19])" office:value-type="float" office:value="12" calcext:value-type="float">
            <text:p>12</text:p>
          </table:table-cell>
          <table:table-cell table:style-name="ce10" table:formula="of:=DAYS(TODAY();[.D19])" office:value-type="float" office:value="47" calcext:value-type="float">
            <text:p>47</text:p>
          </table:table-cell>
          <table:table-cell table:style-name="ce13" table:formula="of:=MAX([.$E19:.AGG19])" office:value-type="date" office:date-value="2017-12-30" calcext:value-type="date">
            <text:p>2017-12-30</text:p>
          </table:table-cell>
          <table:table-cell table:style-name="ce15" table:number-columns-repeated="21"/>
          <table:table-cell table:style-name="ce15" table:formula="of:=[.Z$1]" office:value-type="date" office:date-value="2017-12-30" calcext:value-type="date">
            <text:p>2017-12-30</text:p>
          </table:table-cell>
          <table:table-cell table:style-name="ce15" table:number-columns-repeated="78"/>
          <table:table-cell table:style-name="ce15" table:formula="of:=[.DA$1]" office:value-type="date" office:date-value="2017-10-12" calcext:value-type="date">
            <text:p>2017-10-12</text:p>
          </table:table-cell>
          <table:table-cell table:style-name="ce15" table:number-columns-repeated="30"/>
          <table:table-cell table:number-columns-repeated="6"/>
          <table:table-cell table:style-name="ce15" table:number-columns-repeated="6"/>
          <table:table-cell table:style-name="ce15" table:formula="of:=[.ER$1]" office:value-type="date" office:date-value="2017-08-30" calcext:value-type="date">
            <text:p>2017-08-30</text:p>
          </table:table-cell>
          <table:table-cell table:style-name="ce15" table:number-columns-repeated="87"/>
          <table:table-cell table:style-name="ce15" table:formula="of:=[.IB$1]" office:value-type="date" office:date-value="2017-06-03" calcext:value-type="date">
            <text:p>2017-06-03</text:p>
          </table:table-cell>
          <table:table-cell table:style-name="ce15" table:number-columns-repeated="76"/>
          <table:table-cell table:style-name="ce15" table:formula="of:=[.LA$1]" office:value-type="date" office:date-value="2017-03-18" calcext:value-type="date">
            <text:p>2017-03-18</text:p>
          </table:table-cell>
          <table:table-cell table:style-name="ce15" table:number-columns-repeated="169"/>
          <table:table-cell table:style-name="ce15" table:formula="of:=[.RO$1]" office:value-type="date" office:date-value="2016-09-22" calcext:value-type="date">
            <text:p>2016-09-22</text:p>
          </table:table-cell>
          <table:table-cell table:style-name="ce15" table:number-columns-repeated="71"/>
          <table:table-cell table:style-name="ce15" table:formula="of:=[.UI$1]" office:value-type="date" office:date-value="2016-07-12" calcext:value-type="date">
            <text:p>2016-07-12</text:p>
          </table:table-cell>
          <table:table-cell table:style-name="ce15" table:number-columns-repeated="68"/>
          <table:table-cell table:style-name="ce15" table:formula="of:=[.WZ$1]" office:value-type="date" office:date-value="2016-05-04" calcext:value-type="date">
            <text:p>2016-05-04</text:p>
          </table:table-cell>
          <table:table-cell table:style-name="ce15" table:number-columns-repeated="28"/>
          <table:table-cell table:style-name="ce15" table:formula="of:=[.YC$1]" office:value-type="date" office:date-value="2016-04-05" calcext:value-type="date">
            <text:p>2016-04-05</text:p>
          </table:table-cell>
          <table:table-cell table:style-name="ce15" table:number-columns-repeated="59"/>
          <table:table-cell table:style-name="ce15" table:formula="of:=[.AAK$1]" office:value-type="date" office:date-value="2016-02-05" calcext:value-type="date">
            <text:p>2016-02-05</text:p>
          </table:table-cell>
          <table:table-cell table:style-name="ce15" table:number-columns-repeated="57"/>
          <table:table-cell table:style-name="ce15" table:formula="of:=[.ACQ$1]" office:value-type="date" office:date-value="2015-12-09" calcext:value-type="date">
            <text:p>2015-12-09</text:p>
          </table:table-cell>
          <table:table-cell table:style-name="ce15" table:number-columns-repeated="62"/>
          <table:table-cell/>
          <table:table-cell table:style-name="ce15" office:value-type="date" office:date-value="2015-09-08" calcext:value-type="date">
            <text:p>2015-09-08</text:p>
          </table:table-cell>
          <table:table-cell table:number-columns-repeated="189"/>
        </table:table-row>
        <table:table-row table:style-name="ro2">
          <table:table-cell office:value-type="string" calcext:value-type="string">
            <text:p>Sonja</text:p>
          </table:table-cell>
          <table:table-cell table:formula="of:=COUNT([.$E20:.AGG20])" office:value-type="float" office:value="18" calcext:value-type="float">
            <text:p>18</text:p>
          </table:table-cell>
          <table:table-cell table:style-name="ce10" table:formula="of:=DAYS(TODAY();[.D20])" office:value-type="float" office:value="48" calcext:value-type="float">
            <text:p>48</text:p>
          </table:table-cell>
          <table:table-cell table:style-name="ce13" table:formula="of:=MAX([.$E20:.AGG20])" office:value-type="date" office:date-value="2017-12-29" calcext:value-type="date">
            <text:p>2017-12-29</text:p>
          </table:table-cell>
          <table:table-cell table:style-name="ce15" table:number-columns-repeated="22"/>
          <table:table-cell table:style-name="ce15" table:formula="of:=[.AA$1]" office:value-type="date" office:date-value="2017-12-29" calcext:value-type="date">
            <text:p>2017-12-29</text:p>
          </table:table-cell>
          <table:table-cell table:style-name="ce15" table:number-columns-repeated="25"/>
          <table:table-cell table:style-name="ce15" table:formula="of:=[.BA$1]" office:value-type="date" office:date-value="2017-12-03" calcext:value-type="date">
            <text:p>2017-12-03</text:p>
          </table:table-cell>
          <table:table-cell table:style-name="ce15" table:number-columns-repeated="46"/>
          <table:table-cell table:style-name="ce15" table:formula="of:=[.CV$1]" office:value-type="date" office:date-value="2017-10-17" calcext:value-type="date">
            <text:p>2017-10-17</text:p>
          </table:table-cell>
          <table:table-cell table:style-name="ce15" table:number-columns-repeated="35"/>
          <table:table-cell table:number-columns-repeated="6"/>
          <table:table-cell table:style-name="ce15" table:number-columns-repeated="7"/>
          <table:table-cell table:style-name="ce15" table:formula="of:=[.ES$1]" office:value-type="date" office:date-value="2017-08-29" calcext:value-type="date">
            <text:p>2017-08-29</text:p>
          </table:table-cell>
          <table:table-cell table:style-name="ce15" table:number-columns-repeated="10"/>
          <table:table-cell table:style-name="ce15" table:formula="of:=[.FD$1]" office:value-type="date" office:date-value="2017-08-18" calcext:value-type="date">
            <text:p>2017-08-18</text:p>
          </table:table-cell>
          <table:table-cell table:style-name="ce15" table:number-columns-repeated="85"/>
          <table:table-cell table:style-name="ce15" table:formula="of:=[.IL$1]" office:value-type="date" office:date-value="2017-05-24" calcext:value-type="date">
            <text:p>2017-05-24</text:p>
          </table:table-cell>
          <table:table-cell table:style-name="ce15" table:number-columns-repeated="42"/>
          <table:table-cell table:style-name="ce15" table:formula="of:=[.KC$1]" office:value-type="date" office:date-value="2017-04-11" calcext:value-type="date">
            <text:p>2017-04-11</text:p>
          </table:table-cell>
          <table:table-cell table:style-name="ce15" table:number-columns-repeated="51"/>
          <table:table-cell table:style-name="ce15" table:formula="of:=[.MC$1]" office:value-type="date" office:date-value="2017-02-18" calcext:value-type="date">
            <text:p>2017-02-18</text:p>
          </table:table-cell>
          <table:table-cell table:style-name="ce15" table:number-columns-repeated="37"/>
          <table:table-cell table:style-name="ce15" table:formula="of:=[.NO$1]" office:value-type="date" office:date-value="2017-01-11" calcext:value-type="date">
            <text:p>2017-01-11</text:p>
          </table:table-cell>
          <table:table-cell table:style-name="ce15" table:number-columns-repeated="26"/>
          <table:table-cell table:style-name="ce15" table:formula="of:=[.OP$1]" office:value-type="date" office:date-value="2016-12-08" calcext:value-type="date">
            <text:p>2016-12-08</text:p>
          </table:table-cell>
          <table:table-cell table:style-name="ce15" table:number-columns-repeated="71"/>
          <table:table-cell table:style-name="ce15" table:formula="of:=[.RJ$1]" office:value-type="date" office:date-value="2016-09-27" calcext:value-type="date">
            <text:p>2016-09-27</text:p>
          </table:table-cell>
          <table:table-cell table:style-name="ce15" table:number-columns-repeated="39"/>
          <table:table-cell table:style-name="ce15" table:formula="of:=[.SX$1]" office:value-type="date" office:date-value="2016-08-18" calcext:value-type="date">
            <text:p>2016-08-18</text:p>
          </table:table-cell>
          <table:table-cell table:style-name="ce15" table:number-columns-repeated="26"/>
          <table:table-cell table:style-name="ce15" table:formula="of:=[.TY$1]" office:value-type="date" office:date-value="2016-07-22" calcext:value-type="date">
            <text:p>2016-07-22</text:p>
          </table:table-cell>
          <table:table-cell table:style-name="ce15" table:number-columns-repeated="50"/>
          <table:table-cell table:style-name="ce15" table:formula="of:=[.VX$1]" office:value-type="date" office:date-value="2016-06-01" calcext:value-type="date">
            <text:p>2016-06-01</text:p>
          </table:table-cell>
          <table:table-cell table:style-name="ce15" table:number-columns-repeated="61"/>
          <table:table-cell table:style-name="ce15" table:formula="of:=[.YH$1]" office:value-type="date" office:date-value="2016-03-31" calcext:value-type="date">
            <text:p>2016-03-31</text:p>
          </table:table-cell>
          <table:table-cell table:style-name="ce15" table:number-columns-repeated="43"/>
          <table:table-cell table:style-name="ce15" table:formula="of:=[.ZZ$1]" office:value-type="date" office:date-value="2016-02-16" calcext:value-type="date">
            <text:p>2016-02-16</text:p>
          </table:table-cell>
          <table:table-cell table:style-name="ce15" table:number-columns-repeated="37"/>
          <table:table-cell table:style-name="ce15" table:formula="of:=[.ABL$1]" office:value-type="date" office:date-value="2016-01-09" calcext:value-type="date">
            <text:p>2016-01-09</text:p>
          </table:table-cell>
          <table:table-cell table:style-name="ce15" table:number-columns-repeated="87"/>
          <table:table-cell table:style-name="ce15" office:value-type="date" office:date-value="2015-09-15" calcext:value-type="date">
            <text:p>2015-09-15</text:p>
          </table:table-cell>
          <table:table-cell table:style-name="ce15" table:number-columns-repeated="5"/>
          <table:table-cell table:number-columns-repeated="191"/>
        </table:table-row>
        <table:table-row table:style-name="ro2">
          <table:table-cell table:style-name="ce2" office:value-type="string" calcext:value-type="string">
            <text:p>Panhaggerty</text:p>
          </table:table-cell>
          <table:table-cell table:formula="of:=COUNT([.$E21:.AGG21])" office:value-type="float" office:value="14" calcext:value-type="float">
            <text:p>14</text:p>
          </table:table-cell>
          <table:table-cell table:style-name="ce10" table:formula="of:=DAYS(TODAY();[.D21])" office:value-type="float" office:value="60" calcext:value-type="float">
            <text:p>60</text:p>
          </table:table-cell>
          <table:table-cell table:style-name="ce13" table:formula="of:=MAX([.$E21:.AGG21])" office:value-type="date" office:date-value="2017-12-17" calcext:value-type="date">
            <text:p>2017-12-17</text:p>
          </table:table-cell>
          <table:table-cell table:style-name="ce15" table:number-columns-repeated="34"/>
          <table:table-cell table:style-name="ce15" table:formula="of:=[.AM$1]" office:value-type="date" office:date-value="2017-12-17" calcext:value-type="date">
            <text:p>2017-12-17</text:p>
          </table:table-cell>
          <table:table-cell table:style-name="ce15" table:number-columns-repeated="54"/>
          <table:table-cell table:style-name="ce15" table:formula="of:=[.CP$1]" office:value-type="date" office:date-value="2017-10-23" calcext:value-type="date">
            <text:p>2017-10-23</text:p>
          </table:table-cell>
          <table:table-cell table:style-name="ce15" table:number-columns-repeated="126"/>
          <table:table-cell table:style-name="ce15" table:formula="of:=[.HM$1]" office:value-type="date" office:date-value="2017-06-18" calcext:value-type="date">
            <text:p>2017-06-18</text:p>
          </table:table-cell>
          <table:table-cell table:style-name="ce15" table:number-columns-repeated="20"/>
          <table:table-cell table:style-name="ce15" table:formula="of:=[.IH$1]" office:value-type="date" office:date-value="2017-05-28" calcext:value-type="date">
            <text:p>2017-05-28</text:p>
          </table:table-cell>
          <table:table-cell table:style-name="ce15" table:number-columns-repeated="83"/>
          <table:table-cell table:style-name="ce15" table:formula="of:=[.LN$1]" office:value-type="date" office:date-value="2017-03-05" calcext:value-type="date">
            <text:p>2017-03-05</text:p>
          </table:table-cell>
          <table:table-cell table:style-name="ce15" table:number-columns-repeated="83"/>
          <table:table-cell table:style-name="ce15" table:formula="of:=[.OT$1]" office:value-type="date" office:date-value="2016-12-04" calcext:value-type="date">
            <text:p>2016-12-04</text:p>
          </table:table-cell>
          <table:table-cell table:style-name="ce15" table:number-columns-repeated="47"/>
          <table:table-cell table:style-name="ce15" table:formula="of:=[.QP$1]" office:value-type="date" office:date-value="2016-10-17" calcext:value-type="date">
            <text:p>2016-10-17</text:p>
          </table:table-cell>
          <table:table-cell table:style-name="ce15" table:number-columns-repeated="49"/>
          <table:table-cell table:style-name="ce15" table:formula="of:=[.SN$1]" office:value-type="date" office:date-value="2016-08-28" calcext:value-type="date">
            <text:p>2016-08-28</text:p>
          </table:table-cell>
          <table:table-cell table:style-name="ce15" table:number-columns-repeated="59"/>
          <table:table-cell table:style-name="ce15" table:formula="of:=[.UV$1]" office:value-type="date" office:date-value="2016-06-29" calcext:value-type="date">
            <text:p>2016-06-29</text:p>
          </table:table-cell>
          <table:table-cell table:style-name="ce15" table:number-columns-repeated="79"/>
          <table:table-cell table:style-name="ce15" table:formula="of:=[.XX$1]" office:value-type="date" office:date-value="2016-04-10" calcext:value-type="date">
            <text:p>2016-04-10</text:p>
          </table:table-cell>
          <table:table-cell table:style-name="ce15" table:number-columns-repeated="34"/>
          <table:table-cell table:style-name="ce15" table:formula="of:=[.ZG$1]" office:value-type="date" office:date-value="2016-03-06" calcext:value-type="date">
            <text:p>2016-03-06</text:p>
          </table:table-cell>
          <table:table-cell table:style-name="ce15" table:number-columns-repeated="41"/>
          <table:table-cell table:style-name="ce15" table:formula="of:=[.AAW$1]" office:value-type="date" office:date-value="2016-01-24" calcext:value-type="date">
            <text:p>2016-01-24</text:p>
          </table:table-cell>
          <table:table-cell table:style-name="ce15" table:number-columns-repeated="34"/>
          <table:table-cell table:style-name="ce15" table:formula="of:=[.ACF$1]" office:value-type="date" office:date-value="2015-12-20" calcext:value-type="date">
            <text:p>2015-12-20</text:p>
          </table:table-cell>
          <table:table-cell table:style-name="ce15" table:number-columns-repeated="48"/>
          <table:table-cell table:style-name="ce15" table:formula="of:=[.AEC$1]" office:value-type="date" office:date-value="2015-10-04" calcext:value-type="date">
            <text:p>2015-10-04</text:p>
          </table:table-cell>
          <table:table-cell table:style-name="ce15" table:number-columns-repeated="24"/>
          <table:table-cell table:number-columns-repeated="191"/>
        </table:table-row>
        <table:table-row table:style-name="ro2">
          <table:table-cell office:value-type="string" calcext:value-type="string">
            <text:p>Rogan Josh</text:p>
          </table:table-cell>
          <table:table-cell table:formula="of:=COUNT([.$E22:.AGG22])" office:value-type="float" office:value="4" calcext:value-type="float">
            <text:p>4</text:p>
          </table:table-cell>
          <table:table-cell table:style-name="ce10" table:formula="of:=DAYS(TODAY();[.D22])" office:value-type="float" office:value="61" calcext:value-type="float">
            <text:p>61</text:p>
          </table:table-cell>
          <table:table-cell table:style-name="ce13" table:formula="of:=MAX([.$E22:.AGG22])" office:value-type="date" office:date-value="2017-12-16" calcext:value-type="date">
            <text:p>2017-12-16</text:p>
          </table:table-cell>
          <table:table-cell table:style-name="ce15" table:number-columns-repeated="35"/>
          <table:table-cell table:style-name="ce15" table:formula="of:=[.AN$1]" office:value-type="date" office:date-value="2017-12-16" calcext:value-type="date">
            <text:p>2017-12-16</text:p>
          </table:table-cell>
          <table:table-cell table:style-name="ce15" table:number-columns-repeated="241"/>
          <table:table-cell table:style-name="ce15" table:formula="of:=[.JV$1]" office:value-type="date" office:date-value="2017-04-18" calcext:value-type="date">
            <text:p>2017-04-18</text:p>
          </table:table-cell>
          <table:table-cell table:style-name="ce15" table:number-columns-repeated="261"/>
          <table:table-cell table:style-name="ce15" table:formula="of:=[.TX$1]" office:value-type="date" office:date-value="2016-07-23" calcext:value-type="date">
            <text:p>2016-07-23</text:p>
          </table:table-cell>
          <table:table-cell table:style-name="ce15" table:number-columns-repeated="89"/>
          <table:table-cell table:style-name="ce15" table:formula="of:=[.XJ$1]" office:value-type="date" office:date-value="2016-04-24" calcext:value-type="date">
            <text:p>2016-04-24</text:p>
          </table:table-cell>
          <table:table-cell table:style-name="ce15" table:number-columns-repeated="199"/>
          <table:table-cell table:number-columns-repeated="191"/>
        </table:table-row>
        <table:table-row table:style-name="ro2">
          <table:table-cell office:value-type="string" calcext:value-type="string">
            <text:p>Mexicaanse groenteschotel met kip</text:p>
          </table:table-cell>
          <table:table-cell table:formula="of:=COUNT([.$E23:.AGG23])" office:value-type="float" office:value="19" calcext:value-type="float">
            <text:p>19</text:p>
          </table:table-cell>
          <table:table-cell table:style-name="ce10" table:formula="of:=DAYS(TODAY();[.D23])" office:value-type="float" office:value="62" calcext:value-type="float">
            <text:p>62</text:p>
          </table:table-cell>
          <table:table-cell table:style-name="ce13" table:formula="of:=MAX([.$E23:.AGG23])" office:value-type="date" office:date-value="2017-12-15" calcext:value-type="date">
            <text:p>2017-12-15</text:p>
          </table:table-cell>
          <table:table-cell table:style-name="ce15" table:number-columns-repeated="36"/>
          <table:table-cell table:style-name="ce15" table:formula="of:=[.AO$1]" office:value-type="date" office:date-value="2017-12-15" calcext:value-type="date">
            <text:p>2017-12-15</text:p>
          </table:table-cell>
          <table:table-cell table:style-name="ce15" table:number-columns-repeated="2"/>
          <table:table-cell table:style-name="ce15" table:formula="of:=[.AR$1]" office:value-type="date" office:date-value="2017-12-12" calcext:value-type="date">
            <text:p>2017-12-12</text:p>
          </table:table-cell>
          <table:table-cell table:style-name="ce15" table:number-columns-repeated="83"/>
          <table:table-cell table:style-name="ce15" table:formula="of:=[.DX$1]" office:value-type="date" office:date-value="2017-09-19" calcext:value-type="date">
            <text:p>2017-09-19</text:p>
          </table:table-cell>
          <table:table-cell table:style-name="ce15" table:number-columns-repeated="33"/>
          <table:table-cell table:style-name="ce15" table:formula="of:=[.FF$1]" office:value-type="date" office:date-value="2017-08-16" calcext:value-type="date">
            <text:p>2017-08-16</text:p>
          </table:table-cell>
          <table:table-cell table:style-name="ce15" table:number-columns-repeated="40"/>
          <table:table-cell table:style-name="ce15" table:formula="of:=[.GU$1]" office:value-type="date" office:date-value="2017-07-06" calcext:value-type="date">
            <text:p>2017-07-06</text:p>
          </table:table-cell>
          <table:table-cell table:style-name="ce15" table:number-columns-repeated="41"/>
          <table:table-cell table:style-name="ce15" table:formula="of:=[.IK$1]" office:value-type="date" office:date-value="2017-05-25" calcext:value-type="date">
            <text:p>2017-05-25</text:p>
          </table:table-cell>
          <table:table-cell table:style-name="ce15" table:number-columns-repeated="21"/>
          <table:table-cell table:style-name="ce15" table:formula="of:=[.JG$1]" office:value-type="date" office:date-value="2017-05-03" calcext:value-type="date">
            <text:p>2017-05-03</text:p>
          </table:table-cell>
          <table:table-cell table:style-name="ce15" table:number-columns-repeated="74"/>
          <table:table-cell table:style-name="ce15" table:formula="of:=[.MD$1]" office:value-type="date" office:date-value="2017-02-17" calcext:value-type="date">
            <text:p>2017-02-17</text:p>
          </table:table-cell>
          <table:table-cell table:style-name="ce15" table:number-columns-repeated="30"/>
          <table:table-cell table:style-name="ce15" table:formula="of:=[.NI$1]" office:value-type="date" office:date-value="2017-01-17" calcext:value-type="date">
            <text:p>2017-01-17</text:p>
          </table:table-cell>
          <table:table-cell table:style-name="ce15" table:number-columns-repeated="45"/>
          <table:table-cell table:style-name="ce15" table:formula="of:=[.PC$1]" office:value-type="date" office:date-value="2016-11-25" calcext:value-type="date">
            <text:p>2016-11-25</text:p>
          </table:table-cell>
          <table:table-cell table:style-name="ce15" table:number-columns-repeated="37"/>
          <table:table-cell table:style-name="ce15" table:formula="of:=[.QO$1]" office:value-type="date" office:date-value="2016-10-18" calcext:value-type="date">
            <text:p>2016-10-18</text:p>
          </table:table-cell>
          <table:table-cell table:style-name="ce15" table:number-columns-repeated="48"/>
          <table:table-cell table:style-name="ce15" table:formula="of:=[.SL$1]" office:value-type="date" office:date-value="2016-08-30" calcext:value-type="date">
            <text:p>2016-08-30</text:p>
          </table:table-cell>
          <table:table-cell table:style-name="ce15" table:number-columns-repeated="51"/>
          <table:table-cell table:style-name="ce15" table:formula="of:=[.UL$1]" office:value-type="date" office:date-value="2016-07-09" calcext:value-type="date">
            <text:p>2016-07-09</text:p>
          </table:table-cell>
          <table:table-cell table:style-name="ce15" table:number-columns-repeated="17"/>
          <table:table-cell table:style-name="ce15" table:formula="of:=[.VD$1]" office:value-type="date" office:date-value="2016-06-21" calcext:value-type="date">
            <text:p>2016-06-21</text:p>
          </table:table-cell>
          <table:table-cell table:style-name="ce15" table:number-columns-repeated="25"/>
          <table:table-cell table:style-name="ce15" table:formula="of:=[.WD$1]" office:value-type="date" office:date-value="2016-05-26" calcext:value-type="date">
            <text:p>2016-05-26</text:p>
          </table:table-cell>
          <table:table-cell table:style-name="ce15" table:number-columns-repeated="41"/>
          <table:table-cell table:style-name="ce15" table:formula="of:=[.XT$1]" office:value-type="date" office:date-value="2016-04-14" calcext:value-type="date">
            <text:p>2016-04-14</text:p>
          </table:table-cell>
          <table:table-cell table:style-name="ce15" table:number-columns-repeated="76"/>
          <table:table-cell table:style-name="ce15" table:formula="of:=[.AAS$1]" office:value-type="date" office:date-value="2016-01-28" calcext:value-type="date">
            <text:p>2016-01-28</text:p>
          </table:table-cell>
          <table:table-cell table:style-name="ce15" table:number-columns-repeated="57"/>
          <table:table-cell table:style-name="ce15" table:formula="of:=[.ACY$1]" office:value-type="date" office:date-value="2015-12-01" calcext:value-type="date">
            <text:p>2015-12-01</text:p>
          </table:table-cell>
          <table:table-cell table:style-name="ce15" table:number-columns-repeated="44"/>
          <table:table-cell table:style-name="ce15" office:value-type="date" office:date-value="2015-09-19" calcext:value-type="date">
            <text:p>2015-09-19</text:p>
          </table:table-cell>
          <table:table-cell table:style-name="ce15" table:number-columns-repeated="9"/>
          <table:table-cell table:number-columns-repeated="191"/>
        </table:table-row>
        <table:table-row table:style-name="ro2">
          <table:table-cell table:style-name="ce2" office:value-type="string" calcext:value-type="string">
            <text:p>Sardines on toast</text:p>
          </table:table-cell>
          <table:table-cell table:formula="of:=COUNT([.$E24:.AGG24])" office:value-type="float" office:value="13" calcext:value-type="float">
            <text:p>13</text:p>
          </table:table-cell>
          <table:table-cell table:style-name="ce10" table:formula="of:=DAYS(TODAY();[.D24])" office:value-type="float" office:value="63" calcext:value-type="float">
            <text:p>63</text:p>
          </table:table-cell>
          <table:table-cell table:style-name="ce13" table:formula="of:=MAX([.$E24:.AGG24])" office:value-type="date" office:date-value="2017-12-14" calcext:value-type="date">
            <text:p>2017-12-14</text:p>
          </table:table-cell>
          <table:table-cell table:style-name="ce15" table:number-columns-repeated="37"/>
          <table:table-cell table:style-name="ce15" table:formula="of:=[.AP$1]" office:value-type="date" office:date-value="2017-12-14" calcext:value-type="date">
            <text:p>2017-12-14</text:p>
          </table:table-cell>
          <table:table-cell table:style-name="ce15" table:number-columns-repeated="93"/>
          <table:table-cell table:style-name="ce16" table:number-columns-repeated="6"/>
          <table:table-cell table:style-name="ce15" table:number-columns-repeated="14"/>
          <table:table-cell table:style-name="ce15" table:formula="of:=[.EZ$1]" office:value-type="date" office:date-value="2017-08-22" calcext:value-type="date">
            <text:p>2017-08-22</text:p>
          </table:table-cell>
          <table:table-cell table:style-name="ce15" table:number-columns-repeated="70"/>
          <table:table-cell table:style-name="ce15" table:formula="of:=[.HS$1]" office:value-type="date" office:date-value="2017-06-12" calcext:value-type="date">
            <text:p>2017-06-12</text:p>
          </table:table-cell>
          <table:table-cell table:style-name="ce15" table:number-columns-repeated="27"/>
          <table:table-cell table:style-name="ce15" table:formula="of:=[.IU$1]" office:value-type="date" office:date-value="2017-05-15" calcext:value-type="date">
            <text:p>2017-05-15</text:p>
          </table:table-cell>
          <table:table-cell table:style-name="ce15" table:number-columns-repeated="39"/>
          <table:table-cell table:style-name="ce15" table:formula="of:=[.KI$1]" office:value-type="date" office:date-value="2017-04-05" calcext:value-type="date">
            <text:p>2017-04-05</text:p>
          </table:table-cell>
          <table:table-cell table:style-name="ce15" table:number-columns-repeated="37"/>
          <table:table-cell/>
          <table:table-cell table:style-name="ce15" table:number-columns-repeated="128"/>
          <table:table-cell table:style-name="ce15" table:formula="of:=[.QT$1]" office:value-type="date" office:date-value="2016-10-13" calcext:value-type="date">
            <text:p>2016-10-13</text:p>
          </table:table-cell>
          <table:table-cell table:style-name="ce15" table:number-columns-repeated="34"/>
          <table:table-cell table:style-name="ce15" table:formula="of:=[.SC$1]" office:value-type="date" office:date-value="2016-09-08" calcext:value-type="date">
            <text:p>2016-09-08</text:p>
          </table:table-cell>
          <table:table-cell table:style-name="ce15" table:number-columns-repeated="68"/>
          <table:table-cell table:style-name="ce15" table:formula="of:=[.UT$1]" office:value-type="date" office:date-value="2016-07-01" calcext:value-type="date">
            <text:p>2016-07-01</text:p>
          </table:table-cell>
          <table:table-cell table:style-name="ce15" table:number-columns-repeated="80"/>
          <table:table-cell table:style-name="ce15" table:formula="of:=[.XW$1]" office:value-type="date" office:date-value="2016-04-11" calcext:value-type="date">
            <text:p>2016-04-11</text:p>
          </table:table-cell>
          <table:table-cell table:style-name="ce15" table:number-columns-repeated="55"/>
          <table:table-cell table:style-name="ce15" table:formula="of:=[.AAA$1]" office:value-type="date" office:date-value="2016-02-15" calcext:value-type="date">
            <text:p>2016-02-15</text:p>
          </table:table-cell>
          <table:table-cell table:style-name="ce15" table:number-columns-repeated="10"/>
          <table:table-cell table:style-name="ce15" table:formula="of:=[.AAL$1]" office:value-type="date" office:date-value="2016-02-04" calcext:value-type="date">
            <text:p>2016-02-04</text:p>
          </table:table-cell>
          <table:table-cell table:style-name="ce15" table:number-columns-repeated="97"/>
          <table:table-cell table:style-name="ce15" office:value-type="date" office:date-value="2015-10-01" calcext:value-type="date">
            <text:p>2015-10-01</text:p>
          </table:table-cell>
          <table:table-cell table:style-name="ce15" table:number-columns-repeated="21"/>
          <table:table-cell table:number-columns-repeated="3"/>
          <table:table-cell table:style-name="ce15" office:value-type="date" office:date-value="2015-09-06" calcext:value-type="date">
            <text:p>2015-09-06</text:p>
          </table:table-cell>
          <table:table-cell table:number-columns-repeated="6"/>
          <table:table-cell table:style-name="ce15"/>
          <table:table-cell table:number-columns-repeated="180"/>
        </table:table-row>
        <table:table-row table:style-name="ro2">
          <table:table-cell table:style-name="ce2" office:value-type="string" calcext:value-type="string">
            <text:p>Beans on Toast</text:p>
          </table:table-cell>
          <table:table-cell table:formula="of:=COUNT([.$E25:.AGG25])" office:value-type="float" office:value="14" calcext:value-type="float">
            <text:p>14</text:p>
          </table:table-cell>
          <table:table-cell table:style-name="ce10" table:formula="of:=DAYS(TODAY();[.D25])" office:value-type="float" office:value="67" calcext:value-type="float">
            <text:p>67</text:p>
          </table:table-cell>
          <table:table-cell table:style-name="ce13" table:formula="of:=MAX([.$E25:.AGG25])" office:value-type="date" office:date-value="2017-12-10" calcext:value-type="date">
            <text:p>2017-12-10</text:p>
          </table:table-cell>
          <table:table-cell table:style-name="ce15" table:number-columns-repeated="41"/>
          <table:table-cell table:style-name="ce15" table:formula="of:=[.AT$1]" office:value-type="date" office:date-value="2017-12-10" calcext:value-type="date">
            <text:p>2017-12-10</text:p>
          </table:table-cell>
          <table:table-cell table:style-name="ce15" table:number-columns-repeated="89"/>
          <table:table-cell table:number-columns-repeated="6"/>
          <table:table-cell table:style-name="ce15" table:number-columns-repeated="13"/>
          <table:table-cell table:style-name="ce15" table:formula="of:=[.EY$1]" office:value-type="date" office:date-value="2017-08-23" calcext:value-type="date">
            <text:p>2017-08-23</text:p>
          </table:table-cell>
          <table:table-cell table:style-name="ce15" table:number-columns-repeated="68"/>
          <table:table-cell table:style-name="ce15" table:formula="of:=[.HP$1]" office:value-type="date" office:date-value="2017-06-15" calcext:value-type="date">
            <text:p>2017-06-15</text:p>
          </table:table-cell>
          <table:table-cell table:style-name="ce15" table:number-columns-repeated="44"/>
          <table:table-cell table:style-name="ce15" table:formula="of:=[.JI$1]" office:value-type="date" office:date-value="2017-05-01" calcext:value-type="date">
            <text:p>2017-05-01</text:p>
          </table:table-cell>
          <table:table-cell table:style-name="ce15" table:number-columns-repeated="24"/>
          <table:table-cell table:style-name="ce15" table:formula="of:=[.KH$1]" office:value-type="date" office:date-value="2017-04-06" calcext:value-type="date">
            <text:p>2017-04-06</text:p>
          </table:table-cell>
          <table:table-cell table:style-name="ce15" table:number-columns-repeated="110"/>
          <table:table-cell table:style-name="ce15" table:formula="of:=[.OO$1]" office:value-type="date" office:date-value="2016-12-09" calcext:value-type="date">
            <text:p>2016-12-09</text:p>
          </table:table-cell>
          <table:table-cell table:style-name="ce15" table:number-columns-repeated="73"/>
          <table:table-cell table:style-name="ce15" table:formula="of:=[.RK$1]" office:value-type="date" office:date-value="2016-09-26" calcext:value-type="date">
            <text:p>2016-09-26</text:p>
          </table:table-cell>
          <table:table-cell table:style-name="ce15" table:number-columns-repeated="19"/>
          <table:table-cell table:style-name="ce15" table:formula="of:=[.SE$1]" office:value-type="date" office:date-value="2016-09-06" calcext:value-type="date">
            <text:p>2016-09-06</text:p>
          </table:table-cell>
          <table:table-cell table:style-name="ce15" table:number-columns-repeated="69"/>
          <table:table-cell table:style-name="ce15" table:formula="of:=[.UW$1]" office:value-type="date" office:date-value="2016-06-28" calcext:value-type="date">
            <text:p>2016-06-28</text:p>
          </table:table-cell>
          <table:table-cell table:style-name="ce15" table:number-columns-repeated="73"/>
          <table:table-cell table:style-name="ce15" table:formula="of:=[.XS$1]" office:value-type="date" office:date-value="2016-04-15" calcext:value-type="date">
            <text:p>2016-04-15</text:p>
          </table:table-cell>
          <table:table-cell table:style-name="ce15" table:number-columns-repeated="26"/>
          <table:table-cell table:style-name="ce15" table:formula="of:=[.YT$1]" office:value-type="date" office:date-value="2016-03-19" calcext:value-type="date">
            <text:p>2016-03-19</text:p>
          </table:table-cell>
          <table:table-cell table:style-name="ce15" table:number-columns-repeated="15"/>
          <table:table-cell table:style-name="ce15" table:formula="of:=[.ZJ$1]" office:value-type="date" office:date-value="2016-03-03" calcext:value-type="date">
            <text:p>2016-03-03</text:p>
          </table:table-cell>
          <table:table-cell/>
          <table:table-cell table:style-name="ce15" table:number-columns-repeated="81"/>
          <table:table-cell table:style-name="ce15" table:formula="of:=[.ACO$1]" office:value-type="date" office:date-value="2015-12-11" calcext:value-type="date">
            <text:p>2015-12-11</text:p>
          </table:table-cell>
          <table:table-cell table:style-name="ce15" table:number-columns-repeated="43"/>
          <table:table-cell table:style-name="ce15" office:value-type="date" office:date-value="2015-09-30" calcext:value-type="date">
            <text:p>2015-09-30</text:p>
          </table:table-cell>
          <table:table-cell/>
          <table:table-cell table:style-name="ce15" table:number-columns-repeated="19"/>
          <table:table-cell table:number-columns-repeated="191"/>
        </table:table-row>
        <table:table-row table:style-name="ro2">
          <table:table-cell office:value-type="string" calcext:value-type="string">
            <text:p>Boerenkool &amp; Rookworst</text:p>
          </table:table-cell>
          <table:table-cell table:formula="of:=COUNT([.$E26:.AGG26])" office:value-type="float" office:value="8" calcext:value-type="float">
            <text:p>8</text:p>
          </table:table-cell>
          <table:table-cell table:style-name="ce10" table:formula="of:=DAYS(TODAY();[.D26])" office:value-type="float" office:value="69" calcext:value-type="float">
            <text:p>69</text:p>
          </table:table-cell>
          <table:table-cell table:style-name="ce13" table:formula="of:=MAX([.$E26:.AGG26])" office:value-type="date" office:date-value="2017-12-08" calcext:value-type="date">
            <text:p>2017-12-08</text:p>
          </table:table-cell>
          <table:table-cell table:style-name="ce15" table:number-columns-repeated="43"/>
          <table:table-cell table:style-name="ce15" table:formula="of:=[.AV$1]" office:value-type="date" office:date-value="2017-12-08" calcext:value-type="date">
            <text:p>2017-12-08</text:p>
          </table:table-cell>
          <table:table-cell table:style-name="ce15"/>
          <table:table-cell/>
          <table:table-cell table:style-name="ce15" table:number-columns-repeated="53"/>
          <table:table-cell table:style-name="ce15" table:formula="of:=[.CZ$1]" office:value-type="date" office:date-value="2017-10-13" calcext:value-type="date">
            <text:p>2017-10-13</text:p>
          </table:table-cell>
          <table:table-cell table:style-name="ce15" table:number-columns-repeated="225"/>
          <table:table-cell table:style-name="ce15" table:formula="of:=[.LR$1]" office:value-type="date" office:date-value="2017-03-01" calcext:value-type="date">
            <text:p>2017-03-01</text:p>
          </table:table-cell>
          <table:table-cell table:style-name="ce15" table:number-columns-repeated="46"/>
          <table:table-cell table:style-name="ce15" table:formula="of:=[.NM$1]" office:value-type="date" office:date-value="2017-01-13" calcext:value-type="date">
            <text:p>2017-01-13</text:p>
          </table:table-cell>
          <table:table-cell table:style-name="ce15" table:number-columns-repeated="46"/>
          <table:table-cell table:style-name="ce15" table:formula="of:=[.PH$1]" office:value-type="date" office:date-value="2016-11-20" calcext:value-type="date">
            <text:p>2016-11-20</text:p>
          </table:table-cell>
          <table:table-cell table:style-name="ce15" table:number-columns-repeated="260"/>
          <table:table-cell table:style-name="ce15" table:formula="of:=[.ZI$1]" office:value-type="date" office:date-value="2016-03-04" calcext:value-type="date">
            <text:p>2016-03-04</text:p>
          </table:table-cell>
          <table:table-cell table:style-name="ce15" table:number-columns-repeated="47"/>
          <table:table-cell table:style-name="ce15" table:formula="of:=[.ABE$1]" office:value-type="date" office:date-value="2016-01-16" calcext:value-type="date">
            <text:p>2016-01-16</text:p>
          </table:table-cell>
          <table:table-cell table:style-name="ce15" table:number-columns-repeated="52"/>
          <table:table-cell table:style-name="ce15" table:formula="of:=[.ADF$1]" office:value-type="date" office:date-value="2015-11-24" calcext:value-type="date">
            <text:p>2015-11-24</text:p>
          </table:table-cell>
          <table:table-cell table:style-name="ce15" table:number-columns-repeated="47"/>
          <table:table-cell table:number-columns-repeated="191"/>
        </table:table-row>
        <table:table-row table:style-name="ro2">
          <table:table-cell office:value-type="string" calcext:value-type="string">
            <office:annotation draw:style-name="gr2" draw:text-style-name="P2" svg:width="28.99mm" svg:height="25.71mm" svg:x="111.93mm" svg:y="108.37mm" draw:caption-point-x="-6.1mm" draw:caption-point-y="9.87mm">
              <dc:creator>SJC</dc:creator>
              <dc:date>2017-10-14T00:00:00</dc:date>
              <text:p text:style-name="P1"><text:span text:style-name="T1">AH recipe in green recipe folder or,</text:span></text:p>
              <text:p text:style-name="P1"><text:span text:style-name="T1">Knorr Wereldgegrecht – Couscous</text:span></text:p>
            </office:annotation>
            <text:p>Kip Tajine</text:p>
          </table:table-cell>
          <table:table-cell table:formula="of:=COUNT([.$E27:.AGG27])" office:value-type="float" office:value="7" calcext:value-type="float">
            <text:p>7</text:p>
          </table:table-cell>
          <table:table-cell table:style-name="ce10" table:formula="of:=DAYS(TODAY();[.D27])" office:value-type="float" office:value="71" calcext:value-type="float">
            <text:p>71</text:p>
          </table:table-cell>
          <table:table-cell table:style-name="ce13" table:formula="of:=MAX([.$E27:.AGG27])" office:value-type="date" office:date-value="2017-12-06" calcext:value-type="date">
            <text:p>2017-12-06</text:p>
          </table:table-cell>
          <table:table-cell table:style-name="ce15" table:number-columns-repeated="45"/>
          <table:table-cell table:style-name="ce15" table:formula="of:=[.AX$1]" office:value-type="date" office:date-value="2017-12-06" calcext:value-type="date">
            <text:p>2017-12-06</text:p>
          </table:table-cell>
          <table:table-cell table:style-name="ce15" table:number-columns-repeated="52"/>
          <table:table-cell table:style-name="ce15" table:formula="of:=[.CY$1]" office:value-type="date" office:date-value="2017-10-14" calcext:value-type="date">
            <text:p>2017-10-14</text:p>
          </table:table-cell>
          <table:table-cell table:style-name="ce15" table:number-columns-repeated="30"/>
          <table:table-cell table:style-name="ce15" table:formula="of:=[.ED$1]" office:value-type="date" office:date-value="2017-09-13" calcext:value-type="date">
            <text:p>2017-09-13</text:p>
          </table:table-cell>
          <table:table-cell table:style-name="ce15" table:number-columns-repeated="136"/>
          <table:table-cell table:style-name="ce15" table:formula="of:=[.JK$1]" office:value-type="date" office:date-value="2017-04-29" calcext:value-type="date">
            <text:p>2017-04-29</text:p>
          </table:table-cell>
          <table:table-cell table:style-name="ce15" table:number-columns-repeated="104"/>
          <table:table-cell table:style-name="ce15" table:formula="of:=[.NL$1]" office:value-type="date" office:date-value="2017-01-14" calcext:value-type="date">
            <text:p>2017-01-14</text:p>
          </table:table-cell>
          <table:table-cell table:style-name="ce15" table:number-columns-repeated="34"/>
          <table:table-cell table:style-name="ce15" table:formula="of:=[.OU$1]" office:value-type="date" office:date-value="2016-12-03" calcext:value-type="date">
            <text:p>2016-12-03</text:p>
          </table:table-cell>
          <table:table-cell table:style-name="ce15" table:number-columns-repeated="141"/>
          <table:table-cell table:style-name="ce15" table:formula="of:=[.UG$1]" office:value-type="date" office:date-value="2016-07-14" calcext:value-type="date">
            <text:p>2016-07-14</text:p>
          </table:table-cell>
          <table:table-cell table:style-name="ce15" table:number-columns-repeated="280"/>
          <table:table-cell table:number-columns-repeated="191"/>
        </table:table-row>
        <table:table-row table:style-name="ro2">
          <table:table-cell table:style-name="ce2" office:value-type="string" calcext:value-type="string">
            <text:p>Sauzijcen S</text:p>
          </table:table-cell>
          <table:table-cell table:formula="of:=COUNT([.$E28:.AGG28])" office:value-type="float" office:value="2" calcext:value-type="float">
            <text:p>2</text:p>
          </table:table-cell>
          <table:table-cell table:style-name="ce10" table:formula="of:=DAYS(TODAY();[.D28])" office:value-type="float" office:value="72" calcext:value-type="float">
            <text:p>72</text:p>
          </table:table-cell>
          <table:table-cell table:style-name="ce13" table:formula="of:=MAX([.$E28:.AGG28])" office:value-type="date" office:date-value="2017-12-05" calcext:value-type="date">
            <text:p>2017-12-05</text:p>
          </table:table-cell>
          <table:table-cell table:style-name="ce15" table:number-columns-repeated="46"/>
          <table:table-cell table:style-name="ce15" table:formula="of:=[.AY$1]" office:value-type="date" office:date-value="2017-12-05" calcext:value-type="date">
            <text:p>2017-12-05</text:p>
          </table:table-cell>
          <table:table-cell table:style-name="ce15" table:number-columns-repeated="357"/>
          <table:table-cell table:style-name="ce15" table:formula="of:=[.OS$1]" office:value-type="date" office:date-value="2016-12-05" calcext:value-type="date">
            <text:p>2016-12-05</text:p>
          </table:table-cell>
          <table:table-cell table:style-name="ce15" table:number-columns-repeated="424"/>
          <table:table-cell table:number-columns-repeated="191"/>
        </table:table-row>
        <table:table-row table:style-name="ro2">
          <table:table-cell office:value-type="string" calcext:value-type="string">
            <text:p>Curry met Kip en Muntyoghurt</text:p>
          </table:table-cell>
          <table:table-cell table:formula="of:=COUNT([.$E29:.AGG29])" office:value-type="float" office:value="7" calcext:value-type="float">
            <text:p>7</text:p>
          </table:table-cell>
          <table:table-cell table:style-name="ce10" table:formula="of:=DAYS(TODAY();[.D29])" office:value-type="float" office:value="75" calcext:value-type="float">
            <text:p>75</text:p>
          </table:table-cell>
          <table:table-cell table:style-name="ce13" table:formula="of:=MAX([.$E29:.AGG29])" office:value-type="date" office:date-value="2017-12-02" calcext:value-type="date">
            <text:p>2017-12-02</text:p>
          </table:table-cell>
          <table:table-cell table:style-name="ce15" table:number-columns-repeated="49"/>
          <table:table-cell table:style-name="ce15" table:formula="of:=[.BB$1]" office:value-type="date" office:date-value="2017-12-02" calcext:value-type="date">
            <text:p>2017-12-02</text:p>
          </table:table-cell>
          <table:table-cell table:style-name="ce15" table:number-columns-repeated="69"/>
          <table:table-cell table:style-name="ce15" table:formula="of:=[.DT$1]" office:value-type="date" office:date-value="2017-09-23" calcext:value-type="date">
            <text:p>2017-09-23</text:p>
          </table:table-cell>
          <table:table-cell table:style-name="ce15" table:number-columns-repeated="76"/>
          <table:table-cell table:style-name="ce15" table:formula="of:=[.GS$1]" office:value-type="date" office:date-value="2017-07-08" calcext:value-type="date">
            <text:p>2017-07-08</text:p>
          </table:table-cell>
          <table:table-cell table:style-name="ce15" table:number-columns-repeated="84"/>
          <table:table-cell table:style-name="ce15" table:formula="of:=[.JZ$1]" office:value-type="date" office:date-value="2017-04-14" calcext:value-type="date">
            <text:p>2017-04-14</text:p>
          </table:table-cell>
          <table:table-cell table:style-name="ce15" table:number-columns-repeated="190"/>
          <table:table-cell table:style-name="ce15" table:formula="of:=[.RI$1]" office:value-type="date" office:date-value="2016-09-28" calcext:value-type="date">
            <text:p>2016-09-28</text:p>
          </table:table-cell>
          <table:table-cell table:style-name="ce15" table:number-columns-repeated="202"/>
          <table:table-cell table:style-name="ce15" table:formula="of:=[.ZD$1]" office:value-type="date" office:date-value="2016-03-09" calcext:value-type="date">
            <text:p>2016-03-09</text:p>
          </table:table-cell>
          <table:table-cell table:style-name="ce15" table:number-columns-repeated="28"/>
          <table:table-cell table:style-name="ce15" table:formula="of:=[.AAG$1]" office:value-type="date" office:date-value="2016-02-09" calcext:value-type="date">
            <text:p>2016-02-09</text:p>
          </table:table-cell>
          <table:table-cell table:style-name="ce15" table:number-columns-repeated="124"/>
          <table:table-cell table:number-columns-repeated="191"/>
        </table:table-row>
        <table:table-row table:style-name="ro2">
          <table:table-cell office:value-type="string" calcext:value-type="string">
            <text:p>Chicken supreme &amp; sprouts &amp; potatoes</text:p>
          </table:table-cell>
          <table:table-cell table:formula="of:=COUNT([.$E30:.AGG30])" office:value-type="float" office:value="1" calcext:value-type="float">
            <text:p>1</text:p>
          </table:table-cell>
          <table:table-cell table:style-name="ce10" table:formula="of:=DAYS(TODAY();[.D30])" office:value-type="float" office:value="76" calcext:value-type="float">
            <text:p>76</text:p>
          </table:table-cell>
          <table:table-cell table:style-name="ce13" table:formula="of:=MAX([.$E30:.AGG30])" office:value-type="date" office:date-value="2017-12-01" calcext:value-type="date">
            <text:p>2017-12-01</text:p>
          </table:table-cell>
          <table:table-cell table:style-name="ce15" table:number-columns-repeated="50"/>
          <table:table-cell table:style-name="ce15" table:formula="of:=[.BC$1]" office:value-type="date" office:date-value="2017-12-01" calcext:value-type="date">
            <text:p>2017-12-01</text:p>
          </table:table-cell>
          <table:table-cell table:style-name="ce15" table:number-columns-repeated="778"/>
          <table:table-cell table:number-columns-repeated="191"/>
        </table:table-row>
        <table:table-row table:style-name="ro2">
          <table:table-cell office:value-type="string" calcext:value-type="string">
            <text:p>Taglitelle &amp; salmon (frozen)</text:p>
          </table:table-cell>
          <table:table-cell table:formula="of:=COUNT([.$E31:.AGG31])" office:value-type="float" office:value="1" calcext:value-type="float">
            <text:p>1</text:p>
          </table:table-cell>
          <table:table-cell table:style-name="ce10" table:formula="of:=DAYS(TODAY();[.D31])" office:value-type="float" office:value="77" calcext:value-type="float">
            <text:p>77</text:p>
          </table:table-cell>
          <table:table-cell table:style-name="ce13" table:formula="of:=MAX([.$E31:.AGG31])" office:value-type="date" office:date-value="2017-11-30" calcext:value-type="date">
            <text:p>2017-11-30</text:p>
          </table:table-cell>
          <table:table-cell table:style-name="ce15" table:number-columns-repeated="51"/>
          <table:table-cell table:style-name="ce15" table:formula="of:=[.BD$1]" office:value-type="date" office:date-value="2017-11-30" calcext:value-type="date">
            <text:p>2017-11-30</text:p>
          </table:table-cell>
          <table:table-cell table:style-name="ce15" table:number-columns-repeated="777"/>
          <table:table-cell table:number-columns-repeated="191"/>
        </table:table-row>
        <table:table-row table:style-name="ro2">
          <table:table-cell office:value-type="string" calcext:value-type="string">
            <text:p>Pesto pasta, salad</text:p>
          </table:table-cell>
          <table:table-cell table:formula="of:=COUNT([.$E32:.AGG32])" office:value-type="float" office:value="6" calcext:value-type="float">
            <text:p>6</text:p>
          </table:table-cell>
          <table:table-cell table:style-name="ce10" table:formula="of:=DAYS(TODAY();[.D32])" office:value-type="float" office:value="79" calcext:value-type="float">
            <text:p>79</text:p>
          </table:table-cell>
          <table:table-cell table:style-name="ce13" table:formula="of:=MAX([.$E32:.AGG32])" office:value-type="date" office:date-value="2017-11-28" calcext:value-type="date">
            <text:p>2017-11-28</text:p>
          </table:table-cell>
          <table:table-cell table:style-name="ce15" table:number-columns-repeated="53"/>
          <table:table-cell table:style-name="ce15" table:formula="of:=[.BF$1]" office:value-type="date" office:date-value="2017-11-28" calcext:value-type="date">
            <text:p>2017-11-28</text:p>
          </table:table-cell>
          <table:table-cell table:style-name="ce15" table:number-columns-repeated="439"/>
          <table:table-cell table:style-name="ce15" table:formula="of:=[.SD$1]" office:value-type="date" office:date-value="2016-09-07" calcext:value-type="date">
            <text:p>2016-09-07</text:p>
          </table:table-cell>
          <table:table-cell table:style-name="ce15" table:number-columns-repeated="33"/>
          <table:table-cell table:style-name="ce15" table:formula="of:=[.TL$1]" office:value-type="date" office:date-value="2016-08-04" calcext:value-type="date">
            <text:p>2016-08-04</text:p>
          </table:table-cell>
          <table:table-cell table:style-name="ce15" table:number-columns-repeated="32"/>
          <table:table-cell table:style-name="ce15" table:formula="of:=[.US$1]" office:value-type="date" office:date-value="2016-07-02" calcext:value-type="date">
            <text:p>2016-07-02</text:p>
          </table:table-cell>
          <table:table-cell table:style-name="ce15" table:number-columns-repeated="73"/>
          <table:table-cell table:style-name="ce15" table:formula="of:=[.XO$1]" office:value-type="date" office:date-value="2016-04-19" calcext:value-type="date">
            <text:p>2016-04-19</text:p>
          </table:table-cell>
          <table:table-cell table:style-name="ce15"/>
          <table:table-cell/>
          <table:table-cell table:style-name="ce15" table:number-columns-repeated="62"/>
          <table:table-cell table:style-name="ce15" table:formula="of:=[.AAB$1]" office:value-type="date" office:date-value="2016-02-14" calcext:value-type="date">
            <text:p>2016-02-14</text:p>
          </table:table-cell>
          <table:table-cell table:style-name="ce15" table:number-columns-repeated="129"/>
          <table:table-cell table:number-columns-repeated="191"/>
        </table:table-row>
        <table:table-row table:style-name="ro2">
          <table:table-cell table:style-name="ce2" office:value-type="string" calcext:value-type="string">
            <text:p>Bananas &amp; toast</text:p>
          </table:table-cell>
          <table:table-cell table:formula="of:=COUNT([.$E33:.AGG33])" office:value-type="float" office:value="9" calcext:value-type="float">
            <text:p>9</text:p>
          </table:table-cell>
          <table:table-cell table:style-name="ce10" table:formula="of:=DAYS(TODAY();[.D33])" office:value-type="float" office:value="80" calcext:value-type="float">
            <text:p>80</text:p>
          </table:table-cell>
          <table:table-cell table:style-name="ce13" table:formula="of:=MAX([.$E33:.AGG33])" office:value-type="date" office:date-value="2017-11-27" calcext:value-type="date">
            <text:p>2017-11-27</text:p>
          </table:table-cell>
          <table:table-cell table:style-name="ce15" table:number-columns-repeated="54"/>
          <table:table-cell table:style-name="ce15" table:formula="of:=[.BG$1]" office:value-type="date" office:date-value="2017-11-27" calcext:value-type="date">
            <text:p>2017-11-27</text:p>
          </table:table-cell>
          <table:table-cell table:style-name="ce15" table:formula="of:=[.BH$1]" office:value-type="date" office:date-value="2017-11-26" calcext:value-type="date">
            <text:p>2017-11-26</text:p>
          </table:table-cell>
          <table:table-cell table:style-name="ce15" table:formula="of:=[.BI$1]" office:value-type="date" office:date-value="2017-11-25" calcext:value-type="date">
            <text:p>2017-11-25</text:p>
          </table:table-cell>
          <table:table-cell table:style-name="ce15" table:number-columns-repeated="433"/>
          <table:table-cell table:style-name="ce15" table:formula="of:=[.SA$1]" office:value-type="date" office:date-value="2016-09-10" calcext:value-type="date">
            <text:p>2016-09-10</text:p>
          </table:table-cell>
          <table:table-cell table:style-name="ce15" table:formula="of:=[.SB$1]" office:value-type="date" office:date-value="2016-09-09" calcext:value-type="date">
            <text:p>2016-09-09</text:p>
          </table:table-cell>
          <table:table-cell table:style-name="ce15" table:number-columns-repeated="284"/>
          <table:table-cell table:style-name="ce15" table:formula="of:=[.ADA$1]" office:value-type="date" office:date-value="2015-11-29" calcext:value-type="date">
            <text:p>2015-11-29</text:p>
          </table:table-cell>
          <table:table-cell table:style-name="ce15" table:formula="of:=[.ADB$1]" office:value-type="date" office:date-value="2015-11-28" calcext:value-type="date">
            <text:p>2015-11-28</text:p>
          </table:table-cell>
          <table:table-cell table:style-name="ce15" table:formula="of:=[.ADC$1]" office:value-type="date" office:date-value="2015-11-27" calcext:value-type="date">
            <text:p>2015-11-27</text:p>
          </table:table-cell>
          <table:table-cell table:style-name="ce15" table:formula="of:=[.ADD$1]" office:value-type="date" office:date-value="2015-11-26" calcext:value-type="date">
            <text:p>2015-11-26</text:p>
          </table:table-cell>
          <table:table-cell table:style-name="ce15" table:number-columns-repeated="49"/>
          <table:table-cell table:number-columns-repeated="191"/>
        </table:table-row>
        <table:table-row table:style-name="ro2">
          <table:table-cell table:style-name="ce5" office:value-type="string" calcext:value-type="string">
            <text:p>Italiaanse MaaltijdSalade (AH)</text:p>
          </table:table-cell>
          <table:table-cell table:formula="of:=COUNT([.$E34:.AGG34])" office:value-type="float" office:value="2" calcext:value-type="float">
            <text:p>2</text:p>
          </table:table-cell>
          <table:table-cell table:style-name="ce10" table:formula="of:=DAYS(TODAY();[.D34])" office:value-type="float" office:value="82" calcext:value-type="float">
            <text:p>82</text:p>
          </table:table-cell>
          <table:table-cell table:style-name="ce13" table:formula="of:=MAX([.$E34:.AGG34])" office:value-type="date" office:date-value="2017-11-25" calcext:value-type="date">
            <text:p>2017-11-25</text:p>
          </table:table-cell>
          <table:table-cell table:style-name="ce15" table:number-columns-repeated="56"/>
          <table:table-cell table:style-name="ce15" table:formula="of:=[.BI$1]" office:value-type="date" office:date-value="2017-11-25" calcext:value-type="date">
            <text:p>2017-11-25</text:p>
          </table:table-cell>
          <table:table-cell table:style-name="ce15" table:number-columns-repeated="542"/>
          <table:table-cell table:style-name="ce15" table:formula="of:=[.WF$1]" office:value-type="date" office:date-value="2016-05-24" calcext:value-type="date">
            <text:p>2016-05-24</text:p>
          </table:table-cell>
          <table:table-cell table:style-name="ce15" table:number-columns-repeated="229"/>
          <table:table-cell table:number-columns-repeated="191"/>
        </table:table-row>
        <table:table-row table:style-name="ro2">
          <table:table-cell office:value-type="string" calcext:value-type="string">
            <text:p>Spinazietaart</text:p>
          </table:table-cell>
          <table:table-cell table:formula="of:=COUNT([.$E35:.AGG35])" office:value-type="float" office:value="11" calcext:value-type="float">
            <text:p>11</text:p>
          </table:table-cell>
          <table:table-cell table:style-name="ce10" table:formula="of:=DAYS(TODAY();[.D35])" office:value-type="float" office:value="112" calcext:value-type="float">
            <text:p>112</text:p>
          </table:table-cell>
          <table:table-cell table:style-name="ce13" table:formula="of:=MAX([.$E35:.AGG35])" office:value-type="date" office:date-value="2017-10-26" calcext:value-type="date">
            <text:p>2017-10-26</text:p>
          </table:table-cell>
          <table:table-cell table:style-name="ce15" table:number-columns-repeated="86"/>
          <table:table-cell table:style-name="ce15" table:formula="of:=[.CM$1]" office:value-type="date" office:date-value="2017-10-26" calcext:value-type="date">
            <text:p>2017-10-26</text:p>
          </table:table-cell>
          <table:table-cell table:style-name="ce15" table:number-columns-repeated="102"/>
          <table:table-cell table:style-name="ce15" table:formula="of:=[.GL$1]" office:value-type="date" office:date-value="2017-07-15" calcext:value-type="date">
            <text:p>2017-07-15</text:p>
          </table:table-cell>
          <table:table-cell table:style-name="ce15" table:number-columns-repeated="77"/>
          <table:table-cell table:style-name="ce15" table:formula="of:=[.JL$1]" office:value-type="date" office:date-value="2017-04-28" calcext:value-type="date">
            <text:p>2017-04-28</text:p>
          </table:table-cell>
          <table:table-cell table:style-name="ce15" table:number-columns-repeated="63"/>
          <table:table-cell table:style-name="ce15" table:formula="of:=[.LX$1]" office:value-type="date" office:date-value="2017-02-23" calcext:value-type="date">
            <text:p>2017-02-23</text:p>
          </table:table-cell>
          <table:table-cell table:style-name="ce15" table:number-columns-repeated="67"/>
          <table:table-cell table:style-name="ce15" table:formula="of:=[.ON$1]" office:value-type="date" office:date-value="2016-12-10" calcext:value-type="date">
            <text:p>2016-12-10</text:p>
          </table:table-cell>
          <table:table-cell table:style-name="ce15" table:number-columns-repeated="56"/>
          <table:table-cell table:style-name="ce15" table:formula="of:=[.QS$1]" office:value-type="date" office:date-value="2016-10-14" calcext:value-type="date">
            <text:p>2016-10-14</text:p>
          </table:table-cell>
          <table:table-cell table:style-name="ce15" table:number-columns-repeated="92"/>
          <table:table-cell table:style-name="ce15" table:formula="of:=[.UH$1]" office:value-type="date" office:date-value="2016-07-13" calcext:value-type="date">
            <text:p>2016-07-13</text:p>
          </table:table-cell>
          <table:table-cell table:style-name="ce15" table:number-columns-repeated="4"/>
          <table:table-cell table:number-columns-repeated="2"/>
          <table:table-cell table:style-name="ce15" table:number-columns-repeated="105"/>
          <table:table-cell table:style-name="ce15" table:formula="of:=[.YP$1]" office:value-type="date" office:date-value="2016-03-23" calcext:value-type="date">
            <text:p>2016-03-23</text:p>
          </table:table-cell>
          <table:table-cell table:style-name="ce15" table:number-columns-repeated="96"/>
          <table:table-cell table:style-name="ce15" table:formula="of:=[.ACI$1]" office:value-type="date" office:date-value="2015-12-17" calcext:value-type="date">
            <text:p>2015-12-17</text:p>
          </table:table-cell>
          <table:table-cell table:style-name="ce15" table:number-columns-repeated="27"/>
          <table:table-cell table:style-name="ce15" table:formula="of:=[.ADK$1]" office:value-type="date" office:date-value="2015-10-22" calcext:value-type="date">
            <text:p>2015-10-22</text:p>
          </table:table-cell>
          <table:table-cell table:style-name="ce15" table:number-columns-repeated="39"/>
          <table:table-cell table:style-name="ce15" office:value-type="date" office:date-value="2015-09-12" calcext:value-type="date">
            <text:p>2015-09-12</text:p>
          </table:table-cell>
          <table:table-cell table:style-name="ce15" table:number-columns-repeated="2"/>
          <table:table-cell table:number-columns-repeated="191"/>
        </table:table-row>
        <table:table-row table:style-name="ro2">
          <table:table-cell office:value-type="string" calcext:value-type="string">
            <text:p>Carrot Pasta</text:p>
          </table:table-cell>
          <table:table-cell table:formula="of:=COUNT([.$E36:.AGG36])" office:value-type="float" office:value="18" calcext:value-type="float">
            <text:p>18</text:p>
          </table:table-cell>
          <table:table-cell table:style-name="ce10" table:formula="of:=DAYS(TODAY();[.D36])" office:value-type="float" office:value="114" calcext:value-type="float">
            <text:p>114</text:p>
          </table:table-cell>
          <table:table-cell table:style-name="ce13" table:formula="of:=MAX([.$E36:.AGG36])" office:value-type="date" office:date-value="2017-10-24" calcext:value-type="date">
            <text:p>2017-10-24</text:p>
          </table:table-cell>
          <table:table-cell table:style-name="ce15" table:number-columns-repeated="88"/>
          <table:table-cell table:style-name="ce15" table:formula="of:=[.CO$1]" office:value-type="date" office:date-value="2017-10-24" calcext:value-type="date">
            <text:p>2017-10-24</text:p>
          </table:table-cell>
          <table:table-cell table:style-name="ce15" table:number-columns-repeated="42"/>
          <table:table-cell table:number-columns-repeated="6"/>
          <table:table-cell table:style-name="ce15" table:number-columns-repeated="4"/>
          <table:table-cell table:style-name="ce15" table:formula="of:=[.EP$1]" office:value-type="date" office:date-value="2017-09-01" calcext:value-type="date">
            <text:p>2017-09-01</text:p>
          </table:table-cell>
          <table:table-cell table:style-name="ce15" table:number-columns-repeated="86"/>
          <table:table-cell table:style-name="ce15" table:formula="of:=[.HY$1]" office:value-type="date" office:date-value="2017-06-06" calcext:value-type="date">
            <text:p>2017-06-06</text:p>
          </table:table-cell>
          <table:table-cell table:style-name="ce15" table:number-columns-repeated="19"/>
          <table:table-cell table:style-name="ce15" table:formula="of:=[.IS$1]" office:value-type="date" office:date-value="2017-05-17" calcext:value-type="date">
            <text:p>2017-05-17</text:p>
          </table:table-cell>
          <table:table-cell table:style-name="ce15" table:number-columns-repeated="56"/>
          <table:table-cell table:style-name="ce15" table:formula="of:=[.KX$1]" office:value-type="date" office:date-value="2017-03-21" calcext:value-type="date">
            <text:p>2017-03-21</text:p>
          </table:table-cell>
          <table:table-cell table:style-name="ce15" table:number-columns-repeated="27"/>
          <table:table-cell table:style-name="ce15" table:formula="of:=[.LZ$1]" office:value-type="date" office:date-value="2017-02-21" calcext:value-type="date">
            <text:p>2017-02-21</text:p>
          </table:table-cell>
          <table:table-cell table:style-name="ce15" table:number-columns-repeated="32"/>
          <table:table-cell table:style-name="ce15" table:formula="of:=[.NG$1]" office:value-type="date" office:date-value="2017-01-19" calcext:value-type="date">
            <text:p>2017-01-19</text:p>
          </table:table-cell>
          <table:table-cell table:style-name="ce15" table:number-columns-repeated="28"/>
          <table:table-cell table:style-name="ce15" table:formula="of:=[.OJ$1]" office:value-type="date" office:date-value="2016-12-14" calcext:value-type="date">
            <text:p>2016-12-14</text:p>
          </table:table-cell>
          <table:table-cell table:style-name="ce15" table:number-columns-repeated="21"/>
          <table:table-cell table:style-name="ce15" table:formula="of:=[.PF$1]" office:value-type="date" office:date-value="2016-11-22" calcext:value-type="date">
            <text:p>2016-11-22</text:p>
          </table:table-cell>
          <table:table-cell table:style-name="ce15" table:number-columns-repeated="53"/>
          <table:table-cell table:style-name="ce15" table:formula="of:=[.RH$1]" office:value-type="date" office:date-value="2016-09-29" calcext:value-type="date">
            <text:p>2016-09-29</text:p>
          </table:table-cell>
          <table:table-cell table:style-name="ce15" table:number-columns-repeated="57"/>
          <table:table-cell table:style-name="ce15" table:formula="of:=[.TN$1]" office:value-type="date" office:date-value="2016-08-02" calcext:value-type="date">
            <text:p>2016-08-02</text:p>
          </table:table-cell>
          <table:table-cell table:style-name="ce15" table:number-columns-repeated="39"/>
          <table:table-cell table:style-name="ce15" table:formula="of:=[.VB$1]" office:value-type="date" office:date-value="2016-06-23" calcext:value-type="date">
            <text:p>2016-06-23</text:p>
          </table:table-cell>
          <table:table-cell table:style-name="ce15" table:number-columns-repeated="22"/>
          <table:table-cell table:style-name="ce15" table:formula="of:=[.VY$1]" office:value-type="date" office:date-value="2016-05-31" calcext:value-type="date">
            <text:p>2016-05-31</text:p>
          </table:table-cell>
          <table:table-cell table:style-name="ce15" table:number-columns-repeated="74"/>
          <table:table-cell table:style-name="ce15" table:formula="of:=[.YV$1]" office:value-type="date" office:date-value="2016-03-17" calcext:value-type="date">
            <text:p>2016-03-17</text:p>
          </table:table-cell>
          <table:table-cell table:style-name="ce15" table:number-columns-repeated="64"/>
          <table:table-cell table:style-name="ce15" table:formula="of:=[.ABI$1]" office:value-type="date" office:date-value="2016-01-12" calcext:value-type="date">
            <text:p>2016-01-12</text:p>
          </table:table-cell>
          <table:table-cell table:style-name="ce15" table:number-columns-repeated="40"/>
          <table:table-cell table:style-name="ce15" table:formula="of:=[.ACX$1]" office:value-type="date" office:date-value="2015-12-02" calcext:value-type="date">
            <text:p>2015-12-02</text:p>
          </table:table-cell>
          <table:table-cell table:style-name="ce15" table:number-columns-repeated="37"/>
          <table:table-cell table:style-name="ce15" office:value-type="date" office:date-value="2015-09-27" calcext:value-type="date">
            <text:p>2015-09-27</text:p>
          </table:table-cell>
          <table:table-cell table:style-name="ce15" table:number-columns-repeated="17"/>
          <table:table-cell table:number-columns-repeated="29"/>
          <table:table-cell office:value-type="date" office:date-value="2015-08-11" calcext:value-type="date">
            <text:p>2015-08-11</text:p>
          </table:table-cell>
          <table:table-cell table:number-columns-repeated="161"/>
        </table:table-row>
        <table:table-row table:style-name="ro2">
          <table:table-cell office:value-type="string" calcext:value-type="string">
            <text:p>Jamie's burgers</text:p>
          </table:table-cell>
          <table:table-cell table:formula="of:=COUNT([.$E37:.AGG37])" office:value-type="float" office:value="20" calcext:value-type="float">
            <text:p>20</text:p>
          </table:table-cell>
          <table:table-cell table:style-name="ce10" table:formula="of:=DAYS(TODAY();[.D37])" office:value-type="float" office:value="116" calcext:value-type="float">
            <text:p>116</text:p>
          </table:table-cell>
          <table:table-cell table:style-name="ce13" table:formula="of:=MAX([.$E37:.AGG37])" office:value-type="date" office:date-value="2017-10-22" calcext:value-type="date">
            <text:p>2017-10-22</text:p>
          </table:table-cell>
          <table:table-cell table:style-name="ce15" table:number-columns-repeated="90"/>
          <table:table-cell table:style-name="ce15" table:formula="of:=[.CQ$1]" office:value-type="date" office:date-value="2017-10-22" calcext:value-type="date">
            <text:p>2017-10-22</text:p>
          </table:table-cell>
          <table:table-cell table:style-name="ce15" table:number-columns-repeated="63"/>
          <table:table-cell table:style-name="ce15" table:formula="of:=[.FC$1]" office:value-type="date" office:date-value="2017-08-19" calcext:value-type="date">
            <text:p>2017-08-19</text:p>
          </table:table-cell>
          <table:table-cell table:style-name="ce15" table:number-columns-repeated="69"/>
          <table:table-cell table:style-name="ce15" table:formula="of:=[.HU$1]" office:value-type="date" office:date-value="2017-06-10" calcext:value-type="date">
            <text:p>2017-06-10</text:p>
          </table:table-cell>
          <table:table-cell table:style-name="ce15" table:number-columns-repeated="70"/>
          <table:table-cell table:style-name="ce15" table:formula="of:=[.KN$1]" office:value-type="date" office:date-value="2017-03-31" calcext:value-type="date">
            <text:p>2017-03-31</text:p>
          </table:table-cell>
          <table:table-cell table:style-name="ce15" table:number-columns-repeated="8"/>
          <table:table-cell table:style-name="ce15" table:formula="of:=[.KW$1]" office:value-type="date" office:date-value="2017-03-22" calcext:value-type="date">
            <text:p>2017-03-22</text:p>
          </table:table-cell>
          <table:table-cell table:style-name="ce15" table:number-columns-repeated="54"/>
          <table:table-cell table:style-name="ce15" table:formula="of:=[.MZ$1]" office:value-type="date" office:date-value="2017-01-26" calcext:value-type="date">
            <text:p>2017-01-26</text:p>
          </table:table-cell>
          <table:table-cell table:style-name="ce15" table:number-columns-repeated="32"/>
          <table:table-cell table:style-name="ce15" table:formula="of:=[.OG$1]" office:value-type="date" office:date-value="2016-12-17" calcext:value-type="date">
            <text:p>2016-12-17</text:p>
          </table:table-cell>
          <table:table-cell table:style-name="ce15" table:number-columns-repeated="27"/>
          <table:table-cell table:style-name="ce15" table:formula="of:=[.PI$1]" office:value-type="date" office:date-value="2016-11-19" calcext:value-type="date">
            <text:p>2016-11-19</text:p>
          </table:table-cell>
          <table:table-cell table:style-name="ce15" table:number-columns-repeated="33"/>
          <table:table-cell table:style-name="ce15" table:formula="of:=[.QQ$1]" office:value-type="date" office:date-value="2016-10-16" calcext:value-type="date">
            <text:p>2016-10-16</text:p>
          </table:table-cell>
          <table:table-cell table:style-name="ce15" table:number-columns-repeated="22"/>
          <table:table-cell table:style-name="ce15" table:formula="of:=[.RN$1]" office:value-type="date" office:date-value="2016-09-23" calcext:value-type="date">
            <text:p>2016-09-23</text:p>
          </table:table-cell>
          <table:table-cell table:style-name="ce15" table:number-columns-repeated="18"/>
          <table:table-cell table:style-name="ce15" table:formula="of:=[.SG$1]" office:value-type="date" office:date-value="2016-09-04" calcext:value-type="date">
            <text:p>2016-09-04</text:p>
          </table:table-cell>
          <table:table-cell table:style-name="ce15" table:number-columns-repeated="15"/>
          <table:table-cell table:style-name="ce15" table:formula="of:=[.SW$1]" office:value-type="date" office:date-value="2016-08-19" calcext:value-type="date">
            <text:p>2016-08-19</text:p>
          </table:table-cell>
          <table:table-cell table:style-name="ce15" table:number-columns-repeated="54"/>
          <table:table-cell table:style-name="ce15" table:formula="of:=[.UZ$1]" office:value-type="date" office:date-value="2016-06-25" calcext:value-type="date">
            <text:p>2016-06-25</text:p>
          </table:table-cell>
          <table:table-cell table:style-name="ce15" table:number-columns-repeated="68"/>
          <table:table-cell table:style-name="ce15" table:formula="of:=[.XQ$1]" office:value-type="date" office:date-value="2016-04-17" calcext:value-type="date">
            <text:p>2016-04-17</text:p>
          </table:table-cell>
          <table:table-cell table:style-name="ce15" table:number-columns-repeated="8"/>
          <table:table-cell table:style-name="ce15" table:formula="of:=[.XZ$1]" office:value-type="date" office:date-value="2016-04-08" calcext:value-type="date">
            <text:p>2016-04-08</text:p>
          </table:table-cell>
          <table:table-cell table:style-name="ce15" table:number-columns-repeated="38"/>
          <table:table-cell table:style-name="ce15" table:formula="of:=[.ZM$1]" office:value-type="date" office:date-value="2016-02-29" calcext:value-type="date">
            <text:p>2016-02-29</text:p>
          </table:table-cell>
          <table:table-cell table:style-name="ce15" table:number-columns-repeated="4"/>
          <table:table-cell table:style-name="ce15" table:formula="of:=[.ZR$1]" office:value-type="date" office:date-value="2016-02-24" calcext:value-type="date">
            <text:p>2016-02-24</text:p>
          </table:table-cell>
          <table:table-cell table:style-name="ce15" table:number-columns-repeated="4"/>
          <table:table-cell table:style-name="ce15" table:formula="of:=[.ZW$1]" office:value-type="date" office:date-value="2016-02-19" calcext:value-type="date">
            <text:p>2016-02-19</text:p>
          </table:table-cell>
          <table:table-cell table:style-name="ce15" table:number-columns-repeated="11"/>
          <table:table-cell/>
          <table:table-cell table:style-name="ce15" table:number-columns-repeated="32"/>
          <table:table-cell table:style-name="ce15" table:formula="of:=[.ABP$1]" office:value-type="date" office:date-value="2016-01-05" calcext:value-type="date">
            <text:p>2016-01-05</text:p>
          </table:table-cell>
          <table:table-cell table:style-name="ce15" table:number-columns-repeated="72"/>
          <table:table-cell table:style-name="ce15" office:value-type="date" office:date-value="2015-09-26" calcext:value-type="date">
            <text:p>2015-09-26</text:p>
          </table:table-cell>
          <table:table-cell table:style-name="ce15" table:number-columns-repeated="16"/>
          <table:table-cell table:number-columns-repeated="191"/>
        </table:table-row>
        <table:table-row table:style-name="ro2">
          <table:table-cell office:value-type="string" calcext:value-type="string">
            <text:p>Kip Jambalaya</text:p>
          </table:table-cell>
          <table:table-cell table:formula="of:=COUNT([.$E38:.AGG38])" office:value-type="float" office:value="12" calcext:value-type="float">
            <text:p>12</text:p>
          </table:table-cell>
          <table:table-cell table:style-name="ce10" table:formula="of:=DAYS(TODAY();[.D38])" office:value-type="float" office:value="118" calcext:value-type="float">
            <text:p>118</text:p>
          </table:table-cell>
          <table:table-cell table:style-name="ce13" table:formula="of:=MAX([.$E38:.AGG38])" office:value-type="date" office:date-value="2017-10-20" calcext:value-type="date">
            <text:p>2017-10-20</text:p>
          </table:table-cell>
          <table:table-cell table:style-name="ce15" table:number-columns-repeated="92"/>
          <table:table-cell table:style-name="ce15" table:formula="of:=[.CS$1]" office:value-type="date" office:date-value="2017-10-20" calcext:value-type="date">
            <text:p>2017-10-20</text:p>
          </table:table-cell>
          <table:table-cell table:style-name="ce15" table:number-columns-repeated="110"/>
          <table:table-cell table:style-name="ce15" table:formula="of:=[.GZ$1]" office:value-type="date" office:date-value="2017-07-01" calcext:value-type="date">
            <text:p>2017-07-01</text:p>
          </table:table-cell>
          <table:table-cell table:style-name="ce15" table:number-columns-repeated="135"/>
          <table:table-cell table:style-name="ce15" table:formula="of:=[.MF$1]" office:value-type="date" office:date-value="2017-02-15" calcext:value-type="date">
            <text:p>2017-02-15</text:p>
          </table:table-cell>
          <table:table-cell table:style-name="ce15" table:number-columns-repeated="81"/>
          <table:table-cell table:style-name="ce15" table:formula="of:=[.PJ$1]" office:value-type="date" office:date-value="2016-11-18" calcext:value-type="date">
            <text:p>2016-11-18</text:p>
          </table:table-cell>
          <table:table-cell table:style-name="ce15" table:number-columns-repeated="48"/>
          <table:table-cell table:style-name="ce15" table:formula="of:=[.RG$1]" office:value-type="date" office:date-value="2016-09-30" calcext:value-type="date">
            <text:p>2016-09-30</text:p>
          </table:table-cell>
          <table:table-cell table:style-name="ce15" table:number-columns-repeated="61"/>
          <table:table-cell table:style-name="ce15" table:formula="of:=[.TQ$1]" office:value-type="date" office:date-value="2016-07-30" calcext:value-type="date">
            <text:p>2016-07-30</text:p>
          </table:table-cell>
          <table:table-cell table:style-name="ce15" table:number-columns-repeated="78"/>
          <table:table-cell table:style-name="ce15" table:formula="of:=[.WR$1]" office:value-type="date" office:date-value="2016-05-12" calcext:value-type="date">
            <text:p>2016-05-12</text:p>
          </table:table-cell>
          <table:table-cell table:style-name="ce15" table:number-columns-repeated="25"/>
          <table:table-cell table:style-name="ce15" table:formula="of:=[.XR$1]" office:value-type="date" office:date-value="2016-04-16" calcext:value-type="date">
            <text:p>2016-04-16</text:p>
          </table:table-cell>
          <table:table-cell table:style-name="ce15" table:number-columns-repeated="57"/>
          <table:table-cell table:style-name="ce15" table:formula="of:=[.ZX$1]" office:value-type="date" office:date-value="2016-02-18" calcext:value-type="date">
            <text:p>2016-02-18</text:p>
          </table:table-cell>
          <table:table-cell table:style-name="ce15" table:number-columns-repeated="61"/>
          <table:table-cell table:style-name="ce15" table:formula="of:=[.ACH$1]" office:value-type="date" office:date-value="2015-12-18" calcext:value-type="date">
            <text:p>2015-12-18</text:p>
          </table:table-cell>
          <table:table-cell table:style-name="ce15" table:number-columns-repeated="29"/>
          <table:table-cell table:style-name="ce15" table:formula="of:=[.ADL$1]" office:value-type="date" office:date-value="2015-10-21" calcext:value-type="date">
            <text:p>2015-10-21</text:p>
          </table:table-cell>
          <table:table-cell table:style-name="ce15" table:number-columns-repeated="41"/>
          <table:table-cell table:number-columns-repeated="28"/>
          <table:table-cell office:value-type="date" office:date-value="2015-08-12" calcext:value-type="date">
            <text:p>2015-08-12</text:p>
          </table:table-cell>
          <table:table-cell table:number-columns-repeated="162"/>
        </table:table-row>
        <table:table-row table:style-name="ro2">
          <table:table-cell office:value-type="string" calcext:value-type="string">
            <text:p>(Balinese) kip met cashewnoten</text:p>
          </table:table-cell>
          <table:table-cell table:formula="of:=COUNT([.$E39:.AGG39])" office:value-type="float" office:value="16" calcext:value-type="float">
            <text:p>16</text:p>
          </table:table-cell>
          <table:table-cell table:style-name="ce10" table:formula="of:=DAYS(TODAY();[.D39])" office:value-type="float" office:value="119" calcext:value-type="float">
            <text:p>119</text:p>
          </table:table-cell>
          <table:table-cell table:style-name="ce13" table:formula="of:=MAX([.$E39:.AGG39])" office:value-type="date" office:date-value="2017-10-19" calcext:value-type="date">
            <text:p>2017-10-19</text:p>
          </table:table-cell>
          <table:table-cell table:style-name="ce15" table:number-columns-repeated="93"/>
          <table:table-cell table:style-name="ce15" table:formula="of:=[.CT$1]" office:value-type="date" office:date-value="2017-10-19" calcext:value-type="date">
            <text:p>2017-10-19</text:p>
          </table:table-cell>
          <table:table-cell table:style-name="ce15" table:number-columns-repeated="43"/>
          <table:table-cell table:style-name="ce15" table:formula="of:=[.EL$1]" office:value-type="date" office:date-value="2017-09-05" calcext:value-type="date">
            <text:p>2017-09-05</text:p>
          </table:table-cell>
          <table:table-cell table:style-name="ce15" table:number-columns-repeated="55"/>
          <table:table-cell table:style-name="ce15" table:formula="of:=[.GP$1]" office:value-type="date" office:date-value="2017-07-11" calcext:value-type="date">
            <text:p>2017-07-11</text:p>
          </table:table-cell>
          <table:table-cell table:style-name="ce15" table:number-columns-repeated="53"/>
          <table:table-cell table:style-name="ce15" table:formula="of:=[.IR$1]" office:value-type="date" office:date-value="2017-05-18" calcext:value-type="date">
            <text:p>2017-05-18</text:p>
          </table:table-cell>
          <table:table-cell table:style-name="ce15" table:number-columns-repeated="71"/>
          <table:table-cell table:style-name="ce15" table:formula="of:=[.LL$1]" office:value-type="date" office:date-value="2017-03-07" calcext:value-type="date">
            <text:p>2017-03-07</text:p>
          </table:table-cell>
          <table:table-cell table:style-name="ce15" table:number-columns-repeated="53"/>
          <table:table-cell table:style-name="ce15" table:formula="of:=[.NN$1]" office:value-type="date" office:date-value="2017-01-12" calcext:value-type="date">
            <text:p>2017-01-12</text:p>
          </table:table-cell>
          <table:table-cell table:style-name="ce15" table:number-columns-repeated="77"/>
          <table:table-cell table:style-name="ce15" table:formula="of:=[.QN$1]" office:value-type="date" office:date-value="2016-10-19" calcext:value-type="date">
            <text:p>2016-10-19</text:p>
          </table:table-cell>
          <table:table-cell table:style-name="ce15" table:number-columns-repeated="54"/>
          <table:table-cell table:style-name="ce15" table:formula="of:=[.SQ$1]" office:value-type="date" office:date-value="2016-08-25" calcext:value-type="date">
            <text:p>2016-08-25</text:p>
          </table:table-cell>
          <table:table-cell table:style-name="ce15" table:number-columns-repeated="26"/>
          <table:table-cell table:style-name="ce15" table:formula="of:=[.TR$1]" office:value-type="date" office:date-value="2016-07-29" calcext:value-type="date">
            <text:p>2016-07-29</text:p>
          </table:table-cell>
          <table:table-cell table:style-name="ce15" table:number-columns-repeated="56"/>
          <table:table-cell table:style-name="ce15" table:formula="of:=[.VW$1]" office:value-type="date" office:date-value="2016-06-02" calcext:value-type="date">
            <text:p>2016-06-02</text:p>
          </table:table-cell>
          <table:table-cell table:style-name="ce15" table:number-columns-repeated="50"/>
          <table:table-cell table:style-name="ce15" table:formula="of:=[.XV$1]" office:value-type="date" office:date-value="2016-04-12" calcext:value-type="date">
            <text:p>2016-04-12</text:p>
          </table:table-cell>
          <table:table-cell table:style-name="ce15" table:number-columns-repeated="34"/>
          <table:table-cell table:style-name="ce15" table:formula="of:=[.ZE$1]" office:value-type="date" office:date-value="2016-03-08" calcext:value-type="date">
            <text:p>2016-03-08</text:p>
          </table:table-cell>
          <table:table-cell table:style-name="ce15" table:number-columns-repeated="61"/>
          <table:table-cell table:style-name="ce15" table:formula="of:=[.ABO$1]" office:value-type="date" office:date-value="2016-01-06" calcext:value-type="date">
            <text:p>2016-01-06</text:p>
          </table:table-cell>
          <table:table-cell table:style-name="ce15" table:number-columns-repeated="56"/>
          <table:table-cell table:style-name="ce15" table:formula="of:=[.ADT$1]" office:value-type="date" office:date-value="2015-10-13" calcext:value-type="date">
            <text:p>2015-10-13</text:p>
          </table:table-cell>
          <table:table-cell table:style-name="ce15" table:number-columns-repeated="2"/>
          <table:table-cell table:style-name="ce15" table:formula="of:=[.ADW$1]" office:value-type="date" office:date-value="2015-10-10" calcext:value-type="date">
            <text:p>2015-10-10</text:p>
          </table:table-cell>
          <table:table-cell table:style-name="ce15" table:number-columns-repeated="30"/>
          <table:table-cell table:number-columns-repeated="22"/>
          <table:table-cell office:value-type="date" office:date-value="2015-08-18" calcext:value-type="date">
            <text:p>2015-08-18</text:p>
          </table:table-cell>
          <table:table-cell table:number-columns-repeated="168"/>
        </table:table-row>
        <table:table-row table:style-name="ro2">
          <table:table-cell table:style-name="ce2" office:value-type="string" calcext:value-type="string">
            <text:p>Herrings in oatmeal</text:p>
          </table:table-cell>
          <table:table-cell table:formula="of:=COUNT([.$E40:.AGG40])" office:value-type="float" office:value="11" calcext:value-type="float">
            <text:p>11</text:p>
          </table:table-cell>
          <table:table-cell table:style-name="ce10" table:formula="of:=DAYS(TODAY();[.D40])" office:value-type="float" office:value="123" calcext:value-type="float">
            <text:p>123</text:p>
          </table:table-cell>
          <table:table-cell table:style-name="ce13" table:formula="of:=MAX([.$E40:.AGG40])" office:value-type="date" office:date-value="2017-10-15" calcext:value-type="date">
            <text:p>2017-10-15</text:p>
          </table:table-cell>
          <table:table-cell table:style-name="ce15" table:number-columns-repeated="97"/>
          <table:table-cell table:style-name="ce15" table:formula="of:=[.CX$1]" office:value-type="date" office:date-value="2017-10-15" calcext:value-type="date">
            <text:p>2017-10-15</text:p>
          </table:table-cell>
          <table:table-cell table:style-name="ce15" table:number-columns-repeated="116"/>
          <table:table-cell table:style-name="ce15" table:formula="of:=[.HK$1]" office:value-type="date" office:date-value="2017-06-20" calcext:value-type="date">
            <text:p>2017-06-20</text:p>
          </table:table-cell>
          <table:table-cell table:style-name="ce15" table:number-columns-repeated="43"/>
          <table:table-cell table:style-name="ce15" table:formula="of:=[.JC$1]" office:value-type="date" office:date-value="2017-05-07" calcext:value-type="date">
            <text:p>2017-05-07</text:p>
          </table:table-cell>
          <table:table-cell table:style-name="ce15" table:number-columns-repeated="37"/>
          <table:table-cell table:style-name="ce15" table:formula="of:=[.KO$1]" office:value-type="date" office:date-value="2017-03-30" calcext:value-type="date">
            <text:p>2017-03-30</text:p>
          </table:table-cell>
          <table:table-cell table:style-name="ce15" table:number-columns-repeated="31"/>
          <table:table-cell table:style-name="ce15" table:formula="of:=[.LU$1]" office:value-type="date" office:date-value="2017-02-26" calcext:value-type="date">
            <text:p>2017-02-26</text:p>
          </table:table-cell>
          <table:table-cell table:style-name="ce15" table:number-columns-repeated="80"/>
          <table:table-cell table:style-name="ce15" table:formula="of:=[.OX$1]" office:value-type="date" office:date-value="2016-11-30" calcext:value-type="date">
            <text:p>2016-11-30</text:p>
          </table:table-cell>
          <table:table-cell table:style-name="ce15" table:number-columns-repeated="126"/>
          <table:table-cell table:style-name="ce15" table:formula="of:=[.TU$1]" office:value-type="date" office:date-value="2016-07-26" calcext:value-type="date">
            <text:p>2016-07-26</text:p>
          </table:table-cell>
          <table:table-cell table:style-name="ce15" table:number-columns-repeated="37"/>
          <table:table-cell table:style-name="ce15" table:formula="of:=[.VG$1]" office:value-type="date" office:date-value="2016-06-18" calcext:value-type="date">
            <text:p>2016-06-18</text:p>
          </table:table-cell>
          <table:table-cell table:style-name="ce15" table:number-columns-repeated="55"/>
          <table:table-cell table:style-name="ce15" table:formula="of:=[.XK$1]" office:value-type="date" office:date-value="2016-04-23" calcext:value-type="date">
            <text:p>2016-04-23</text:p>
          </table:table-cell>
          <table:table-cell table:style-name="ce15" table:number-columns-repeated="75"/>
          <table:table-cell table:style-name="ce15" table:formula="of:=[.AAI$1]" office:value-type="date" office:date-value="2016-02-07" calcext:value-type="date">
            <text:p>2016-02-07</text:p>
          </table:table-cell>
          <table:table-cell table:style-name="ce15" table:number-columns-repeated="99"/>
          <table:table-cell table:style-name="ce15" office:value-type="date" office:date-value="2015-10-02" calcext:value-type="date">
            <text:p>2015-10-02</text:p>
          </table:table-cell>
          <table:table-cell table:style-name="ce15" table:number-columns-repeated="22"/>
          <table:table-cell table:number-columns-repeated="191"/>
        </table:table-row>
        <table:table-row table:style-name="ro2">
          <table:table-cell office:value-type="string" calcext:value-type="string">
            <text:p>Meatballs with Red Cabbage/Bietjes &amp; potatoes</text:p>
          </table:table-cell>
          <table:table-cell table:formula="of:=COUNT([.$E41:.AGG41])" office:value-type="float" office:value="13" calcext:value-type="float">
            <text:p>13</text:p>
          </table:table-cell>
          <table:table-cell table:style-name="ce10" table:formula="of:=DAYS(TODAY();[.D41])" office:value-type="float" office:value="128" calcext:value-type="float">
            <text:p>128</text:p>
          </table:table-cell>
          <table:table-cell table:style-name="ce13" table:formula="of:=MAX([.$E41:.AGG41])" office:value-type="date" office:date-value="2017-10-10" calcext:value-type="date">
            <text:p>2017-10-10</text:p>
          </table:table-cell>
          <table:table-cell table:style-name="ce15" table:number-columns-repeated="102"/>
          <table:table-cell table:style-name="ce15" table:formula="of:=[.DC$1]" office:value-type="date" office:date-value="2017-10-10" calcext:value-type="date">
            <text:p>2017-10-10</text:p>
          </table:table-cell>
          <table:table-cell table:style-name="ce15" table:number-columns-repeated="59"/>
          <table:table-cell table:style-name="ce15" table:formula="of:=[.FK$1]" office:value-type="date" office:date-value="2017-08-11" calcext:value-type="date">
            <text:p>2017-08-11</text:p>
          </table:table-cell>
          <table:table-cell table:style-name="ce15" table:number-columns-repeated="70"/>
          <table:table-cell table:style-name="ce15" table:formula="of:=[.ID$1]" office:value-type="date" office:date-value="2017-06-01" calcext:value-type="date">
            <text:p>2017-06-01</text:p>
          </table:table-cell>
          <table:table-cell table:style-name="ce15" table:number-columns-repeated="11"/>
          <table:table-cell table:style-name="ce15" table:formula="of:=[.IP$1]" office:value-type="date" office:date-value="2017-05-20" calcext:value-type="date">
            <text:p>2017-05-20</text:p>
          </table:table-cell>
          <table:table-cell table:style-name="ce15" table:number-columns-repeated="98"/>
          <table:table-cell table:style-name="ce15" table:formula="of:=[.MK$1]" office:value-type="date" office:date-value="2017-02-10" calcext:value-type="date">
            <text:p>2017-02-10</text:p>
          </table:table-cell>
          <table:table-cell table:style-name="ce15" table:number-columns-repeated="51"/>
          <table:table-cell table:style-name="ce15" table:formula="of:=[.OK$1]" office:value-type="date" office:date-value="2016-12-13" calcext:value-type="date">
            <text:p>2016-12-13</text:p>
          </table:table-cell>
          <table:table-cell table:style-name="ce15" table:number-columns-repeated="82"/>
          <table:table-cell table:style-name="ce15" table:formula="of:=[.RP$1]" office:value-type="date" office:date-value="2016-09-21" calcext:value-type="date">
            <text:p>2016-09-21</text:p>
          </table:table-cell>
          <table:table-cell table:style-name="ce15" table:number-columns-repeated="102"/>
          <table:table-cell table:style-name="ce15" table:formula="of:=[.VO$1]" office:value-type="date" office:date-value="2016-06-10" calcext:value-type="date">
            <text:p>2016-06-10</text:p>
          </table:table-cell>
          <table:table-cell table:style-name="ce15" table:number-columns-repeated="83"/>
          <table:table-cell table:style-name="ce15" table:formula="of:=[.YU$1]" office:value-type="date" office:date-value="2016-03-18" calcext:value-type="date">
            <text:p>2016-03-18</text:p>
          </table:table-cell>
          <table:table-cell table:style-name="ce15" table:number-columns-repeated="50"/>
          <table:table-cell table:style-name="ce15" table:formula="of:=[.AAT$1]" office:value-type="date" office:date-value="2016-01-27" calcext:value-type="date">
            <text:p>2016-01-27</text:p>
          </table:table-cell>
          <table:table-cell table:style-name="ce15" table:number-columns-repeated="38"/>
          <table:table-cell table:style-name="ce15" table:formula="of:=[.ACG$1]" office:value-type="date" office:date-value="2015-12-19" calcext:value-type="date">
            <text:p>2015-12-19</text:p>
          </table:table-cell>
          <table:table-cell table:style-name="ce15" table:number-columns-repeated="72"/>
          <table:table-cell table:style-name="ce15" office:value-type="date" office:date-value="2015-09-09" calcext:value-type="date">
            <text:p>2015-09-09</text:p>
          </table:table-cell>
          <table:table-cell table:number-columns-repeated="26"/>
          <table:table-cell office:value-type="date" office:date-value="2015-08-13" calcext:value-type="date">
            <text:p>2015-08-13</text:p>
          </table:table-cell>
          <table:table-cell table:number-columns-repeated="163"/>
        </table:table-row>
        <table:table-row table:style-name="ro2">
          <table:table-cell office:value-type="string" calcext:value-type="string">
            <text:p>Falafel</text:p>
          </table:table-cell>
          <table:table-cell table:formula="of:=COUNT([.$E42:.AGG42])" office:value-type="float" office:value="7" calcext:value-type="float">
            <text:p>7</text:p>
          </table:table-cell>
          <table:table-cell table:style-name="ce10" table:formula="of:=DAYS(TODAY();[.D42])" office:value-type="float" office:value="133" calcext:value-type="float">
            <text:p>133</text:p>
          </table:table-cell>
          <table:table-cell table:style-name="ce13" table:formula="of:=MAX([.$E42:.AGG42])" office:value-type="date" office:date-value="2017-10-05" calcext:value-type="date">
            <text:p>2017-10-05</text:p>
          </table:table-cell>
          <table:table-cell table:style-name="ce15" table:number-columns-repeated="107"/>
          <table:table-cell table:style-name="ce15" table:formula="of:=[.DH$1]" office:value-type="date" office:date-value="2017-10-05" calcext:value-type="date">
            <text:p>2017-10-05</text:p>
          </table:table-cell>
          <table:table-cell table:style-name="ce15" table:number-columns-repeated="146"/>
          <table:table-cell table:style-name="ce15" table:formula="of:=[.IY$1]" office:value-type="date" office:date-value="2017-05-11" calcext:value-type="date">
            <text:p>2017-05-11</text:p>
          </table:table-cell>
          <table:table-cell table:style-name="ce15" table:number-columns-repeated="105"/>
          <table:table-cell/>
          <table:table-cell table:style-name="ce15" table:number-columns-repeated="104"/>
          <table:table-cell table:style-name="ce15" table:formula="of:=[.RB$1]" office:value-type="date" office:date-value="2016-10-05" calcext:value-type="date">
            <text:p>2016-10-05</text:p>
          </table:table-cell>
          <table:table-cell table:style-name="ce15" table:number-columns-repeated="55"/>
          <table:table-cell table:style-name="ce15" table:formula="of:=[.TF$1]" office:value-type="date" office:date-value="2016-08-10" calcext:value-type="date">
            <text:p>2016-08-10</text:p>
          </table:table-cell>
          <table:table-cell table:style-name="ce15" table:number-columns-repeated="64"/>
          <table:table-cell table:style-name="ce15" table:formula="of:=[.VS$1]" office:value-type="date" office:date-value="2016-06-06" calcext:value-type="date">
            <text:p>2016-06-06</text:p>
          </table:table-cell>
          <table:table-cell table:style-name="ce15" table:number-columns-repeated="114"/>
          <table:table-cell table:style-name="ce15" table:formula="of:=[.AAD$1]" office:value-type="date" office:date-value="2016-02-12" calcext:value-type="date">
            <text:p>2016-02-12</text:p>
          </table:table-cell>
          <table:table-cell table:style-name="ce15" table:number-columns-repeated="125"/>
          <table:table-cell table:style-name="ce15" office:value-type="date" office:date-value="2015-09-11" calcext:value-type="date">
            <text:p>2015-09-11</text:p>
          </table:table-cell>
          <table:table-cell table:style-name="ce15"/>
          <table:table-cell table:number-columns-repeated="191"/>
        </table:table-row>
        <table:table-row table:style-name="ro2">
          <table:table-cell office:value-type="string" calcext:value-type="string">
            <text:p>Kerrie quiche</text:p>
          </table:table-cell>
          <table:table-cell table:formula="of:=COUNT([.$E43:.AGG43])" office:value-type="float" office:value="8" calcext:value-type="float">
            <text:p>8</text:p>
          </table:table-cell>
          <table:table-cell table:style-name="ce10" table:formula="of:=DAYS(TODAY();[.D43])" office:value-type="float" office:value="135" calcext:value-type="float">
            <text:p>135</text:p>
          </table:table-cell>
          <table:table-cell table:style-name="ce13" table:formula="of:=MAX([.$E43:.AGG43])" office:value-type="date" office:date-value="2017-10-03" calcext:value-type="date">
            <text:p>2017-10-03</text:p>
          </table:table-cell>
          <table:table-cell table:style-name="ce15" table:number-columns-repeated="109"/>
          <table:table-cell table:style-name="ce15" table:formula="of:=[.DJ$1]" office:value-type="date" office:date-value="2017-10-03" calcext:value-type="date">
            <text:p>2017-10-03</text:p>
          </table:table-cell>
          <table:table-cell table:style-name="ce15" table:number-columns-repeated="99"/>
          <table:table-cell table:style-name="ce15" table:formula="of:=[.HF$1]" office:value-type="date" office:date-value="2017-06-25" calcext:value-type="date">
            <text:p>2017-06-25</text:p>
          </table:table-cell>
          <table:table-cell table:style-name="ce15" table:number-columns-repeated="2"/>
          <table:table-cell table:style-name="ce15" table:formula="of:=[.HI$1]" office:value-type="date" office:date-value="2017-06-22" calcext:value-type="date">
            <text:p>2017-06-22</text:p>
          </table:table-cell>
          <table:table-cell table:style-name="ce15" table:number-columns-repeated="38"/>
          <table:table-cell table:style-name="ce15" table:formula="of:=[.IV$1]" office:value-type="date" office:date-value="2017-05-14" calcext:value-type="date">
            <text:p>2017-05-14</text:p>
          </table:table-cell>
          <table:table-cell table:style-name="ce15" table:formula="of:=[.IW$1]" office:value-type="date" office:date-value="2017-05-13" calcext:value-type="date">
            <text:p>2017-05-13</text:p>
          </table:table-cell>
          <table:table-cell table:style-name="ce15" table:number-columns-repeated="29"/>
          <table:table-cell table:style-name="ce15" table:formula="of:=[.KA$1]" office:value-type="date" office:date-value="2017-04-13" calcext:value-type="date">
            <text:p>2017-04-13</text:p>
          </table:table-cell>
          <table:table-cell table:style-name="ce15" table:number-columns-repeated="43"/>
          <table:table-cell table:style-name="ce15" table:formula="of:=[.LS$1]" office:value-type="date" office:date-value="2017-02-28" calcext:value-type="date">
            <text:p>2017-02-28</text:p>
          </table:table-cell>
          <table:table-cell table:style-name="ce15" table:number-columns-repeated="27"/>
          <table:table-cell table:style-name="ce15" table:formula="of:=[.MU$1]" office:value-type="date" office:date-value="2017-01-31" calcext:value-type="date">
            <text:p>2017-01-31</text:p>
          </table:table-cell>
          <table:table-cell table:style-name="ce15" table:number-columns-repeated="474"/>
          <table:table-cell table:number-columns-repeated="191"/>
        </table:table-row>
        <table:table-row table:style-name="ro2">
          <table:table-cell office:value-type="string" calcext:value-type="string">
            <text:p>Gehaktstafjes with veg &amp; potatoes</text:p>
          </table:table-cell>
          <table:table-cell table:formula="of:=COUNT([.$E44:.AGG44])" office:value-type="float" office:value="3" calcext:value-type="float">
            <text:p>3</text:p>
          </table:table-cell>
          <table:table-cell table:style-name="ce10" table:formula="of:=DAYS(TODAY();[.D44])" office:value-type="float" office:value="138" calcext:value-type="float">
            <text:p>138</text:p>
          </table:table-cell>
          <table:table-cell table:style-name="ce13" table:formula="of:=MAX([.$E44:.AGG44])" office:value-type="date" office:date-value="2017-09-30" calcext:value-type="date">
            <text:p>2017-09-30</text:p>
          </table:table-cell>
          <table:table-cell table:style-name="ce15" table:number-columns-repeated="112"/>
          <table:table-cell table:style-name="ce15" table:formula="of:=[.DM$1]" office:value-type="date" office:date-value="2017-09-30" calcext:value-type="date">
            <text:p>2017-09-30</text:p>
          </table:table-cell>
          <table:table-cell table:style-name="ce15" table:number-columns-repeated="457"/>
          <table:table-cell table:style-name="ce15" table:formula="of:=[.VC$1]" office:value-type="date" office:date-value="2016-06-22" calcext:value-type="date">
            <text:p>2016-06-22</text:p>
          </table:table-cell>
          <table:table-cell table:style-name="ce15" table:number-columns-repeated="129"/>
          <table:table-cell table:style-name="ce15" table:formula="of:=[.AAC$1]" office:value-type="date" office:date-value="2016-02-13" calcext:value-type="date">
            <text:p>2016-02-13</text:p>
          </table:table-cell>
          <table:table-cell table:style-name="ce15" table:number-columns-repeated="128"/>
          <table:table-cell table:number-columns-repeated="191"/>
        </table:table-row>
        <table:table-row table:style-name="ro2">
          <table:table-cell office:value-type="string" calcext:value-type="string">
            <text:p>Quesadillas </text:p>
          </table:table-cell>
          <table:table-cell table:formula="of:=COUNT([.$E45:.AGG45])" office:value-type="float" office:value="5" calcext:value-type="float">
            <text:p>5</text:p>
          </table:table-cell>
          <table:table-cell table:style-name="ce10" table:formula="of:=DAYS(TODAY();[.D45])" office:value-type="float" office:value="139" calcext:value-type="float">
            <text:p>139</text:p>
          </table:table-cell>
          <table:table-cell table:style-name="ce13" table:formula="of:=MAX([.$E45:.AGG45])" office:value-type="date" office:date-value="2017-09-29" calcext:value-type="date">
            <text:p>2017-09-29</text:p>
          </table:table-cell>
          <table:table-cell table:style-name="ce15" table:number-columns-repeated="113"/>
          <table:table-cell table:style-name="ce15" table:formula="of:=[.DN$1]" office:value-type="date" office:date-value="2017-09-29" calcext:value-type="date">
            <text:p>2017-09-29</text:p>
          </table:table-cell>
          <table:table-cell table:style-name="ce15" table:number-columns-repeated="270"/>
          <table:table-cell table:style-name="ce15" table:formula="of:=[.NY$1]" office:value-type="date" office:date-value="2017-01-01" calcext:value-type="date">
            <text:p>2017-01-01</text:p>
          </table:table-cell>
          <table:table-cell table:style-name="ce15" table:number-columns-repeated="143"/>
          <table:table-cell table:style-name="ce15" table:formula="of:=[.TM$1]" office:value-type="date" office:date-value="2016-08-03" calcext:value-type="date">
            <text:p>2016-08-03</text:p>
          </table:table-cell>
          <table:table-cell table:style-name="ce15" table:number-columns-repeated="173"/>
          <table:table-cell table:style-name="ce15" table:formula="of:=[.AAE$1]" office:value-type="date" office:date-value="2016-02-11" calcext:value-type="date">
            <text:p>2016-02-11</text:p>
          </table:table-cell>
          <table:table-cell table:style-name="ce15" table:number-columns-repeated="68"/>
          <table:table-cell table:style-name="ce15" table:formula="of:=[.ACV$1]" office:value-type="date" office:date-value="2015-12-04" calcext:value-type="date">
            <text:p>2015-12-04</text:p>
          </table:table-cell>
          <table:table-cell table:style-name="ce15" table:number-columns-repeated="57"/>
          <table:table-cell table:number-columns-repeated="191"/>
        </table:table-row>
        <table:table-row table:style-name="ro2">
          <table:table-cell office:value-type="string" calcext:value-type="string">
            <text:p>Panpizza met kidneybonen</text:p>
          </table:table-cell>
          <table:table-cell table:formula="of:=COUNT([.$E46:.AGG46])" office:value-type="float" office:value="3" calcext:value-type="float">
            <text:p>3</text:p>
          </table:table-cell>
          <table:table-cell table:style-name="ce10" table:formula="of:=DAYS(TODAY();[.D46])" office:value-type="float" office:value="140" calcext:value-type="float">
            <text:p>140</text:p>
          </table:table-cell>
          <table:table-cell table:style-name="ce13" table:formula="of:=MAX([.$E46:.AGG46])" office:value-type="date" office:date-value="2017-09-28" calcext:value-type="date">
            <text:p>2017-09-28</text:p>
          </table:table-cell>
          <table:table-cell table:style-name="ce15" table:number-columns-repeated="114"/>
          <table:table-cell table:style-name="ce15" table:formula="of:=[.DO$1]" office:value-type="date" office:date-value="2017-09-28" calcext:value-type="date">
            <text:p>2017-09-28</text:p>
          </table:table-cell>
          <table:table-cell table:style-name="ce15" table:number-columns-repeated="46"/>
          <table:table-cell table:style-name="ce15" table:formula="of:=[.FJ$1]" office:value-type="date" office:date-value="2017-08-12" calcext:value-type="date">
            <text:p>2017-08-12</text:p>
          </table:table-cell>
          <table:table-cell table:style-name="ce15" table:number-columns-repeated="421"/>
          <table:table-cell table:style-name="ce15" table:formula="of:=[.VP$1]" office:value-type="date" office:date-value="2016-06-09" calcext:value-type="date">
            <text:p>2016-06-09</text:p>
          </table:table-cell>
          <table:table-cell table:style-name="ce15" table:number-columns-repeated="245"/>
          <table:table-cell table:number-columns-repeated="191"/>
        </table:table-row>
        <table:table-row table:style-name="ro2">
          <table:table-cell table:style-name="ce6" office:value-type="string" calcext:value-type="string">
            <office:annotation draw:style-name="gr3" draw:text-style-name="P2" svg:width="28.99mm" svg:height="9.91mm" svg:x="111.93mm" svg:y="194.17mm" draw:caption-point-x="-6.1mm" draw:caption-point-y="14.38mm">
              <dc:creator>SJC</dc:creator>
              <dc:date>2017-09-28T00:00:00</dc:date>
              <text:p text:style-name="P1"><text:span text:style-name="T1">MyCookBook (on phone)</text:span></text:p>
            </office:annotation>
            <text:p>Piedmontese peppers</text:p>
          </table:table-cell>
          <table:table-cell table:formula="of:=COUNT([.$E47:.AGG47])" office:value-type="float" office:value="4" calcext:value-type="float">
            <text:p>4</text:p>
          </table:table-cell>
          <table:table-cell table:style-name="ce10" table:formula="of:=DAYS(TODAY();[.D47])" office:value-type="float" office:value="142" calcext:value-type="float">
            <text:p>142</text:p>
          </table:table-cell>
          <table:table-cell table:style-name="ce13" table:formula="of:=MAX([.$E47:.AGG47])" office:value-type="date" office:date-value="2017-09-26" calcext:value-type="date">
            <text:p>2017-09-26</text:p>
          </table:table-cell>
          <table:table-cell table:style-name="ce15" table:number-columns-repeated="116"/>
          <table:table-cell table:style-name="ce15" table:formula="of:=[.DQ$1]" office:value-type="date" office:date-value="2017-09-26" calcext:value-type="date">
            <text:p>2017-09-26</text:p>
          </table:table-cell>
          <table:table-cell table:style-name="ce15" table:number-columns-repeated="136"/>
          <table:table-cell table:style-name="ce15" table:formula="of:=[.IX$1]" office:value-type="date" office:date-value="2017-05-12" calcext:value-type="date">
            <text:p>2017-05-12</text:p>
          </table:table-cell>
          <table:table-cell table:style-name="ce15" table:number-columns-repeated="86"/>
          <table:table-cell table:style-name="ce15" table:formula="of:=[.MG$1]" office:value-type="date" office:date-value="2017-02-14" calcext:value-type="date">
            <text:p>2017-02-14</text:p>
          </table:table-cell>
          <table:table-cell table:style-name="ce15" table:number-columns-repeated="145"/>
          <table:table-cell table:style-name="ce15" table:formula="of:=[.RW$1]" office:value-type="date" office:date-value="2016-09-14" calcext:value-type="date">
            <text:p>2016-09-14</text:p>
          </table:table-cell>
          <table:table-cell table:style-name="ce15" table:number-columns-repeated="342"/>
          <table:table-cell table:number-columns-repeated="191"/>
        </table:table-row>
        <table:table-row table:style-name="ro2">
          <table:table-cell table:style-name="ce2" office:value-type="string" calcext:value-type="string">
            <text:p>Cauliflower Cheese (&amp; sausages)</text:p>
          </table:table-cell>
          <table:table-cell table:formula="of:=COUNT([.$E48:.AGG48])" office:value-type="float" office:value="10" calcext:value-type="float">
            <text:p>10</text:p>
          </table:table-cell>
          <table:table-cell table:style-name="ce10" table:formula="of:=DAYS(TODAY();[.D48])" office:value-type="float" office:value="144" calcext:value-type="float">
            <text:p>144</text:p>
          </table:table-cell>
          <table:table-cell table:style-name="ce13" table:formula="of:=MAX([.$E48:.AGG48])" office:value-type="date" office:date-value="2017-09-24" calcext:value-type="date">
            <text:p>2017-09-24</text:p>
          </table:table-cell>
          <table:table-cell table:style-name="ce15" table:number-columns-repeated="118"/>
          <table:table-cell table:style-name="ce15" table:formula="of:=[.DS$1]" office:value-type="date" office:date-value="2017-09-24" calcext:value-type="date">
            <text:p>2017-09-24</text:p>
          </table:table-cell>
          <table:table-cell table:style-name="ce15" table:number-columns-repeated="87"/>
          <table:table-cell table:style-name="ce15" table:formula="of:=[.HC$1]" office:value-type="date" office:date-value="2017-06-28" calcext:value-type="date">
            <text:p>2017-06-28</text:p>
          </table:table-cell>
          <table:table-cell table:style-name="ce15" table:number-columns-repeated="86"/>
          <table:table-cell table:style-name="ce15" table:formula="of:=[.KL$1]" office:value-type="date" office:date-value="2017-04-02" calcext:value-type="date">
            <text:p>2017-04-02</text:p>
          </table:table-cell>
          <table:table-cell table:style-name="ce15" table:number-columns-repeated="69"/>
          <table:table-cell table:style-name="ce15" table:formula="of:=[.ND$1]" office:value-type="date" office:date-value="2017-01-22" calcext:value-type="date">
            <text:p>2017-01-22</text:p>
          </table:table-cell>
          <table:table-cell table:style-name="ce15" table:number-columns-repeated="131"/>
          <table:table-cell table:style-name="ce15" table:formula="of:=[.SF$1]" office:value-type="date" office:date-value="2016-09-05" calcext:value-type="date">
            <text:p>2016-09-05</text:p>
          </table:table-cell>
          <table:table-cell table:style-name="ce15" table:number-columns-repeated="21"/>
          <table:table-cell table:style-name="ce15" table:formula="of:=[.TB$1]" office:value-type="date" office:date-value="2016-08-14" calcext:value-type="date">
            <text:p>2016-08-14</text:p>
          </table:table-cell>
          <table:table-cell table:style-name="ce15" table:number-columns-repeated="6"/>
          <table:table-cell/>
          <table:table-cell table:style-name="ce15" table:number-columns-repeated="40"/>
          <table:table-cell/>
          <table:table-cell table:style-name="ce15" table:number-columns-repeated="7"/>
          <table:table-cell table:style-name="ce15" table:formula="of:=[.VF$1]" office:value-type="date" office:date-value="2016-06-19" calcext:value-type="date">
            <text:p>2016-06-19</text:p>
          </table:table-cell>
          <table:table-cell table:style-name="ce15" table:number-columns-repeated="58"/>
          <table:table-cell table:style-name="ce15" table:formula="of:=[.XM$1]" office:value-type="date" office:date-value="2016-04-21" calcext:value-type="date">
            <text:p>2016-04-21</text:p>
          </table:table-cell>
          <table:table-cell table:style-name="ce15" table:number-columns-repeated="88"/>
          <table:table-cell table:style-name="ce15" table:formula="of:=[.AAX$1]" office:value-type="date" office:date-value="2016-01-23" calcext:value-type="date">
            <text:p>2016-01-23</text:p>
          </table:table-cell>
          <table:table-cell table:style-name="ce15" table:number-columns-repeated="40"/>
          <table:table-cell table:style-name="ce15" table:formula="of:=[.ACM$1]" office:value-type="date" office:date-value="2015-12-13" calcext:value-type="date">
            <text:p>2015-12-13</text:p>
          </table:table-cell>
          <table:table-cell table:style-name="ce15" table:number-columns-repeated="66"/>
          <table:table-cell table:number-columns-repeated="191"/>
        </table:table-row>
        <table:table-row table:style-name="ro2">
          <table:table-cell office:value-type="string" calcext:value-type="string">
            <text:p>Maaltijdsalade (kip)</text:p>
          </table:table-cell>
          <table:table-cell table:formula="of:=COUNT([.$E49:.AGG49])" office:value-type="float" office:value="7" calcext:value-type="float">
            <text:p>7</text:p>
          </table:table-cell>
          <table:table-cell table:style-name="ce10" table:formula="of:=DAYS(TODAY();[.D49])" office:value-type="float" office:value="146" calcext:value-type="float">
            <text:p>146</text:p>
          </table:table-cell>
          <table:table-cell table:style-name="ce14" table:formula="of:=MAX([.$E49:.AGG49])" office:value-type="date" office:date-value="2017-09-22" calcext:value-type="date">
            <text:p>2017-09-22</text:p>
          </table:table-cell>
          <table:table-cell table:style-name="ce15" table:number-columns-repeated="120"/>
          <table:table-cell table:style-name="ce15" table:formula="of:=[.DU$1]" office:value-type="date" office:date-value="2017-09-22" calcext:value-type="date">
            <text:p>2017-09-22</text:p>
          </table:table-cell>
          <table:table-cell table:style-name="ce15" table:number-columns-repeated="114"/>
          <table:table-cell table:style-name="ce15" table:formula="of:=[.IF$1]" office:value-type="date" office:date-value="2017-05-30" calcext:value-type="date">
            <text:p>2017-05-30</text:p>
          </table:table-cell>
          <table:table-cell table:style-name="ce15" table:number-columns-repeated="102"/>
          <table:table-cell table:style-name="ce15" table:formula="of:=[.ME$1]" office:value-type="date" office:date-value="2017-02-16" calcext:value-type="date">
            <text:p>2017-02-16</text:p>
          </table:table-cell>
          <table:table-cell table:style-name="ce15" table:number-columns-repeated="71"/>
          <table:table-cell table:style-name="ce15" table:formula="of:=[.OY$1]" office:value-type="date" office:date-value="2016-11-29" calcext:value-type="date">
            <text:p>2016-11-29</text:p>
          </table:table-cell>
          <table:table-cell table:style-name="ce15" table:number-columns-repeated="132"/>
          <table:table-cell table:style-name="ce15" table:formula="of:=[.UB$1]" office:value-type="date" office:date-value="2016-07-19" calcext:value-type="date">
            <text:p>2016-07-19</text:p>
          </table:table-cell>
          <table:table-cell table:style-name="ce15" table:number-columns-repeated="34"/>
          <table:table-cell table:style-name="ce15" table:formula="of:=[.VK$1]" office:value-type="date" office:date-value="2016-06-14" calcext:value-type="date">
            <text:p>2016-06-14</text:p>
          </table:table-cell>
          <table:table-cell table:style-name="ce15" table:number-columns-repeated="27"/>
          <table:table-cell table:style-name="ce15" table:formula="of:=[.WM$1]" office:value-type="date" office:date-value="2016-05-17" calcext:value-type="date">
            <text:p>2016-05-17</text:p>
          </table:table-cell>
          <table:table-cell table:style-name="ce15" table:number-columns-repeated="222"/>
          <table:table-cell table:number-columns-repeated="191"/>
        </table:table-row>
        <table:table-row table:style-name="ro2">
          <table:table-cell office:value-type="string" calcext:value-type="string">
            <text:p>Bobotie</text:p>
          </table:table-cell>
          <table:table-cell table:formula="of:=COUNT([.$E50:.AGG50])" office:value-type="float" office:value="7" calcext:value-type="float">
            <text:p>7</text:p>
          </table:table-cell>
          <table:table-cell table:style-name="ce10" table:formula="of:=DAYS(TODAY();[.D50])" office:value-type="float" office:value="148" calcext:value-type="float">
            <text:p>148</text:p>
          </table:table-cell>
          <table:table-cell table:style-name="ce13" table:formula="of:=MAX([.$E50:.AGG50])" office:value-type="date" office:date-value="2017-09-20" calcext:value-type="date">
            <text:p>2017-09-20</text:p>
          </table:table-cell>
          <table:table-cell table:style-name="ce15" table:number-columns-repeated="122"/>
          <table:table-cell table:style-name="ce15" table:formula="of:=[.DW$1]" office:value-type="date" office:date-value="2017-09-20" calcext:value-type="date">
            <text:p>2017-09-20</text:p>
          </table:table-cell>
          <table:table-cell table:style-name="ce15" table:number-columns-repeated="146"/>
          <table:table-cell table:style-name="ce15" table:formula="of:=[.JN$1]" office:value-type="date" office:date-value="2017-04-26" calcext:value-type="date">
            <text:p>2017-04-26</text:p>
          </table:table-cell>
          <table:table-cell table:style-name="ce15" table:number-columns-repeated="88"/>
          <table:table-cell table:style-name="ce15" table:formula="of:=[.MY$1]" office:value-type="date" office:date-value="2017-01-27" calcext:value-type="date">
            <text:p>2017-01-27</text:p>
          </table:table-cell>
          <table:table-cell table:style-name="ce15" table:number-columns-repeated="176"/>
          <table:table-cell table:style-name="ce15" table:formula="of:=[.TT$1]" office:value-type="date" office:date-value="2016-07-27" calcext:value-type="date">
            <text:p>2016-07-27</text:p>
          </table:table-cell>
          <table:table-cell table:style-name="ce15" table:number-columns-repeated="68"/>
          <table:table-cell table:style-name="ce15" table:formula="of:=[.WK$1]" office:value-type="date" office:date-value="2016-05-19" calcext:value-type="date">
            <text:p>2016-05-19</text:p>
          </table:table-cell>
          <table:table-cell table:style-name="ce15" table:number-columns-repeated="140"/>
          <table:table-cell table:style-name="ce15" table:formula="of:=[.ABV$1]" office:value-type="date" office:date-value="2015-12-30" calcext:value-type="date">
            <text:p>2015-12-30</text:p>
          </table:table-cell>
          <table:table-cell table:style-name="ce15" table:number-columns-repeated="83"/>
          <table:table-cell table:number-columns-repeated="26"/>
          <table:table-cell office:value-type="date" office:date-value="2015-08-14" calcext:value-type="date">
            <text:p>2015-08-14</text:p>
          </table:table-cell>
          <table:table-cell table:number-columns-repeated="164"/>
        </table:table-row>
        <table:table-row table:style-name="ro2">
          <table:table-cell table:style-name="ce2" office:value-type="string" calcext:value-type="string">
            <text:p>Pork Chop, veg and potatoes</text:p>
          </table:table-cell>
          <table:table-cell table:formula="of:=COUNT([.$E51:.AGG51])" office:value-type="float" office:value="10" calcext:value-type="float">
            <text:p>10</text:p>
          </table:table-cell>
          <table:table-cell table:style-name="ce10" table:formula="of:=DAYS(TODAY();[.D51])" office:value-type="float" office:value="151" calcext:value-type="float">
            <text:p>151</text:p>
          </table:table-cell>
          <table:table-cell table:style-name="ce13" table:formula="of:=MAX([.$E51:.AGG51])" office:value-type="date" office:date-value="2017-09-17" calcext:value-type="date">
            <text:p>2017-09-17</text:p>
          </table:table-cell>
          <table:table-cell table:style-name="ce15" table:number-columns-repeated="125"/>
          <table:table-cell table:style-name="ce15" table:formula="of:=[.DZ$1]" office:value-type="date" office:date-value="2017-09-17" calcext:value-type="date">
            <text:p>2017-09-17</text:p>
          </table:table-cell>
          <table:table-cell table:style-name="ce15" table:number-columns-repeated="27"/>
          <table:table-cell table:style-name="ce15" table:formula="of:=[.FB$1]" office:value-type="date" office:date-value="2017-08-20" calcext:value-type="date">
            <text:p>2017-08-20</text:p>
          </table:table-cell>
          <table:table-cell table:style-name="ce15" table:number-columns-repeated="82"/>
          <table:table-cell table:style-name="ce15" table:formula="of:=[.IG$1]" office:value-type="date" office:date-value="2017-05-29" calcext:value-type="date">
            <text:p>2017-05-29</text:p>
          </table:table-cell>
          <table:table-cell table:style-name="ce15" table:number-columns-repeated="127"/>
          <table:table-cell table:style-name="ce15" table:formula="of:=[.NE$1]" office:value-type="date" office:date-value="2017-01-21" calcext:value-type="date">
            <text:p>2017-01-21</text:p>
          </table:table-cell>
          <table:table-cell table:style-name="ce15" table:number-columns-repeated="166"/>
          <table:table-cell table:style-name="ce15" table:formula="of:=[.TP$1]" office:value-type="date" office:date-value="2016-07-31" calcext:value-type="date">
            <text:p>2016-07-31</text:p>
          </table:table-cell>
          <table:table-cell table:style-name="ce15" table:number-columns-repeated="69"/>
          <table:table-cell table:style-name="ce15" table:formula="of:=[.WH$1]" office:value-type="date" office:date-value="2016-05-22" calcext:value-type="date">
            <text:p>2016-05-22</text:p>
          </table:table-cell>
          <table:table-cell table:style-name="ce15" table:number-columns-repeated="81"/>
          <table:table-cell table:style-name="ce15" table:formula="of:=[.ZL$1]" office:value-type="date" office:date-value="2016-03-01" calcext:value-type="date">
            <text:p>2016-03-01</text:p>
          </table:table-cell>
          <table:table-cell table:style-name="ce15" table:number-columns-repeated="43"/>
          <table:table-cell table:style-name="ce15" table:formula="of:=[.ABD$1]" office:value-type="date" office:date-value="2016-01-17" calcext:value-type="date">
            <text:p>2016-01-17</text:p>
          </table:table-cell>
          <table:table-cell table:style-name="ce15" table:number-columns-repeated="42"/>
          <table:table-cell table:style-name="ce15" table:formula="of:=[.ACU$1]" office:value-type="date" office:date-value="2015-12-05" calcext:value-type="date">
            <text:p>2015-12-05</text:p>
          </table:table-cell>
          <table:table-cell table:style-name="ce15" table:number-columns-repeated="26"/>
          <table:table-cell table:style-name="ce15" table:formula="of:=[.ADV$1]" office:value-type="date" office:date-value="2015-10-11" calcext:value-type="date">
            <text:p>2015-10-11</text:p>
          </table:table-cell>
          <table:table-cell table:style-name="ce15" table:number-columns-repeated="31"/>
          <table:table-cell table:number-columns-repeated="191"/>
        </table:table-row>
        <table:table-row table:style-name="ro2">
          <table:table-cell office:value-type="string" calcext:value-type="string">
            <text:p>Greek Salad</text:p>
          </table:table-cell>
          <table:table-cell table:formula="of:=COUNT([.$E52:.AGG52])" office:value-type="float" office:value="9" calcext:value-type="float">
            <text:p>9</text:p>
          </table:table-cell>
          <table:table-cell table:style-name="ce10" table:formula="of:=DAYS(TODAY();[.D52])" office:value-type="float" office:value="153" calcext:value-type="float">
            <text:p>153</text:p>
          </table:table-cell>
          <table:table-cell table:style-name="ce13" table:formula="of:=MAX([.$E52:.AGG52])" office:value-type="date" office:date-value="2017-09-15" calcext:value-type="date">
            <text:p>2017-09-15</text:p>
          </table:table-cell>
          <table:table-cell table:style-name="ce15" table:number-columns-repeated="127"/>
          <table:table-cell table:style-name="ce15" table:formula="of:=[.EB$1]" office:value-type="date" office:date-value="2017-09-15" calcext:value-type="date">
            <text:p>2017-09-15</text:p>
          </table:table-cell>
          <table:table-cell table:style-name="ce15" table:number-columns-repeated="72"/>
          <table:table-cell table:style-name="ce15" table:formula="of:=[.GW$1]" office:value-type="date" office:date-value="2017-07-04" calcext:value-type="date">
            <text:p>2017-07-04</text:p>
          </table:table-cell>
          <table:table-cell table:style-name="ce15" table:number-columns-repeated="41"/>
          <table:table-cell table:style-name="ce15" table:formula="of:=[.IM$1]" office:value-type="date" office:date-value="2017-05-23" calcext:value-type="date">
            <text:p>2017-05-23</text:p>
          </table:table-cell>
          <table:table-cell table:style-name="ce15" table:number-columns-repeated="80"/>
          <table:table-cell table:style-name="ce15" table:formula="of:=[.LP$1]" office:value-type="date" office:date-value="2017-03-03" calcext:value-type="date">
            <text:p>2017-03-03</text:p>
          </table:table-cell>
          <table:table-cell table:style-name="ce15" table:number-columns-repeated="160"/>
          <table:table-cell table:style-name="ce15" table:formula="of:=[.RU$1]" office:value-type="date" office:date-value="2016-09-16" calcext:value-type="date">
            <text:p>2016-09-16</text:p>
          </table:table-cell>
          <table:table-cell table:style-name="ce15" table:number-columns-repeated="125"/>
          <table:table-cell table:style-name="ce15" table:formula="of:=[.WQ$1]" office:value-type="date" office:date-value="2016-05-13" calcext:value-type="date">
            <text:p>2016-05-13</text:p>
          </table:table-cell>
          <table:table-cell table:style-name="ce15" table:number-columns-repeated="59"/>
          <table:table-cell table:style-name="ce15" table:formula="of:=[.YY$1]" office:value-type="date" office:date-value="2016-03-14" calcext:value-type="date">
            <text:p>2016-03-14</text:p>
          </table:table-cell>
          <table:table-cell table:style-name="ce15" table:number-columns-repeated="54"/>
          <table:table-cell table:style-name="ce15" table:formula="of:=[.ABB$1]" office:value-type="date" office:date-value="2016-01-19" calcext:value-type="date">
            <text:p>2016-01-19</text:p>
          </table:table-cell>
          <table:table-cell table:style-name="ce15" table:number-columns-repeated="90"/>
          <table:table-cell table:style-name="ce15" office:value-type="date" office:date-value="2015-09-22" calcext:value-type="date">
            <text:p>2015-09-22</text:p>
          </table:table-cell>
          <table:table-cell table:style-name="ce15" table:number-columns-repeated="12"/>
          <table:table-cell table:number-columns-repeated="191"/>
        </table:table-row>
        <table:table-row table:style-name="ro2">
          <table:table-cell office:value-type="string" calcext:value-type="string">
            <office:annotation draw:style-name="gr4" draw:text-style-name="P2" svg:width="28.99mm" svg:height="5.96mm" svg:x="111.93mm" svg:y="220.54mm" draw:caption-point-x="-6.1mm" draw:caption-point-y="15.1mm">
              <dc:creator>SJC</dc:creator>
              <dc:date>2017-09-13T00:00:00</dc:date>
              <text:p text:style-name="P1"><text:span text:style-name="T1">Jamie Oliver</text:span></text:p>
            </office:annotation>
            <text:p>Beef Wellington</text:p>
          </table:table-cell>
          <table:table-cell table:formula="of:=COUNT([.$E53:.AGG53])" office:value-type="float" office:value="4" calcext:value-type="float">
            <text:p>4</text:p>
          </table:table-cell>
          <table:table-cell table:style-name="ce10" table:formula="of:=DAYS(TODAY();[.D53])" office:value-type="float" office:value="158" calcext:value-type="float">
            <text:p>158</text:p>
          </table:table-cell>
          <table:table-cell table:style-name="ce13" table:formula="of:=MAX([.$E53:.AGG53])" office:value-type="date" office:date-value="2017-09-10" calcext:value-type="date">
            <text:p>2017-09-10</text:p>
          </table:table-cell>
          <table:table-cell table:style-name="ce15" table:number-columns-repeated="132"/>
          <table:table-cell table:style-name="ce15" table:formula="of:=[.EG$1]" office:value-type="date" office:date-value="2017-09-10" calcext:value-type="date">
            <text:p>2017-09-10</text:p>
          </table:table-cell>
          <table:table-cell table:style-name="ce15"/>
          <table:table-cell table:style-name="ce15" table:formula="of:=[.EI$1]" office:value-type="date" office:date-value="2017-09-08" calcext:value-type="date">
            <text:p>2017-09-08</text:p>
          </table:table-cell>
          <table:table-cell table:style-name="ce15" table:number-columns-repeated="242"/>
          <table:table-cell table:style-name="ce15" table:formula="of:=[.NR$1]" office:value-type="date" office:date-value="2017-01-08" calcext:value-type="date">
            <text:p>2017-01-08</text:p>
          </table:table-cell>
          <table:table-cell table:style-name="ce15" table:formula="of:=[.NS$1]" office:value-type="date" office:date-value="2017-01-07" calcext:value-type="date">
            <text:p>2017-01-07</text:p>
          </table:table-cell>
          <table:table-cell table:style-name="ce15" table:number-columns-repeated="450"/>
          <table:table-cell table:number-columns-repeated="191"/>
        </table:table-row>
        <table:table-row table:style-name="ro2">
          <table:table-cell office:value-type="string" calcext:value-type="string">
            <text:p>Paprika quiche</text:p>
          </table:table-cell>
          <table:table-cell table:formula="of:=COUNT([.$E54:.AGG54])" office:value-type="float" office:value="6" calcext:value-type="float">
            <text:p>6</text:p>
          </table:table-cell>
          <table:table-cell table:style-name="ce10" table:formula="of:=DAYS(TODAY();[.D54])" office:value-type="float" office:value="159" calcext:value-type="float">
            <text:p>159</text:p>
          </table:table-cell>
          <table:table-cell table:style-name="ce13" table:formula="of:=MAX([.$E54:.AGG54])" office:value-type="date" office:date-value="2017-09-09" calcext:value-type="date">
            <text:p>2017-09-09</text:p>
          </table:table-cell>
          <table:table-cell table:style-name="ce15" table:number-columns-repeated="133"/>
          <table:table-cell table:style-name="ce15" table:formula="of:=[.EH$1]" office:value-type="date" office:date-value="2017-09-09" calcext:value-type="date">
            <text:p>2017-09-09</text:p>
          </table:table-cell>
          <table:table-cell table:style-name="ce15" table:number-columns-repeated="381"/>
          <table:table-cell table:style-name="ce15" table:formula="of:=[.SZ$1]" office:value-type="date" office:date-value="2016-08-16" calcext:value-type="date">
            <text:p>2016-08-16</text:p>
          </table:table-cell>
          <table:table-cell table:style-name="ce15" table:number-columns-repeated="86"/>
          <table:table-cell table:style-name="ce15" table:formula="of:=[.WI$1]" office:value-type="date" office:date-value="2016-05-21" calcext:value-type="date">
            <text:p>2016-05-21</text:p>
          </table:table-cell>
          <table:table-cell table:style-name="ce15" table:number-columns-repeated="119"/>
          <table:table-cell table:style-name="ce15" table:formula="of:=[.AAY$1]" office:value-type="date" office:date-value="2016-01-22" calcext:value-type="date">
            <text:p>2016-01-22</text:p>
          </table:table-cell>
          <table:table-cell table:style-name="ce15" table:formula="of:=[.AAZ$1]" office:value-type="date" office:date-value="2016-01-21" calcext:value-type="date">
            <text:p>2016-01-21</text:p>
          </table:table-cell>
          <table:table-cell table:style-name="ce15" table:number-columns-repeated="91"/>
          <table:table-cell table:style-name="ce15" office:value-type="date" office:date-value="2015-09-23" calcext:value-type="date">
            <text:p>2015-09-23</text:p>
          </table:table-cell>
          <table:table-cell table:style-name="ce15" table:number-columns-repeated="13"/>
          <table:table-cell table:number-columns-repeated="191"/>
        </table:table-row>
        <table:table-row table:style-name="ro2">
          <table:table-cell table:style-name="ce2" office:value-type="string" calcext:value-type="string">
            <text:p>Smoked Mackerel, celery, walnut &amp; apple salad</text:p>
          </table:table-cell>
          <table:table-cell table:formula="of:=COUNT([.$E55:.AGG55])" office:value-type="float" office:value="7" calcext:value-type="float">
            <text:p>7</text:p>
          </table:table-cell>
          <table:table-cell table:style-name="ce10" table:formula="of:=DAYS(TODAY();[.D55])" office:value-type="float" office:value="165" calcext:value-type="float">
            <text:p>165</text:p>
          </table:table-cell>
          <table:table-cell table:style-name="ce13" table:formula="of:=MAX([.$E55:.AGG55])" office:value-type="date" office:date-value="2017-09-03" calcext:value-type="date">
            <text:p>2017-09-03</text:p>
          </table:table-cell>
          <table:table-cell table:style-name="ce15" table:number-columns-repeated="131"/>
          <table:table-cell table:number-columns-repeated="6"/>
          <table:table-cell table:style-name="ce15" table:number-columns-repeated="2"/>
          <table:table-cell table:style-name="ce15" table:formula="of:=[.EN$1]" office:value-type="date" office:date-value="2017-09-03" calcext:value-type="date">
            <text:p>2017-09-03</text:p>
          </table:table-cell>
          <table:table-cell table:style-name="ce15" table:number-columns-repeated="90"/>
          <table:table-cell table:style-name="ce15" table:formula="of:=[.IA$1]" office:value-type="date" office:date-value="2017-06-04" calcext:value-type="date">
            <text:p>2017-06-04</text:p>
          </table:table-cell>
          <table:table-cell table:style-name="ce15" table:number-columns-repeated="181"/>
          <table:table-cell table:style-name="ce15" table:formula="of:=[.PA$1]" office:value-type="date" office:date-value="2016-11-27" calcext:value-type="date">
            <text:p>2016-11-27</text:p>
          </table:table-cell>
          <table:table-cell table:style-name="ce15" table:number-columns-repeated="91"/>
          <table:table-cell table:style-name="ce15" table:formula="of:=[.SO$1]" office:value-type="date" office:date-value="2016-08-27" calcext:value-type="date">
            <text:p>2016-08-27</text:p>
          </table:table-cell>
          <table:table-cell table:style-name="ce15" table:number-columns-repeated="120"/>
          <table:table-cell table:style-name="ce17" table:number-columns-repeated="5"/>
          <table:table-cell table:style-name="ce15"/>
          <table:table-cell table:style-name="ce15" table:formula="of:=[.XL$1]" office:value-type="date" office:date-value="2016-04-22" calcext:value-type="date">
            <text:p>2016-04-22</text:p>
          </table:table-cell>
          <table:table-cell table:style-name="ce15" table:number-columns-repeated="168"/>
          <table:table-cell table:style-name="ce15" table:formula="of:=[.ADY$1]" office:value-type="date" office:date-value="2015-10-08" calcext:value-type="date">
            <text:p>2015-10-08</text:p>
          </table:table-cell>
          <table:table-cell table:style-name="ce15" table:number-columns-repeated="28"/>
          <table:table-cell table:number-columns-repeated="17"/>
          <table:table-cell table:style-name="ce15" office:value-type="date" office:date-value="2015-08-23" calcext:value-type="date">
            <text:p>2015-08-23</text:p>
          </table:table-cell>
          <table:table-cell table:number-columns-repeated="173"/>
        </table:table-row>
        <table:table-row table:style-name="ro2">
          <table:table-cell table:style-name="ce4" office:value-type="string" calcext:value-type="string">
            <text:p>Restaurant</text:p>
          </table:table-cell>
          <table:table-cell table:formula="of:=COUNT([.$E56:.AGG56])" office:value-type="float" office:value="10" calcext:value-type="float">
            <text:p>10</text:p>
          </table:table-cell>
          <table:table-cell table:style-name="ce10" table:formula="of:=DAYS(TODAY();[.D56])" office:value-type="float" office:value="166" calcext:value-type="float">
            <text:p>166</text:p>
          </table:table-cell>
          <table:table-cell table:style-name="ce13" table:formula="of:=MAX([.$E56:.AGG56])" office:value-type="date" office:date-value="2017-09-02" calcext:value-type="date">
            <text:p>2017-09-02</text:p>
          </table:table-cell>
          <table:table-cell table:style-name="ce15" table:number-columns-repeated="131"/>
          <table:table-cell table:number-columns-repeated="6"/>
          <table:table-cell table:style-name="ce15" table:number-columns-repeated="3"/>
          <table:table-cell table:style-name="ce15" table:formula="of:=[.EO$1]" office:value-type="date" office:date-value="2017-09-02" calcext:value-type="date">
            <text:p>2017-09-02</text:p>
          </table:table-cell>
          <table:table-cell table:style-name="ce15" table:number-columns-repeated="108"/>
          <table:table-cell table:style-name="ce15" table:formula="of:=[.IT$1]" office:value-type="date" office:date-value="2017-05-16" calcext:value-type="date">
            <text:p>2017-05-16</text:p>
          </table:table-cell>
          <table:table-cell table:style-name="ce15" table:number-columns-repeated="22"/>
          <table:table-cell table:style-name="ce15" table:formula="of:=[.JQ$1]" office:value-type="date" office:date-value="2017-04-23" calcext:value-type="date">
            <text:p>2017-04-23</text:p>
          </table:table-cell>
          <table:table-cell table:style-name="ce15" table:formula="of:=[.JR$1]" office:value-type="date" office:date-value="2017-04-22" calcext:value-type="date">
            <text:p>2017-04-22</text:p>
          </table:table-cell>
          <table:table-cell table:style-name="ce15" table:number-columns-repeated="2"/>
          <table:table-cell table:style-name="ce15" table:formula="of:=[.JU$1]" office:value-type="date" office:date-value="2017-04-19" calcext:value-type="date">
            <text:p>2017-04-19</text:p>
          </table:table-cell>
          <table:table-cell table:style-name="ce15" table:number-columns-repeated="14"/>
          <table:table-cell table:style-name="ce15" table:formula="of:=[.KJ$1]" office:value-type="date" office:date-value="2017-04-04" calcext:value-type="date">
            <text:p>2017-04-04</text:p>
          </table:table-cell>
          <table:table-cell table:style-name="ce15" table:number-columns-repeated="9"/>
          <table:table-cell table:style-name="ce15" table:formula="of:=[.KT$1]" office:value-type="date" office:date-value="2017-03-25" calcext:value-type="date">
            <text:p>2017-03-25</text:p>
          </table:table-cell>
          <table:table-cell table:style-name="ce15" table:number-columns-repeated="156"/>
          <table:table-cell table:style-name="ce15" table:formula="of:=[.QU$1]" office:value-type="date" office:date-value="2016-10-12" calcext:value-type="date">
            <text:p>2016-10-12</text:p>
          </table:table-cell>
          <table:table-cell table:style-name="ce15" table:number-columns-repeated="126"/>
          <table:table-cell table:style-name="ce15" table:formula="of:=[.VR$1]" office:value-type="date" office:date-value="2016-06-07" calcext:value-type="date">
            <text:p>2016-06-07</text:p>
          </table:table-cell>
          <table:table-cell table:style-name="ce15" table:number-columns-repeated="224"/>
          <table:table-cell table:style-name="ce15" office:value-type="date" office:date-value="2015-09-28" calcext:value-type="date">
            <text:p>2015-09-28</text:p>
          </table:table-cell>
          <table:table-cell table:style-name="ce15" table:number-columns-repeated="18"/>
          <table:table-cell table:number-columns-repeated="191"/>
        </table:table-row>
        <table:table-row table:style-name="ro2">
          <table:table-cell table:style-name="ce2" office:value-type="string" calcext:value-type="string">
            <text:p>Kedgeree</text:p>
          </table:table-cell>
          <table:table-cell table:formula="of:=COUNT([.$E57:.AGG57])" office:value-type="float" office:value="17" calcext:value-type="float">
            <text:p>17</text:p>
          </table:table-cell>
          <table:table-cell table:style-name="ce10" table:formula="of:=DAYS(TODAY();[.D57])" office:value-type="float" office:value="172" calcext:value-type="float">
            <text:p>172</text:p>
          </table:table-cell>
          <table:table-cell table:style-name="ce13" table:formula="of:=MAX([.$E57:.AGG57])" office:value-type="date" office:date-value="2017-08-27" calcext:value-type="date">
            <text:p>2017-08-27</text:p>
          </table:table-cell>
          <table:table-cell table:style-name="ce15" table:number-columns-repeated="131"/>
          <table:table-cell table:number-columns-repeated="6"/>
          <table:table-cell table:style-name="ce15" table:number-columns-repeated="9"/>
          <table:table-cell table:style-name="ce15" table:formula="of:=[.EU$1]" office:value-type="date" office:date-value="2017-08-27" calcext:value-type="date">
            <text:p>2017-08-27</text:p>
          </table:table-cell>
          <table:table-cell table:style-name="ce15" table:number-columns-repeated="48"/>
          <table:table-cell table:style-name="ce15" table:formula="of:=[.GR$1]" office:value-type="date" office:date-value="2017-07-09" calcext:value-type="date">
            <text:p>2017-07-09</text:p>
          </table:table-cell>
          <table:table-cell table:style-name="ce15" table:number-columns-repeated="17"/>
          <table:table-cell table:style-name="ce15" table:formula="of:=[.HJ$1]" office:value-type="date" office:date-value="2017-06-21" calcext:value-type="date">
            <text:p>2017-06-21</text:p>
          </table:table-cell>
          <table:table-cell table:style-name="ce15" table:number-columns-repeated="72"/>
          <table:table-cell table:style-name="ce15" table:formula="of:=[.KE$1]" office:value-type="date" office:date-value="2017-04-09" calcext:value-type="date">
            <text:p>2017-04-09</text:p>
          </table:table-cell>
          <table:table-cell table:style-name="ce15" table:number-columns-repeated="62"/>
          <table:table-cell table:style-name="ce15" table:formula="of:=[.MP$1]" office:value-type="date" office:date-value="2017-02-05" calcext:value-type="date">
            <text:p>2017-02-05</text:p>
          </table:table-cell>
          <table:table-cell table:style-name="ce15" table:number-columns-repeated="41"/>
          <table:table-cell table:style-name="ce15" table:formula="of:=[.OF$1]" office:value-type="date" office:date-value="2016-12-18" calcext:value-type="date">
            <text:p>2016-12-18</text:p>
          </table:table-cell>
          <table:table-cell table:style-name="ce15" table:number-columns-repeated="90"/>
          <table:table-cell table:style-name="ce15" table:formula="of:=[.RS$1]" office:value-type="date" office:date-value="2016-09-18" calcext:value-type="date">
            <text:p>2016-09-18</text:p>
          </table:table-cell>
          <table:table-cell table:style-name="ce15" table:number-columns-repeated="55"/>
          <table:table-cell table:style-name="ce15" table:formula="of:=[.TW$1]" office:value-type="date" office:date-value="2016-07-24" calcext:value-type="date">
            <text:p>2016-07-24</text:p>
          </table:table-cell>
          <table:table-cell table:style-name="ce15" table:number-columns-repeated="41"/>
          <table:table-cell table:style-name="ce15" table:formula="of:=[.VM$1]" office:value-type="date" office:date-value="2016-06-12" calcext:value-type="date">
            <text:p>2016-06-12</text:p>
          </table:table-cell>
          <table:table-cell/>
          <table:table-cell table:style-name="ce15" table:number-columns-repeated="26"/>
          <table:table-cell table:style-name="ce15" table:formula="of:=[.WO$1]" office:value-type="date" office:date-value="2016-05-15" calcext:value-type="date">
            <text:p>2016-05-15</text:p>
          </table:table-cell>
          <table:table-cell table:style-name="ce15" table:number-columns-repeated="41"/>
          <table:table-cell table:style-name="ce15" table:formula="of:=[.YE$1]" office:value-type="date" office:date-value="2016-04-03" calcext:value-type="date">
            <text:p>2016-04-03</text:p>
          </table:table-cell>
          <table:table-cell table:style-name="ce15" table:number-columns-repeated="41"/>
          <table:table-cell table:style-name="ce15" table:formula="of:=[.ZU$1]" office:value-type="date" office:date-value="2016-02-21" calcext:value-type="date">
            <text:p>2016-02-21</text:p>
          </table:table-cell>
          <table:table-cell table:style-name="ce15" table:number-columns-repeated="41"/>
          <table:table-cell table:style-name="ce15" table:formula="of:=[.ABK$1]" office:value-type="date" office:date-value="2016-01-10" calcext:value-type="date">
            <text:p>2016-01-10</text:p>
          </table:table-cell>
          <table:table-cell table:style-name="ce15" table:number-columns-repeated="34"/>
          <table:table-cell table:style-name="ce15" table:formula="of:=[.ACT$1]" office:value-type="date" office:date-value="2015-12-06" calcext:value-type="date">
            <text:p>2015-12-06</text:p>
          </table:table-cell>
          <table:table-cell table:style-name="ce15" table:number-columns-repeated="21"/>
          <table:table-cell table:style-name="ce15" table:formula="of:=[.ADP$1]" office:value-type="date" office:date-value="2015-10-17" calcext:value-type="date">
            <text:p>2015-10-17</text:p>
          </table:table-cell>
          <table:table-cell table:style-name="ce15" table:number-columns-repeated="37"/>
          <table:table-cell table:number-columns-repeated="10"/>
          <table:table-cell table:style-name="ce15" office:value-type="date" office:date-value="2015-08-30" calcext:value-type="date">
            <text:p>2015-08-30</text:p>
          </table:table-cell>
          <table:table-cell table:number-columns-repeated="20"/>
          <table:table-cell office:value-type="date" office:date-value="2015-08-10" calcext:value-type="date">
            <text:p>2015-08-10</text:p>
          </table:table-cell>
          <table:table-cell table:number-columns-repeated="159"/>
        </table:table-row>
        <table:table-row table:style-name="ro2">
          <table:table-cell table:style-name="ce2" office:value-type="string" calcext:value-type="string">
            <text:p>Angelsey Eggs</text:p>
          </table:table-cell>
          <table:table-cell table:formula="of:=COUNT([.$E58:.AGG58])" office:value-type="float" office:value="7" calcext:value-type="float">
            <text:p>7</text:p>
          </table:table-cell>
          <table:table-cell table:style-name="ce10" table:formula="of:=DAYS(TODAY();[.D58])" office:value-type="float" office:value="173" calcext:value-type="float">
            <text:p>173</text:p>
          </table:table-cell>
          <table:table-cell table:style-name="ce13" table:formula="of:=MAX([.$E58:.AGG58])" office:value-type="date" office:date-value="2017-08-26" calcext:value-type="date">
            <text:p>2017-08-26</text:p>
          </table:table-cell>
          <table:table-cell table:style-name="ce15" table:number-columns-repeated="131"/>
          <table:table-cell table:number-columns-repeated="6"/>
          <table:table-cell table:style-name="ce15" table:number-columns-repeated="10"/>
          <table:table-cell table:style-name="ce15" table:formula="of:=[.EV$1]" office:value-type="date" office:date-value="2017-08-26" calcext:value-type="date">
            <text:p>2017-08-26</text:p>
          </table:table-cell>
          <table:table-cell table:style-name="ce15" table:number-columns-repeated="40"/>
          <table:table-cell table:style-name="ce15" table:formula="of:=[.GK$1]" office:value-type="date" office:date-value="2017-07-16" calcext:value-type="date">
            <text:p>2017-07-16</text:p>
          </table:table-cell>
          <table:table-cell table:style-name="ce15" table:number-columns-repeated="31"/>
          <table:table-cell table:style-name="ce15" table:formula="of:=[.HQ$1]" office:value-type="date" office:date-value="2017-06-14" calcext:value-type="date">
            <text:p>2017-06-14</text:p>
          </table:table-cell>
          <table:table-cell table:style-name="ce15" table:number-columns-repeated="86"/>
          <table:table-cell table:style-name="ce15" table:formula="of:=[.KZ$1]" office:value-type="date" office:date-value="2017-03-19" calcext:value-type="date">
            <text:p>2017-03-19</text:p>
          </table:table-cell>
          <table:table-cell table:style-name="ce15" table:number-columns-repeated="62"/>
          <table:table-cell table:style-name="ce15" table:formula="of:=[.NK$1]" office:value-type="date" office:date-value="2017-01-15" calcext:value-type="date">
            <text:p>2017-01-15</text:p>
          </table:table-cell>
          <table:table-cell table:style-name="ce15" table:number-columns-repeated="90"/>
          <table:table-cell table:style-name="ce15" table:formula="of:=[.QX$1]" office:value-type="date" office:date-value="2016-10-09" calcext:value-type="date">
            <text:p>2016-10-09</text:p>
          </table:table-cell>
          <table:table-cell table:style-name="ce15" table:number-columns-repeated="62"/>
          <table:table-cell table:style-name="ce15" table:formula="of:=[.TI$1]" office:value-type="date" office:date-value="2016-08-07" calcext:value-type="date">
            <text:p>2016-08-07</text:p>
          </table:table-cell>
          <table:table-cell table:style-name="ce15" table:number-columns-repeated="304"/>
          <table:table-cell table:number-columns-repeated="191"/>
        </table:table-row>
        <table:table-row table:style-name="ro2">
          <table:table-cell table:style-name="ce2" office:value-type="string" calcext:value-type="string">
            <text:p>Tuna &amp; Apple salad</text:p>
          </table:table-cell>
          <table:table-cell table:formula="of:=COUNT([.$E59:.AGG59])" office:value-type="float" office:value="9" calcext:value-type="float">
            <text:p>9</text:p>
          </table:table-cell>
          <table:table-cell table:style-name="ce10" table:formula="of:=DAYS(TODAY();[.D59])" office:value-type="float" office:value="174" calcext:value-type="float">
            <text:p>174</text:p>
          </table:table-cell>
          <table:table-cell table:style-name="ce13" table:formula="of:=MAX([.$E59:.AGG59])" office:value-type="date" office:date-value="2017-08-25" calcext:value-type="date">
            <text:p>2017-08-25</text:p>
          </table:table-cell>
          <table:table-cell table:style-name="ce15" table:number-columns-repeated="131"/>
          <table:table-cell table:number-columns-repeated="6"/>
          <table:table-cell table:style-name="ce15" table:number-columns-repeated="11"/>
          <table:table-cell table:style-name="ce15" table:formula="of:=[.EW$1]" office:value-type="date" office:date-value="2017-08-25" calcext:value-type="date">
            <text:p>2017-08-25</text:p>
          </table:table-cell>
          <table:table-cell table:style-name="ce15" table:number-columns-repeated="72"/>
          <table:table-cell table:style-name="ce15" table:formula="of:=[.HR$1]" office:value-type="date" office:date-value="2017-06-13" calcext:value-type="date">
            <text:p>2017-06-13</text:p>
          </table:table-cell>
          <table:table-cell table:style-name="ce15" table:number-columns-repeated="134"/>
          <table:table-cell table:style-name="ce15" table:formula="of:=[.MW$1]" office:value-type="date" office:date-value="2017-01-29" calcext:value-type="date">
            <text:p>2017-01-29</text:p>
          </table:table-cell>
          <table:table-cell table:style-name="ce15" table:number-columns-repeated="37"/>
          <table:table-cell table:style-name="ce15" table:formula="of:=[.OI$1]" office:value-type="date" office:date-value="2016-12-15" calcext:value-type="date">
            <text:p>2016-12-15</text:p>
          </table:table-cell>
          <table:table-cell table:style-name="ce15" table:number-columns-repeated="94"/>
          <table:table-cell table:style-name="ce15" table:formula="of:=[.RZ$1]" office:value-type="date" office:date-value="2016-09-11" calcext:value-type="date">
            <text:p>2016-09-11</text:p>
          </table:table-cell>
          <table:table-cell table:style-name="ce15"/>
          <table:table-cell/>
          <table:table-cell table:style-name="ce15"/>
          <table:table-cell/>
          <table:table-cell table:style-name="ce15" table:number-columns-repeated="68"/>
          <table:table-cell table:style-name="ce15" table:formula="of:=[.UU$1]" office:value-type="date" office:date-value="2016-06-30" calcext:value-type="date">
            <text:p>2016-06-30</text:p>
          </table:table-cell>
          <table:table-cell table:style-name="ce15" table:number-columns-repeated="70"/>
          <table:table-cell table:style-name="ce15" table:formula="of:=[.XN$1]" office:value-type="date" office:date-value="2016-04-20" calcext:value-type="date">
            <text:p>2016-04-20</text:p>
          </table:table-cell>
          <table:table-cell table:style-name="ce15" table:number-columns-repeated="54"/>
          <table:table-cell table:style-name="ce15" table:formula="of:=[.ZQ$1]" office:value-type="date" office:date-value="2016-02-25" calcext:value-type="date">
            <text:p>2016-02-25</text:p>
          </table:table-cell>
          <table:table-cell table:style-name="ce15" table:number-columns-repeated="136"/>
          <table:table-cell table:style-name="ce15" office:value-type="date" office:date-value="2015-09-13" calcext:value-type="date">
            <text:p>2015-09-13</text:p>
          </table:table-cell>
          <table:table-cell table:style-name="ce15" table:number-columns-repeated="3"/>
          <table:table-cell table:number-columns-repeated="191"/>
        </table:table-row>
        <table:table-row table:style-name="ro2">
          <table:table-cell table:style-name="ce2" office:value-type="string" calcext:value-type="string">
            <text:p>Bruscetta</text:p>
          </table:table-cell>
          <table:table-cell table:formula="of:=COUNT([.$E60:.AGG60])" office:value-type="float" office:value="1" calcext:value-type="float">
            <text:p>1</text:p>
          </table:table-cell>
          <table:table-cell table:style-name="ce10" table:formula="of:=DAYS(TODAY();[.D60])" office:value-type="float" office:value="175" calcext:value-type="float">
            <text:p>175</text:p>
          </table:table-cell>
          <table:table-cell table:style-name="ce13" table:formula="of:=MAX([.$E60:.AGG60])" office:value-type="date" office:date-value="2017-08-24" calcext:value-type="date">
            <text:p>2017-08-24</text:p>
          </table:table-cell>
          <table:table-cell table:style-name="ce15" table:number-columns-repeated="131"/>
          <table:table-cell table:number-columns-repeated="6"/>
          <table:table-cell table:style-name="ce15" table:number-columns-repeated="12"/>
          <table:table-cell table:style-name="ce15" table:formula="of:=[.EX$1]" office:value-type="date" office:date-value="2017-08-24" calcext:value-type="date">
            <text:p>2017-08-24</text:p>
          </table:table-cell>
          <table:table-cell table:style-name="ce15" table:number-columns-repeated="679"/>
          <table:table-cell table:number-columns-repeated="191"/>
        </table:table-row>
        <table:table-row table:style-name="ro2">
          <table:table-cell table:style-name="ce2" office:value-type="string" calcext:value-type="string">
            <text:p>Salmon moten, salad (celery, walnut &amp; apple or fennel)</text:p>
          </table:table-cell>
          <table:table-cell table:formula="of:=COUNT([.$E61:.AGG61])" office:value-type="float" office:value="8" calcext:value-type="float">
            <text:p>8</text:p>
          </table:table-cell>
          <table:table-cell table:style-name="ce10" table:formula="of:=DAYS(TODAY();[.D61])" office:value-type="float" office:value="186" calcext:value-type="float">
            <text:p>186</text:p>
          </table:table-cell>
          <table:table-cell table:style-name="ce13" table:formula="of:=MAX([.$E61:.AGG61])" office:value-type="date" office:date-value="2017-08-13" calcext:value-type="date">
            <text:p>2017-08-13</text:p>
          </table:table-cell>
          <table:table-cell table:style-name="ce15" table:number-columns-repeated="160"/>
          <table:table-cell table:style-name="ce15" table:formula="of:=[.FI$1]" office:value-type="date" office:date-value="2017-08-13" calcext:value-type="date">
            <text:p>2017-08-13</text:p>
          </table:table-cell>
          <table:table-cell table:style-name="ce15" table:number-columns-repeated="77"/>
          <table:table-cell table:style-name="ce15" table:formula="of:=[.II$1]" office:value-type="date" office:date-value="2017-05-27" calcext:value-type="date">
            <text:p>2017-05-27</text:p>
          </table:table-cell>
          <table:table-cell table:style-name="ce15" table:number-columns-repeated="75"/>
          <table:table-cell table:style-name="ce15" table:formula="of:=[.LG$1]" office:value-type="date" office:date-value="2017-03-12" calcext:value-type="date">
            <text:p>2017-03-12</text:p>
          </table:table-cell>
          <table:table-cell table:style-name="ce15" table:number-columns-repeated="160"/>
          <table:table-cell table:style-name="ce15" table:formula="of:=[.RL$1]" office:value-type="date" office:date-value="2016-09-25" calcext:value-type="date">
            <text:p>2016-09-25</text:p>
          </table:table-cell>
          <table:table-cell table:style-name="ce15" table:number-columns-repeated="79"/>
          <table:table-cell table:style-name="ce15" table:formula="of:=[.UN$1]" office:value-type="date" office:date-value="2016-07-07" calcext:value-type="date">
            <text:p>2016-07-07</text:p>
          </table:table-cell>
          <table:table-cell table:style-name="ce15"/>
          <table:table-cell/>
          <table:table-cell table:style-name="ce15" table:number-columns-repeated="173"/>
          <table:table-cell table:style-name="ce15" table:formula="of:=[.ABH$1]" office:value-type="date" office:date-value="2016-01-13" calcext:value-type="date">
            <text:p>2016-01-13</text:p>
          </table:table-cell>
          <table:table-cell table:style-name="ce15" table:number-columns-repeated="86"/>
          <table:table-cell table:style-name="ce15" office:value-type="date" office:date-value="2015-09-20" calcext:value-type="date">
            <text:p>2015-09-20</text:p>
          </table:table-cell>
          <table:table-cell table:style-name="ce15" table:number-columns-repeated="10"/>
          <table:table-cell table:number-columns-repeated="24"/>
          <table:table-cell office:value-type="date" office:date-value="2015-08-16" calcext:value-type="date">
            <text:p>2015-08-16</text:p>
          </table:table-cell>
          <table:table-cell table:number-columns-repeated="166"/>
        </table:table-row>
        <table:table-row table:style-name="ro2">
          <table:table-cell table:style-name="ce6" office:value-type="string" calcext:value-type="string">
            <text:p>Pizza</text:p>
          </table:table-cell>
          <table:table-cell table:formula="of:=COUNT([.$E62:.AGG62])" office:value-type="float" office:value="10" calcext:value-type="float">
            <text:p>10</text:p>
          </table:table-cell>
          <table:table-cell table:style-name="ce10" table:formula="of:=DAYS(TODAY();[.D62])" office:value-type="float" office:value="189" calcext:value-type="float">
            <text:p>189</text:p>
          </table:table-cell>
          <table:table-cell table:style-name="ce13" table:formula="of:=MAX([.$E62:.AGG62])" office:value-type="date" office:date-value="2017-08-10" calcext:value-type="date">
            <text:p>2017-08-10</text:p>
          </table:table-cell>
          <table:table-cell table:style-name="ce15" table:number-columns-repeated="163"/>
          <table:table-cell table:style-name="ce15" table:formula="of:=[.FL$1]" office:value-type="date" office:date-value="2017-08-10" calcext:value-type="date">
            <text:p>2017-08-10</text:p>
          </table:table-cell>
          <table:table-cell table:style-name="ce15" table:number-columns-repeated="33"/>
          <table:table-cell table:style-name="ce15" table:formula="of:=[.GT$1]" office:value-type="date" office:date-value="2017-07-07" calcext:value-type="date">
            <text:p>2017-07-07</text:p>
          </table:table-cell>
          <table:table-cell table:style-name="ce15" table:number-columns-repeated="36"/>
          <table:table-cell table:style-name="ce15" table:formula="of:=[.IE$1]" office:value-type="date" office:date-value="2017-05-31" calcext:value-type="date">
            <text:p>2017-05-31</text:p>
          </table:table-cell>
          <table:table-cell table:style-name="ce15" table:number-columns-repeated="122"/>
          <table:table-cell table:style-name="ce15" table:formula="of:=[.MX$1]" office:value-type="date" office:date-value="2017-01-28" calcext:value-type="date">
            <text:p>2017-01-28</text:p>
          </table:table-cell>
          <table:table-cell table:style-name="ce15" table:number-columns-repeated="109"/>
          <table:table-cell table:style-name="ce15" table:formula="of:=[.RD$1]" office:value-type="date" office:date-value="2016-10-03" calcext:value-type="date">
            <text:p>2016-10-03</text:p>
          </table:table-cell>
          <table:table-cell table:style-name="ce15" table:number-columns-repeated="34"/>
          <table:table-cell table:style-name="ce15" table:formula="of:=[.SM$1]" office:value-type="date" office:date-value="2016-08-29" calcext:value-type="date">
            <text:p>2016-08-29</text:p>
          </table:table-cell>
          <table:table-cell table:style-name="ce15" table:number-columns-repeated="72"/>
          <table:table-cell table:style-name="ce15" table:formula="of:=[.VH$1]" office:value-type="date" office:date-value="2016-06-17" calcext:value-type="date">
            <text:p>2016-06-17</text:p>
          </table:table-cell>
          <table:table-cell table:style-name="ce15" table:number-columns-repeated="106"/>
          <table:table-cell table:style-name="ce15" table:formula="of:=[.ZK$1]" office:value-type="date" office:date-value="2016-03-02" calcext:value-type="date">
            <text:p>2016-03-02</text:p>
          </table:table-cell>
          <table:table-cell table:style-name="ce15" table:number-columns-repeated="76"/>
          <table:table-cell/>
          <table:table-cell table:style-name="ce15" table:number-columns-repeated="32"/>
          <table:table-cell table:style-name="ce15" table:formula="of:=[.ADQ$1]" office:value-type="date" office:date-value="2015-10-16" calcext:value-type="date">
            <text:p>2015-10-16</text:p>
          </table:table-cell>
          <table:table-cell table:style-name="ce15" table:number-columns-repeated="13"/>
          <table:table-cell/>
          <table:table-cell table:style-name="ce15" table:number-columns-repeated="22"/>
          <table:table-cell table:number-columns-repeated="11"/>
          <table:table-cell table:style-name="ce15" office:value-type="date" office:date-value="2015-08-29" calcext:value-type="date">
            <text:p>2015-08-29</text:p>
          </table:table-cell>
          <table:table-cell table:number-columns-repeated="179"/>
        </table:table-row>
        <table:table-row table:style-name="ro2">
          <table:table-cell office:value-type="string" calcext:value-type="string">
            <office:annotation draw:style-name="gr1" draw:text-style-name="P2" svg:width="28.99mm" svg:height="17.81mm" svg:x="111.93mm" svg:y="270.93mm" draw:caption-point-x="-6.1mm" draw:caption-point-y="9.87mm">
              <dc:creator>SJC</dc:creator>
              <dc:date>2017-07-06T00:00:00</dc:date>
              <text:p text:style-name="P1"><text:span text:style-name="T1">75 Jaar de Oosterse Keuken Thuis, blz 54</text:span></text:p>
            </office:annotation>
            <text:p>Gegrilde biefstuk met teriyakisaus en sesamzaadjes</text:p>
          </table:table-cell>
          <table:table-cell table:formula="of:=COUNT([.$E63:.AGG63])" office:value-type="float" office:value="1" calcext:value-type="float">
            <text:p>1</text:p>
          </table:table-cell>
          <table:table-cell table:style-name="ce10" table:formula="of:=DAYS(TODAY();[.D63])" office:value-type="float" office:value="225" calcext:value-type="float">
            <text:p>225</text:p>
          </table:table-cell>
          <table:table-cell table:style-name="ce13" table:formula="of:=MAX([.$E63:.AGG63])" office:value-type="date" office:date-value="2017-07-05" calcext:value-type="date">
            <text:p>2017-07-05</text:p>
          </table:table-cell>
          <table:table-cell table:style-name="ce15" table:number-columns-repeated="199"/>
          <table:table-cell table:style-name="ce15" table:formula="of:=[.GV$1]" office:value-type="date" office:date-value="2017-07-05" calcext:value-type="date">
            <text:p>2017-07-05</text:p>
          </table:table-cell>
          <table:table-cell table:style-name="ce15" table:number-columns-repeated="629"/>
          <table:table-cell table:number-columns-repeated="191"/>
        </table:table-row>
        <table:table-row table:style-name="ro2">
          <table:table-cell office:value-type="string" calcext:value-type="string">
            <text:p>Spaghetti (Venetian style)</text:p>
          </table:table-cell>
          <table:table-cell table:formula="of:=COUNT([.$E64:.AGG64])" office:value-type="float" office:value="10" calcext:value-type="float">
            <text:p>10</text:p>
          </table:table-cell>
          <table:table-cell table:style-name="ce10" table:formula="of:=DAYS(TODAY();[.D64])" office:value-type="float" office:value="228" calcext:value-type="float">
            <text:p>228</text:p>
          </table:table-cell>
          <table:table-cell table:style-name="ce13" table:formula="of:=MAX([.$E64:.AGG64])" office:value-type="date" office:date-value="2017-07-02" calcext:value-type="date">
            <text:p>2017-07-02</text:p>
          </table:table-cell>
          <table:table-cell table:style-name="ce15" table:number-columns-repeated="111"/>
          <table:table-cell/>
          <table:table-cell table:style-name="ce15" table:number-columns-repeated="90"/>
          <table:table-cell table:style-name="ce15" table:formula="of:=[.GY$1]" office:value-type="date" office:date-value="2017-07-02" calcext:value-type="date">
            <text:p>2017-07-02</text:p>
          </table:table-cell>
          <table:table-cell table:style-name="ce15" table:number-columns-repeated="121"/>
          <table:table-cell table:style-name="ce15" table:formula="of:=[.LQ$1]" office:value-type="date" office:date-value="2017-03-02" calcext:value-type="date">
            <text:p>2017-03-02</text:p>
          </table:table-cell>
          <table:table-cell table:style-name="ce15" table:number-columns-repeated="160"/>
          <table:table-cell table:style-name="ce15" table:formula="of:=[.RV$1]" office:value-type="date" office:date-value="2016-09-15" calcext:value-type="date">
            <text:p>2016-09-15</text:p>
          </table:table-cell>
          <table:table-cell table:style-name="ce15" table:number-columns-repeated="66"/>
          <table:table-cell table:style-name="ce15" table:formula="of:=[.UK$1]" office:value-type="date" office:date-value="2016-07-10" calcext:value-type="date">
            <text:p>2016-07-10</text:p>
          </table:table-cell>
          <table:table-cell table:style-name="ce15" table:number-columns-repeated="69"/>
          <table:table-cell table:style-name="ce15" table:formula="of:=[.XC$1]" office:value-type="date" office:date-value="2016-05-01" calcext:value-type="date">
            <text:p>2016-05-01</text:p>
          </table:table-cell>
          <table:table-cell table:style-name="ce15" table:number-columns-repeated="67"/>
          <table:table-cell table:style-name="ce15" table:formula="of:=[.ZS$1]" office:value-type="date" office:date-value="2016-02-23" calcext:value-type="date">
            <text:p>2016-02-23</text:p>
          </table:table-cell>
          <table:table-cell table:style-name="ce15" table:number-columns-repeated="12"/>
          <table:table-cell table:style-name="ce15" table:formula="of:=[.AAF$1]" office:value-type="date" office:date-value="2016-02-10" calcext:value-type="date">
            <text:p>2016-02-10</text:p>
          </table:table-cell>
          <table:table-cell table:style-name="ce15" table:number-columns-repeated="55"/>
          <table:table-cell table:style-name="ce15" table:formula="of:=[.ACJ$1]" office:value-type="date" office:date-value="2015-12-16" calcext:value-type="date">
            <text:p>2015-12-16</text:p>
          </table:table-cell>
          <table:table-cell table:style-name="ce15" table:number-columns-repeated="33"/>
          <table:table-cell table:style-name="ce15" table:formula="of:=[.ADR$1]" office:value-type="date" office:date-value="2015-10-15" calcext:value-type="date">
            <text:p>2015-10-15</text:p>
          </table:table-cell>
          <table:table-cell table:style-name="ce15" table:number-columns-repeated="5"/>
          <table:table-cell/>
          <table:table-cell table:style-name="ce15" table:number-columns-repeated="29"/>
          <table:table-cell table:number-columns-repeated="15"/>
          <table:table-cell table:style-name="ce15" office:value-type="date" office:date-value="2015-08-25" calcext:value-type="date">
            <text:p>2015-08-25</text:p>
          </table:table-cell>
          <table:table-cell table:number-columns-repeated="175"/>
        </table:table-row>
        <table:table-row table:style-name="ro2">
          <table:table-cell table:style-name="ce2" office:value-type="string" calcext:value-type="string">
            <text:p>Kip &amp; groenten in pita bread</text:p>
          </table:table-cell>
          <table:table-cell table:formula="of:=COUNT([.$E65:.AGG65])" office:value-type="float" office:value="2" calcext:value-type="float">
            <text:p>2</text:p>
          </table:table-cell>
          <table:table-cell table:style-name="ce10" table:formula="of:=DAYS(TODAY();[.D65])" office:value-type="float" office:value="231" calcext:value-type="float">
            <text:p>231</text:p>
          </table:table-cell>
          <table:table-cell table:style-name="ce13" table:formula="of:=MAX([.$E65:.AGG65])" office:value-type="date" office:date-value="2017-06-29" calcext:value-type="date">
            <text:p>2017-06-29</text:p>
          </table:table-cell>
          <table:table-cell table:style-name="ce15" table:number-columns-repeated="205"/>
          <table:table-cell table:style-name="ce15" table:formula="of:=[.HB$1]" office:value-type="date" office:date-value="2017-06-29" calcext:value-type="date">
            <text:p>2017-06-29</text:p>
          </table:table-cell>
          <table:table-cell table:style-name="ce15" table:number-columns-repeated="129"/>
          <table:table-cell table:style-name="ce15" table:formula="of:=[.MB$1]" office:value-type="date" office:date-value="2017-02-19" calcext:value-type="date">
            <text:p>2017-02-19</text:p>
          </table:table-cell>
          <table:table-cell table:style-name="ce15" table:number-columns-repeated="493"/>
          <table:table-cell table:number-columns-repeated="191"/>
        </table:table-row>
        <table:table-row table:style-name="ro2">
          <table:table-cell table:style-name="ce2" office:value-type="string" calcext:value-type="string">
            <text:p>Fried Rice à la Ah Lim</text:p>
          </table:table-cell>
          <table:table-cell table:formula="of:=COUNT([.$E66:.AGG66])" office:value-type="float" office:value="1" calcext:value-type="float">
            <text:p>1</text:p>
          </table:table-cell>
          <table:table-cell table:style-name="ce10" table:formula="of:=DAYS(TODAY();[.D66])" office:value-type="float" office:value="243" calcext:value-type="float">
            <text:p>243</text:p>
          </table:table-cell>
          <table:table-cell table:style-name="ce13" table:formula="of:=MAX([.$E66:.AGG66])" office:value-type="date" office:date-value="2017-06-17" calcext:value-type="date">
            <text:p>2017-06-17</text:p>
          </table:table-cell>
          <table:table-cell table:style-name="ce15" table:number-columns-repeated="216"/>
          <table:table-cell/>
          <table:table-cell table:style-name="ce15" table:formula="of:=[.HN$1]" office:value-type="date" office:date-value="2017-06-17" calcext:value-type="date">
            <text:p>2017-06-17</text:p>
          </table:table-cell>
          <table:table-cell table:style-name="ce15" table:number-columns-repeated="611"/>
          <table:table-cell table:number-columns-repeated="191"/>
        </table:table-row>
        <table:table-row table:style-name="ro2">
          <table:table-cell table:style-name="ce2" office:value-type="string" calcext:value-type="string">
            <office:annotation draw:style-name="gr1" draw:text-style-name="P2" svg:width="28.99mm" svg:height="17.81mm" svg:x="111.93mm" svg:y="284.48mm" draw:caption-point-x="-6.1mm" draw:caption-point-y="14.38mm">
              <dc:creator>SJC</dc:creator>
              <dc:date>2017-06-16T00:00:00</dc:date>
              <text:p text:style-name="P1"><text:span text:style-name="T1">The Loafs &amp; Fishes Miracle Cookbook page 131</text:span></text:p>
            </office:annotation>
            <text:p>Swedish egg cake &amp; bacon</text:p>
          </table:table-cell>
          <table:table-cell table:formula="of:=COUNT([.$E67:.AGG67])" office:value-type="float" office:value="3" calcext:value-type="float">
            <text:p>3</text:p>
          </table:table-cell>
          <table:table-cell table:style-name="ce10" table:formula="of:=DAYS(TODAY();[.D67])" office:value-type="float" office:value="244" calcext:value-type="float">
            <text:p>244</text:p>
          </table:table-cell>
          <table:table-cell table:style-name="ce13" table:formula="of:=MAX([.$E67:.AGG67])" office:value-type="date" office:date-value="2017-06-16" calcext:value-type="date">
            <text:p>2017-06-16</text:p>
          </table:table-cell>
          <table:table-cell table:style-name="ce15" table:number-columns-repeated="218"/>
          <table:table-cell table:style-name="ce15" table:formula="of:=[.HO$1]" office:value-type="date" office:date-value="2017-06-16" calcext:value-type="date">
            <text:p>2017-06-16</text:p>
          </table:table-cell>
          <table:table-cell table:style-name="ce15" table:number-columns-repeated="75"/>
          <table:table-cell table:style-name="ce15" table:formula="of:=[.KM$1]" office:value-type="date" office:date-value="2017-04-01" calcext:value-type="date">
            <text:p>2017-04-01</text:p>
          </table:table-cell>
          <table:table-cell table:style-name="ce15" table:number-columns-repeated="231"/>
          <table:table-cell table:style-name="ce15" table:formula="of:=[.TK$1]" office:value-type="date" office:date-value="2016-08-05" calcext:value-type="date">
            <text:p>2016-08-05</text:p>
          </table:table-cell>
          <table:table-cell table:style-name="ce15" table:number-columns-repeated="302"/>
          <table:table-cell table:number-columns-repeated="191"/>
        </table:table-row>
        <table:table-row table:style-name="ro2">
          <table:table-cell office:value-type="string" calcext:value-type="string">
            <text:p>Lebonese Tahouleh</text:p>
          </table:table-cell>
          <table:table-cell table:formula="of:=COUNT([.$E68:.AGG68])" office:value-type="float" office:value="2" calcext:value-type="float">
            <text:p>2</text:p>
          </table:table-cell>
          <table:table-cell table:style-name="ce10" table:formula="of:=DAYS(TODAY();[.D68])" office:value-type="float" office:value="251" calcext:value-type="float">
            <text:p>251</text:p>
          </table:table-cell>
          <table:table-cell table:style-name="ce13" table:formula="of:=MAX([.$E68:.AGG68])" office:value-type="date" office:date-value="2017-06-09" calcext:value-type="date">
            <text:p>2017-06-09</text:p>
          </table:table-cell>
          <table:table-cell table:style-name="ce15" table:number-columns-repeated="225"/>
          <table:table-cell table:style-name="ce15" table:formula="of:=[.HV$1]" office:value-type="date" office:date-value="2017-06-09" calcext:value-type="date">
            <text:p>2017-06-09</text:p>
          </table:table-cell>
          <table:table-cell table:style-name="ce15" table:number-columns-repeated="127"/>
          <table:table-cell table:style-name="ce15" table:formula="of:=[.MT$1]" office:value-type="date" office:date-value="2017-02-01" calcext:value-type="date">
            <text:p>2017-02-01</text:p>
          </table:table-cell>
          <table:table-cell table:style-name="ce15" table:number-columns-repeated="475"/>
          <table:table-cell table:number-columns-repeated="191"/>
        </table:table-row>
        <table:table-row table:style-name="ro2">
          <table:table-cell table:style-name="ce2" office:value-type="string" calcext:value-type="string">
            <text:p>Sausages and roast veg</text:p>
          </table:table-cell>
          <table:table-cell table:formula="of:=COUNT([.$E69:.AGG69])" office:value-type="float" office:value="1" calcext:value-type="float">
            <text:p>1</text:p>
          </table:table-cell>
          <table:table-cell table:style-name="ce10" table:formula="of:=DAYS(TODAY();[.D69])" office:value-type="float" office:value="265" calcext:value-type="float">
            <text:p>265</text:p>
          </table:table-cell>
          <table:table-cell table:style-name="ce13" table:formula="of:=MAX([.$E69:.AGG69])" office:value-type="date" office:date-value="2017-05-26" calcext:value-type="date">
            <text:p>2017-05-26</text:p>
          </table:table-cell>
          <table:table-cell table:style-name="ce15" table:number-columns-repeated="239"/>
          <table:table-cell table:style-name="ce15" table:formula="of:=[.IJ$1]" office:value-type="date" office:date-value="2017-05-26" calcext:value-type="date">
            <text:p>2017-05-26</text:p>
          </table:table-cell>
          <table:table-cell table:style-name="ce15" table:number-columns-repeated="589"/>
          <table:table-cell table:number-columns-repeated="191"/>
        </table:table-row>
        <table:table-row table:style-name="ro2">
          <table:table-cell office:value-type="string" calcext:value-type="string">
            <text:p>Steak, veg/salad, potatoes</text:p>
          </table:table-cell>
          <table:table-cell table:formula="of:=COUNT([.$E70:.AGG70])" office:value-type="float" office:value="8" calcext:value-type="float">
            <text:p>8</text:p>
          </table:table-cell>
          <table:table-cell table:style-name="ce10" table:formula="of:=DAYS(TODAY();[.D70])" office:value-type="float" office:value="285" calcext:value-type="float">
            <text:p>285</text:p>
          </table:table-cell>
          <table:table-cell table:style-name="ce13" table:formula="of:=MAX([.$E70:.AGG70])" office:value-type="date" office:date-value="2017-05-06" calcext:value-type="date">
            <text:p>2017-05-06</text:p>
          </table:table-cell>
          <table:table-cell table:style-name="ce15" table:number-columns-repeated="259"/>
          <table:table-cell table:style-name="ce15" table:formula="of:=[.JD$1]" office:value-type="date" office:date-value="2017-05-06" calcext:value-type="date">
            <text:p>2017-05-06</text:p>
          </table:table-cell>
          <table:table-cell table:style-name="ce15" table:number-columns-repeated="123"/>
          <table:table-cell table:style-name="ce15" table:formula="of:=[.NX$1]" office:value-type="date" office:date-value="2017-01-02" calcext:value-type="date">
            <text:p>2017-01-02</text:p>
          </table:table-cell>
          <table:table-cell table:style-name="ce15" table:number-columns-repeated="71"/>
          <table:table-cell table:style-name="ce15" table:formula="of:=[.QR$1]" office:value-type="date" office:date-value="2016-10-15" calcext:value-type="date">
            <text:p>2016-10-15</text:p>
          </table:table-cell>
          <table:table-cell table:style-name="ce15" table:number-columns-repeated="89"/>
          <table:table-cell table:style-name="ce15" table:formula="of:=[.UD$1]" office:value-type="date" office:date-value="2016-07-17" calcext:value-type="date">
            <text:p>2016-07-17</text:p>
          </table:table-cell>
          <table:table-cell table:style-name="ce15" table:number-columns-repeated="42"/>
          <table:table-cell table:style-name="ce15" table:formula="of:=[.VU$1]" office:value-type="date" office:date-value="2016-06-04" calcext:value-type="date">
            <text:p>2016-06-04</text:p>
          </table:table-cell>
          <table:table-cell table:style-name="ce15" table:number-columns-repeated="75"/>
          <table:table-cell table:style-name="ce15" table:formula="of:=[.YS$1]" office:value-type="date" office:date-value="2016-03-20" calcext:value-type="date">
            <text:p>2016-03-20</text:p>
          </table:table-cell>
          <table:table-cell table:style-name="ce15" table:number-columns-repeated="125"/>
          <table:table-cell table:style-name="ce15" table:formula="of:=[.ADO$1]" office:value-type="date" office:date-value="2015-10-18" calcext:value-type="date">
            <text:p>2015-10-18</text:p>
          </table:table-cell>
          <table:table-cell table:style-name="ce15" table:number-columns-repeated="37"/>
          <table:table-cell table:style-name="ce15" office:value-type="date" office:date-value="2015-09-10" calcext:value-type="date">
            <text:p>2015-09-10</text:p>
          </table:table-cell>
          <table:table-cell table:number-columns-repeated="191"/>
        </table:table-row>
        <table:table-row table:style-name="ro2">
          <table:table-cell office:value-type="string" calcext:value-type="string">
            <text:p>Vruchtenrijst</text:p>
          </table:table-cell>
          <table:table-cell table:formula="of:=COUNT([.$E71:.AGG71])" office:value-type="float" office:value="12" calcext:value-type="float">
            <text:p>12</text:p>
          </table:table-cell>
          <table:table-cell table:style-name="ce10" table:formula="of:=DAYS(TODAY();[.D71])" office:value-type="float" office:value="289" calcext:value-type="float">
            <text:p>289</text:p>
          </table:table-cell>
          <table:table-cell table:style-name="ce13" table:formula="of:=MAX([.$E71:.AGG71])" office:value-type="date" office:date-value="2017-05-02" calcext:value-type="date">
            <text:p>2017-05-02</text:p>
          </table:table-cell>
          <table:table-cell table:style-name="ce15" table:number-columns-repeated="263"/>
          <table:table-cell table:style-name="ce15" table:formula="of:=[.JH$1]" office:value-type="date" office:date-value="2017-05-02" calcext:value-type="date">
            <text:p>2017-05-02</text:p>
          </table:table-cell>
          <table:table-cell table:style-name="ce15" table:number-columns-repeated="48"/>
          <table:table-cell table:style-name="ce15" table:formula="of:=[.LE$1]" office:value-type="date" office:date-value="2017-03-14" calcext:value-type="date">
            <text:p>2017-03-14</text:p>
          </table:table-cell>
          <table:table-cell table:style-name="ce15" table:number-columns-repeated="48"/>
          <table:table-cell table:style-name="ce15" table:formula="of:=[.NB$1]" office:value-type="date" office:date-value="2017-01-24" calcext:value-type="date">
            <text:p>2017-01-24</text:p>
          </table:table-cell>
          <table:table-cell table:style-name="ce15" table:number-columns-repeated="41"/>
          <table:table-cell table:style-name="ce15" table:formula="of:=[.OR$1]" office:value-type="date" office:date-value="2016-12-06" calcext:value-type="date">
            <text:p>2016-12-06</text:p>
          </table:table-cell>
          <table:table-cell table:style-name="ce15" table:number-columns-repeated="76"/>
          <table:table-cell table:style-name="ce15" table:formula="of:=[.RQ$1]" office:value-type="date" office:date-value="2016-09-20" calcext:value-type="date">
            <text:p>2016-09-20</text:p>
          </table:table-cell>
          <table:table-cell table:style-name="ce15" table:number-columns-repeated="17"/>
          <table:table-cell table:style-name="ce15" table:formula="of:=[.SI$1]" office:value-type="date" office:date-value="2016-09-02" calcext:value-type="date">
            <text:p>2016-09-02</text:p>
          </table:table-cell>
          <table:table-cell table:style-name="ce15" table:number-columns-repeated="47"/>
          <table:table-cell table:style-name="ce15" table:formula="of:=[.UE$1]" office:value-type="date" office:date-value="2016-07-16" calcext:value-type="date">
            <text:p>2016-07-16</text:p>
          </table:table-cell>
          <table:table-cell table:style-name="ce15" table:number-columns-repeated="112"/>
          <table:table-cell table:style-name="ce15" table:formula="of:=[.YN$1]" office:value-type="date" office:date-value="2016-03-25" calcext:value-type="date">
            <text:p>2016-03-25</text:p>
          </table:table-cell>
          <table:table-cell table:style-name="ce15" table:number-columns-repeated="47"/>
          <table:table-cell table:style-name="ce15" table:formula="of:=[.AAJ$1]" office:value-type="date" office:date-value="2016-02-06" calcext:value-type="date">
            <text:p>2016-02-06</text:p>
          </table:table-cell>
          <table:table-cell table:style-name="ce15" table:number-columns-repeated="16"/>
          <table:table-cell table:style-name="ce15" table:formula="of:=[.ABA$1]" office:value-type="date" office:date-value="2016-01-20" calcext:value-type="date">
            <text:p>2016-01-20</text:p>
          </table:table-cell>
          <table:table-cell table:style-name="ce15" table:number-columns-repeated="47"/>
          <table:table-cell table:style-name="ce15" table:formula="of:=[.ACW$1]" office:value-type="date" office:date-value="2015-12-03" calcext:value-type="date">
            <text:p>2015-12-03</text:p>
          </table:table-cell>
          <table:table-cell table:style-name="ce15" table:number-columns-repeated="56"/>
          <table:table-cell table:number-columns-repeated="4"/>
          <table:table-cell table:style-name="ce15" office:value-type="date" office:date-value="2015-09-05" calcext:value-type="date">
            <text:p>2015-09-05</text:p>
          </table:table-cell>
          <table:table-cell table:number-columns-repeated="6"/>
          <table:table-cell table:style-name="ce15"/>
          <table:table-cell table:number-columns-repeated="179"/>
        </table:table-row>
        <table:table-row table:style-name="ro2">
          <table:table-cell office:value-type="string" calcext:value-type="string">
            <text:p>Asparagus</text:p>
          </table:table-cell>
          <table:table-cell table:formula="of:=COUNT([.$E72:.AGG72])" office:value-type="float" office:value="4" calcext:value-type="float">
            <text:p>4</text:p>
          </table:table-cell>
          <table:table-cell table:style-name="ce10" table:formula="of:=DAYS(TODAY();[.D72])" office:value-type="float" office:value="291" calcext:value-type="float">
            <text:p>291</text:p>
          </table:table-cell>
          <table:table-cell table:style-name="ce13" table:formula="of:=MAX([.$E72:.AGG72])" office:value-type="date" office:date-value="2017-04-30" calcext:value-type="date">
            <text:p>2017-04-30</text:p>
          </table:table-cell>
          <table:table-cell table:style-name="ce15" table:number-columns-repeated="265"/>
          <table:table-cell table:style-name="ce15" table:formula="of:=[.JJ$1]" office:value-type="date" office:date-value="2017-04-30" calcext:value-type="date">
            <text:p>2017-04-30</text:p>
          </table:table-cell>
          <table:table-cell table:style-name="ce15" table:number-columns-repeated="17"/>
          <table:table-cell table:style-name="ce15" table:formula="of:=[.KB$1]" office:value-type="date" office:date-value="2017-04-12" calcext:value-type="date">
            <text:p>2017-04-12</text:p>
          </table:table-cell>
          <table:table-cell table:style-name="ce15" table:number-columns-repeated="319"/>
          <table:table-cell table:style-name="ce15" table:formula="of:=[.WJ$1]" office:value-type="date" office:date-value="2016-05-20" calcext:value-type="date">
            <text:p>2016-05-20</text:p>
          </table:table-cell>
          <table:table-cell table:style-name="ce15" table:number-columns-repeated="22"/>
          <table:table-cell table:style-name="ce15" table:formula="of:=[.XG$1]" office:value-type="date" office:date-value="2016-04-27" calcext:value-type="date">
            <text:p>2016-04-27</text:p>
          </table:table-cell>
          <table:table-cell table:style-name="ce15" table:number-columns-repeated="202"/>
          <table:table-cell table:number-columns-repeated="191"/>
        </table:table-row>
        <table:table-row table:style-name="ro2">
          <table:table-cell table:style-name="ce6" office:value-type="string" calcext:value-type="string">
            <text:p>Schnitzel, green veg, potatoes</text:p>
          </table:table-cell>
          <table:table-cell table:formula="of:=COUNT([.$E73:.AGG73])" office:value-type="float" office:value="4" calcext:value-type="float">
            <text:p>4</text:p>
          </table:table-cell>
          <table:table-cell table:style-name="ce10" table:formula="of:=DAYS(TODAY();[.D73])" office:value-type="float" office:value="296" calcext:value-type="float">
            <text:p>296</text:p>
          </table:table-cell>
          <table:table-cell table:style-name="ce13" table:formula="of:=MAX([.$E73:.AGG73])" office:value-type="date" office:date-value="2017-04-25" calcext:value-type="date">
            <text:p>2017-04-25</text:p>
          </table:table-cell>
          <table:table-cell table:style-name="ce15" table:number-columns-repeated="112"/>
          <table:table-cell/>
          <table:table-cell table:style-name="ce15" table:number-columns-repeated="157"/>
          <table:table-cell table:style-name="ce15" table:formula="of:=[.JO$1]" office:value-type="date" office:date-value="2017-04-25" calcext:value-type="date">
            <text:p>2017-04-25</text:p>
          </table:table-cell>
          <table:table-cell table:style-name="ce15" table:number-columns-repeated="76"/>
          <table:table-cell table:style-name="ce15" table:formula="of:=[.MN$1]" office:value-type="date" office:date-value="2017-02-07" calcext:value-type="date">
            <text:p>2017-02-07</text:p>
          </table:table-cell>
          <table:table-cell table:style-name="ce15" table:number-columns-repeated="59"/>
          <table:table-cell table:style-name="ce15" table:formula="of:=[.OV$1]" office:value-type="date" office:date-value="2016-12-02" calcext:value-type="date">
            <text:p>2016-12-02</text:p>
          </table:table-cell>
          <table:table-cell table:style-name="ce15" table:number-columns-repeated="335"/>
          <table:table-cell table:style-name="ce15" table:formula="of:=[.ABT$1]" office:value-type="date" office:date-value="2016-01-01" calcext:value-type="date">
            <text:p>2016-01-01</text:p>
          </table:table-cell>
          <table:table-cell table:style-name="ce15" table:number-columns-repeated="85"/>
          <table:table-cell table:number-columns-repeated="191"/>
        </table:table-row>
        <table:table-row table:style-name="ro2">
          <table:table-cell office:value-type="string" calcext:value-type="string">
            <text:p>Cold roast Lamb &amp; veg</text:p>
          </table:table-cell>
          <table:table-cell table:formula="of:=COUNT([.$E74:.AGG74])" office:value-type="float" office:value="2" calcext:value-type="float">
            <text:p>2</text:p>
          </table:table-cell>
          <table:table-cell table:style-name="ce10" table:formula="of:=DAYS(TODAY();[.D74])" office:value-type="float" office:value="304" calcext:value-type="float">
            <text:p>304</text:p>
          </table:table-cell>
          <table:table-cell table:style-name="ce13" table:formula="of:=MAX([.$E74:.AGG74])" office:value-type="date" office:date-value="2017-04-17" calcext:value-type="date">
            <text:p>2017-04-17</text:p>
          </table:table-cell>
          <table:table-cell table:style-name="ce15" table:number-columns-repeated="278"/>
          <table:table-cell table:style-name="ce15" table:formula="of:=[.JW$1]" office:value-type="date" office:date-value="2017-04-17" calcext:value-type="date">
            <text:p>2017-04-17</text:p>
          </table:table-cell>
          <table:table-cell table:style-name="ce15" table:number-columns-repeated="377"/>
          <table:table-cell table:style-name="ce15" table:formula="of:=[.YK$1]" office:value-type="date" office:date-value="2016-03-28" calcext:value-type="date">
            <text:p>2016-03-28</text:p>
          </table:table-cell>
          <table:table-cell table:style-name="ce15" table:number-columns-repeated="172"/>
          <table:table-cell table:number-columns-repeated="191"/>
        </table:table-row>
        <table:table-row table:style-name="ro2">
          <table:table-cell office:value-type="string" calcext:value-type="string">
            <text:p>Roast Lamb &amp; veg</text:p>
          </table:table-cell>
          <table:table-cell table:formula="of:=COUNT([.$E75:.AGG75])" office:value-type="float" office:value="2" calcext:value-type="float">
            <text:p>2</text:p>
          </table:table-cell>
          <table:table-cell table:style-name="ce10" table:formula="of:=DAYS(TODAY();[.D75])" office:value-type="float" office:value="305" calcext:value-type="float">
            <text:p>305</text:p>
          </table:table-cell>
          <table:table-cell table:style-name="ce13" table:formula="of:=MAX([.$E75:.AGG75])" office:value-type="date" office:date-value="2017-04-16" calcext:value-type="date">
            <text:p>2017-04-16</text:p>
          </table:table-cell>
          <table:table-cell table:style-name="ce15" table:number-columns-repeated="279"/>
          <table:table-cell table:style-name="ce15" table:formula="of:=[.JX$1]" office:value-type="date" office:date-value="2017-04-16" calcext:value-type="date">
            <text:p>2017-04-16</text:p>
          </table:table-cell>
          <table:table-cell table:style-name="ce15" table:number-columns-repeated="377"/>
          <table:table-cell table:style-name="ce15" table:formula="of:=[.YL$1]" office:value-type="date" office:date-value="2016-03-27" calcext:value-type="date">
            <text:p>2016-03-27</text:p>
          </table:table-cell>
          <table:table-cell table:style-name="ce15" table:number-columns-repeated="171"/>
          <table:table-cell table:number-columns-repeated="191"/>
        </table:table-row>
        <table:table-row table:style-name="ro2">
          <table:table-cell office:value-type="string" calcext:value-type="string">
            <text:p>Bread, dips &amp; rauwkost</text:p>
          </table:table-cell>
          <table:table-cell table:formula="of:=COUNT([.$E76:.AGG76])" office:value-type="float" office:value="1" calcext:value-type="float">
            <text:p>1</text:p>
          </table:table-cell>
          <table:table-cell table:style-name="ce10" table:formula="of:=DAYS(TODAY();[.D76])" office:value-type="float" office:value="314" calcext:value-type="float">
            <text:p>314</text:p>
          </table:table-cell>
          <table:table-cell table:style-name="ce13" table:formula="of:=MAX([.$E76:.AGG76])" office:value-type="date" office:date-value="2017-04-07" calcext:value-type="date">
            <text:p>2017-04-07</text:p>
          </table:table-cell>
          <table:table-cell table:style-name="ce15" table:number-columns-repeated="288"/>
          <table:table-cell table:style-name="ce15" table:formula="of:=[.KG$1]" office:value-type="date" office:date-value="2017-04-07" calcext:value-type="date">
            <text:p>2017-04-07</text:p>
          </table:table-cell>
          <table:table-cell table:style-name="ce15" table:number-columns-repeated="540"/>
          <table:table-cell table:number-columns-repeated="191"/>
        </table:table-row>
        <table:table-row table:style-name="ro2">
          <table:table-cell office:value-type="string" calcext:value-type="string">
            <text:p>Kantonese Kip</text:p>
          </table:table-cell>
          <table:table-cell table:formula="of:=COUNT([.$E77:.AGG77])" office:value-type="float" office:value="5" calcext:value-type="float">
            <text:p>5</text:p>
          </table:table-cell>
          <table:table-cell table:style-name="ce10" table:formula="of:=DAYS(TODAY();[.D77])" office:value-type="float" office:value="335" calcext:value-type="float">
            <text:p>335</text:p>
          </table:table-cell>
          <table:table-cell table:style-name="ce13" table:formula="of:=MAX([.$E77:.AGG77])" office:value-type="date" office:date-value="2017-03-17" calcext:value-type="date">
            <text:p>2017-03-17</text:p>
          </table:table-cell>
          <table:table-cell table:style-name="ce15" table:number-columns-repeated="309"/>
          <table:table-cell table:style-name="ce15" table:formula="of:=[.LB$1]" office:value-type="date" office:date-value="2017-03-17" calcext:value-type="date">
            <text:p>2017-03-17</text:p>
          </table:table-cell>
          <table:table-cell table:style-name="ce15" table:number-columns-repeated="212"/>
          <table:table-cell table:style-name="ce15" table:formula="of:=[.TG$1]" office:value-type="date" office:date-value="2016-08-09" calcext:value-type="date">
            <text:p>2016-08-09</text:p>
          </table:table-cell>
          <table:table-cell table:style-name="ce15" table:number-columns-repeated="58"/>
          <table:table-cell table:style-name="ce15" table:formula="of:=[.VN$1]" office:value-type="date" office:date-value="2016-06-11" calcext:value-type="date">
            <text:p>2016-06-11</text:p>
          </table:table-cell>
          <table:table-cell table:style-name="ce15" table:number-columns-repeated="42"/>
          <table:table-cell table:style-name="ce15" table:formula="of:=[.XE$1]" office:value-type="date" office:date-value="2016-04-29" calcext:value-type="date">
            <text:p>2016-04-29</text:p>
          </table:table-cell>
          <table:table-cell table:style-name="ce15" table:number-columns-repeated="204"/>
          <table:table-cell table:number-columns-repeated="12"/>
          <table:table-cell table:style-name="ce15" office:value-type="date" office:date-value="2015-08-28" calcext:value-type="date">
            <text:p>2015-08-28</text:p>
          </table:table-cell>
          <table:table-cell table:number-columns-repeated="178"/>
        </table:table-row>
        <table:table-row table:style-name="ro2">
          <table:table-cell office:value-type="string" calcext:value-type="string">
            <text:p>Kikkererwten Gehaktschotel</text:p>
          </table:table-cell>
          <table:table-cell table:formula="of:=COUNT([.$E78:.AGG78])" office:value-type="float" office:value="1" calcext:value-type="float">
            <text:p>1</text:p>
          </table:table-cell>
          <table:table-cell table:style-name="ce10" table:formula="of:=DAYS(TODAY();[.D78])" office:value-type="float" office:value="348" calcext:value-type="float">
            <text:p>348</text:p>
          </table:table-cell>
          <table:table-cell table:style-name="ce13" table:formula="of:=MAX([.$E78:.AGG78])" office:value-type="date" office:date-value="2017-03-04" calcext:value-type="date">
            <text:p>2017-03-04</text:p>
          </table:table-cell>
          <table:table-cell table:style-name="ce15" table:number-columns-repeated="322"/>
          <table:table-cell table:style-name="ce15" table:formula="of:=[.LO$1]" office:value-type="date" office:date-value="2017-03-04" calcext:value-type="date">
            <text:p>2017-03-04</text:p>
          </table:table-cell>
          <table:table-cell table:style-name="ce15" table:number-columns-repeated="506"/>
          <table:table-cell table:number-columns-repeated="191"/>
        </table:table-row>
        <table:table-row table:style-name="ro2">
          <table:table-cell table:style-name="ce2" office:value-type="string" calcext:value-type="string">
            <text:p>Leek and Potato Fritata</text:p>
          </table:table-cell>
          <table:table-cell table:formula="of:=COUNT([.$E79:.AGG79])" office:value-type="float" office:value="4" calcext:value-type="float">
            <text:p>4</text:p>
          </table:table-cell>
          <table:table-cell table:style-name="ce11" table:formula="of:=DAYS(TODAY();[.D79])" office:value-type="float" office:value="368" calcext:value-type="float">
            <text:p>368</text:p>
          </table:table-cell>
          <table:table-cell table:style-name="ce15" table:formula="of:=MAX([.$E79:.AGG79])" office:value-type="date" office:date-value="2017-02-12" calcext:value-type="date">
            <text:p>2017-02-12</text:p>
          </table:table-cell>
          <table:table-cell table:style-name="ce15" table:number-columns-repeated="342"/>
          <table:table-cell table:style-name="ce15" table:formula="of:=[.MI$1]" office:value-type="date" office:date-value="2017-02-12" calcext:value-type="date">
            <text:p>2017-02-12</text:p>
          </table:table-cell>
          <table:table-cell table:style-name="ce15" table:number-columns-repeated="125"/>
          <table:table-cell table:style-name="ce15" table:formula="of:=[.RE$1]" office:value-type="date" office:date-value="2016-10-02" calcext:value-type="date">
            <text:p>2016-10-02</text:p>
          </table:table-cell>
          <table:table-cell table:style-name="ce15" table:number-columns-repeated="118"/>
          <table:table-cell table:style-name="ce15" table:formula="of:=[.VT$1]" office:value-type="date" office:date-value="2016-06-05" calcext:value-type="date">
            <text:p>2016-06-05</text:p>
          </table:table-cell>
          <table:table-cell table:style-name="ce15" table:number-columns-repeated="99"/>
          <table:table-cell table:style-name="ce15" table:formula="of:=[.ZP$1]" office:value-type="date" office:date-value="2016-02-26" calcext:value-type="date">
            <text:p>2016-02-26</text:p>
          </table:table-cell>
          <table:table-cell table:style-name="ce15" table:number-columns-repeated="141"/>
          <table:table-cell table:number-columns-repeated="191"/>
        </table:table-row>
        <table:table-row table:style-name="ro2">
          <table:table-cell office:value-type="string" calcext:value-type="string">
            <text:p>Broccolipasta</text:p>
          </table:table-cell>
          <table:table-cell table:formula="of:=COUNT([.$E80:.AGG80])" office:value-type="float" office:value="6" calcext:value-type="float">
            <text:p>6</text:p>
          </table:table-cell>
          <table:table-cell table:style-name="ce10" table:formula="of:=DAYS(TODAY();[.D80])" office:value-type="float" office:value="408" calcext:value-type="float">
            <text:p>408</text:p>
          </table:table-cell>
          <table:table-cell table:style-name="ce15" table:formula="of:=MAX([.$E80:.AGG80])" office:value-type="date" office:date-value="2017-01-03" calcext:value-type="date">
            <text:p>2017-01-03</text:p>
          </table:table-cell>
          <table:table-cell table:style-name="ce15" table:number-columns-repeated="382"/>
          <table:table-cell table:style-name="ce15" table:formula="of:=[.NW$1]" office:value-type="date" office:date-value="2017-01-03" calcext:value-type="date">
            <text:p>2017-01-03</text:p>
          </table:table-cell>
          <table:table-cell table:style-name="ce15" table:number-columns-repeated="137"/>
          <table:table-cell table:style-name="ce15" table:formula="of:=[.TE$1]" office:value-type="date" office:date-value="2016-08-11" calcext:value-type="date">
            <text:p>2016-08-11</text:p>
          </table:table-cell>
          <table:table-cell table:style-name="ce15" table:number-columns-repeated="38"/>
          <table:table-cell table:style-name="ce15" table:formula="of:=[.UR$1]" office:value-type="date" office:date-value="2016-07-03" calcext:value-type="date">
            <text:p>2016-07-03</text:p>
          </table:table-cell>
          <table:table-cell table:style-name="ce15" table:number-columns-repeated="100"/>
          <table:table-cell table:style-name="ce15" table:formula="of:=[.YO$1]" office:value-type="date" office:date-value="2016-03-24" calcext:value-type="date">
            <text:p>2016-03-24</text:p>
          </table:table-cell>
          <table:table-cell table:style-name="ce15" table:number-columns-repeated="76"/>
          <table:table-cell table:style-name="ce15" table:formula="of:=[.ABN$1]" office:value-type="date" office:date-value="2016-01-07" calcext:value-type="date">
            <text:p>2016-01-07</text:p>
          </table:table-cell>
          <table:table-cell table:style-name="ce15" table:number-columns-repeated="91"/>
          <table:table-cell table:number-columns-repeated="7"/>
          <table:table-cell table:style-name="ce15" office:value-type="date" office:date-value="2015-09-02" calcext:value-type="date">
            <text:p>2015-09-02</text:p>
          </table:table-cell>
          <table:table-cell table:number-columns-repeated="183"/>
        </table:table-row>
        <table:table-row table:style-name="ro2">
          <table:table-cell table:style-name="ce3" office:value-type="string" calcext:value-type="string">
            <text:p>Igloo Pasta met kip, spinazie en boursin</text:p>
          </table:table-cell>
          <table:table-cell table:formula="of:=COUNT([.$E81:.AGG81])" office:value-type="float" office:value="1" calcext:value-type="float">
            <text:p>1</text:p>
          </table:table-cell>
          <table:table-cell table:style-name="ce10" table:formula="of:=DAYS(TODAY();[.D81])" office:value-type="float" office:value="497" calcext:value-type="float">
            <text:p>497</text:p>
          </table:table-cell>
          <table:table-cell table:style-name="ce15" table:formula="of:=MAX([.$E81:.AGG81])" office:value-type="date" office:date-value="2016-10-06" calcext:value-type="date">
            <text:p>2016-10-06</text:p>
          </table:table-cell>
          <table:table-cell table:style-name="ce15" table:number-columns-repeated="464"/>
          <table:table-cell table:style-name="ce15" table:formula="of:=[.RA$1]" office:value-type="date" office:date-value="2016-10-06" calcext:value-type="date">
            <text:p>2016-10-06</text:p>
          </table:table-cell>
          <table:table-cell table:style-name="ce15" table:number-columns-repeated="364"/>
          <table:table-cell table:number-columns-repeated="191"/>
        </table:table-row>
        <table:table-row table:style-name="ro2">
          <table:table-cell office:value-type="string" calcext:value-type="string">
            <text:p>Nigel Slater's roast tomatoes and couscous</text:p>
          </table:table-cell>
          <table:table-cell table:formula="of:=COUNT([.$E82:.AGG82])" office:value-type="float" office:value="2" calcext:value-type="float">
            <text:p>2</text:p>
          </table:table-cell>
          <table:table-cell table:style-name="ce10" table:formula="of:=DAYS(TODAY();[.D82])" office:value-type="float" office:value="509" calcext:value-type="float">
            <text:p>509</text:p>
          </table:table-cell>
          <table:table-cell table:style-name="ce15" table:formula="of:=MAX([.$E82:.AGG82])" office:value-type="date" office:date-value="2016-09-24" calcext:value-type="date">
            <text:p>2016-09-24</text:p>
          </table:table-cell>
          <table:table-cell table:style-name="ce15" table:number-columns-repeated="476"/>
          <table:table-cell table:style-name="ce15" table:formula="of:=[.RM$1]" office:value-type="date" office:date-value="2016-09-24" calcext:value-type="date">
            <text:p>2016-09-24</text:p>
          </table:table-cell>
          <table:table-cell table:style-name="ce15" table:number-columns-repeated="352"/>
          <table:table-cell table:number-columns-repeated="20"/>
          <table:table-cell office:value-type="date" office:date-value="2015-08-20" calcext:value-type="date">
            <text:p>2015-08-20</text:p>
          </table:table-cell>
          <table:table-cell table:number-columns-repeated="170"/>
        </table:table-row>
        <table:table-row table:style-name="ro2">
          <table:table-cell office:value-type="string" calcext:value-type="string">
            <text:p>Bonen-Tomatenstoof met Rozemarijn &amp; Chipolataworstjes</text:p>
          </table:table-cell>
          <table:table-cell table:formula="of:=COUNT([.$E83:.AGG83])" office:value-type="float" office:value="1" calcext:value-type="float">
            <text:p>1</text:p>
          </table:table-cell>
          <table:table-cell table:style-name="ce10" table:formula="of:=DAYS(TODAY();[.D83])" office:value-type="float" office:value="533" calcext:value-type="float">
            <text:p>533</text:p>
          </table:table-cell>
          <table:table-cell table:style-name="ce15" table:formula="of:=MAX([.$E83:.AGG83])" office:value-type="date" office:date-value="2016-08-31" calcext:value-type="date">
            <text:p>2016-08-31</text:p>
          </table:table-cell>
          <table:table-cell table:style-name="ce15" table:number-columns-repeated="500"/>
          <table:table-cell table:style-name="ce15" table:formula="of:=[.SK$1]" office:value-type="date" office:date-value="2016-08-31" calcext:value-type="date">
            <text:p>2016-08-31</text:p>
          </table:table-cell>
          <table:table-cell table:style-name="ce15" table:number-columns-repeated="328"/>
          <table:table-cell table:number-columns-repeated="191"/>
        </table:table-row>
        <table:table-row table:style-name="ro2">
          <table:table-cell table:style-name="ce2" office:value-type="string" calcext:value-type="string">
            <text:p>Sausage &amp; mash with carrots</text:p>
          </table:table-cell>
          <table:table-cell table:formula="of:=COUNT([.$E84:.AGG84])" office:value-type="float" office:value="2" calcext:value-type="float">
            <text:p>2</text:p>
          </table:table-cell>
          <table:table-cell table:style-name="ce10" table:formula="of:=DAYS(TODAY();[.D84])" office:value-type="float" office:value="589" calcext:value-type="float">
            <text:p>589</text:p>
          </table:table-cell>
          <table:table-cell table:style-name="ce15" table:formula="of:=MAX([.$E84:.AGG84])" office:value-type="date" office:date-value="2016-07-06" calcext:value-type="date">
            <text:p>2016-07-06</text:p>
          </table:table-cell>
          <table:table-cell table:style-name="ce15" table:number-columns-repeated="456"/>
          <table:table-cell/>
          <table:table-cell table:style-name="ce15" table:number-columns-repeated="99"/>
          <table:table-cell table:style-name="ce15" table:formula="of:=[.UO$1]" office:value-type="date" office:date-value="2016-07-06" calcext:value-type="date">
            <text:p>2016-07-06</text:p>
          </table:table-cell>
          <table:table-cell table:style-name="ce15" table:number-columns-repeated="61"/>
          <table:table-cell table:style-name="ce15" table:formula="of:=[.WY$1]" office:value-type="date" office:date-value="2016-05-05" calcext:value-type="date">
            <text:p>2016-05-05</text:p>
          </table:table-cell>
          <table:table-cell table:style-name="ce15" table:number-columns-repeated="210"/>
          <table:table-cell table:number-columns-repeated="191"/>
        </table:table-row>
        <table:table-row table:style-name="ro2">
          <table:table-cell office:value-type="string" calcext:value-type="string">
            <text:p>Curry met kikkererwten, kokosmelk en rijst</text:p>
          </table:table-cell>
          <table:table-cell table:formula="of:=COUNT([.$E85:.AGG85])" office:value-type="float" office:value="2" calcext:value-type="float">
            <text:p>2</text:p>
          </table:table-cell>
          <table:table-cell table:style-name="ce10" table:formula="of:=DAYS(TODAY();[.D85])" office:value-type="float" office:value="609" calcext:value-type="float">
            <text:p>609</text:p>
          </table:table-cell>
          <table:table-cell table:style-name="ce15" table:formula="of:=MAX([.$E85:.AGG85])" office:value-type="date" office:date-value="2016-06-16" calcext:value-type="date">
            <text:p>2016-06-16</text:p>
          </table:table-cell>
          <table:table-cell table:style-name="ce15" table:number-columns-repeated="576"/>
          <table:table-cell table:style-name="ce15" table:formula="of:=[.VI$1]" office:value-type="date" office:date-value="2016-06-16" calcext:value-type="date">
            <text:p>2016-06-16</text:p>
          </table:table-cell>
          <table:table-cell table:style-name="ce15" table:number-columns-repeated="134"/>
          <table:table-cell table:style-name="ce15" table:formula="of:=[.AAN$1]" office:value-type="date" office:date-value="2016-02-02" calcext:value-type="date">
            <text:p>2016-02-02</text:p>
          </table:table-cell>
          <table:table-cell table:style-name="ce15" table:number-columns-repeated="117"/>
          <table:table-cell table:number-columns-repeated="191"/>
        </table:table-row>
        <table:table-row table:style-name="ro2">
          <table:table-cell table:style-name="ce4" office:value-type="string" calcext:value-type="string">
            <text:p>Sushi</text:p>
          </table:table-cell>
          <table:table-cell table:formula="of:=COUNT([.$E86:.AGG86])" office:value-type="float" office:value="1" calcext:value-type="float">
            <text:p>1</text:p>
          </table:table-cell>
          <table:table-cell table:style-name="ce10" table:formula="of:=DAYS(TODAY();[.D86])" office:value-type="float" office:value="627" calcext:value-type="float">
            <text:p>627</text:p>
          </table:table-cell>
          <table:table-cell table:style-name="ce15" table:formula="of:=MAX([.$E86:.AGG86])" office:value-type="date" office:date-value="2016-05-29" calcext:value-type="date">
            <text:p>2016-05-29</text:p>
          </table:table-cell>
          <table:table-cell table:style-name="ce15" table:number-columns-repeated="594"/>
          <table:table-cell table:style-name="ce15" table:formula="of:=[.WA$1]" office:value-type="date" office:date-value="2016-05-29" calcext:value-type="date">
            <text:p>2016-05-29</text:p>
          </table:table-cell>
          <table:table-cell table:style-name="ce15" table:number-columns-repeated="234"/>
          <table:table-cell table:number-columns-repeated="191"/>
        </table:table-row>
        <table:table-row table:style-name="ro2">
          <table:table-cell table:style-name="ce7" office:value-type="string" calcext:value-type="string">
            <text:p>Mediterraan Pannetje met Chorizo</text:p>
          </table:table-cell>
          <table:table-cell table:formula="of:=COUNT([.$E87:.AGG87])" office:value-type="float" office:value="2" calcext:value-type="float">
            <text:p>2</text:p>
          </table:table-cell>
          <table:table-cell table:style-name="ce10" table:formula="of:=DAYS(TODAY();[.D87])" office:value-type="float" office:value="628" calcext:value-type="float">
            <text:p>628</text:p>
          </table:table-cell>
          <table:table-cell table:style-name="ce15" table:formula="of:=MAX([.$E87:.AGG87])" office:value-type="date" office:date-value="2016-05-28" calcext:value-type="date">
            <text:p>2016-05-28</text:p>
          </table:table-cell>
          <table:table-cell table:style-name="ce15" table:number-columns-repeated="595"/>
          <table:table-cell table:style-name="ce15" table:formula="of:=[.WB$1]" office:value-type="date" office:date-value="2016-05-28" calcext:value-type="date">
            <text:p>2016-05-28</text:p>
          </table:table-cell>
          <table:table-cell table:style-name="ce15" table:number-columns-repeated="31"/>
          <table:table-cell table:style-name="ce15" table:formula="of:=[.XH$1]" office:value-type="date" office:date-value="2016-04-26" calcext:value-type="date">
            <text:p>2016-04-26</text:p>
          </table:table-cell>
          <table:table-cell table:style-name="ce15" table:number-columns-repeated="201"/>
          <table:table-cell table:number-columns-repeated="191"/>
        </table:table-row>
        <table:table-row table:style-name="ro2">
          <table:table-cell table:style-name="ce4" office:value-type="string" calcext:value-type="string">
            <text:p>Restaurant (GNE Awards)</text:p>
          </table:table-cell>
          <table:table-cell table:formula="of:=COUNT([.$E88:.AGG88])" office:value-type="float" office:value="1" calcext:value-type="float">
            <text:p>1</text:p>
          </table:table-cell>
          <table:table-cell table:style-name="ce10" table:formula="of:=DAYS(TODAY();[.D88])" office:value-type="float" office:value="677" calcext:value-type="float">
            <text:p>677</text:p>
          </table:table-cell>
          <table:table-cell table:style-name="ce15" table:formula="of:=MAX([.$E88:.AGG88])" office:value-type="date" office:date-value="2016-04-09" calcext:value-type="date">
            <text:p>2016-04-09</text:p>
          </table:table-cell>
          <table:table-cell table:style-name="ce15" table:number-columns-repeated="644"/>
          <table:table-cell table:style-name="ce15" table:formula="of:=[.XY$1]" office:value-type="date" office:date-value="2016-04-09" calcext:value-type="date">
            <text:p>2016-04-09</text:p>
          </table:table-cell>
          <table:table-cell table:style-name="ce15" table:number-columns-repeated="184"/>
          <table:table-cell table:number-columns-repeated="191"/>
        </table:table-row>
        <table:table-row table:style-name="ro2">
          <table:table-cell table:style-name="ce4" office:value-type="string" calcext:value-type="string">
            <text:p>Pub dinner</text:p>
          </table:table-cell>
          <table:table-cell table:formula="of:=COUNT([.$E89:.AGG89])" office:value-type="float" office:value="2" calcext:value-type="float">
            <text:p>2</text:p>
          </table:table-cell>
          <table:table-cell table:style-name="ce10" table:formula="of:=DAYS(TODAY();[.D89])" office:value-type="float" office:value="704" calcext:value-type="float">
            <text:p>704</text:p>
          </table:table-cell>
          <table:table-cell table:style-name="ce15" table:formula="of:=MAX([.$E89:.AGG89])" office:value-type="date" office:date-value="2016-03-13" calcext:value-type="date">
            <text:p>2016-03-13</text:p>
          </table:table-cell>
          <table:table-cell table:style-name="ce15" table:number-columns-repeated="671"/>
          <table:table-cell table:style-name="ce15" table:formula="of:=[.YZ$1]" office:value-type="date" office:date-value="2016-03-13" calcext:value-type="date">
            <text:p>2016-03-13</text:p>
          </table:table-cell>
          <table:table-cell table:style-name="ce15"/>
          <table:table-cell table:style-name="ce15" table:formula="of:=[.ZB$1]" office:value-type="date" office:date-value="2016-03-11" calcext:value-type="date">
            <text:p>2016-03-11</text:p>
          </table:table-cell>
          <table:table-cell table:style-name="ce15" table:number-columns-repeated="155"/>
          <table:table-cell table:number-columns-repeated="191"/>
        </table:table-row>
        <table:table-row table:style-name="ro2">
          <table:table-cell table:style-name="ce4" office:value-type="string" calcext:value-type="string">
            <text:p>Party (Jenny &amp; Mike)</text:p>
          </table:table-cell>
          <table:table-cell table:formula="of:=COUNT([.$E90:.AGG90])" office:value-type="float" office:value="1" calcext:value-type="float">
            <text:p>1</text:p>
          </table:table-cell>
          <table:table-cell table:style-name="ce10" table:formula="of:=DAYS(TODAY();[.D90])" office:value-type="float" office:value="705" calcext:value-type="float">
            <text:p>705</text:p>
          </table:table-cell>
          <table:table-cell table:style-name="ce15" table:formula="of:=MAX([.$E90:.AGG90])" office:value-type="date" office:date-value="2016-03-12" calcext:value-type="date">
            <text:p>2016-03-12</text:p>
          </table:table-cell>
          <table:table-cell table:style-name="ce15" table:number-columns-repeated="672"/>
          <table:table-cell table:style-name="ce15" table:formula="of:=[.ZA$1]" office:value-type="date" office:date-value="2016-03-12" calcext:value-type="date">
            <text:p>2016-03-12</text:p>
          </table:table-cell>
          <table:table-cell table:style-name="ce15" table:number-columns-repeated="156"/>
          <table:table-cell table:number-columns-repeated="191"/>
        </table:table-row>
        <table:table-row table:style-name="ro2">
          <table:table-cell table:style-name="ce4" office:value-type="string" calcext:value-type="string">
            <text:p>Victoria Café, with GNE</text:p>
          </table:table-cell>
          <table:table-cell table:formula="of:=COUNT([.$E91:.AGG91])" office:value-type="float" office:value="1" calcext:value-type="float">
            <text:p>1</text:p>
          </table:table-cell>
          <table:table-cell table:style-name="ce10" table:formula="of:=DAYS(TODAY();[.D91])" office:value-type="float" office:value="718" calcext:value-type="float">
            <text:p>718</text:p>
          </table:table-cell>
          <table:table-cell table:style-name="ce15" table:formula="of:=MAX([.$E91:.AGG91])" office:value-type="date" office:date-value="2016-02-28" calcext:value-type="date">
            <text:p>2016-02-28</text:p>
          </table:table-cell>
          <table:table-cell table:style-name="ce15" table:number-columns-repeated="685"/>
          <table:table-cell table:style-name="ce15" table:formula="of:=[.ZN$1]" office:value-type="date" office:date-value="2016-02-28" calcext:value-type="date">
            <text:p>2016-02-28</text:p>
          </table:table-cell>
          <table:table-cell table:style-name="ce15" table:number-columns-repeated="143"/>
          <table:table-cell table:number-columns-repeated="191"/>
        </table:table-row>
        <table:table-row table:style-name="ro2">
          <table:table-cell table:style-name="ce2" office:value-type="string" calcext:value-type="string">
            <text:p>Venetian style liver</text:p>
          </table:table-cell>
          <table:table-cell table:formula="of:=COUNT([.$E92:.AGG92])" office:value-type="float" office:value="1" calcext:value-type="float">
            <text:p>1</text:p>
          </table:table-cell>
          <table:table-cell table:style-name="ce11" table:formula="of:=DAYS(TODAY();[.D92])" office:value-type="float" office:value="719" calcext:value-type="float">
            <text:p>719</text:p>
          </table:table-cell>
          <table:table-cell table:style-name="ce15" table:formula="of:=MAX([.$E92:.AGG92])" office:value-type="date" office:date-value="2016-02-27" calcext:value-type="date">
            <text:p>2016-02-27</text:p>
          </table:table-cell>
          <table:table-cell table:style-name="ce15" table:number-columns-repeated="686"/>
          <table:table-cell table:style-name="ce15" table:formula="of:=[.ZO$1]" office:value-type="date" office:date-value="2016-02-27" calcext:value-type="date">
            <text:p>2016-02-27</text:p>
          </table:table-cell>
          <table:table-cell table:style-name="ce15" table:number-columns-repeated="142"/>
          <table:table-cell table:number-columns-repeated="191"/>
        </table:table-row>
        <table:table-row table:style-name="ro2">
          <table:table-cell table:style-name="ce3" office:value-type="string" calcext:value-type="string">
            <text:p>Indiaas Tikka Masala Salad</text:p>
          </table:table-cell>
          <table:table-cell table:formula="of:=COUNT([.$E93:.AGG93])" office:value-type="float" office:value="1" calcext:value-type="float">
            <text:p>1</text:p>
          </table:table-cell>
          <table:table-cell table:style-name="ce11" table:formula="of:=DAYS(TODAY();[.D93])" office:value-type="float" office:value="729" calcext:value-type="float">
            <text:p>729</text:p>
          </table:table-cell>
          <table:table-cell table:style-name="ce15" table:formula="of:=MAX([.$E93:.AGG93])" office:value-type="date" office:date-value="2016-02-17" calcext:value-type="date">
            <text:p>2016-02-17</text:p>
          </table:table-cell>
          <table:table-cell table:style-name="ce15" table:number-columns-repeated="696"/>
          <table:table-cell table:style-name="ce15" table:formula="of:=[.ZY$1]" office:value-type="date" office:date-value="2016-02-17" calcext:value-type="date">
            <text:p>2016-02-17</text:p>
          </table:table-cell>
          <table:table-cell table:style-name="ce15" table:number-columns-repeated="132"/>
          <table:table-cell table:number-columns-repeated="191"/>
        </table:table-row>
        <table:table-row table:style-name="ro2">
          <table:table-cell table:style-name="ce2" office:value-type="string" calcext:value-type="string">
            <text:p>Turkey breast, bubble &amp; squeak</text:p>
          </table:table-cell>
          <table:table-cell table:formula="of:=COUNT([.$E94:.AGG94])" office:value-type="float" office:value="1" calcext:value-type="float">
            <text:p>1</text:p>
          </table:table-cell>
          <table:table-cell table:style-name="ce11" table:formula="of:=DAYS(TODAY();[.D94])" office:value-type="float" office:value="773" calcext:value-type="float">
            <text:p>773</text:p>
          </table:table-cell>
          <table:table-cell table:style-name="ce15" table:formula="of:=MAX([.$E94:.AGG94])" office:value-type="date" office:date-value="2016-01-04" calcext:value-type="date">
            <text:p>2016-01-04</text:p>
          </table:table-cell>
          <table:table-cell table:style-name="ce15" table:number-columns-repeated="740"/>
          <table:table-cell table:style-name="ce15" table:formula="of:=[.ABQ$1]" office:value-type="date" office:date-value="2016-01-04" calcext:value-type="date">
            <text:p>2016-01-04</text:p>
          </table:table-cell>
          <table:table-cell table:style-name="ce15" table:number-columns-repeated="88"/>
          <table:table-cell table:number-columns-repeated="191"/>
        </table:table-row>
        <table:table-row table:style-name="ro2">
          <table:table-cell office:value-type="string" calcext:value-type="string">
            <text:p>Turkey breast, roast potatoes, carrots &amp; parsnips</text:p>
          </table:table-cell>
          <table:table-cell table:formula="of:=COUNT([.$E95:.AGG95])" office:value-type="float" office:value="1" calcext:value-type="float">
            <text:p>1</text:p>
          </table:table-cell>
          <table:table-cell table:style-name="ce11" table:formula="of:=DAYS(TODAY();[.D95])" office:value-type="float" office:value="774" calcext:value-type="float">
            <text:p>774</text:p>
          </table:table-cell>
          <table:table-cell table:style-name="ce15" table:formula="of:=MAX([.$E95:.AGG95])" office:value-type="date" office:date-value="2016-01-03" calcext:value-type="date">
            <text:p>2016-01-03</text:p>
          </table:table-cell>
          <table:table-cell table:style-name="ce15" table:number-columns-repeated="741"/>
          <table:table-cell table:style-name="ce15" table:formula="of:=[.ABR$1]" office:value-type="date" office:date-value="2016-01-03" calcext:value-type="date">
            <text:p>2016-01-03</text:p>
          </table:table-cell>
          <table:table-cell table:style-name="ce15" table:number-columns-repeated="87"/>
          <table:table-cell table:number-columns-repeated="191"/>
        </table:table-row>
        <table:table-row table:style-name="ro2">
          <table:table-cell table:style-name="ce2" office:value-type="string" calcext:value-type="string">
            <text:p>Sprout Mash &amp; Bacon bits</text:p>
          </table:table-cell>
          <table:table-cell table:formula="of:=COUNT([.$E96:.AGG96])" office:value-type="float" office:value="1" calcext:value-type="float">
            <text:p>1</text:p>
          </table:table-cell>
          <table:table-cell table:style-name="ce11" table:formula="of:=DAYS(TODAY();[.D96])" office:value-type="float" office:value="775" calcext:value-type="float">
            <text:p>775</text:p>
          </table:table-cell>
          <table:table-cell table:style-name="ce15" table:formula="of:=MAX([.$E96:.AGG96])" office:value-type="date" office:date-value="2016-01-02" calcext:value-type="date">
            <text:p>2016-01-02</text:p>
          </table:table-cell>
          <table:table-cell table:style-name="ce15" table:number-columns-repeated="742"/>
          <table:table-cell table:style-name="ce15" table:formula="of:=[.ABS$1]" office:value-type="date" office:date-value="2016-01-02" calcext:value-type="date">
            <text:p>2016-01-02</text:p>
          </table:table-cell>
          <table:table-cell table:style-name="ce15" table:number-columns-repeated="86"/>
          <table:table-cell table:number-columns-repeated="191"/>
        </table:table-row>
        <table:table-row table:style-name="ro2">
          <table:table-cell office:value-type="string" calcext:value-type="string">
            <text:p>Mexicaanse gehaktschotel met Bugles</text:p>
          </table:table-cell>
          <table:table-cell table:formula="of:=COUNT([.$E97:.AGG97])" office:value-type="float" office:value="1" calcext:value-type="float">
            <text:p>1</text:p>
          </table:table-cell>
          <table:table-cell table:style-name="ce11" table:formula="of:=DAYS(TODAY();[.D97])" office:value-type="float" office:value="800" calcext:value-type="float">
            <text:p>800</text:p>
          </table:table-cell>
          <table:table-cell table:style-name="ce15" table:formula="of:=MAX([.$E97:.AGG97])" office:value-type="date" office:date-value="2015-12-08" calcext:value-type="date">
            <text:p>2015-12-08</text:p>
          </table:table-cell>
          <table:table-cell table:style-name="ce15" table:number-columns-repeated="767"/>
          <table:table-cell table:style-name="ce15" table:formula="of:=[.ACR$1]" office:value-type="date" office:date-value="2015-12-08" calcext:value-type="date">
            <text:p>2015-12-08</text:p>
          </table:table-cell>
          <table:table-cell table:style-name="ce15" table:number-columns-repeated="61"/>
          <table:table-cell table:number-columns-repeated="191"/>
        </table:table-row>
        <table:table-row table:style-name="ro2">
          <table:table-cell table:style-name="ce2" office:value-type="string" calcext:value-type="string">
            <text:p>Slavink, green veg, potatoes</text:p>
          </table:table-cell>
          <table:table-cell table:formula="of:=COUNT([.$E98:.AGG98])" office:value-type="float" office:value="1" calcext:value-type="float">
            <text:p>1</text:p>
          </table:table-cell>
          <table:table-cell table:style-name="ce11" table:formula="of:=DAYS(TODAY();[.D98])" office:value-type="float" office:value="849" calcext:value-type="float">
            <text:p>849</text:p>
          </table:table-cell>
          <table:table-cell table:style-name="ce15" table:formula="of:=MAX([.$E98:.AGG98])" office:value-type="date" office:date-value="2015-10-20" calcext:value-type="date">
            <text:p>2015-10-20</text:p>
          </table:table-cell>
          <table:table-cell table:style-name="ce15" table:number-columns-repeated="788"/>
          <table:table-cell table:style-name="ce15" table:formula="of:=[.ADM$1]" office:value-type="date" office:date-value="2015-10-20" calcext:value-type="date">
            <text:p>2015-10-20</text:p>
          </table:table-cell>
          <table:table-cell table:style-name="ce15" table:number-columns-repeated="40"/>
          <table:table-cell table:number-columns-repeated="14"/>
          <table:table-cell table:style-name="ce15"/>
          <table:table-cell table:number-columns-repeated="176"/>
        </table:table-row>
        <table:table-row table:style-name="ro2">
          <table:table-cell office:value-type="string" calcext:value-type="string">
            <text:p>Nigella's Pasta &amp; Sprout bake</text:p>
          </table:table-cell>
          <table:table-cell table:formula="of:=COUNT([.$E99:.AGG99])" office:value-type="float" office:value="1" calcext:value-type="float">
            <text:p>1</text:p>
          </table:table-cell>
          <table:table-cell table:style-name="ce11" table:formula="of:=DAYS(TODAY();[.D99])" office:value-type="float" office:value="860" calcext:value-type="float">
            <text:p>860</text:p>
          </table:table-cell>
          <table:table-cell table:style-name="ce15" table:formula="of:=MAX([.$E99:.AGG99])" office:value-type="date" office:date-value="2015-10-09" calcext:value-type="date">
            <text:p>2015-10-09</text:p>
          </table:table-cell>
          <table:table-cell table:style-name="ce15" table:number-columns-repeated="799"/>
          <table:table-cell table:style-name="ce15" table:formula="of:=[.ADX$1]" office:value-type="date" office:date-value="2015-10-09" calcext:value-type="date">
            <text:p>2015-10-09</text:p>
          </table:table-cell>
          <table:table-cell table:style-name="ce15" table:number-columns-repeated="29"/>
          <table:table-cell table:number-columns-repeated="191"/>
        </table:table-row>
        <table:table-row table:style-name="ro2">
          <table:table-cell table:style-name="ce2" office:value-type="string" calcext:value-type="string">
            <text:p>Sprouts &amp; Knakworst</text:p>
          </table:table-cell>
          <table:table-cell table:formula="of:=COUNT([.$E100:.AGG100])" office:value-type="float" office:value="1" calcext:value-type="float">
            <text:p>1</text:p>
          </table:table-cell>
          <table:table-cell table:style-name="ce11" table:formula="of:=DAYS(TODAY();[.D100])" office:value-type="float" office:value="862" calcext:value-type="float">
            <text:p>862</text:p>
          </table:table-cell>
          <table:table-cell table:style-name="ce15" table:formula="of:=MAX([.$E100:.AGG100])" office:value-type="date" office:date-value="2015-10-07" calcext:value-type="date">
            <text:p>2015-10-07</text:p>
          </table:table-cell>
          <table:table-cell table:style-name="ce15" table:number-columns-repeated="801"/>
          <table:table-cell table:style-name="ce15" table:formula="of:=[.ADZ$1]" office:value-type="date" office:date-value="2015-10-07" calcext:value-type="date">
            <text:p>2015-10-07</text:p>
          </table:table-cell>
          <table:table-cell table:style-name="ce15" table:number-columns-repeated="27"/>
          <table:table-cell table:number-columns-repeated="191"/>
        </table:table-row>
        <table:table-row table:style-name="ro2">
          <table:table-cell table:style-name="ce4" office:value-type="string" calcext:value-type="string">
            <text:p>Schnitzel (with Don)</text:p>
          </table:table-cell>
          <table:table-cell table:formula="of:=COUNT([.$E101:.AGG101])" office:value-type="float" office:value="1" calcext:value-type="float">
            <text:p>1</text:p>
          </table:table-cell>
          <table:table-cell table:style-name="ce11" table:formula="of:=DAYS(TODAY();[.D101])" office:value-type="float" office:value="883" calcext:value-type="float">
            <text:p>883</text:p>
          </table:table-cell>
          <table:table-cell table:style-name="ce15" table:formula="of:=MAX([.$E101:.AGG101])" office:value-type="date" office:date-value="2015-09-16" calcext:value-type="date">
            <text:p>2015-09-16</text:p>
          </table:table-cell>
          <table:table-cell table:style-name="ce15" table:number-columns-repeated="821"/>
          <table:table-cell/>
          <table:table-cell table:style-name="ce15" office:value-type="date" office:date-value="2015-09-16" calcext:value-type="date">
            <text:p>2015-09-16</text:p>
          </table:table-cell>
          <table:table-cell table:style-name="ce15" table:number-columns-repeated="6"/>
          <table:table-cell table:number-columns-repeated="191"/>
        </table:table-row>
        <table:table-row table:style-name="ro2">
          <table:table-cell table:style-name="ce8" office:value-type="string" calcext:value-type="string">
            <text:p>Ray Goodsir's stew</text:p>
          </table:table-cell>
          <table:table-cell table:formula="of:=COUNT([.$E102:.AGG102])" office:value-type="float" office:value="1" calcext:value-type="float">
            <text:p>1</text:p>
          </table:table-cell>
          <table:table-cell table:style-name="ce11" table:formula="of:=DAYS(TODAY();[.D102])" office:value-type="float" office:value="895" calcext:value-type="float">
            <text:p>895</text:p>
          </table:table-cell>
          <table:table-cell table:style-name="ce15" table:formula="of:=MAX([.$E102:.AGG102])" office:value-type="date" office:date-value="2015-09-04" calcext:value-type="date">
            <text:p>2015-09-04</text:p>
          </table:table-cell>
          <table:table-cell table:style-name="ce15" table:number-columns-repeated="589"/>
          <table:table-cell/>
          <table:table-cell table:style-name="ce15" table:number-columns-repeated="239"/>
          <table:table-cell table:number-columns-repeated="5"/>
          <table:table-cell table:style-name="ce15" office:value-type="date" office:date-value="2015-09-04" calcext:value-type="date">
            <text:p>2015-09-04</text:p>
          </table:table-cell>
          <table:table-cell table:number-columns-repeated="185"/>
        </table:table-row>
        <table:table-row table:style-name="ro2">
          <table:table-cell table:style-name="ce4" office:value-type="string" calcext:value-type="string">
            <text:p>Thai at Graham's</text:p>
          </table:table-cell>
          <table:table-cell table:formula="of:=COUNT([.$E103:.AGG103])" office:value-type="float" office:value="1" calcext:value-type="float">
            <text:p>1</text:p>
          </table:table-cell>
          <table:table-cell table:style-name="ce11" table:formula="of:=DAYS(TODAY();[.D103])" office:value-type="float" office:value="909" calcext:value-type="float">
            <text:p>909</text:p>
          </table:table-cell>
          <table:table-cell table:style-name="ce15" table:formula="of:=MAX([.$E103:.AGG103])" office:value-type="date" office:date-value="2015-08-21" calcext:value-type="date">
            <text:p>2015-08-21</text:p>
          </table:table-cell>
          <table:table-cell table:style-name="ce15" table:number-columns-repeated="829"/>
          <table:table-cell table:number-columns-repeated="19"/>
          <table:table-cell office:value-type="date" office:date-value="2015-08-21" calcext:value-type="date">
            <text:p>2015-08-21</text:p>
          </table:table-cell>
          <table:table-cell table:number-columns-repeated="171"/>
        </table:table-row>
        <table:table-row table:style-name="ro2">
          <table:table-cell table:style-name="ce4" office:value-type="string" calcext:value-type="string">
            <text:p>Barbecue at Graham's</text:p>
          </table:table-cell>
          <table:table-cell table:formula="of:=COUNT([.$E104:.AGG104])" office:value-type="float" office:value="1" calcext:value-type="float">
            <text:p>1</text:p>
          </table:table-cell>
          <table:table-cell table:style-name="ce11" table:formula="of:=DAYS(TODAY();[.D104])" office:value-type="float" office:value="915" calcext:value-type="float">
            <text:p>915</text:p>
          </table:table-cell>
          <table:table-cell table:style-name="ce15" table:formula="of:=MAX([.$E104:.AGG104])" office:value-type="date" office:date-value="2015-08-15" calcext:value-type="date">
            <text:p>2015-08-15</text:p>
          </table:table-cell>
          <table:table-cell table:style-name="ce15" table:number-columns-repeated="829"/>
          <table:table-cell table:number-columns-repeated="25"/>
          <table:table-cell office:value-type="date" office:date-value="2015-08-15" calcext:value-type="date">
            <text:p>2015-08-15</text:p>
          </table:table-cell>
          <table:table-cell table:number-columns-repeated="165"/>
        </table:table-row>
        <table:table-row table:style-name="ro2">
          <table:table-cell/>
          <table:table-cell table:style-name="ce9" office:value-type="string" calcext:value-type="string">
            <text:p>Days since agenda kept:</text:p>
          </table:table-cell>
          <table:table-cell table:style-name="ce11" table:formula="of:=DAYS(TODAY();[.$AGG$1])" office:value-type="float" office:value="921" calcext:value-type="float">
            <text:p>921</text:p>
          </table:table-cell>
          <table:table-cell table:style-name="ce15" table:number-columns-repeated="626"/>
          <table:table-cell/>
          <table:table-cell table:style-name="ce15" table:number-columns-repeated="203"/>
          <table:table-cell table:number-columns-repeated="191"/>
        </table:table-row>
        <table:table-row table:style-name="ro2">
          <table:table-cell/>
          <table:table-cell table:formula="of:=COUNT([.$E106:.AGG106])" office:value-type="float" office:value="0" calcext:value-type="float">
            <text:p>0</text:p>
          </table:table-cell>
          <table:table-cell table:style-name="ce11" table:formula="of:=DAYS(TODAY();[.D106])" office:value-type="float" office:value="43146" calcext:value-type="float">
            <text:p>43146</text:p>
          </table:table-cell>
          <table:table-cell table:style-name="ce15" table:formula="of:=MAX([.$E106:.AGG106])" office:value-type="date" office:date-value="1899-12-30" calcext:value-type="date">
            <text:p>1899-12-30</text:p>
          </table:table-cell>
          <table:table-cell table:style-name="ce15" table:number-columns-repeated="829"/>
          <table:table-cell table:number-columns-repeated="191"/>
        </table:table-row>
        <table:table-row table:style-name="ro2">
          <table:table-cell/>
          <table:table-cell table:formula="of:=COUNT([.$E107:.AGG107])" office:value-type="float" office:value="0" calcext:value-type="float">
            <text:p>0</text:p>
          </table:table-cell>
          <table:table-cell table:style-name="ce11" table:formula="of:=DAYS(TODAY();[.D107])" office:value-type="float" office:value="43146" calcext:value-type="float">
            <text:p>43146</text:p>
          </table:table-cell>
          <table:table-cell table:style-name="ce15" table:formula="of:=MAX([.$E107:.AGG107])" office:value-type="date" office:date-value="1899-12-30" calcext:value-type="date">
            <text:p>1899-12-30</text:p>
          </table:table-cell>
          <table:table-cell table:style-name="ce15" table:number-columns-repeated="829"/>
          <table:table-cell table:number-columns-repeated="191"/>
        </table:table-row>
        <table:table-row table:style-name="ro2">
          <table:table-cell/>
          <table:table-cell table:formula="of:=COUNT([.$E108:.AGG108])" office:value-type="float" office:value="0" calcext:value-type="float">
            <text:p>0</text:p>
          </table:table-cell>
          <table:table-cell table:style-name="ce11" table:formula="of:=DAYS(TODAY();[.D108])" office:value-type="float" office:value="43146" calcext:value-type="float">
            <text:p>43146</text:p>
          </table:table-cell>
          <table:table-cell table:style-name="ce15" table:formula="of:=MAX([.$E108:.AGG108])" office:value-type="date" office:date-value="1899-12-30" calcext:value-type="date">
            <text:p>1899-12-30</text:p>
          </table:table-cell>
          <table:table-cell table:style-name="ce15" table:number-columns-repeated="829"/>
          <table:table-cell table:number-columns-repeated="191"/>
        </table:table-row>
        <table:table-row table:style-name="ro2">
          <table:table-cell/>
          <table:table-cell table:formula="of:=COUNT([.$E109:.AGG109])" office:value-type="float" office:value="0" calcext:value-type="float">
            <text:p>0</text:p>
          </table:table-cell>
          <table:table-cell table:style-name="ce11" table:formula="of:=DAYS(TODAY();[.D109])" office:value-type="float" office:value="43146" calcext:value-type="float">
            <text:p>43146</text:p>
          </table:table-cell>
          <table:table-cell table:style-name="ce15" table:formula="of:=MAX([.$E109:.AGG109])" office:value-type="date" office:date-value="1899-12-30" calcext:value-type="date">
            <text:p>1899-12-30</text:p>
          </table:table-cell>
          <table:table-cell table:style-name="ce15" table:number-columns-repeated="829"/>
          <table:table-cell table:number-columns-repeated="191"/>
        </table:table-row>
        <table:table-row table:style-name="ro2">
          <table:table-cell/>
          <table:table-cell table:formula="of:=COUNT([.$E110:.AGG110])" office:value-type="float" office:value="0" calcext:value-type="float">
            <text:p>0</text:p>
          </table:table-cell>
          <table:table-cell table:style-name="ce11" table:formula="of:=DAYS(TODAY();[.D110])" office:value-type="float" office:value="43146" calcext:value-type="float">
            <text:p>43146</text:p>
          </table:table-cell>
          <table:table-cell table:style-name="ce15" table:formula="of:=MAX([.$E110:.AGG110])" office:value-type="date" office:date-value="1899-12-30" calcext:value-type="date">
            <text:p>1899-12-30</text:p>
          </table:table-cell>
          <table:table-cell table:style-name="ce15" table:number-columns-repeated="829"/>
          <table:table-cell table:number-columns-repeated="191"/>
        </table:table-row>
        <table:table-row table:style-name="ro2">
          <table:table-cell/>
          <table:table-cell table:formula="of:=COUNT([.$E111:.AGG111])" office:value-type="float" office:value="0" calcext:value-type="float">
            <text:p>0</text:p>
          </table:table-cell>
          <table:table-cell table:style-name="ce11" table:formula="of:=DAYS(TODAY();[.D111])" office:value-type="float" office:value="43146" calcext:value-type="float">
            <text:p>43146</text:p>
          </table:table-cell>
          <table:table-cell table:style-name="ce15" table:formula="of:=MAX([.$E111:.AGG111])" office:value-type="date" office:date-value="1899-12-30" calcext:value-type="date">
            <text:p>1899-12-30</text:p>
          </table:table-cell>
          <table:table-cell table:style-name="ce15" table:number-columns-repeated="829"/>
          <table:table-cell table:number-columns-repeated="191"/>
        </table:table-row>
        <table:table-row table:style-name="ro2">
          <table:table-cell/>
          <table:table-cell table:formula="of:=COUNT([.$E112:.AGG112])" office:value-type="float" office:value="0" calcext:value-type="float">
            <text:p>0</text:p>
          </table:table-cell>
          <table:table-cell table:style-name="ce11" table:formula="of:=DAYS(TODAY();[.D112])" office:value-type="float" office:value="43146" calcext:value-type="float">
            <text:p>43146</text:p>
          </table:table-cell>
          <table:table-cell table:style-name="ce15" table:formula="of:=MAX([.$E112:.AGG112])" office:value-type="date" office:date-value="1899-12-30" calcext:value-type="date">
            <text:p>1899-12-30</text:p>
          </table:table-cell>
          <table:table-cell table:style-name="ce15" table:number-columns-repeated="829"/>
          <table:table-cell table:number-columns-repeated="191"/>
        </table:table-row>
        <table:table-row table:style-name="ro2">
          <table:table-cell/>
          <table:table-cell table:formula="of:=COUNT([.$E113:.AGG113])" office:value-type="float" office:value="0" calcext:value-type="float">
            <text:p>0</text:p>
          </table:table-cell>
          <table:table-cell table:style-name="ce11" table:formula="of:=DAYS(TODAY();[.D113])" office:value-type="float" office:value="43146" calcext:value-type="float">
            <text:p>43146</text:p>
          </table:table-cell>
          <table:table-cell table:style-name="ce15" table:formula="of:=MAX([.$E113:.AGG113])" office:value-type="date" office:date-value="1899-12-30" calcext:value-type="date">
            <text:p>1899-12-30</text:p>
          </table:table-cell>
          <table:table-cell table:style-name="ce15" table:number-columns-repeated="829"/>
          <table:table-cell table:number-columns-repeated="191"/>
        </table:table-row>
        <table:table-row table:style-name="ro2">
          <table:table-cell/>
          <table:table-cell table:formula="of:=COUNT([.$E114:.AGG114])" office:value-type="float" office:value="0" calcext:value-type="float">
            <text:p>0</text:p>
          </table:table-cell>
          <table:table-cell table:style-name="ce11" table:formula="of:=DAYS(TODAY();[.D114])" office:value-type="float" office:value="43146" calcext:value-type="float">
            <text:p>43146</text:p>
          </table:table-cell>
          <table:table-cell table:style-name="ce15" table:formula="of:=MAX([.$E114:.AGG114])" office:value-type="date" office:date-value="1899-12-30" calcext:value-type="date">
            <text:p>1899-12-30</text:p>
          </table:table-cell>
          <table:table-cell table:style-name="ce15" table:number-columns-repeated="829"/>
          <table:table-cell table:number-columns-repeated="191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2:Sheet1.D78">
            <calcext:condition calcext:apply-style-name="Blank" calcext:value="&lt;1900-12-30" calcext:base-cell-address="Sheet1.D2"/>
          </calcext:conditional-format>
          <calcext:conditional-format calcext:target-range-address="Sheet1.C2:Sheet1.C78 Sheet1.C80:Sheet1.C91">
            <calcext:condition calcext:apply-style-name="Blank" calcext:value="=42261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AGG11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11">
      <number:day-of-week/>
      <number:text> </number:text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lank" style:family="table-cell" style:parent-style-name="Default">
      <style:text-properties fo:color="#fffff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bre Office</meta:initial-creator>
    <meta:creation-date>2018-02-15T19:10:40.403864016</meta:creation-date>
    <dc:date>2018-02-15T19:11:53.089113972</dc:date>
    <dc:creator>Libre Office</dc:creator>
    <meta:editing-duration>PT1M13S</meta:editing-duration>
    <meta:editing-cycles>1</meta:editing-cycles>
    <meta:document-statistic meta:table-count="1" meta:cell-count="2067" meta:object-count="0"/>
    <meta:generator>LibreOfficeDev/6.1.0.0.alpha0$Linux_X86_64 LibreOffice_project/17adc2f8ebe48a3b7dd394269b09240967fc5995</meta:generator>
  </office:meta>
</office:document-meta>
</file>